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76" table:style-name="ta1">
        <table:shapes>
          <draw:frame draw:z-index="0" draw:style-name="gr1" draw:text-style-name="P1" svg:width="159.99mm" svg:height="89.99mm" svg:x="136.55mm" svg:y="99.35mm">
            <loext:p draw:notify-on-update-of-ranges="test176.B2:test176.B332 test176.F1:test176.F1 test176.F2:test176.F3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16.78mm" svg:y="0.01mm">
            <loext:p draw:notify-on-update-of-ranges="test176.B2:test176.B332 test176.C1:test176.C1 test176.C2:test176.C332 test176.D1:test176.D1 test176.D2:test176.D3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16.78mm" svg:y="99.35mm">
            <loext:p draw:notify-on-update-of-ranges="test176.B2:test176.B332 test176.G1:test176.G1 test176.G2:test176.G3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36.9mm" svg:y="1mm">
            <loext:p draw:notify-on-update-of-ranges="test176.G1:test176.G1 test176.G2:test176.G332 test176.C1:test176.C1 test176.C2:test176.C332 test176.G1:test176.G1 test176.G2:test176.G332 test176.D1:test176.D1 test176.D2:test176.D3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04</text:p>
          </table:table-cell>
          <table:table-cell office:value-type="float" office:value="0.001586" calcext:value-type="float">
            <text:p>0.001586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" calcext:value-type="float">
            <text:p>0</text:p>
          </table:table-cell>
          <table:table-cell office:value-type="float" office:value="71690" calcext:value-type="float">
            <text:p>7169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05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" calcext:value-type="float">
            <text:p>0</text:p>
          </table:table-cell>
          <table:table-cell office:value-type="float" office:value="34845" calcext:value-type="float">
            <text:p>3484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06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" calcext:value-type="float">
            <text:p>0</text:p>
          </table:table-cell>
          <table:table-cell office:value-type="float" office:value="40702" calcext:value-type="float">
            <text:p>4070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07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" calcext:value-type="float">
            <text:p>0</text:p>
          </table:table-cell>
          <table:table-cell office:value-type="float" office:value="80001" calcext:value-type="float">
            <text:p>8000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08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" calcext:value-type="float">
            <text:p>0</text:p>
          </table:table-cell>
          <table:table-cell office:value-type="float" office:value="62274" calcext:value-type="float">
            <text:p>6227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09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" calcext:value-type="float">
            <text:p>0</text:p>
          </table:table-cell>
          <table:table-cell office:value-type="float" office:value="73490" calcext:value-type="float">
            <text:p>7349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0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" calcext:value-type="float">
            <text:p>0</text:p>
          </table:table-cell>
          <table:table-cell office:value-type="float" office:value="97073" calcext:value-type="float">
            <text:p>9707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1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003272" calcext:value-type="float">
            <text:p>0.003272</text:p>
          </table:table-cell>
          <table:table-cell office:value-type="float" office:value="0" calcext:value-type="float">
            <text:p>0</text:p>
          </table:table-cell>
          <table:table-cell office:value-type="float" office:value="82640" calcext:value-type="float">
            <text:p>8264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2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" calcext:value-type="float">
            <text:p>0</text:p>
          </table:table-cell>
          <table:table-cell office:value-type="float" office:value="71755" calcext:value-type="float">
            <text:p>7175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3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0.002309" calcext:value-type="float">
            <text:p>0.002309</text:p>
          </table:table-cell>
          <table:table-cell office:value-type="float" office:value="0" calcext:value-type="float">
            <text:p>0</text:p>
          </table:table-cell>
          <table:table-cell office:value-type="float" office:value="52987" calcext:value-type="float">
            <text:p>5298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4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" calcext:value-type="float">
            <text:p>0</text:p>
          </table:table-cell>
          <table:table-cell office:value-type="float" office:value="37510" calcext:value-type="float">
            <text:p>3751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5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1828" calcext:value-type="float">
            <text:p>0.001828</text:p>
          </table:table-cell>
          <table:table-cell office:value-type="float" office:value="0" calcext:value-type="float">
            <text:p>0</text:p>
          </table:table-cell>
          <table:table-cell office:value-type="float" office:value="38665" calcext:value-type="float">
            <text:p>3866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6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" calcext:value-type="float">
            <text:p>0</text:p>
          </table:table-cell>
          <table:table-cell office:value-type="float" office:value="58812" calcext:value-type="float">
            <text:p>5881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7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0.002541" calcext:value-type="float">
            <text:p>0.002541</text:p>
          </table:table-cell>
          <table:table-cell office:value-type="float" office:value="0" calcext:value-type="float">
            <text:p>0</text:p>
          </table:table-cell>
          <table:table-cell office:value-type="float" office:value="56095" calcext:value-type="float">
            <text:p>5609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8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" calcext:value-type="float">
            <text:p>0</text:p>
          </table:table-cell>
          <table:table-cell office:value-type="float" office:value="35551" calcext:value-type="float">
            <text:p>3555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19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" calcext:value-type="float">
            <text:p>0</text:p>
          </table:table-cell>
          <table:table-cell office:value-type="float" office:value="72737" calcext:value-type="float">
            <text:p>7273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0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" calcext:value-type="float">
            <text:p>0</text:p>
          </table:table-cell>
          <table:table-cell office:value-type="float" office:value="28966" calcext:value-type="float">
            <text:p>2896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1</text:p>
          </table:table-cell>
          <table:table-cell office:value-type="float" office:value="0.001584" calcext:value-type="float">
            <text:p>0.001584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" calcext:value-type="float">
            <text:p>0</text:p>
          </table:table-cell>
          <table:table-cell office:value-type="float" office:value="56714" calcext:value-type="float">
            <text:p>5671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2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.002541" calcext:value-type="float">
            <text:p>0.002541</text:p>
          </table:table-cell>
          <table:table-cell office:value-type="float" office:value="0" calcext:value-type="float">
            <text:p>0</text:p>
          </table:table-cell>
          <table:table-cell office:value-type="float" office:value="57705" calcext:value-type="float">
            <text:p>5770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3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4408" calcext:value-type="float">
            <text:p>0.004408</text:p>
          </table:table-cell>
          <table:table-cell office:value-type="float" office:value="0" calcext:value-type="float">
            <text:p>0</text:p>
          </table:table-cell>
          <table:table-cell office:value-type="float" office:value="115138" calcext:value-type="float">
            <text:p>11513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4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2316" calcext:value-type="float">
            <text:p>0.002316</text:p>
          </table:table-cell>
          <table:table-cell office:value-type="float" office:value="0" calcext:value-type="float">
            <text:p>0</text:p>
          </table:table-cell>
          <table:table-cell office:value-type="float" office:value="55463" calcext:value-type="float">
            <text:p>5546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5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" calcext:value-type="float">
            <text:p>0</text:p>
          </table:table-cell>
          <table:table-cell office:value-type="float" office:value="73625" calcext:value-type="float">
            <text:p>7362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proxy_cache_use_stale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6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" calcext:value-type="float">
            <text:p>0</text:p>
          </table:table-cell>
          <table:table-cell office:value-type="float" office:value="51030" calcext:value-type="float">
            <text:p>5103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7</text:p>
          </table:table-cell>
          <table:table-cell office:value-type="float" office:value="0.002154" calcext:value-type="float">
            <text:p>0.002154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" calcext:value-type="float">
            <text:p>0</text:p>
          </table:table-cell>
          <table:table-cell office:value-type="float" office:value="107878" calcext:value-type="float">
            <text:p>10787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8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" calcext:value-type="float">
            <text:p>0</text:p>
          </table:table-cell>
          <table:table-cell office:value-type="float" office:value="86617" calcext:value-type="float">
            <text:p>8661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29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" calcext:value-type="float">
            <text:p>0</text:p>
          </table:table-cell>
          <table:table-cell office:value-type="float" office:value="51755" calcext:value-type="float">
            <text:p>5175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0</text:p>
          </table:table-cell>
          <table:table-cell office:value-type="float" office:value="0.001934" calcext:value-type="float">
            <text:p>0.001934</text:p>
          </table:table-cell>
          <table:table-cell office:value-type="float" office:value="0.002623" calcext:value-type="float">
            <text:p>0.002623</text:p>
          </table:table-cell>
          <table:table-cell office:value-type="float" office:value="0" calcext:value-type="float">
            <text:p>0</text:p>
          </table:table-cell>
          <table:table-cell office:value-type="float" office:value="60974" calcext:value-type="float">
            <text:p>6097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1</text:p>
          </table:table-cell>
          <table:table-cell office:value-type="float" office:value="0.002108" calcext:value-type="float">
            <text:p>0.002108</text:p>
          </table:table-cell>
          <table:table-cell office:value-type="float" office:value="0.004801" calcext:value-type="float">
            <text:p>0.004801</text:p>
          </table:table-cell>
          <table:table-cell office:value-type="float" office:value="0" calcext:value-type="float">
            <text:p>0</text:p>
          </table:table-cell>
          <table:table-cell office:value-type="float" office:value="98240" calcext:value-type="float">
            <text:p>9824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2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" calcext:value-type="float">
            <text:p>0</text:p>
          </table:table-cell>
          <table:table-cell office:value-type="float" office:value="82221" calcext:value-type="float">
            <text:p>8222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3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0" calcext:value-type="float">
            <text:p>0</text:p>
          </table:table-cell>
          <table:table-cell office:value-type="float" office:value="47995" calcext:value-type="float">
            <text:p>4799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4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" calcext:value-type="float">
            <text:p>0</text:p>
          </table:table-cell>
          <table:table-cell office:value-type="float" office:value="72048" calcext:value-type="float">
            <text:p>7204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5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" calcext:value-type="float">
            <text:p>0</text:p>
          </table:table-cell>
          <table:table-cell office:value-type="float" office:value="78574" calcext:value-type="float">
            <text:p>7857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6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" calcext:value-type="float">
            <text:p>0</text:p>
          </table:table-cell>
          <table:table-cell office:value-type="float" office:value="94538" calcext:value-type="float">
            <text:p>9453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7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" calcext:value-type="float">
            <text:p>0</text:p>
          </table:table-cell>
          <table:table-cell office:value-type="float" office:value="71534" calcext:value-type="float">
            <text:p>7153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8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" calcext:value-type="float">
            <text:p>0</text:p>
          </table:table-cell>
          <table:table-cell office:value-type="float" office:value="134171" calcext:value-type="float">
            <text:p>13417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39</text:p>
          </table:table-cell>
          <table:table-cell office:value-type="float" office:value="0.005464" calcext:value-type="float">
            <text:p>0.005464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" calcext:value-type="float">
            <text:p>0</text:p>
          </table:table-cell>
          <table:table-cell office:value-type="float" office:value="125015" calcext:value-type="float">
            <text:p>12501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0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" calcext:value-type="float">
            <text:p>0</text:p>
          </table:table-cell>
          <table:table-cell office:value-type="float" office:value="44263" calcext:value-type="float">
            <text:p>4426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1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" calcext:value-type="float">
            <text:p>0</text:p>
          </table:table-cell>
          <table:table-cell office:value-type="float" office:value="65101" calcext:value-type="float">
            <text:p>6510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2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" calcext:value-type="float">
            <text:p>0</text:p>
          </table:table-cell>
          <table:table-cell office:value-type="float" office:value="75933" calcext:value-type="float">
            <text:p>7593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3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" calcext:value-type="float">
            <text:p>0</text:p>
          </table:table-cell>
          <table:table-cell office:value-type="float" office:value="57765" calcext:value-type="float">
            <text:p>5776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4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office:value-type="float" office:value="25322" calcext:value-type="float">
            <text:p>2532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" calcext:value-type="float">
            <text:p>0</text:p>
          </table:table-cell>
          <table:table-cell office:value-type="float" office:value="38466" calcext:value-type="float">
            <text:p>3846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6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" calcext:value-type="float">
            <text:p>0</text:p>
          </table:table-cell>
          <table:table-cell office:value-type="float" office:value="60385" calcext:value-type="float">
            <text:p>6038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7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" calcext:value-type="float">
            <text:p>0</text:p>
          </table:table-cell>
          <table:table-cell office:value-type="float" office:value="60120" calcext:value-type="float">
            <text:p>6012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8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02561" calcext:value-type="float">
            <text:p>0.002561</text:p>
          </table:table-cell>
          <table:table-cell office:value-type="float" office:value="0" calcext:value-type="float">
            <text:p>0</text:p>
          </table:table-cell>
          <table:table-cell office:value-type="float" office:value="55928" calcext:value-type="float">
            <text:p>5592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49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" calcext:value-type="float">
            <text:p>0</text:p>
          </table:table-cell>
          <table:table-cell office:value-type="float" office:value="67469" calcext:value-type="float">
            <text:p>6746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0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" calcext:value-type="float">
            <text:p>0</text:p>
          </table:table-cell>
          <table:table-cell office:value-type="float" office:value="75871" calcext:value-type="float">
            <text:p>7587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1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2596" calcext:value-type="float">
            <text:p>0.002596</text:p>
          </table:table-cell>
          <table:table-cell office:value-type="float" office:value="0" calcext:value-type="float">
            <text:p>0</text:p>
          </table:table-cell>
          <table:table-cell office:value-type="float" office:value="61610" calcext:value-type="float">
            <text:p>6161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2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0" calcext:value-type="float">
            <text:p>0</text:p>
          </table:table-cell>
          <table:table-cell office:value-type="float" office:value="61331" calcext:value-type="float">
            <text:p>6133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3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" calcext:value-type="float">
            <text:p>0</text:p>
          </table:table-cell>
          <table:table-cell office:value-type="float" office:value="53075" calcext:value-type="float">
            <text:p>5307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4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" calcext:value-type="float">
            <text:p>0</text:p>
          </table:table-cell>
          <table:table-cell office:value-type="float" office:value="80780" calcext:value-type="float">
            <text:p>8078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5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" calcext:value-type="float">
            <text:p>0</text:p>
          </table:table-cell>
          <table:table-cell office:value-type="float" office:value="74304" calcext:value-type="float">
            <text:p>74304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6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" calcext:value-type="float">
            <text:p>0</text:p>
          </table:table-cell>
          <table:table-cell office:value-type="float" office:value="71656" calcext:value-type="float">
            <text:p>71656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7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" calcext:value-type="float">
            <text:p>0</text:p>
          </table:table-cell>
          <table:table-cell office:value-type="float" office:value="61518" calcext:value-type="float">
            <text:p>6151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8</text:p>
          </table:table-cell>
          <table:table-cell office:value-type="float" office:value="0.002013" calcext:value-type="float">
            <text:p>0.002013</text:p>
          </table:table-cell>
          <table:table-cell office:value-type="float" office:value="0.004524" calcext:value-type="float">
            <text:p>0.004524</text:p>
          </table:table-cell>
          <table:table-cell office:value-type="float" office:value="0" calcext:value-type="float">
            <text:p>0</text:p>
          </table:table-cell>
          <table:table-cell office:value-type="float" office:value="104448" calcext:value-type="float">
            <text:p>10444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3:59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" calcext:value-type="float">
            <text:p>0</text:p>
          </table:table-cell>
          <table:table-cell office:value-type="float" office:value="82530" calcext:value-type="float">
            <text:p>8253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0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" calcext:value-type="float">
            <text:p>0</text:p>
          </table:table-cell>
          <table:table-cell office:value-type="float" office:value="83287" calcext:value-type="float">
            <text:p>8328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1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" calcext:value-type="float">
            <text:p>0</text:p>
          </table:table-cell>
          <table:table-cell office:value-type="float" office:value="67101" calcext:value-type="float">
            <text:p>6710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2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" calcext:value-type="float">
            <text:p>0</text:p>
          </table:table-cell>
          <table:table-cell office:value-type="float" office:value="63546" calcext:value-type="float">
            <text:p>6354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3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" calcext:value-type="float">
            <text:p>0</text:p>
          </table:table-cell>
          <table:table-cell office:value-type="float" office:value="86067" calcext:value-type="float">
            <text:p>8606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4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8291" calcext:value-type="float">
            <text:p>0.008291</text:p>
          </table:table-cell>
          <table:table-cell office:value-type="float" office:value="0" calcext:value-type="float">
            <text:p>0</text:p>
          </table:table-cell>
          <table:table-cell office:value-type="float" office:value="99735" calcext:value-type="float">
            <text:p>9973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5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" calcext:value-type="float">
            <text:p>0</text:p>
          </table:table-cell>
          <table:table-cell office:value-type="float" office:value="96313" calcext:value-type="float">
            <text:p>9631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6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0" calcext:value-type="float">
            <text:p>0</text:p>
          </table:table-cell>
          <table:table-cell office:value-type="float" office:value="74052" calcext:value-type="float">
            <text:p>7405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7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" calcext:value-type="float">
            <text:p>0</text:p>
          </table:table-cell>
          <table:table-cell office:value-type="float" office:value="83947" calcext:value-type="float">
            <text:p>8394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8</text:p>
          </table:table-cell>
          <table:table-cell office:value-type="float" office:value="0.008018" calcext:value-type="float">
            <text:p>0.008018</text:p>
          </table:table-cell>
          <table:table-cell office:value-type="float" office:value="0.017588" calcext:value-type="float">
            <text:p>0.017588</text:p>
          </table:table-cell>
          <table:table-cell office:value-type="float" office:value="0" calcext:value-type="float">
            <text:p>0</text:p>
          </table:table-cell>
          <table:table-cell office:value-type="float" office:value="168966" calcext:value-type="float">
            <text:p>16896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09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" calcext:value-type="float">
            <text:p>0</text:p>
          </table:table-cell>
          <table:table-cell office:value-type="float" office:value="55506" calcext:value-type="float">
            <text:p>5550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0</text:p>
          </table:table-cell>
          <table:table-cell office:value-type="float" office:value="0.001936" calcext:value-type="float">
            <text:p>0.001936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" calcext:value-type="float">
            <text:p>0</text:p>
          </table:table-cell>
          <table:table-cell office:value-type="float" office:value="78446" calcext:value-type="float">
            <text:p>7844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1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" calcext:value-type="float">
            <text:p>0</text:p>
          </table:table-cell>
          <table:table-cell office:value-type="float" office:value="63378" calcext:value-type="float">
            <text:p>6337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2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0.002226" calcext:value-type="float">
            <text:p>0.002226</text:p>
          </table:table-cell>
          <table:table-cell office:value-type="float" office:value="0" calcext:value-type="float">
            <text:p>0</text:p>
          </table:table-cell>
          <table:table-cell office:value-type="float" office:value="43858" calcext:value-type="float">
            <text:p>43858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3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.002742" calcext:value-type="float">
            <text:p>0.002742</text:p>
          </table:table-cell>
          <table:table-cell office:value-type="float" office:value="0" calcext:value-type="float">
            <text:p>0</text:p>
          </table:table-cell>
          <table:table-cell office:value-type="float" office:value="56409" calcext:value-type="float">
            <text:p>56409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4</text:p>
          </table:table-cell>
          <table:table-cell office:value-type="float" office:value="0.02252" calcext:value-type="float">
            <text:p>0.02252</text:p>
          </table:table-cell>
          <table:table-cell office:value-type="float" office:value="0.048647" calcext:value-type="float">
            <text:p>0.048647</text:p>
          </table:table-cell>
          <table:table-cell office:value-type="float" office:value="0" calcext:value-type="float">
            <text:p>0</text:p>
          </table:table-cell>
          <table:table-cell office:value-type="float" office:value="203201" calcext:value-type="float">
            <text:p>20320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5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" calcext:value-type="float">
            <text:p>0</text:p>
          </table:table-cell>
          <table:table-cell office:value-type="float" office:value="69287" calcext:value-type="float">
            <text:p>6928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6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94683" calcext:value-type="float">
            <text:p>9468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7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" calcext:value-type="float">
            <text:p>0</text:p>
          </table:table-cell>
          <table:table-cell office:value-type="float" office:value="42016" calcext:value-type="float">
            <text:p>4201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8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0" calcext:value-type="float">
            <text:p>0</text:p>
          </table:table-cell>
          <table:table-cell office:value-type="float" office:value="35427" calcext:value-type="float">
            <text:p>3542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19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" calcext:value-type="float">
            <text:p>0</text:p>
          </table:table-cell>
          <table:table-cell office:value-type="float" office:value="78194" calcext:value-type="float">
            <text:p>7819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" calcext:value-type="float">
            <text:p>0</text:p>
          </table:table-cell>
          <table:table-cell office:value-type="float" office:value="94252" calcext:value-type="float">
            <text:p>9425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1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" calcext:value-type="float">
            <text:p>0</text:p>
          </table:table-cell>
          <table:table-cell office:value-type="float" office:value="82650" calcext:value-type="float">
            <text:p>8265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2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.002619" calcext:value-type="float">
            <text:p>0.002619</text:p>
          </table:table-cell>
          <table:table-cell office:value-type="float" office:value="0" calcext:value-type="float">
            <text:p>0</text:p>
          </table:table-cell>
          <table:table-cell office:value-type="float" office:value="67344" calcext:value-type="float">
            <text:p>6734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3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" calcext:value-type="float">
            <text:p>0</text:p>
          </table:table-cell>
          <table:table-cell office:value-type="float" office:value="39715" calcext:value-type="float">
            <text:p>3971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4</text:p>
          </table:table-cell>
          <table:table-cell office:value-type="float" office:value="0.002337" calcext:value-type="float">
            <text:p>0.002337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" calcext:value-type="float">
            <text:p>0</text:p>
          </table:table-cell>
          <table:table-cell office:value-type="float" office:value="84222" calcext:value-type="float">
            <text:p>8422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5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5088" calcext:value-type="float">
            <text:p>0.005088</text:p>
          </table:table-cell>
          <table:table-cell office:value-type="float" office:value="0" calcext:value-type="float">
            <text:p>0</text:p>
          </table:table-cell>
          <table:table-cell office:value-type="float" office:value="132092" calcext:value-type="float">
            <text:p>13209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6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" calcext:value-type="float">
            <text:p>0</text:p>
          </table:table-cell>
          <table:table-cell office:value-type="float" office:value="57502" calcext:value-type="float">
            <text:p>5750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7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" calcext:value-type="float">
            <text:p>0</text:p>
          </table:table-cell>
          <table:table-cell office:value-type="float" office:value="81666" calcext:value-type="float">
            <text:p>8166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8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" calcext:value-type="float">
            <text:p>0</text:p>
          </table:table-cell>
          <table:table-cell office:value-type="float" office:value="83129" calcext:value-type="float">
            <text:p>8312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2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" calcext:value-type="float">
            <text:p>0</text:p>
          </table:table-cell>
          <table:table-cell office:value-type="float" office:value="85801" calcext:value-type="float">
            <text:p>8580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0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" calcext:value-type="float">
            <text:p>0</text:p>
          </table:table-cell>
          <table:table-cell office:value-type="float" office:value="63920" calcext:value-type="float">
            <text:p>6392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1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04612" calcext:value-type="float">
            <text:p>0.004612</text:p>
          </table:table-cell>
          <table:table-cell office:value-type="float" office:value="0" calcext:value-type="float">
            <text:p>0</text:p>
          </table:table-cell>
          <table:table-cell office:value-type="float" office:value="114550" calcext:value-type="float">
            <text:p>11455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2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" calcext:value-type="float">
            <text:p>0</text:p>
          </table:table-cell>
          <table:table-cell office:value-type="float" office:value="154367" calcext:value-type="float">
            <text:p>15436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3</text:p>
          </table:table-cell>
          <table:table-cell office:value-type="float" office:value="0.005014" calcext:value-type="float">
            <text:p>0.005014</text:p>
          </table:table-cell>
          <table:table-cell office:value-type="float" office:value="0.006149" calcext:value-type="float">
            <text:p>0.006149</text:p>
          </table:table-cell>
          <table:table-cell office:value-type="float" office:value="0" calcext:value-type="float">
            <text:p>0</text:p>
          </table:table-cell>
          <table:table-cell office:value-type="float" office:value="57399" calcext:value-type="float">
            <text:p>5739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4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" calcext:value-type="float">
            <text:p>0</text:p>
          </table:table-cell>
          <table:table-cell office:value-type="float" office:value="81027" calcext:value-type="float">
            <text:p>8102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5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" calcext:value-type="float">
            <text:p>0</text:p>
          </table:table-cell>
          <table:table-cell office:value-type="float" office:value="75718" calcext:value-type="float">
            <text:p>7571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6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" calcext:value-type="float">
            <text:p>0</text:p>
          </table:table-cell>
          <table:table-cell office:value-type="float" office:value="96620" calcext:value-type="float">
            <text:p>9662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7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" calcext:value-type="float">
            <text:p>0</text:p>
          </table:table-cell>
          <table:table-cell office:value-type="float" office:value="47128" calcext:value-type="float">
            <text:p>47128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8</text:p>
          </table:table-cell>
          <table:table-cell office:value-type="float" office:value="0.004328" calcext:value-type="float">
            <text:p>0.004328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" calcext:value-type="float">
            <text:p>0</text:p>
          </table:table-cell>
          <table:table-cell office:value-type="float" office:value="116726" calcext:value-type="float">
            <text:p>116726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39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" calcext:value-type="float">
            <text:p>0</text:p>
          </table:table-cell>
          <table:table-cell office:value-type="float" office:value="48281" calcext:value-type="float">
            <text:p>4828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0</text:p>
          </table:table-cell>
          <table:table-cell office:value-type="float" office:value="0.005626" calcext:value-type="float">
            <text:p>0.005626</text:p>
          </table:table-cell>
          <table:table-cell office:value-type="float" office:value="0.008331" calcext:value-type="float">
            <text:p>0.008331</text:p>
          </table:table-cell>
          <table:table-cell office:value-type="float" office:value="0" calcext:value-type="float">
            <text:p>0</text:p>
          </table:table-cell>
          <table:table-cell office:value-type="float" office:value="157964" calcext:value-type="float">
            <text:p>15796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1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" calcext:value-type="float">
            <text:p>0</text:p>
          </table:table-cell>
          <table:table-cell office:value-type="float" office:value="83902" calcext:value-type="float">
            <text:p>8390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2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" calcext:value-type="float">
            <text:p>0</text:p>
          </table:table-cell>
          <table:table-cell office:value-type="float" office:value="70500" calcext:value-type="float">
            <text:p>7050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3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0" calcext:value-type="float">
            <text:p>0</text:p>
          </table:table-cell>
          <table:table-cell office:value-type="float" office:value="37759" calcext:value-type="float">
            <text:p>3775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4</text:p>
          </table:table-cell>
          <table:table-cell office:value-type="float" office:value="0.001993" calcext:value-type="float">
            <text:p>0.001993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" calcext:value-type="float">
            <text:p>0</text:p>
          </table:table-cell>
          <table:table-cell office:value-type="float" office:value="65399" calcext:value-type="float">
            <text:p>6539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5</text:p>
          </table:table-cell>
          <table:table-cell office:value-type="float" office:value="0.035776" calcext:value-type="float">
            <text:p>0.035776</text:p>
          </table:table-cell>
          <table:table-cell office:value-type="float" office:value="0.123823" calcext:value-type="float">
            <text:p>0.123823</text:p>
          </table:table-cell>
          <table:table-cell office:value-type="float" office:value="0" calcext:value-type="float">
            <text:p>0</text:p>
          </table:table-cell>
          <table:table-cell office:value-type="float" office:value="293070" calcext:value-type="float">
            <text:p>29307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6</text:p>
          </table:table-cell>
          <table:table-cell office:value-type="float" office:value="0.020232" calcext:value-type="float">
            <text:p>0.020232</text:p>
          </table:table-cell>
          <table:table-cell office:value-type="float" office:value="0.027557" calcext:value-type="float">
            <text:p>0.027557</text:p>
          </table:table-cell>
          <table:table-cell office:value-type="float" office:value="0" calcext:value-type="float">
            <text:p>0</text:p>
          </table:table-cell>
          <table:table-cell office:value-type="float" office:value="164354" calcext:value-type="float">
            <text:p>16435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7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04383" calcext:value-type="float">
            <text:p>0.004383</text:p>
          </table:table-cell>
          <table:table-cell office:value-type="float" office:value="0" calcext:value-type="float">
            <text:p>0</text:p>
          </table:table-cell>
          <table:table-cell office:value-type="float" office:value="83511" calcext:value-type="float">
            <text:p>8351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8</text:p>
          </table:table-cell>
          <table:table-cell office:value-type="float" office:value="0.015827" calcext:value-type="float">
            <text:p>0.015827</text:p>
          </table:table-cell>
          <table:table-cell office:value-type="float" office:value="0.047349" calcext:value-type="float">
            <text:p>0.047349</text:p>
          </table:table-cell>
          <table:table-cell office:value-type="float" office:value="0" calcext:value-type="float">
            <text:p>0</text:p>
          </table:table-cell>
          <table:table-cell office:value-type="float" office:value="216975" calcext:value-type="float">
            <text:p>21697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49</text:p>
          </table:table-cell>
          <table:table-cell office:value-type="float" office:value="0.004587" calcext:value-type="float">
            <text:p>0.004587</text:p>
          </table:table-cell>
          <table:table-cell office:value-type="float" office:value="0.010807" calcext:value-type="float">
            <text:p>0.010807</text:p>
          </table:table-cell>
          <table:table-cell office:value-type="float" office:value="0" calcext:value-type="float">
            <text:p>0</text:p>
          </table:table-cell>
          <table:table-cell office:value-type="float" office:value="134655" calcext:value-type="float">
            <text:p>13465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0</text:p>
          </table:table-cell>
          <table:table-cell office:value-type="float" office:value="0.027595" calcext:value-type="float">
            <text:p>0.027595</text:p>
          </table:table-cell>
          <table:table-cell office:value-type="float" office:value="0.090966" calcext:value-type="float">
            <text:p>0.090966</text:p>
          </table:table-cell>
          <table:table-cell office:value-type="float" office:value="0" calcext:value-type="float">
            <text:p>0</text:p>
          </table:table-cell>
          <table:table-cell office:value-type="float" office:value="267265" calcext:value-type="float">
            <text:p>26726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1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2122" calcext:value-type="float">
            <text:p>0.002122</text:p>
          </table:table-cell>
          <table:table-cell office:value-type="float" office:value="0" calcext:value-type="float">
            <text:p>0</text:p>
          </table:table-cell>
          <table:table-cell office:value-type="float" office:value="55978" calcext:value-type="float">
            <text:p>5597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2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0" calcext:value-type="float">
            <text:p>0</text:p>
          </table:table-cell>
          <table:table-cell office:value-type="float" office:value="116044" calcext:value-type="float">
            <text:p>11604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3</text:p>
          </table:table-cell>
          <table:table-cell office:value-type="float" office:value="0.001994" calcext:value-type="float">
            <text:p>0.001994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" calcext:value-type="float">
            <text:p>0</text:p>
          </table:table-cell>
          <table:table-cell office:value-type="float" office:value="77280" calcext:value-type="float">
            <text:p>7728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4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" calcext:value-type="float">
            <text:p>0</text:p>
          </table:table-cell>
          <table:table-cell office:value-type="float" office:value="64581" calcext:value-type="float">
            <text:p>6458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5</text:p>
          </table:table-cell>
          <table:table-cell office:value-type="float" office:value="0.002105" calcext:value-type="float">
            <text:p>0.002105</text:p>
          </table:table-cell>
          <table:table-cell office:value-type="float" office:value="0.005361" calcext:value-type="float">
            <text:p>0.005361</text:p>
          </table:table-cell>
          <table:table-cell office:value-type="float" office:value="0" calcext:value-type="float">
            <text:p>0</text:p>
          </table:table-cell>
          <table:table-cell office:value-type="float" office:value="119443" calcext:value-type="float">
            <text:p>11944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6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81121" calcext:value-type="float">
            <text:p>8112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7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" calcext:value-type="float">
            <text:p>0</text:p>
          </table:table-cell>
          <table:table-cell office:value-type="float" office:value="38104" calcext:value-type="float">
            <text:p>38104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0" calcext:value-type="float">
            <text:p>0</text:p>
          </table:table-cell>
          <table:table-cell office:value-type="float" office:value="42462" calcext:value-type="float">
            <text:p>4246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4:59</text:p>
          </table:table-cell>
          <table:table-cell office:value-type="float" office:value="0.001659" calcext:value-type="float">
            <text:p>0.001659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" calcext:value-type="float">
            <text:p>0</text:p>
          </table:table-cell>
          <table:table-cell office:value-type="float" office:value="63004" calcext:value-type="float">
            <text:p>6300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0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0" calcext:value-type="float">
            <text:p>0</text:p>
          </table:table-cell>
          <table:table-cell office:value-type="float" office:value="47341" calcext:value-type="float">
            <text:p>4734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1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" calcext:value-type="float">
            <text:p>0</text:p>
          </table:table-cell>
          <table:table-cell office:value-type="float" office:value="68857" calcext:value-type="float">
            <text:p>6885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2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6609" calcext:value-type="float">
            <text:p>0.006609</text:p>
          </table:table-cell>
          <table:table-cell office:value-type="float" office:value="0" calcext:value-type="float">
            <text:p>0</text:p>
          </table:table-cell>
          <table:table-cell office:value-type="float" office:value="146432" calcext:value-type="float">
            <text:p>14643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3</text:p>
          </table:table-cell>
          <table:table-cell office:value-type="float" office:value="0.046202" calcext:value-type="float">
            <text:p>0.046202</text:p>
          </table:table-cell>
          <table:table-cell office:value-type="float" office:value="6.62162" calcext:value-type="float">
            <text:p>6.62162</text:p>
          </table:table-cell>
          <table:table-cell office:value-type="float" office:value="0" calcext:value-type="float">
            <text:p>0</text:p>
          </table:table-cell>
          <table:table-cell office:value-type="float" office:value="2320830" calcext:value-type="float">
            <text:p>232083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4</text:p>
          </table:table-cell>
          <table:table-cell office:value-type="float" office:value="0.098315" calcext:value-type="float">
            <text:p>0.098315</text:p>
          </table:table-cell>
          <table:table-cell office:value-type="float" office:value="22.819346" calcext:value-type="float">
            <text:p>22.819346</text:p>
          </table:table-cell>
          <table:table-cell office:value-type="float" office:value="0" calcext:value-type="float">
            <text:p>0</text:p>
          </table:table-cell>
          <table:table-cell office:value-type="float" office:value="7729640" calcext:value-type="float">
            <text:p>7729640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5</text:p>
          </table:table-cell>
          <table:table-cell office:value-type="float" office:value="0.075929" calcext:value-type="float">
            <text:p>0.075929</text:p>
          </table:table-cell>
          <table:table-cell office:value-type="float" office:value="35.445478" calcext:value-type="float">
            <text:p>35.445478</text:p>
          </table:table-cell>
          <table:table-cell office:value-type="float" office:value="0" calcext:value-type="float">
            <text:p>0</text:p>
          </table:table-cell>
          <table:table-cell office:value-type="float" office:value="11830997" calcext:value-type="float">
            <text:p>1183099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6</text:p>
          </table:table-cell>
          <table:table-cell office:value-type="float" office:value="0.063487" calcext:value-type="float">
            <text:p>0.063487</text:p>
          </table:table-cell>
          <table:table-cell office:value-type="float" office:value="28.790175" calcext:value-type="float">
            <text:p>28.790175</text:p>
          </table:table-cell>
          <table:table-cell office:value-type="float" office:value="0" calcext:value-type="float">
            <text:p>0</text:p>
          </table:table-cell>
          <table:table-cell office:value-type="float" office:value="9827314" calcext:value-type="float">
            <text:p>982731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7</text:p>
          </table:table-cell>
          <table:table-cell office:value-type="float" office:value="0.029899" calcext:value-type="float">
            <text:p>0.029899</text:p>
          </table:table-cell>
          <table:table-cell office:value-type="float" office:value="27.385648" calcext:value-type="float">
            <text:p>27.385648</text:p>
          </table:table-cell>
          <table:table-cell office:value-type="float" office:value="0" calcext:value-type="float">
            <text:p>0</text:p>
          </table:table-cell>
          <table:table-cell office:value-type="float" office:value="9060793" calcext:value-type="float">
            <text:p>906079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8</text:p>
          </table:table-cell>
          <table:table-cell office:value-type="float" office:value="0.025346" calcext:value-type="float">
            <text:p>0.025346</text:p>
          </table:table-cell>
          <table:table-cell office:value-type="float" office:value="10.010334" calcext:value-type="float">
            <text:p>10.010334</text:p>
          </table:table-cell>
          <table:table-cell office:value-type="float" office:value="0" calcext:value-type="float">
            <text:p>0</text:p>
          </table:table-cell>
          <table:table-cell office:value-type="float" office:value="2969482" calcext:value-type="float">
            <text:p>296948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09</text:p>
          </table:table-cell>
          <table:table-cell office:value-type="float" office:value="0.041779" calcext:value-type="float">
            <text:p>0.041779</text:p>
          </table:table-cell>
          <table:table-cell office:value-type="float" office:value="15.028436" calcext:value-type="float">
            <text:p>15.028436</text:p>
          </table:table-cell>
          <table:table-cell office:value-type="float" office:value="0" calcext:value-type="float">
            <text:p>0</text:p>
          </table:table-cell>
          <table:table-cell office:value-type="float" office:value="9268502" calcext:value-type="float">
            <text:p>926850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0</text:p>
          </table:table-cell>
          <table:table-cell office:value-type="float" office:value="0.069272" calcext:value-type="float">
            <text:p>0.069272</text:p>
          </table:table-cell>
          <table:table-cell office:value-type="float" office:value="25.982547" calcext:value-type="float">
            <text:p>25.982547</text:p>
          </table:table-cell>
          <table:table-cell office:value-type="float" office:value="0" calcext:value-type="float">
            <text:p>0</text:p>
          </table:table-cell>
          <table:table-cell office:value-type="float" office:value="16015204" calcext:value-type="float">
            <text:p>1601520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1</text:p>
          </table:table-cell>
          <table:table-cell office:value-type="float" office:value="0.039209" calcext:value-type="float">
            <text:p>0.039209</text:p>
          </table:table-cell>
          <table:table-cell office:value-type="float" office:value="0.273666" calcext:value-type="float">
            <text:p>0.273666</text:p>
          </table:table-cell>
          <table:table-cell office:value-type="float" office:value="0" calcext:value-type="float">
            <text:p>0</text:p>
          </table:table-cell>
          <table:table-cell office:value-type="float" office:value="59268" calcext:value-type="float">
            <text:p>5926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2</text:p>
          </table:table-cell>
          <table:table-cell office:value-type="float" office:value="0.049568" calcext:value-type="float">
            <text:p>0.049568</text:p>
          </table:table-cell>
          <table:table-cell office:value-type="float" office:value="0.212294" calcext:value-type="float">
            <text:p>0.212294</text:p>
          </table:table-cell>
          <table:table-cell office:value-type="float" office:value="0" calcext:value-type="float">
            <text:p>0</text:p>
          </table:table-cell>
          <table:table-cell office:value-type="float" office:value="85140" calcext:value-type="float">
            <text:p>8514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3</text:p>
          </table:table-cell>
          <table:table-cell office:value-type="float" office:value="0.047077" calcext:value-type="float">
            <text:p>0.047077</text:p>
          </table:table-cell>
          <table:table-cell office:value-type="float" office:value="0.451383" calcext:value-type="float">
            <text:p>0.451383</text:p>
          </table:table-cell>
          <table:table-cell office:value-type="float" office:value="0" calcext:value-type="float">
            <text:p>0</text:p>
          </table:table-cell>
          <table:table-cell office:value-type="float" office:value="135987" calcext:value-type="float">
            <text:p>13598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4</text:p>
          </table:table-cell>
          <table:table-cell office:value-type="float" office:value="0.097472" calcext:value-type="float">
            <text:p>0.097472</text:p>
          </table:table-cell>
          <table:table-cell office:value-type="float" office:value="0.357098" calcext:value-type="float">
            <text:p>0.357098</text:p>
          </table:table-cell>
          <table:table-cell office:value-type="float" office:value="0" calcext:value-type="float">
            <text:p>0</text:p>
          </table:table-cell>
          <table:table-cell office:value-type="float" office:value="82865" calcext:value-type="float">
            <text:p>8286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5</text:p>
          </table:table-cell>
          <table:table-cell office:value-type="float" office:value="0.027129" calcext:value-type="float">
            <text:p>0.027129</text:p>
          </table:table-cell>
          <table:table-cell office:value-type="float" office:value="0.430307" calcext:value-type="float">
            <text:p>0.430307</text:p>
          </table:table-cell>
          <table:table-cell office:value-type="float" office:value="0" calcext:value-type="float">
            <text:p>0</text:p>
          </table:table-cell>
          <table:table-cell office:value-type="float" office:value="64223" calcext:value-type="float">
            <text:p>6422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6</text:p>
          </table:table-cell>
          <table:table-cell office:value-type="float" office:value="0.045137" calcext:value-type="float">
            <text:p>0.045137</text:p>
          </table:table-cell>
          <table:table-cell office:value-type="float" office:value="0.255386" calcext:value-type="float">
            <text:p>0.255386</text:p>
          </table:table-cell>
          <table:table-cell office:value-type="float" office:value="0" calcext:value-type="float">
            <text:p>0</text:p>
          </table:table-cell>
          <table:table-cell office:value-type="float" office:value="65683" calcext:value-type="float">
            <text:p>6568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7</text:p>
          </table:table-cell>
          <table:table-cell office:value-type="float" office:value="0.049303" calcext:value-type="float">
            <text:p>0.049303</text:p>
          </table:table-cell>
          <table:table-cell office:value-type="float" office:value="0.511441" calcext:value-type="float">
            <text:p>0.511441</text:p>
          </table:table-cell>
          <table:table-cell office:value-type="float" office:value="0" calcext:value-type="float">
            <text:p>0</text:p>
          </table:table-cell>
          <table:table-cell office:value-type="float" office:value="121289" calcext:value-type="float">
            <text:p>12128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8</text:p>
          </table:table-cell>
          <table:table-cell office:value-type="float" office:value="0.024603" calcext:value-type="float">
            <text:p>0.024603</text:p>
          </table:table-cell>
          <table:table-cell office:value-type="float" office:value="0.359302" calcext:value-type="float">
            <text:p>0.359302</text:p>
          </table:table-cell>
          <table:table-cell office:value-type="float" office:value="0" calcext:value-type="float">
            <text:p>0</text:p>
          </table:table-cell>
          <table:table-cell office:value-type="float" office:value="105343" calcext:value-type="float">
            <text:p>10534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19</text:p>
          </table:table-cell>
          <table:table-cell office:value-type="float" office:value="0.060219" calcext:value-type="float">
            <text:p>0.060219</text:p>
          </table:table-cell>
          <table:table-cell office:value-type="float" office:value="0.262773" calcext:value-type="float">
            <text:p>0.262773</text:p>
          </table:table-cell>
          <table:table-cell office:value-type="float" office:value="0" calcext:value-type="float">
            <text:p>0</text:p>
          </table:table-cell>
          <table:table-cell office:value-type="float" office:value="61118" calcext:value-type="float">
            <text:p>6111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0</text:p>
          </table:table-cell>
          <table:table-cell office:value-type="float" office:value="0.033858" calcext:value-type="float">
            <text:p>0.033858</text:p>
          </table:table-cell>
          <table:table-cell office:value-type="float" office:value="0.667912" calcext:value-type="float">
            <text:p>0.667912</text:p>
          </table:table-cell>
          <table:table-cell office:value-type="float" office:value="0" calcext:value-type="float">
            <text:p>0</text:p>
          </table:table-cell>
          <table:table-cell office:value-type="float" office:value="223489" calcext:value-type="float">
            <text:p>22348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1</text:p>
          </table:table-cell>
          <table:table-cell office:value-type="float" office:value="0.049884" calcext:value-type="float">
            <text:p>0.049884</text:p>
          </table:table-cell>
          <table:table-cell office:value-type="float" office:value="0.316179" calcext:value-type="float">
            <text:p>0.316179</text:p>
          </table:table-cell>
          <table:table-cell office:value-type="float" office:value="0" calcext:value-type="float">
            <text:p>0</text:p>
          </table:table-cell>
          <table:table-cell office:value-type="float" office:value="95201" calcext:value-type="float">
            <text:p>9520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2</text:p>
          </table:table-cell>
          <table:table-cell office:value-type="float" office:value="0.058844" calcext:value-type="float">
            <text:p>0.058844</text:p>
          </table:table-cell>
          <table:table-cell office:value-type="float" office:value="1.324169" calcext:value-type="float">
            <text:p>1.324169</text:p>
          </table:table-cell>
          <table:table-cell office:value-type="float" office:value="0" calcext:value-type="float">
            <text:p>0</text:p>
          </table:table-cell>
          <table:table-cell office:value-type="float" office:value="372986" calcext:value-type="float">
            <text:p>37298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3</text:p>
          </table:table-cell>
          <table:table-cell office:value-type="float" office:value="0.039655" calcext:value-type="float">
            <text:p>0.039655</text:p>
          </table:table-cell>
          <table:table-cell office:value-type="float" office:value="22.720982" calcext:value-type="float">
            <text:p>22.720982</text:p>
          </table:table-cell>
          <table:table-cell office:value-type="float" office:value="0" calcext:value-type="float">
            <text:p>0</text:p>
          </table:table-cell>
          <table:table-cell office:value-type="float" office:value="7438747" calcext:value-type="float">
            <text:p>743874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4</text:p>
          </table:table-cell>
          <table:table-cell office:value-type="float" office:value="0.033061" calcext:value-type="float">
            <text:p>0.033061</text:p>
          </table:table-cell>
          <table:table-cell office:value-type="float" office:value="26.961466" calcext:value-type="float">
            <text:p>26.961466</text:p>
          </table:table-cell>
          <table:table-cell office:value-type="float" office:value="0" calcext:value-type="float">
            <text:p>0</text:p>
          </table:table-cell>
          <table:table-cell office:value-type="float" office:value="8647689" calcext:value-type="float">
            <text:p>86476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5</text:p>
          </table:table-cell>
          <table:table-cell office:value-type="float" office:value="0.029963" calcext:value-type="float">
            <text:p>0.029963</text:p>
          </table:table-cell>
          <table:table-cell office:value-type="float" office:value="22.995081" calcext:value-type="float">
            <text:p>22.995081</text:p>
          </table:table-cell>
          <table:table-cell office:value-type="float" office:value="0" calcext:value-type="float">
            <text:p>0</text:p>
          </table:table-cell>
          <table:table-cell office:value-type="float" office:value="7504279" calcext:value-type="float">
            <text:p>75042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6</text:p>
          </table:table-cell>
          <table:table-cell office:value-type="float" office:value="0.027954" calcext:value-type="float">
            <text:p>0.027954</text:p>
          </table:table-cell>
          <table:table-cell office:value-type="float" office:value="27.999263" calcext:value-type="float">
            <text:p>27.999263</text:p>
          </table:table-cell>
          <table:table-cell office:value-type="float" office:value="0" calcext:value-type="float">
            <text:p>0</text:p>
          </table:table-cell>
          <table:table-cell office:value-type="float" office:value="9456075" calcext:value-type="float">
            <text:p>94560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7</text:p>
          </table:table-cell>
          <table:table-cell office:value-type="float" office:value="0.132804" calcext:value-type="float">
            <text:p>0.132804</text:p>
          </table:table-cell>
          <table:table-cell office:value-type="float" office:value="23.814292" calcext:value-type="float">
            <text:p>23.814292</text:p>
          </table:table-cell>
          <table:table-cell office:value-type="float" office:value="0" calcext:value-type="float">
            <text:p>0</text:p>
          </table:table-cell>
          <table:table-cell office:value-type="float" office:value="8009166" calcext:value-type="float">
            <text:p>800916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8</text:p>
          </table:table-cell>
          <table:table-cell office:value-type="float" office:value="0.058362" calcext:value-type="float">
            <text:p>0.058362</text:p>
          </table:table-cell>
          <table:table-cell office:value-type="float" office:value="36.874614" calcext:value-type="float">
            <text:p>36.874614</text:p>
          </table:table-cell>
          <table:table-cell office:value-type="float" office:value="0" calcext:value-type="float">
            <text:p>0</text:p>
          </table:table-cell>
          <table:table-cell office:value-type="float" office:value="11864748" calcext:value-type="float">
            <text:p>118647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29</text:p>
          </table:table-cell>
          <table:table-cell office:value-type="float" office:value="0.11046" calcext:value-type="float">
            <text:p>0.11046</text:p>
          </table:table-cell>
          <table:table-cell office:value-type="float" office:value="21.920269" calcext:value-type="float">
            <text:p>21.920269</text:p>
          </table:table-cell>
          <table:table-cell office:value-type="float" office:value="0" calcext:value-type="float">
            <text:p>0</text:p>
          </table:table-cell>
          <table:table-cell office:value-type="float" office:value="8050153" calcext:value-type="float">
            <text:p>805015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0</text:p>
          </table:table-cell>
          <table:table-cell office:value-type="float" office:value="0.034722" calcext:value-type="float">
            <text:p>0.034722</text:p>
          </table:table-cell>
          <table:table-cell office:value-type="float" office:value="30.925588" calcext:value-type="float">
            <text:p>30.925588</text:p>
          </table:table-cell>
          <table:table-cell office:value-type="float" office:value="0" calcext:value-type="float">
            <text:p>0</text:p>
          </table:table-cell>
          <table:table-cell office:value-type="float" office:value="11531393" calcext:value-type="float">
            <text:p>115313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1</text:p>
          </table:table-cell>
          <table:table-cell office:value-type="float" office:value="0.028361" calcext:value-type="float">
            <text:p>0.028361</text:p>
          </table:table-cell>
          <table:table-cell office:value-type="float" office:value="21.271707" calcext:value-type="float">
            <text:p>21.271707</text:p>
          </table:table-cell>
          <table:table-cell office:value-type="float" office:value="0" calcext:value-type="float">
            <text:p>0</text:p>
          </table:table-cell>
          <table:table-cell office:value-type="float" office:value="8468173" calcext:value-type="float">
            <text:p>84681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2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23.4889" calcext:value-type="float">
            <text:p>23.4889</text:p>
          </table:table-cell>
          <table:table-cell office:value-type="float" office:value="0" calcext:value-type="float">
            <text:p>0</text:p>
          </table:table-cell>
          <table:table-cell office:value-type="float" office:value="9516838" calcext:value-type="float">
            <text:p>951683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3</text:p>
          </table:table-cell>
          <table:table-cell office:value-type="float" office:value="0.027121" calcext:value-type="float">
            <text:p>0.027121</text:p>
          </table:table-cell>
          <table:table-cell office:value-type="float" office:value="3.580553" calcext:value-type="float">
            <text:p>3.580553</text:p>
          </table:table-cell>
          <table:table-cell office:value-type="float" office:value="0" calcext:value-type="float">
            <text:p>0</text:p>
          </table:table-cell>
          <table:table-cell office:value-type="float" office:value="1426948" calcext:value-type="float">
            <text:p>14269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4</text:p>
          </table:table-cell>
          <table:table-cell office:value-type="float" office:value="0.0255" calcext:value-type="float">
            <text:p>0.0255</text:p>
          </table:table-cell>
          <table:table-cell office:value-type="float" office:value="1.301705" calcext:value-type="float">
            <text:p>1.301705</text:p>
          </table:table-cell>
          <table:table-cell office:value-type="float" office:value="0" calcext:value-type="float">
            <text:p>0</text:p>
          </table:table-cell>
          <table:table-cell office:value-type="float" office:value="450385" calcext:value-type="float">
            <text:p>45038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5</text:p>
          </table:table-cell>
          <table:table-cell office:value-type="float" office:value="0.043969" calcext:value-type="float">
            <text:p>0.043969</text:p>
          </table:table-cell>
          <table:table-cell office:value-type="float" office:value="0.148583" calcext:value-type="float">
            <text:p>0.148583</text:p>
          </table:table-cell>
          <table:table-cell office:value-type="float" office:value="0" calcext:value-type="float">
            <text:p>0</text:p>
          </table:table-cell>
          <table:table-cell office:value-type="float" office:value="46369" calcext:value-type="float">
            <text:p>4636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6</text:p>
          </table:table-cell>
          <table:table-cell office:value-type="float" office:value="0.024659" calcext:value-type="float">
            <text:p>0.024659</text:p>
          </table:table-cell>
          <table:table-cell office:value-type="float" office:value="0.080688" calcext:value-type="float">
            <text:p>0.080688</text:p>
          </table:table-cell>
          <table:table-cell office:value-type="float" office:value="0" calcext:value-type="float">
            <text:p>0</text:p>
          </table:table-cell>
          <table:table-cell office:value-type="float" office:value="33766" calcext:value-type="float">
            <text:p>3376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7</text:p>
          </table:table-cell>
          <table:table-cell office:value-type="float" office:value="0.039247" calcext:value-type="float">
            <text:p>0.039247</text:p>
          </table:table-cell>
          <table:table-cell office:value-type="float" office:value="0.245525" calcext:value-type="float">
            <text:p>0.245525</text:p>
          </table:table-cell>
          <table:table-cell office:value-type="float" office:value="0" calcext:value-type="float">
            <text:p>0</text:p>
          </table:table-cell>
          <table:table-cell office:value-type="float" office:value="60565" calcext:value-type="float">
            <text:p>605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8</text:p>
          </table:table-cell>
          <table:table-cell office:value-type="float" office:value="0.039382" calcext:value-type="float">
            <text:p>0.039382</text:p>
          </table:table-cell>
          <table:table-cell office:value-type="float" office:value="0.30778" calcext:value-type="float">
            <text:p>0.30778</text:p>
          </table:table-cell>
          <table:table-cell office:value-type="float" office:value="0" calcext:value-type="float">
            <text:p>0</text:p>
          </table:table-cell>
          <table:table-cell office:value-type="float" office:value="89855" calcext:value-type="float">
            <text:p>8985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39</text:p>
          </table:table-cell>
          <table:table-cell office:value-type="float" office:value="0.042529" calcext:value-type="float">
            <text:p>0.042529</text:p>
          </table:table-cell>
          <table:table-cell office:value-type="float" office:value="0.823544" calcext:value-type="float">
            <text:p>0.823544</text:p>
          </table:table-cell>
          <table:table-cell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0</text:p>
          </table:table-cell>
          <table:table-cell office:value-type="float" office:value="0.070415" calcext:value-type="float">
            <text:p>0.070415</text:p>
          </table:table-cell>
          <table:table-cell office:value-type="float" office:value="2.136457" calcext:value-type="float">
            <text:p>2.136457</text:p>
          </table:table-cell>
          <table:table-cell office:value-type="float" office:value="0" calcext:value-type="float">
            <text:p>0</text:p>
          </table:table-cell>
          <table:table-cell office:value-type="float" office:value="613925" calcext:value-type="float">
            <text:p>61392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1</text:p>
          </table:table-cell>
          <table:table-cell office:value-type="float" office:value="0.034697" calcext:value-type="float">
            <text:p>0.034697</text:p>
          </table:table-cell>
          <table:table-cell office:value-type="float" office:value="0.085852" calcext:value-type="float">
            <text:p>0.085852</text:p>
          </table:table-cell>
          <table:table-cell office:value-type="float" office:value="0" calcext:value-type="float">
            <text:p>0</text:p>
          </table:table-cell>
          <table:table-cell office:value-type="float" office:value="40863" calcext:value-type="float">
            <text:p>4086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2</text:p>
          </table:table-cell>
          <table:table-cell office:value-type="float" office:value="0.051637" calcext:value-type="float">
            <text:p>0.051637</text:p>
          </table:table-cell>
          <table:table-cell office:value-type="float" office:value="2.579703" calcext:value-type="float">
            <text:p>2.579703</text:p>
          </table:table-cell>
          <table:table-cell office:value-type="float" office:value="0" calcext:value-type="float">
            <text:p>0</text:p>
          </table:table-cell>
          <table:table-cell office:value-type="float" office:value="725898" calcext:value-type="float">
            <text:p>72589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3</text:p>
          </table:table-cell>
          <table:table-cell office:value-type="float" office:value="0.053944" calcext:value-type="float">
            <text:p>0.053944</text:p>
          </table:table-cell>
          <table:table-cell office:value-type="float" office:value="1.592217" calcext:value-type="float">
            <text:p>1.592217</text:p>
          </table:table-cell>
          <table:table-cell office:value-type="float" office:value="0" calcext:value-type="float">
            <text:p>0</text:p>
          </table:table-cell>
          <table:table-cell office:value-type="float" office:value="479857" calcext:value-type="float">
            <text:p>47985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4</text:p>
          </table:table-cell>
          <table:table-cell office:value-type="float" office:value="0.039307" calcext:value-type="float">
            <text:p>0.039307</text:p>
          </table:table-cell>
          <table:table-cell office:value-type="float" office:value="1.123154" calcext:value-type="float">
            <text:p>1.123154</text:p>
          </table:table-cell>
          <table:table-cell office:value-type="float" office:value="0" calcext:value-type="float">
            <text:p>0</text:p>
          </table:table-cell>
          <table:table-cell office:value-type="float" office:value="350118" calcext:value-type="float">
            <text:p>35011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5</text:p>
          </table:table-cell>
          <table:table-cell office:value-type="float" office:value="0.043234" calcext:value-type="float">
            <text:p>0.043234</text:p>
          </table:table-cell>
          <table:table-cell office:value-type="float" office:value="1.406244" calcext:value-type="float">
            <text:p>1.406244</text:p>
          </table:table-cell>
          <table:table-cell office:value-type="float" office:value="0" calcext:value-type="float">
            <text:p>0</text:p>
          </table:table-cell>
          <table:table-cell office:value-type="float" office:value="458580" calcext:value-type="float">
            <text:p>458580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6</text:p>
          </table:table-cell>
          <table:table-cell office:value-type="float" office:value="0.051326" calcext:value-type="float">
            <text:p>0.051326</text:p>
          </table:table-cell>
          <table:table-cell office:value-type="float" office:value="2.266093" calcext:value-type="float">
            <text:p>2.266093</text:p>
          </table:table-cell>
          <table:table-cell office:value-type="float" office:value="0" calcext:value-type="float">
            <text:p>0</text:p>
          </table:table-cell>
          <table:table-cell office:value-type="float" office:value="945519" calcext:value-type="float">
            <text:p>94551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7</text:p>
          </table:table-cell>
          <table:table-cell office:value-type="float" office:value="0.047359" calcext:value-type="float">
            <text:p>0.047359</text:p>
          </table:table-cell>
          <table:table-cell office:value-type="float" office:value="0.392094" calcext:value-type="float">
            <text:p>0.392094</text:p>
          </table:table-cell>
          <table:table-cell office:value-type="float" office:value="0" calcext:value-type="float">
            <text:p>0</text:p>
          </table:table-cell>
          <table:table-cell office:value-type="float" office:value="161644" calcext:value-type="float">
            <text:p>161644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8</text:p>
          </table:table-cell>
          <table:table-cell office:value-type="float" office:value="0.039738" calcext:value-type="float">
            <text:p>0.039738</text:p>
          </table:table-cell>
          <table:table-cell office:value-type="float" office:value="0.028525" calcext:value-type="float">
            <text:p>0.028525</text:p>
          </table:table-cell>
          <table:table-cell office:value-type="float" office:value="0" calcext:value-type="float">
            <text:p>0</text:p>
          </table:table-cell>
          <table:table-cell office:value-type="float" office:value="12194" calcext:value-type="float">
            <text:p>12194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49</text:p>
          </table:table-cell>
          <table:table-cell office:value-type="float" office:value="0.051537" calcext:value-type="float">
            <text:p>0.051537</text:p>
          </table:table-cell>
          <table:table-cell office:value-type="float" office:value="0.090863" calcext:value-type="float">
            <text:p>0.090863</text:p>
          </table:table-cell>
          <table:table-cell office:value-type="float" office:value="0" calcext:value-type="float">
            <text:p>0</text:p>
          </table:table-cell>
          <table:table-cell office:value-type="float" office:value="49689" calcext:value-type="float">
            <text:p>49689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0</text:p>
          </table:table-cell>
          <table:table-cell office:value-type="float" office:value="0.335567" calcext:value-type="float">
            <text:p>0.335567</text:p>
          </table:table-cell>
          <table:table-cell office:value-type="float" office:value="0.356468" calcext:value-type="float">
            <text:p>0.356468</text:p>
          </table:table-cell>
          <table:table-cell office:value-type="float" office:value="0" calcext:value-type="float">
            <text:p>0</text:p>
          </table:table-cell>
          <table:table-cell office:value-type="float" office:value="216916" calcext:value-type="float">
            <text:p>216916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1</text:p>
          </table:table-cell>
          <table:table-cell office:value-type="float" office:value="0.307582" calcext:value-type="float">
            <text:p>0.307582</text:p>
          </table:table-cell>
          <table:table-cell office:value-type="float" office:value="0.207273" calcext:value-type="float">
            <text:p>0.207273</text:p>
          </table:table-cell>
          <table:table-cell office:value-type="float" office:value="0" calcext:value-type="float">
            <text:p>0</text:p>
          </table:table-cell>
          <table:table-cell office:value-type="float" office:value="129931" calcext:value-type="float">
            <text:p>129931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2</text:p>
          </table:table-cell>
          <table:table-cell office:value-type="float" office:value="0.312437" calcext:value-type="float">
            <text:p>0.312437</text:p>
          </table:table-cell>
          <table:table-cell office:value-type="float" office:value="0.16118" calcext:value-type="float">
            <text:p>0.16118</text:p>
          </table:table-cell>
          <table:table-cell office:value-type="float" office:value="0" calcext:value-type="float">
            <text:p>0</text:p>
          </table:table-cell>
          <table:table-cell office:value-type="float" office:value="116590" calcext:value-type="float">
            <text:p>116590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3</text:p>
          </table:table-cell>
          <table:table-cell office:value-type="float" office:value="0.32719" calcext:value-type="float">
            <text:p>0.32719</text:p>
          </table:table-cell>
          <table:table-cell office:value-type="float" office:value="0.198846" calcext:value-type="float">
            <text:p>0.198846</text:p>
          </table:table-cell>
          <table:table-cell office:value-type="float" office:value="0" calcext:value-type="float">
            <text:p>0</text:p>
          </table:table-cell>
          <table:table-cell office:value-type="float" office:value="157409" calcext:value-type="float">
            <text:p>157409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4</text:p>
          </table:table-cell>
          <table:table-cell office:value-type="float" office:value="0.183796" calcext:value-type="float">
            <text:p>0.183796</text:p>
          </table:table-cell>
          <table:table-cell office:value-type="float" office:value="0.064342" calcext:value-type="float">
            <text:p>0.064342</text:p>
          </table:table-cell>
          <table:table-cell office:value-type="float" office:value="0" calcext:value-type="float">
            <text:p>0</text:p>
          </table:table-cell>
          <table:table-cell office:value-type="float" office:value="73101" calcext:value-type="float">
            <text:p>73101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5</text:p>
          </table:table-cell>
          <table:table-cell office:value-type="float" office:value="0.346436" calcext:value-type="float">
            <text:p>0.346436</text:p>
          </table:table-cell>
          <table:table-cell office:value-type="float" office:value="0.214416" calcext:value-type="float">
            <text:p>0.214416</text:p>
          </table:table-cell>
          <table:table-cell office:value-type="float" office:value="0" calcext:value-type="float">
            <text:p>0</text:p>
          </table:table-cell>
          <table:table-cell office:value-type="float" office:value="230749" calcext:value-type="float">
            <text:p>230749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6</text:p>
          </table:table-cell>
          <table:table-cell office:value-type="float" office:value="0.418804" calcext:value-type="float">
            <text:p>0.418804</text:p>
          </table:table-cell>
          <table:table-cell office:value-type="float" office:value="0.199015" calcext:value-type="float">
            <text:p>0.199015</text:p>
          </table:table-cell>
          <table:table-cell office:value-type="float" office:value="0" calcext:value-type="float">
            <text:p>0</text:p>
          </table:table-cell>
          <table:table-cell office:value-type="float" office:value="211914" calcext:value-type="float">
            <text:p>211914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7</text:p>
          </table:table-cell>
          <table:table-cell office:value-type="float" office:value="0.120428" calcext:value-type="float">
            <text:p>0.120428</text:p>
          </table:table-cell>
          <table:table-cell office:value-type="float" office:value="0.033656" calcext:value-type="float">
            <text:p>0.033656</text:p>
          </table:table-cell>
          <table:table-cell office:value-type="float" office:value="0" calcext:value-type="float">
            <text:p>0</text:p>
          </table:table-cell>
          <table:table-cell office:value-type="float" office:value="51985" calcext:value-type="float">
            <text:p>51985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8</text:p>
          </table:table-cell>
          <table:table-cell office:value-type="float" office:value="0.114665" calcext:value-type="float">
            <text:p>0.114665</text:p>
          </table:table-cell>
          <table:table-cell office:value-type="float" office:value="0.025622" calcext:value-type="float">
            <text:p>0.025622</text:p>
          </table:table-cell>
          <table:table-cell office:value-type="float" office:value="0" calcext:value-type="float">
            <text:p>0</text:p>
          </table:table-cell>
          <table:table-cell office:value-type="float" office:value="60152" calcext:value-type="float">
            <text:p>60152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5:59</text:p>
          </table:table-cell>
          <table:table-cell office:value-type="float" office:value="0.146965" calcext:value-type="float">
            <text:p>0.146965</text:p>
          </table:table-cell>
          <table:table-cell office:value-type="float" office:value="0.045435" calcext:value-type="float">
            <text:p>0.045435</text:p>
          </table:table-cell>
          <table:table-cell office:value-type="float" office:value="0" calcext:value-type="float">
            <text:p>0</text:p>
          </table:table-cell>
          <table:table-cell office:value-type="float" office:value="105287" calcext:value-type="float">
            <text:p>105287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0</text:p>
          </table:table-cell>
          <table:table-cell office:value-type="float" office:value="0.24044" calcext:value-type="float">
            <text:p>0.24044</text:p>
          </table:table-cell>
          <table:table-cell office:value-type="float" office:value="0.100319" calcext:value-type="float">
            <text:p>0.100319</text:p>
          </table:table-cell>
          <table:table-cell office:value-type="float" office:value="0" calcext:value-type="float">
            <text:p>0</text:p>
          </table:table-cell>
          <table:table-cell office:value-type="float" office:value="206417" calcext:value-type="float">
            <text:p>206417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1</text:p>
          </table:table-cell>
          <table:table-cell office:value-type="float" office:value="0.100697" calcext:value-type="float">
            <text:p>0.100697</text:p>
          </table:table-cell>
          <table:table-cell office:value-type="float" office:value="0.027768" calcext:value-type="float">
            <text:p>0.027768</text:p>
          </table:table-cell>
          <table:table-cell office:value-type="float" office:value="0" calcext:value-type="float">
            <text:p>0</text:p>
          </table:table-cell>
          <table:table-cell office:value-type="float" office:value="70353" calcext:value-type="float">
            <text:p>70353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2</text:p>
          </table:table-cell>
          <table:table-cell office:value-type="float" office:value="0.084907" calcext:value-type="float">
            <text:p>0.084907</text:p>
          </table:table-cell>
          <table:table-cell office:value-type="float" office:value="0.022232" calcext:value-type="float">
            <text:p>0.022232</text:p>
          </table:table-cell>
          <table:table-cell office:value-type="float" office:value="0" calcext:value-type="float">
            <text:p>0</text:p>
          </table:table-cell>
          <table:table-cell office:value-type="float" office:value="72200" calcext:value-type="float">
            <text:p>72200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3</text:p>
          </table:table-cell>
          <table:table-cell office:value-type="float" office:value="0.14114" calcext:value-type="float">
            <text:p>0.14114</text:p>
          </table:table-cell>
          <table:table-cell office:value-type="float" office:value="0.070616" calcext:value-type="float">
            <text:p>0.070616</text:p>
          </table:table-cell>
          <table:table-cell office:value-type="float" office:value="0" calcext:value-type="float">
            <text:p>0</text:p>
          </table:table-cell>
          <table:table-cell office:value-type="float" office:value="162027" calcext:value-type="float">
            <text:p>162027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4</text:p>
          </table:table-cell>
          <table:table-cell office:value-type="float" office:value="0.185195" calcext:value-type="float">
            <text:p>0.185195</text:p>
          </table:table-cell>
          <table:table-cell office:value-type="float" office:value="0.102568" calcext:value-type="float">
            <text:p>0.102568</text:p>
          </table:table-cell>
          <table:table-cell office:value-type="float" office:value="0" calcext:value-type="float">
            <text:p>0</text:p>
          </table:table-cell>
          <table:table-cell office:value-type="float" office:value="236712" calcext:value-type="float">
            <text:p>236712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5</text:p>
          </table:table-cell>
          <table:table-cell office:value-type="float" office:value="0.086101" calcext:value-type="float">
            <text:p>0.086101</text:p>
          </table:table-cell>
          <table:table-cell office:value-type="float" office:value="0.012858" calcext:value-type="float">
            <text:p>0.012858</text:p>
          </table:table-cell>
          <table:table-cell office:value-type="float" office:value="0" calcext:value-type="float">
            <text:p>0</text:p>
          </table:table-cell>
          <table:table-cell office:value-type="float" office:value="89067" calcext:value-type="float">
            <text:p>89067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6</text:p>
          </table:table-cell>
          <table:table-cell office:value-type="float" office:value="0.017082" calcext:value-type="float">
            <text:p>0.017082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" calcext:value-type="float">
            <text:p>0</text:p>
          </table:table-cell>
          <table:table-cell office:value-type="float" office:value="45165" calcext:value-type="float">
            <text:p>45165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7</text:p>
          </table:table-cell>
          <table:table-cell office:value-type="float" office:value="0.015345" calcext:value-type="float">
            <text:p>0.015345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" calcext:value-type="float">
            <text:p>0</text:p>
          </table:table-cell>
          <table:table-cell office:value-type="float" office:value="54071" calcext:value-type="float">
            <text:p>5407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8</text:p>
          </table:table-cell>
          <table:table-cell office:value-type="float" office:value="0.038716" calcext:value-type="float">
            <text:p>0.038716</text:p>
          </table:table-cell>
          <table:table-cell office:value-type="float" office:value="0.007035" calcext:value-type="float">
            <text:p>0.007035</text:p>
          </table:table-cell>
          <table:table-cell office:value-type="float" office:value="0" calcext:value-type="float">
            <text:p>0</text:p>
          </table:table-cell>
          <table:table-cell office:value-type="float" office:value="122865" calcext:value-type="float">
            <text:p>122865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09</text:p>
          </table:table-cell>
          <table:table-cell office:value-type="float" office:value="0.017281" calcext:value-type="float">
            <text:p>0.017281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" calcext:value-type="float">
            <text:p>0</text:p>
          </table:table-cell>
          <table:table-cell office:value-type="float" office:value="83526" calcext:value-type="float">
            <text:p>83526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0</text:p>
          </table:table-cell>
          <table:table-cell office:value-type="float" office:value="0.020779" calcext:value-type="float">
            <text:p>0.020779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1</text:p>
          </table:table-cell>
          <table:table-cell office:value-type="float" office:value="0.022692" calcext:value-type="float">
            <text:p>0.022692</text:p>
          </table:table-cell>
          <table:table-cell office:value-type="float" office:value="0.005262" calcext:value-type="float">
            <text:p>0.005262</text:p>
          </table:table-cell>
          <table:table-cell office:value-type="float" office:value="0" calcext:value-type="float">
            <text:p>0</text:p>
          </table:table-cell>
          <table:table-cell office:value-type="float" office:value="90716" calcext:value-type="float">
            <text:p>90716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2</text:p>
          </table:table-cell>
          <table:table-cell office:value-type="float" office:value="0.030102" calcext:value-type="float">
            <text:p>0.030102</text:p>
          </table:table-cell>
          <table:table-cell office:value-type="float" office:value="0.004853" calcext:value-type="float">
            <text:p>0.004853</text:p>
          </table:table-cell>
          <table:table-cell office:value-type="float" office:value="0" calcext:value-type="float">
            <text:p>0</text:p>
          </table:table-cell>
          <table:table-cell office:value-type="float" office:value="70919" calcext:value-type="float">
            <text:p>70919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3</text:p>
          </table:table-cell>
          <table:table-cell office:value-type="float" office:value="0.015995" calcext:value-type="float">
            <text:p>0.015995</text:p>
          </table:table-cell>
          <table:table-cell office:value-type="float" office:value="0.004138" calcext:value-type="float">
            <text:p>0.004138</text:p>
          </table:table-cell>
          <table:table-cell office:value-type="float" office:value="0" calcext:value-type="float">
            <text:p>0</text:p>
          </table:table-cell>
          <table:table-cell office:value-type="float" office:value="48571" calcext:value-type="float">
            <text:p>48571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4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" calcext:value-type="float">
            <text:p>0</text:p>
          </table:table-cell>
          <table:table-cell office:value-type="float" office:value="30234" calcext:value-type="float">
            <text:p>30234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5</text:p>
          </table:table-cell>
          <table:table-cell office:value-type="float" office:value="0.015164" calcext:value-type="float">
            <text:p>0.015164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0" calcext:value-type="float">
            <text:p>0</text:p>
          </table:table-cell>
          <table:table-cell office:value-type="float" office:value="75649" calcext:value-type="float">
            <text:p>75649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6</text:p>
          </table:table-cell>
          <table:table-cell office:value-type="float" office:value="0.013027" calcext:value-type="float">
            <text:p>0.013027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" calcext:value-type="float">
            <text:p>0</text:p>
          </table:table-cell>
          <table:table-cell office:value-type="float" office:value="30550" calcext:value-type="float">
            <text:p>30550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7</text:p>
          </table:table-cell>
          <table:table-cell office:value-type="float" office:value="0.016554" calcext:value-type="float">
            <text:p>0.016554</text:p>
          </table:table-cell>
          <table:table-cell office:value-type="float" office:value="0.004305" calcext:value-type="float">
            <text:p>0.004305</text:p>
          </table:table-cell>
          <table:table-cell office:value-type="float" office:value="0" calcext:value-type="float">
            <text:p>0</text:p>
          </table:table-cell>
          <table:table-cell office:value-type="float" office:value="48576" calcext:value-type="float">
            <text:p>4857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8</text:p>
          </table:table-cell>
          <table:table-cell office:value-type="float" office:value="0.017637" calcext:value-type="float">
            <text:p>0.017637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" calcext:value-type="float">
            <text:p>0</text:p>
          </table:table-cell>
          <table:table-cell office:value-type="float" office:value="65099" calcext:value-type="float">
            <text:p>6509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19</text:p>
          </table:table-cell>
          <table:table-cell office:value-type="float" office:value="0.019208" calcext:value-type="float">
            <text:p>0.019208</text:p>
          </table:table-cell>
          <table:table-cell office:value-type="float" office:value="0.005649" calcext:value-type="float">
            <text:p>0.005649</text:p>
          </table:table-cell>
          <table:table-cell office:value-type="float" office:value="0" calcext:value-type="float">
            <text:p>0</text:p>
          </table:table-cell>
          <table:table-cell office:value-type="float" office:value="98319" calcext:value-type="float">
            <text:p>9831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0</text:p>
          </table:table-cell>
          <table:table-cell office:value-type="float" office:value="0.017781" calcext:value-type="float">
            <text:p>0.01778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4953" calcext:value-type="float">
            <text:p>8495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1</text:p>
          </table:table-cell>
          <table:table-cell office:value-type="float" office:value="0.019775" calcext:value-type="float">
            <text:p>0.019775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" calcext:value-type="float">
            <text:p>0</text:p>
          </table:table-cell>
          <table:table-cell office:value-type="float" office:value="85940" calcext:value-type="float">
            <text:p>8594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2</text:p>
          </table:table-cell>
          <table:table-cell office:value-type="float" office:value="0.070924" calcext:value-type="float">
            <text:p>0.070924</text:p>
          </table:table-cell>
          <table:table-cell office:value-type="float" office:value="0.015965" calcext:value-type="float">
            <text:p>0.015965</text:p>
          </table:table-cell>
          <table:table-cell office:value-type="float" office:value="0" calcext:value-type="float">
            <text:p>0</text:p>
          </table:table-cell>
          <table:table-cell office:value-type="float" office:value="149349" calcext:value-type="float">
            <text:p>14934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3</text:p>
          </table:table-cell>
          <table:table-cell office:value-type="float" office:value="0.043604" calcext:value-type="float">
            <text:p>0.043604</text:p>
          </table:table-cell>
          <table:table-cell office:value-type="float" office:value="0.012362" calcext:value-type="float">
            <text:p>0.012362</text:p>
          </table:table-cell>
          <table:table-cell office:value-type="float" office:value="0" calcext:value-type="float">
            <text:p>0</text:p>
          </table:table-cell>
          <table:table-cell office:value-type="float" office:value="141127" calcext:value-type="float">
            <text:p>141127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4</text:p>
          </table:table-cell>
          <table:table-cell office:value-type="float" office:value="0.020999" calcext:value-type="float">
            <text:p>0.020999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" calcext:value-type="float">
            <text:p>0</text:p>
          </table:table-cell>
          <table:table-cell office:value-type="float" office:value="72858" calcext:value-type="float">
            <text:p>72858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5</text:p>
          </table:table-cell>
          <table:table-cell office:value-type="float" office:value="0.020652" calcext:value-type="float">
            <text:p>0.020652</text:p>
          </table:table-cell>
          <table:table-cell office:value-type="float" office:value="0.005814" calcext:value-type="float">
            <text:p>0.005814</text:p>
          </table:table-cell>
          <table:table-cell office:value-type="float" office:value="0" calcext:value-type="float">
            <text:p>0</text:p>
          </table:table-cell>
          <table:table-cell office:value-type="float" office:value="101801" calcext:value-type="float">
            <text:p>101801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6</text:p>
          </table:table-cell>
          <table:table-cell office:value-type="float" office:value="0.023105" calcext:value-type="float">
            <text:p>0.023105</text:p>
          </table:table-cell>
          <table:table-cell office:value-type="float" office:value="0.006149" calcext:value-type="float">
            <text:p>0.006149</text:p>
          </table:table-cell>
          <table:table-cell office:value-type="float" office:value="0" calcext:value-type="float">
            <text:p>0</text:p>
          </table:table-cell>
          <table:table-cell office:value-type="float" office:value="103209" calcext:value-type="float">
            <text:p>103209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7</text:p>
          </table:table-cell>
          <table:table-cell office:value-type="float" office:value="0.023257" calcext:value-type="float">
            <text:p>0.023257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" calcext:value-type="float">
            <text:p>0</text:p>
          </table:table-cell>
          <table:table-cell office:value-type="float" office:value="73257" calcext:value-type="float">
            <text:p>73257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8</text:p>
          </table:table-cell>
          <table:table-cell office:value-type="float" office:value="0.033824" calcext:value-type="float">
            <text:p>0.033824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" calcext:value-type="float">
            <text:p>0</text:p>
          </table:table-cell>
          <table:table-cell office:value-type="float" office:value="88790" calcext:value-type="float">
            <text:p>8879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29</text:p>
          </table:table-cell>
          <table:table-cell office:value-type="float" office:value="0.020609" calcext:value-type="float">
            <text:p>0.020609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" calcext:value-type="float">
            <text:p>0</text:p>
          </table:table-cell>
          <table:table-cell office:value-type="float" office:value="59619" calcext:value-type="float">
            <text:p>59619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0</text:p>
          </table:table-cell>
          <table:table-cell office:value-type="float" office:value="0.036682" calcext:value-type="float">
            <text:p>0.036682</text:p>
          </table:table-cell>
          <table:table-cell office:value-type="float" office:value="0.006497" calcext:value-type="float">
            <text:p>0.006497</text:p>
          </table:table-cell>
          <table:table-cell office:value-type="float" office:value="0" calcext:value-type="float">
            <text:p>0</text:p>
          </table:table-cell>
          <table:table-cell office:value-type="float" office:value="96364" calcext:value-type="float">
            <text:p>96364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1</text:p>
          </table:table-cell>
          <table:table-cell office:value-type="float" office:value="0.014151" calcext:value-type="float">
            <text:p>0.014151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" calcext:value-type="float">
            <text:p>0</text:p>
          </table:table-cell>
          <table:table-cell office:value-type="float" office:value="17553" calcext:value-type="float">
            <text:p>17553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2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" calcext:value-type="float">
            <text:p>0</text:p>
          </table:table-cell>
          <table:table-cell office:value-type="float" office:value="41679" calcext:value-type="float">
            <text:p>41679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3</text:p>
          </table:table-cell>
          <table:table-cell office:value-type="float" office:value="0.017776" calcext:value-type="float">
            <text:p>0.017776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" calcext:value-type="float">
            <text:p>0</text:p>
          </table:table-cell>
          <table:table-cell office:value-type="float" office:value="55778" calcext:value-type="float">
            <text:p>55778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4</text:p>
          </table:table-cell>
          <table:table-cell office:value-type="float" office:value="0.016585" calcext:value-type="float">
            <text:p>0.016585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" calcext:value-type="float">
            <text:p>0</text:p>
          </table:table-cell>
          <table:table-cell office:value-type="float" office:value="60431" calcext:value-type="float">
            <text:p>60431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5</text:p>
          </table:table-cell>
          <table:table-cell office:value-type="float" office:value="0.016087" calcext:value-type="float">
            <text:p>0.016087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0" calcext:value-type="float">
            <text:p>0</text:p>
          </table:table-cell>
          <table:table-cell office:value-type="float" office:value="52966" calcext:value-type="float">
            <text:p>5296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6</text:p>
          </table:table-cell>
          <table:table-cell office:value-type="float" office:value="0.015282" calcext:value-type="float">
            <text:p>0.015282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" calcext:value-type="float">
            <text:p>0</text:p>
          </table:table-cell>
          <table:table-cell office:value-type="float" office:value="32165" calcext:value-type="float">
            <text:p>3216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7</text:p>
          </table:table-cell>
          <table:table-cell office:value-type="float" office:value="0.019869" calcext:value-type="float">
            <text:p>0.019869</text:p>
          </table:table-cell>
          <table:table-cell office:value-type="float" office:value="0.005374" calcext:value-type="float">
            <text:p>0.005374</text:p>
          </table:table-cell>
          <table:table-cell office:value-type="float" office:value="0" calcext:value-type="float">
            <text:p>0</text:p>
          </table:table-cell>
          <table:table-cell office:value-type="float" office:value="78283" calcext:value-type="float">
            <text:p>7828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8</text:p>
          </table:table-cell>
          <table:table-cell office:value-type="float" office:value="0.014478" calcext:value-type="float">
            <text:p>0.014478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" calcext:value-type="float">
            <text:p>0</text:p>
          </table:table-cell>
          <table:table-cell office:value-type="float" office:value="28109" calcext:value-type="float">
            <text:p>2810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39</text:p>
          </table:table-cell>
          <table:table-cell office:value-type="float" office:value="0.017613" calcext:value-type="float">
            <text:p>0.017613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0" calcext:value-type="float">
            <text:p>0</text:p>
          </table:table-cell>
          <table:table-cell office:value-type="float" office:value="64090" calcext:value-type="float">
            <text:p>6409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0</text:p>
          </table:table-cell>
          <table:table-cell office:value-type="float" office:value="0.018893" calcext:value-type="float">
            <text:p>0.018893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" calcext:value-type="float">
            <text:p>0</text:p>
          </table:table-cell>
          <table:table-cell office:value-type="float" office:value="67196" calcext:value-type="float">
            <text:p>6719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1</text:p>
          </table:table-cell>
          <table:table-cell office:value-type="float" office:value="0.017067" calcext:value-type="float">
            <text:p>0.017067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" calcext:value-type="float">
            <text:p>0</text:p>
          </table:table-cell>
          <table:table-cell office:value-type="float" office:value="57282" calcext:value-type="float">
            <text:p>5728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2</text:p>
          </table:table-cell>
          <table:table-cell office:value-type="float" office:value="0.016262" calcext:value-type="float">
            <text:p>0.016262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" calcext:value-type="float">
            <text:p>0</text:p>
          </table:table-cell>
          <table:table-cell office:value-type="float" office:value="57034" calcext:value-type="float">
            <text:p>5703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3</text:p>
          </table:table-cell>
          <table:table-cell office:value-type="float" office:value="0.033119" calcext:value-type="float">
            <text:p>0.033119</text:p>
          </table:table-cell>
          <table:table-cell office:value-type="float" office:value="0.008881" calcext:value-type="float">
            <text:p>0.008881</text:p>
          </table:table-cell>
          <table:table-cell office:value-type="float" office:value="0" calcext:value-type="float">
            <text:p>0</text:p>
          </table:table-cell>
          <table:table-cell office:value-type="float" office:value="97655" calcext:value-type="float">
            <text:p>97655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4</text:p>
          </table:table-cell>
          <table:table-cell office:value-type="float" office:value="0.231538" calcext:value-type="float">
            <text:p>0.231538</text:p>
          </table:table-cell>
          <table:table-cell office:value-type="float" office:value="0.145653" calcext:value-type="float">
            <text:p>0.145653</text:p>
          </table:table-cell>
          <table:table-cell office:value-type="float" office:value="0" calcext:value-type="float">
            <text:p>0</text:p>
          </table:table-cell>
          <table:table-cell office:value-type="float" office:value="573451" calcext:value-type="float">
            <text:p>573451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5</text:p>
          </table:table-cell>
          <table:table-cell office:value-type="float" office:value="0.16977" calcext:value-type="float">
            <text:p>0.16977</text:p>
          </table:table-cell>
          <table:table-cell office:value-type="float" office:value="0.065455" calcext:value-type="float">
            <text:p>0.065455</text:p>
          </table:table-cell>
          <table:table-cell office:value-type="float" office:value="0" calcext:value-type="float">
            <text:p>0</text:p>
          </table:table-cell>
          <table:table-cell office:value-type="float" office:value="145069" calcext:value-type="float">
            <text:p>145069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6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46509" calcext:value-type="float">
            <text:p>0.046509</text:p>
          </table:table-cell>
          <table:table-cell office:value-type="float" office:value="0" calcext:value-type="float">
            <text:p>0</text:p>
          </table:table-cell>
          <table:table-cell office:value-type="float" office:value="119399" calcext:value-type="float">
            <text:p>119399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7</text:p>
          </table:table-cell>
          <table:table-cell office:value-type="float" office:value="0.107462" calcext:value-type="float">
            <text:p>0.107462</text:p>
          </table:table-cell>
          <table:table-cell office:value-type="float" office:value="0.026295" calcext:value-type="float">
            <text:p>0.026295</text:p>
          </table:table-cell>
          <table:table-cell office:value-type="float" office:value="0" calcext:value-type="float">
            <text:p>0</text:p>
          </table:table-cell>
          <table:table-cell office:value-type="float" office:value="93465" calcext:value-type="float">
            <text:p>93465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8</text:p>
          </table:table-cell>
          <table:table-cell office:value-type="float" office:value="0.071375" calcext:value-type="float">
            <text:p>0.071375</text:p>
          </table:table-cell>
          <table:table-cell office:value-type="float" office:value="0.016166" calcext:value-type="float">
            <text:p>0.016166</text:p>
          </table:table-cell>
          <table:table-cell office:value-type="float" office:value="0" calcext:value-type="float">
            <text:p>0</text:p>
          </table:table-cell>
          <table:table-cell office:value-type="float" office:value="137644" calcext:value-type="float">
            <text:p>13764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49</text:p>
          </table:table-cell>
          <table:table-cell office:value-type="float" office:value="0.013657" calcext:value-type="float">
            <text:p>0.013657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0" calcext:value-type="float">
            <text:p>0</text:p>
          </table:table-cell>
          <table:table-cell office:value-type="float" office:value="26672" calcext:value-type="float">
            <text:p>26672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0</text:p>
          </table:table-cell>
          <table:table-cell office:value-type="float" office:value="0.015236" calcext:value-type="float">
            <text:p>0.015236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" calcext:value-type="float">
            <text:p>0</text:p>
          </table:table-cell>
          <table:table-cell office:value-type="float" office:value="20291" calcext:value-type="float">
            <text:p>20291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1</text:p>
          </table:table-cell>
          <table:table-cell office:value-type="float" office:value="0.018802" calcext:value-type="float">
            <text:p>0.018802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0" calcext:value-type="float">
            <text:p>0</text:p>
          </table:table-cell>
          <table:table-cell office:value-type="float" office:value="69378" calcext:value-type="float">
            <text:p>69378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2</text:p>
          </table:table-cell>
          <table:table-cell office:value-type="float" office:value="0.016848" calcext:value-type="float">
            <text:p>0.016848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" calcext:value-type="float">
            <text:p>0</text:p>
          </table:table-cell>
          <table:table-cell office:value-type="float" office:value="47712" calcext:value-type="float">
            <text:p>47712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3</text:p>
          </table:table-cell>
          <table:table-cell office:value-type="float" office:value="0.033366" calcext:value-type="float">
            <text:p>0.033366</text:p>
          </table:table-cell>
          <table:table-cell office:value-type="float" office:value="0.005363" calcext:value-type="float">
            <text:p>0.005363</text:p>
          </table:table-cell>
          <table:table-cell office:value-type="float" office:value="0" calcext:value-type="float">
            <text:p>0</text:p>
          </table:table-cell>
          <table:table-cell office:value-type="float" office:value="93891" calcext:value-type="float">
            <text:p>93891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4</text:p>
          </table:table-cell>
          <table:table-cell office:value-type="float" office:value="0.015313" calcext:value-type="float">
            <text:p>0.015313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" calcext:value-type="float">
            <text:p>0</text:p>
          </table:table-cell>
          <table:table-cell office:value-type="float" office:value="26156" calcext:value-type="float">
            <text:p>26156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5</text:p>
          </table:table-cell>
          <table:table-cell office:value-type="float" office:value="0.034457" calcext:value-type="float">
            <text:p>0.034457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0" calcext:value-type="float">
            <text:p>0</text:p>
          </table:table-cell>
          <table:table-cell office:value-type="float" office:value="78453" calcext:value-type="float">
            <text:p>78453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6</text:p>
          </table:table-cell>
          <table:table-cell office:value-type="float" office:value="0.014559" calcext:value-type="float">
            <text:p>0.014559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" calcext:value-type="float">
            <text:p>0</text:p>
          </table:table-cell>
          <table:table-cell office:value-type="float" office:value="29489" calcext:value-type="float">
            <text:p>29489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7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" calcext:value-type="float">
            <text:p>0</text:p>
          </table:table-cell>
          <table:table-cell office:value-type="float" office:value="57502" calcext:value-type="float">
            <text:p>57502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8</text:p>
          </table:table-cell>
          <table:table-cell office:value-type="float" office:value="0.053726" calcext:value-type="float">
            <text:p>0.053726</text:p>
          </table:table-cell>
          <table:table-cell office:value-type="float" office:value="0.046154" calcext:value-type="float">
            <text:p>0.046154</text:p>
          </table:table-cell>
          <table:table-cell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6:59</text:p>
          </table:table-cell>
          <table:table-cell office:value-type="float" office:value="0.105632" calcext:value-type="float">
            <text:p>0.105632</text:p>
          </table:table-cell>
          <table:table-cell office:value-type="float" office:value="0.029416" calcext:value-type="float">
            <text:p>0.029416</text:p>
          </table:table-cell>
          <table:table-cell office:value-type="float" office:value="0" calcext:value-type="float">
            <text:p>0</text:p>
          </table:table-cell>
          <table:table-cell office:value-type="float" office:value="89480" calcext:value-type="float">
            <text:p>89480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0</text:p>
          </table:table-cell>
          <table:table-cell office:value-type="float" office:value="0.117914" calcext:value-type="float">
            <text:p>0.117914</text:p>
          </table:table-cell>
          <table:table-cell office:value-type="float" office:value="0.033511" calcext:value-type="float">
            <text:p>0.033511</text:p>
          </table:table-cell>
          <table:table-cell office:value-type="float" office:value="0" calcext:value-type="float">
            <text:p>0</text:p>
          </table:table-cell>
          <table:table-cell office:value-type="float" office:value="133781" calcext:value-type="float">
            <text:p>133781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1</text:p>
          </table:table-cell>
          <table:table-cell office:value-type="float" office:value="0.034273" calcext:value-type="float">
            <text:p>0.034273</text:p>
          </table:table-cell>
          <table:table-cell office:value-type="float" office:value="0.004464" calcext:value-type="float">
            <text:p>0.004464</text:p>
          </table:table-cell>
          <table:table-cell office:value-type="float" office:value="0" calcext:value-type="float">
            <text:p>0</text:p>
          </table:table-cell>
          <table:table-cell office:value-type="float" office:value="82124" calcext:value-type="float">
            <text:p>8212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2</text:p>
          </table:table-cell>
          <table:table-cell office:value-type="float" office:value="0.027401" calcext:value-type="float">
            <text:p>0.027401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" calcext:value-type="float">
            <text:p>0</text:p>
          </table:table-cell>
          <table:table-cell office:value-type="float" office:value="137564" calcext:value-type="float">
            <text:p>137564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3</text:p>
          </table:table-cell>
          <table:table-cell office:value-type="float" office:value="0.089884" calcext:value-type="float">
            <text:p>0.089884</text:p>
          </table:table-cell>
          <table:table-cell office:value-type="float" office:value="0.025335" calcext:value-type="float">
            <text:p>0.025335</text:p>
          </table:table-cell>
          <table:table-cell office:value-type="float" office:value="0" calcext:value-type="float">
            <text:p>0</text:p>
          </table:table-cell>
          <table:table-cell office:value-type="float" office:value="203173" calcext:value-type="float">
            <text:p>203173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4</text:p>
          </table:table-cell>
          <table:table-cell office:value-type="float" office:value="0.032535" calcext:value-type="float">
            <text:p>0.032535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0" calcext:value-type="float">
            <text:p>0</text:p>
          </table:table-cell>
          <table:table-cell office:value-type="float" office:value="75628" calcext:value-type="float">
            <text:p>75628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5</text:p>
          </table:table-cell>
          <table:table-cell office:value-type="float" office:value="0.020807" calcext:value-type="float">
            <text:p>0.020807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0" calcext:value-type="float">
            <text:p>0</text:p>
          </table:table-cell>
          <table:table-cell office:value-type="float" office:value="83652" calcext:value-type="float">
            <text:p>83652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6</text:p>
          </table:table-cell>
          <table:table-cell office:value-type="float" office:value="0.035224" calcext:value-type="float">
            <text:p>0.035224</text:p>
          </table:table-cell>
          <table:table-cell office:value-type="float" office:value="0.006741" calcext:value-type="float">
            <text:p>0.006741</text:p>
          </table:table-cell>
          <table:table-cell office:value-type="float" office:value="0" calcext:value-type="float">
            <text:p>0</text:p>
          </table:table-cell>
          <table:table-cell office:value-type="float" office:value="90182" calcext:value-type="float">
            <text:p>90182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7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0" calcext:value-type="float">
            <text:p>0</text:p>
          </table:table-cell>
          <table:table-cell office:value-type="float" office:value="100091" calcext:value-type="float">
            <text:p>100091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8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" calcext:value-type="float">
            <text:p>0</text:p>
          </table:table-cell>
          <table:table-cell office:value-type="float" office:value="26689" calcext:value-type="float">
            <text:p>26689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09</text:p>
          </table:table-cell>
          <table:table-cell office:value-type="float" office:value="0.015784" calcext:value-type="float">
            <text:p>0.015784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" calcext:value-type="float">
            <text:p>0</text:p>
          </table:table-cell>
          <table:table-cell office:value-type="float" office:value="27302" calcext:value-type="float">
            <text:p>27302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0</text:p>
          </table:table-cell>
          <table:table-cell office:value-type="float" office:value="0.06878" calcext:value-type="float">
            <text:p>0.06878</text:p>
          </table:table-cell>
          <table:table-cell office:value-type="float" office:value="0.019994" calcext:value-type="float">
            <text:p>0.019994</text:p>
          </table:table-cell>
          <table:table-cell office:value-type="float" office:value="0" calcext:value-type="float">
            <text:p>0</text:p>
          </table:table-cell>
          <table:table-cell office:value-type="float" office:value="128214" calcext:value-type="float">
            <text:p>128214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1</text:p>
          </table:table-cell>
          <table:table-cell office:value-type="float" office:value="0.032323" calcext:value-type="float">
            <text:p>0.032323</text:p>
          </table:table-cell>
          <table:table-cell office:value-type="float" office:value="0.007273" calcext:value-type="float">
            <text:p>0.007273</text:p>
          </table:table-cell>
          <table:table-cell office:value-type="float" office:value="0" calcext:value-type="float">
            <text:p>0</text:p>
          </table:table-cell>
          <table:table-cell office:value-type="float" office:value="76262" calcext:value-type="float">
            <text:p>76262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2</text:p>
          </table:table-cell>
          <table:table-cell office:value-type="float" office:value="0.338405" calcext:value-type="float">
            <text:p>0.338405</text:p>
          </table:table-cell>
          <table:table-cell office:value-type="float" office:value="1.782638" calcext:value-type="float">
            <text:p>1.782638</text:p>
          </table:table-cell>
          <table:table-cell office:value-type="float" office:value="0" calcext:value-type="float">
            <text:p>0</text:p>
          </table:table-cell>
          <table:table-cell office:value-type="float" office:value="815458" calcext:value-type="float">
            <text:p>815458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3</text:p>
          </table:table-cell>
          <table:table-cell office:value-type="float" office:value="2.298744" calcext:value-type="float">
            <text:p>2.298744</text:p>
          </table:table-cell>
          <table:table-cell office:value-type="float" office:value="6.215826" calcext:value-type="float">
            <text:p>6.215826</text:p>
          </table:table-cell>
          <table:table-cell office:value-type="float" office:value="0" calcext:value-type="float">
            <text:p>0</text:p>
          </table:table-cell>
          <table:table-cell office:value-type="float" office:value="2270880" calcext:value-type="float">
            <text:p>2270880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4</text:p>
          </table:table-cell>
          <table:table-cell office:value-type="float" office:value="0.377571" calcext:value-type="float">
            <text:p>0.377571</text:p>
          </table:table-cell>
          <table:table-cell office:value-type="float" office:value="0.02551" calcext:value-type="float">
            <text:p>0.02551</text:p>
          </table:table-cell>
          <table:table-cell office:value-type="float" office:value="0" calcext:value-type="float">
            <text:p>0</text:p>
          </table:table-cell>
          <table:table-cell office:value-type="float" office:value="37169" calcext:value-type="float">
            <text:p>37169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5</text:p>
          </table:table-cell>
          <table:table-cell office:value-type="float" office:value="0.695781" calcext:value-type="float">
            <text:p>0.695781</text:p>
          </table:table-cell>
          <table:table-cell office:value-type="float" office:value="0.171401" calcext:value-type="float">
            <text:p>0.171401</text:p>
          </table:table-cell>
          <table:table-cell office:value-type="float" office:value="0" calcext:value-type="float">
            <text:p>0</text:p>
          </table:table-cell>
          <table:table-cell office:value-type="float" office:value="162525" calcext:value-type="float">
            <text:p>162525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6</text:p>
          </table:table-cell>
          <table:table-cell office:value-type="float" office:value="0.741963" calcext:value-type="float">
            <text:p>0.741963</text:p>
          </table:table-cell>
          <table:table-cell office:value-type="float" office:value="0.110777" calcext:value-type="float">
            <text:p>0.110777</text:p>
          </table:table-cell>
          <table:table-cell office:value-type="float" office:value="0" calcext:value-type="float">
            <text:p>0</text:p>
          </table:table-cell>
          <table:table-cell office:value-type="float" office:value="42779" calcext:value-type="float">
            <text:p>42779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7</text:p>
          </table:table-cell>
          <table:table-cell office:value-type="float" office:value="0.789501" calcext:value-type="float">
            <text:p>0.789501</text:p>
          </table:table-cell>
          <table:table-cell office:value-type="float" office:value="0.893617" calcext:value-type="float">
            <text:p>0.893617</text:p>
          </table:table-cell>
          <table:table-cell office:value-type="float" office:value="0" calcext:value-type="float">
            <text:p>0</text:p>
          </table:table-cell>
          <table:table-cell office:value-type="float" office:value="477004" calcext:value-type="float">
            <text:p>477004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8</text:p>
          </table:table-cell>
          <table:table-cell office:value-type="float" office:value="6.65604" calcext:value-type="float">
            <text:p>6.65604</text:p>
          </table:table-cell>
          <table:table-cell office:value-type="float" office:value="23.102848" calcext:value-type="float">
            <text:p>23.102848</text:p>
          </table:table-cell>
          <table:table-cell office:value-type="float" office:value="0" calcext:value-type="float">
            <text:p>0</text:p>
          </table:table-cell>
          <table:table-cell office:value-type="float" office:value="5332287" calcext:value-type="float">
            <text:p>533228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19</text:p>
          </table:table-cell>
          <table:table-cell office:value-type="float" office:value="12.408292" calcext:value-type="float">
            <text:p>12.408292</text:p>
          </table:table-cell>
          <table:table-cell office:value-type="float" office:value="27.762256" calcext:value-type="float">
            <text:p>27.762256</text:p>
          </table:table-cell>
          <table:table-cell office:value-type="float" office:value="0" calcext:value-type="float">
            <text:p>0</text:p>
          </table:table-cell>
          <table:table-cell office:value-type="float" office:value="6689975" calcext:value-type="float">
            <text:p>668997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0</text:p>
          </table:table-cell>
          <table:table-cell office:value-type="float" office:value="7.603538" calcext:value-type="float">
            <text:p>7.603538</text:p>
          </table:table-cell>
          <table:table-cell office:value-type="float" office:value="24.786233" calcext:value-type="float">
            <text:p>24.786233</text:p>
          </table:table-cell>
          <table:table-cell office:value-type="float" office:value="0" calcext:value-type="float">
            <text:p>0</text:p>
          </table:table-cell>
          <table:table-cell office:value-type="float" office:value="5694157" calcext:value-type="float">
            <text:p>569415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1</text:p>
          </table:table-cell>
          <table:table-cell office:value-type="float" office:value="13.981556" calcext:value-type="float">
            <text:p>13.981556</text:p>
          </table:table-cell>
          <table:table-cell office:value-type="float" office:value="32.720964" calcext:value-type="float">
            <text:p>32.720964</text:p>
          </table:table-cell>
          <table:table-cell office:value-type="float" office:value="0" calcext:value-type="float">
            <text:p>0</text:p>
          </table:table-cell>
          <table:table-cell office:value-type="float" office:value="7625093" calcext:value-type="float">
            <text:p>762509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2</text:p>
          </table:table-cell>
          <table:table-cell office:value-type="float" office:value="12.017968" calcext:value-type="float">
            <text:p>12.017968</text:p>
          </table:table-cell>
          <table:table-cell office:value-type="float" office:value="29.69212" calcext:value-type="float">
            <text:p>29.69212</text:p>
          </table:table-cell>
          <table:table-cell office:value-type="float" office:value="0" calcext:value-type="float">
            <text:p>0</text:p>
          </table:table-cell>
          <table:table-cell office:value-type="float" office:value="7445699" calcext:value-type="float">
            <text:p>744569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3</text:p>
          </table:table-cell>
          <table:table-cell office:value-type="float" office:value="6.276607" calcext:value-type="float">
            <text:p>6.276607</text:p>
          </table:table-cell>
          <table:table-cell office:value-type="float" office:value="26.68778" calcext:value-type="float">
            <text:p>26.68778</text:p>
          </table:table-cell>
          <table:table-cell office:value-type="float" office:value="0" calcext:value-type="float">
            <text:p>0</text:p>
          </table:table-cell>
          <table:table-cell office:value-type="float" office:value="5426390" calcext:value-type="float">
            <text:p>542639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4</text:p>
          </table:table-cell>
          <table:table-cell office:value-type="float" office:value="8.740692" calcext:value-type="float">
            <text:p>8.740692</text:p>
          </table:table-cell>
          <table:table-cell office:value-type="float" office:value="36.452425" calcext:value-type="float">
            <text:p>36.452425</text:p>
          </table:table-cell>
          <table:table-cell office:value-type="float" office:value="0" calcext:value-type="float">
            <text:p>0</text:p>
          </table:table-cell>
          <table:table-cell office:value-type="float" office:value="7423220" calcext:value-type="float">
            <text:p>74232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5</text:p>
          </table:table-cell>
          <table:table-cell office:value-type="float" office:value="12.935334" calcext:value-type="float">
            <text:p>12.935334</text:p>
          </table:table-cell>
          <table:table-cell office:value-type="float" office:value="28.845724" calcext:value-type="float">
            <text:p>28.845724</text:p>
          </table:table-cell>
          <table:table-cell office:value-type="float" office:value="0" calcext:value-type="float">
            <text:p>0</text:p>
          </table:table-cell>
          <table:table-cell office:value-type="float" office:value="7248599" calcext:value-type="float">
            <text:p>724859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6</text:p>
          </table:table-cell>
          <table:table-cell office:value-type="float" office:value="13.501097" calcext:value-type="float">
            <text:p>13.501097</text:p>
          </table:table-cell>
          <table:table-cell office:value-type="float" office:value="28.505665" calcext:value-type="float">
            <text:p>28.505665</text:p>
          </table:table-cell>
          <table:table-cell office:value-type="float" office:value="0" calcext:value-type="float">
            <text:p>0</text:p>
          </table:table-cell>
          <table:table-cell office:value-type="float" office:value="6950650" calcext:value-type="float">
            <text:p>695065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7</text:p>
          </table:table-cell>
          <table:table-cell office:value-type="float" office:value="8.790267" calcext:value-type="float">
            <text:p>8.790267</text:p>
          </table:table-cell>
          <table:table-cell office:value-type="float" office:value="38.576414" calcext:value-type="float">
            <text:p>38.576414</text:p>
          </table:table-cell>
          <table:table-cell office:value-type="float" office:value="0" calcext:value-type="float">
            <text:p>0</text:p>
          </table:table-cell>
          <table:table-cell office:value-type="float" office:value="8538928" calcext:value-type="float">
            <text:p>853892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8</text:p>
          </table:table-cell>
          <table:table-cell office:value-type="float" office:value="13.70745" calcext:value-type="float">
            <text:p>13.70745</text:p>
          </table:table-cell>
          <table:table-cell office:value-type="float" office:value="43.504314" calcext:value-type="float">
            <text:p>43.504314</text:p>
          </table:table-cell>
          <table:table-cell office:value-type="float" office:value="0" calcext:value-type="float">
            <text:p>0</text:p>
          </table:table-cell>
          <table:table-cell office:value-type="float" office:value="9390810" calcext:value-type="float">
            <text:p>93908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29</text:p>
          </table:table-cell>
          <table:table-cell office:value-type="float" office:value="4.181777" calcext:value-type="float">
            <text:p>4.181777</text:p>
          </table:table-cell>
          <table:table-cell office:value-type="float" office:value="46.013086" calcext:value-type="float">
            <text:p>46.013086</text:p>
          </table:table-cell>
          <table:table-cell office:value-type="float" office:value="0" calcext:value-type="float">
            <text:p>0</text:p>
          </table:table-cell>
          <table:table-cell office:value-type="float" office:value="8598430" calcext:value-type="float">
            <text:p>859843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0</text:p>
          </table:table-cell>
          <table:table-cell office:value-type="float" office:value="13.717484" calcext:value-type="float">
            <text:p>13.717484</text:p>
          </table:table-cell>
          <table:table-cell office:value-type="float" office:value="26.123438" calcext:value-type="float">
            <text:p>26.123438</text:p>
          </table:table-cell>
          <table:table-cell office:value-type="float" office:value="0" calcext:value-type="float">
            <text:p>0</text:p>
          </table:table-cell>
          <table:table-cell office:value-type="float" office:value="6651937" calcext:value-type="float">
            <text:p>665193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1</text:p>
          </table:table-cell>
          <table:table-cell office:value-type="float" office:value="2.943883" calcext:value-type="float">
            <text:p>2.943883</text:p>
          </table:table-cell>
          <table:table-cell office:value-type="float" office:value="18.411581" calcext:value-type="float">
            <text:p>18.411581</text:p>
          </table:table-cell>
          <table:table-cell office:value-type="float" office:value="0" calcext:value-type="float">
            <text:p>0</text:p>
          </table:table-cell>
          <table:table-cell office:value-type="float" office:value="3431894" calcext:value-type="float">
            <text:p>343189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2</text:p>
          </table:table-cell>
          <table:table-cell office:value-type="float" office:value="3.022517" calcext:value-type="float">
            <text:p>3.022517</text:p>
          </table:table-cell>
          <table:table-cell office:value-type="float" office:value="0.208291" calcext:value-type="float">
            <text:p>0.208291</text:p>
          </table:table-cell>
          <table:table-cell office:value-type="float" office:value="0" calcext:value-type="float">
            <text:p>0</text:p>
          </table:table-cell>
          <table:table-cell office:value-type="float" office:value="69797" calcext:value-type="float">
            <text:p>6979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3</text:p>
          </table:table-cell>
          <table:table-cell office:value-type="float" office:value="0.644174" calcext:value-type="float">
            <text:p>0.644174</text:p>
          </table:table-cell>
          <table:table-cell office:value-type="float" office:value="0.063208" calcext:value-type="float">
            <text:p>0.063208</text:p>
          </table:table-cell>
          <table:table-cell office:value-type="float" office:value="0" calcext:value-type="float">
            <text:p>0</text:p>
          </table:table-cell>
          <table:table-cell office:value-type="float" office:value="27126" calcext:value-type="float">
            <text:p>2712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4</text:p>
          </table:table-cell>
          <table:table-cell office:value-type="float" office:value="3.17601" calcext:value-type="float">
            <text:p>3.17601</text:p>
          </table:table-cell>
          <table:table-cell office:value-type="float" office:value="5.704844" calcext:value-type="float">
            <text:p>5.704844</text:p>
          </table:table-cell>
          <table:table-cell office:value-type="float" office:value="0" calcext:value-type="float">
            <text:p>0</text:p>
          </table:table-cell>
          <table:table-cell office:value-type="float" office:value="1803697" calcext:value-type="float">
            <text:p>180369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5</text:p>
          </table:table-cell>
          <table:table-cell office:value-type="float" office:value="19.304011" calcext:value-type="float">
            <text:p>19.304011</text:p>
          </table:table-cell>
          <table:table-cell office:value-type="float" office:value="55.328187" calcext:value-type="float">
            <text:p>55.328187</text:p>
          </table:table-cell>
          <table:table-cell office:value-type="float" office:value="0" calcext:value-type="float">
            <text:p>0</text:p>
          </table:table-cell>
          <table:table-cell office:value-type="float" office:value="15345538" calcext:value-type="float">
            <text:p>1534553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6</text:p>
          </table:table-cell>
          <table:table-cell office:value-type="float" office:value="37.262627" calcext:value-type="float">
            <text:p>37.262627</text:p>
          </table:table-cell>
          <table:table-cell office:value-type="float" office:value="56.516572" calcext:value-type="float">
            <text:p>56.516572</text:p>
          </table:table-cell>
          <table:table-cell office:value-type="float" office:value="0" calcext:value-type="float">
            <text:p>0</text:p>
          </table:table-cell>
          <table:table-cell office:value-type="float" office:value="19880896" calcext:value-type="float">
            <text:p>198808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7</text:p>
          </table:table-cell>
          <table:table-cell office:value-type="float" office:value="16.822756" calcext:value-type="float">
            <text:p>16.822756</text:p>
          </table:table-cell>
          <table:table-cell office:value-type="float" office:value="125.490576" calcext:value-type="float">
            <text:p>125.490576</text:p>
          </table:table-cell>
          <table:table-cell office:value-type="float" office:value="0" calcext:value-type="float">
            <text:p>0</text:p>
          </table:table-cell>
          <table:table-cell office:value-type="float" office:value="29675689" calcext:value-type="float">
            <text:p>29675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8</text:p>
          </table:table-cell>
          <table:table-cell office:value-type="float" office:value="5.664003" calcext:value-type="float">
            <text:p>5.664003</text:p>
          </table:table-cell>
          <table:table-cell office:value-type="float" office:value="85.374421" calcext:value-type="float">
            <text:p>85.374421</text:p>
          </table:table-cell>
          <table:table-cell office:value-type="float" office:value="0" calcext:value-type="float">
            <text:p>0</text:p>
          </table:table-cell>
          <table:table-cell office:value-type="float" office:value="19504747" calcext:value-type="float">
            <text:p>195047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39</text:p>
          </table:table-cell>
          <table:table-cell office:value-type="float" office:value="10.949685" calcext:value-type="float">
            <text:p>10.949685</text:p>
          </table:table-cell>
          <table:table-cell office:value-type="float" office:value="96.511788" calcext:value-type="float">
            <text:p>96.511788</text:p>
          </table:table-cell>
          <table:table-cell office:value-type="float" office:value="0" calcext:value-type="float">
            <text:p>0</text:p>
          </table:table-cell>
          <table:table-cell office:value-type="float" office:value="23716262" calcext:value-type="float">
            <text:p>237162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0</text:p>
          </table:table-cell>
          <table:table-cell office:value-type="float" office:value="26.048808" calcext:value-type="float">
            <text:p>26.048808</text:p>
          </table:table-cell>
          <table:table-cell office:value-type="float" office:value="63.818139" calcext:value-type="float">
            <text:p>63.818139</text:p>
          </table:table-cell>
          <table:table-cell office:value-type="float" office:value="0" calcext:value-type="float">
            <text:p>0</text:p>
          </table:table-cell>
          <table:table-cell office:value-type="float" office:value="18906714" calcext:value-type="float">
            <text:p>189067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1</text:p>
          </table:table-cell>
          <table:table-cell office:value-type="float" office:value="20.373806" calcext:value-type="float">
            <text:p>20.373806</text:p>
          </table:table-cell>
          <table:table-cell office:value-type="float" office:value="49.987023" calcext:value-type="float">
            <text:p>49.987023</text:p>
          </table:table-cell>
          <table:table-cell office:value-type="float" office:value="0" calcext:value-type="float">
            <text:p>0</text:p>
          </table:table-cell>
          <table:table-cell office:value-type="float" office:value="14282790" calcext:value-type="float">
            <text:p>1428279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2</text:p>
          </table:table-cell>
          <table:table-cell office:value-type="float" office:value="0.364601" calcext:value-type="float">
            <text:p>0.364601</text:p>
          </table:table-cell>
          <table:table-cell office:value-type="float" office:value="11.155694" calcext:value-type="float">
            <text:p>11.155694</text:p>
          </table:table-cell>
          <table:table-cell office:value-type="float" office:value="0" calcext:value-type="float">
            <text:p>0</text:p>
          </table:table-cell>
          <table:table-cell office:value-type="float" office:value="2568584" calcext:value-type="float">
            <text:p>256858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3</text:p>
          </table:table-cell>
          <table:table-cell office:value-type="float" office:value="0.788935" calcext:value-type="float">
            <text:p>0.788935</text:p>
          </table:table-cell>
          <table:table-cell office:value-type="float" office:value="1.109062" calcext:value-type="float">
            <text:p>1.109062</text:p>
          </table:table-cell>
          <table:table-cell office:value-type="float" office:value="0" calcext:value-type="float">
            <text:p>0</text:p>
          </table:table-cell>
          <table:table-cell office:value-type="float" office:value="353498" calcext:value-type="float">
            <text:p>35349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4</text:p>
          </table:table-cell>
          <table:table-cell office:value-type="float" office:value="0.355945" calcext:value-type="float">
            <text:p>0.355945</text:p>
          </table:table-cell>
          <table:table-cell office:value-type="float" office:value="1.070261" calcext:value-type="float">
            <text:p>1.070261</text:p>
          </table:table-cell>
          <table:table-cell office:value-type="float" office:value="0" calcext:value-type="float">
            <text:p>0</text:p>
          </table:table-cell>
          <table:table-cell office:value-type="float" office:value="299455" calcext:value-type="float">
            <text:p>29945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5</text:p>
          </table:table-cell>
          <table:table-cell office:value-type="float" office:value="0.81287" calcext:value-type="float">
            <text:p>0.81287</text:p>
          </table:table-cell>
          <table:table-cell office:value-type="float" office:value="1.273985" calcext:value-type="float">
            <text:p>1.273985</text:p>
          </table:table-cell>
          <table:table-cell office:value-type="float" office:value="0" calcext:value-type="float">
            <text:p>0</text:p>
          </table:table-cell>
          <table:table-cell office:value-type="float" office:value="366881" calcext:value-type="float">
            <text:p>36688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6</text:p>
          </table:table-cell>
          <table:table-cell office:value-type="float" office:value="0.624778" calcext:value-type="float">
            <text:p>0.624778</text:p>
          </table:table-cell>
          <table:table-cell office:value-type="float" office:value="0.919193" calcext:value-type="float">
            <text:p>0.919193</text:p>
          </table:table-cell>
          <table:table-cell office:value-type="float" office:value="0" calcext:value-type="float">
            <text:p>0</text:p>
          </table:table-cell>
          <table:table-cell office:value-type="float" office:value="282195" calcext:value-type="float">
            <text:p>28219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7</text:p>
          </table:table-cell>
          <table:table-cell office:value-type="float" office:value="0.535828" calcext:value-type="float">
            <text:p>0.535828</text:p>
          </table:table-cell>
          <table:table-cell office:value-type="float" office:value="0.876402" calcext:value-type="float">
            <text:p>0.876402</text:p>
          </table:table-cell>
          <table:table-cell office:value-type="float" office:value="0" calcext:value-type="float">
            <text:p>0</text:p>
          </table:table-cell>
          <table:table-cell office:value-type="float" office:value="289585" calcext:value-type="float">
            <text:p>28958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8</text:p>
          </table:table-cell>
          <table:table-cell office:value-type="float" office:value="1.975162" calcext:value-type="float">
            <text:p>1.975162</text:p>
          </table:table-cell>
          <table:table-cell office:value-type="float" office:value="0.745545" calcext:value-type="float">
            <text:p>0.745545</text:p>
          </table:table-cell>
          <table:table-cell office:value-type="float" office:value="0" calcext:value-type="float">
            <text:p>0</text:p>
          </table:table-cell>
          <table:table-cell office:value-type="float" office:value="246325" calcext:value-type="float">
            <text:p>2463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49</text:p>
          </table:table-cell>
          <table:table-cell office:value-type="float" office:value="1.952927" calcext:value-type="float">
            <text:p>1.952927</text:p>
          </table:table-cell>
          <table:table-cell office:value-type="float" office:value="0.981328" calcext:value-type="float">
            <text:p>0.981328</text:p>
          </table:table-cell>
          <table:table-cell office:value-type="float" office:value="0" calcext:value-type="float">
            <text:p>0</text:p>
          </table:table-cell>
          <table:table-cell office:value-type="float" office:value="321640" calcext:value-type="float">
            <text:p>32164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50</text:p>
          </table:table-cell>
          <table:table-cell office:value-type="float" office:value="1.513104" calcext:value-type="float">
            <text:p>1.513104</text:p>
          </table:table-cell>
          <table:table-cell office:value-type="float" office:value="1.468612" calcext:value-type="float">
            <text:p>1.468612</text:p>
          </table:table-cell>
          <table:table-cell office:value-type="float" office:value="0" calcext:value-type="float">
            <text:p>0</text:p>
          </table:table-cell>
          <table:table-cell office:value-type="float" office:value="223744" calcext:value-type="float">
            <text:p>22374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51</text:p>
          </table:table-cell>
          <table:table-cell office:value-type="float" office:value="0.505223" calcext:value-type="float">
            <text:p>0.505223</text:p>
          </table:table-cell>
          <table:table-cell office:value-type="float" office:value="2.083257" calcext:value-type="float">
            <text:p>2.083257</text:p>
          </table:table-cell>
          <table:table-cell office:value-type="float" office:value="0" calcext:value-type="float">
            <text:p>0</text:p>
          </table:table-cell>
          <table:table-cell office:value-type="float" office:value="183195" calcext:value-type="float">
            <text:p>18319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52</text:p>
          </table:table-cell>
          <table:table-cell office:value-type="float" office:value="1.7715" calcext:value-type="float">
            <text:p>1.7715</text:p>
          </table:table-cell>
          <table:table-cell office:value-type="float" office:value="0.34992" calcext:value-type="float">
            <text:p>0.34992</text:p>
          </table:table-cell>
          <table:table-cell office:value-type="float" office:value="0" calcext:value-type="float">
            <text:p>0</text:p>
          </table:table-cell>
          <table:table-cell office:value-type="float" office:value="90960" calcext:value-type="float">
            <text:p>9096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53</text:p>
          </table:table-cell>
          <table:table-cell office:value-type="float" office:value="1.291405" calcext:value-type="float">
            <text:p>1.291405</text:p>
          </table:table-cell>
          <table:table-cell office:value-type="float" office:value="1.568052" calcext:value-type="float">
            <text:p>1.568052</text:p>
          </table:table-cell>
          <table:table-cell office:value-type="float" office:value="0" calcext:value-type="float">
            <text:p>0</text:p>
          </table:table-cell>
          <table:table-cell office:value-type="float" office:value="162456" calcext:value-type="float">
            <text:p>16245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54</text:p>
          </table:table-cell>
          <table:table-cell office:value-type="float" office:value="20.767071" calcext:value-type="float">
            <text:p>20.767071</text:p>
          </table:table-cell>
          <table:table-cell office:value-type="float" office:value="1.328855" calcext:value-type="float">
            <text:p>1.328855</text:p>
          </table:table-cell>
          <table:table-cell office:value-type="float" office:value="0" calcext:value-type="float">
            <text:p>0</text:p>
          </table:table-cell>
          <table:table-cell office:value-type="float" office:value="178477" calcext:value-type="float">
            <text:p>17847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7:55</text:p>
          </table:table-cell>
          <table:table-cell office:value-type="float" office:value="30.516259" calcext:value-type="float">
            <text:p>30.516259</text:p>
          </table:table-cell>
          <table:table-cell office:value-type="float" office:value="0.343343" calcext:value-type="float">
            <text:p>0.343343</text:p>
          </table:table-cell>
          <table:table-cell office:value-type="float" office:value="0" calcext:value-type="float">
            <text:p>0</text:p>
          </table:table-cell>
          <table:table-cell office:value-type="float" office:value="100086" calcext:value-type="float">
            <text:p>10008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23</text:p>
          </table:table-cell>
          <table:table-cell office:value-type="float" office:value="0.636704" calcext:value-type="float">
            <text:p>0.636704</text:p>
          </table:table-cell>
          <table:table-cell office:value-type="float" office:value="0.650965" calcext:value-type="float">
            <text:p>0.650965</text:p>
          </table:table-cell>
          <table:table-cell office:value-type="float" office:value="0" calcext:value-type="float">
            <text:p>0</text:p>
          </table:table-cell>
          <table:table-cell office:value-type="float" office:value="225707" calcext:value-type="float">
            <text:p>22570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24</text:p>
          </table:table-cell>
          <table:table-cell office:value-type="float" office:value="0.691588" calcext:value-type="float">
            <text:p>0.691588</text:p>
          </table:table-cell>
          <table:table-cell office:value-type="float" office:value="0.985122" calcext:value-type="float">
            <text:p>0.985122</text:p>
          </table:table-cell>
          <table:table-cell office:value-type="float" office:value="0" calcext:value-type="float">
            <text:p>0</text:p>
          </table:table-cell>
          <table:table-cell office:value-type="float" office:value="255252" calcext:value-type="float">
            <text:p>25525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25</text:p>
          </table:table-cell>
          <table:table-cell office:value-type="float" office:value="1.109019" calcext:value-type="float">
            <text:p>1.109019</text:p>
          </table:table-cell>
          <table:table-cell office:value-type="float" office:value="0.450596" calcext:value-type="float">
            <text:p>0.450596</text:p>
          </table:table-cell>
          <table:table-cell office:value-type="float" office:value="0" calcext:value-type="float">
            <text:p>0</text:p>
          </table:table-cell>
          <table:table-cell office:value-type="float" office:value="237056" calcext:value-type="float">
            <text:p>23705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26</text:p>
          </table:table-cell>
          <table:table-cell office:value-type="float" office:value="0.945546" calcext:value-type="float">
            <text:p>0.945546</text:p>
          </table:table-cell>
          <table:table-cell office:value-type="float" office:value="0.855669" calcext:value-type="float">
            <text:p>0.855669</text:p>
          </table:table-cell>
          <table:table-cell office:value-type="float" office:value="0" calcext:value-type="float">
            <text:p>0</text:p>
          </table:table-cell>
          <table:table-cell office:value-type="float" office:value="354415" calcext:value-type="float">
            <text:p>35441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27</text:p>
          </table:table-cell>
          <table:table-cell office:value-type="float" office:value="0.401435" calcext:value-type="float">
            <text:p>0.401435</text:p>
          </table:table-cell>
          <table:table-cell office:value-type="float" office:value="0.385534" calcext:value-type="float">
            <text:p>0.385534</text:p>
          </table:table-cell>
          <table:table-cell office:value-type="float" office:value="0" calcext:value-type="float">
            <text:p>0</text:p>
          </table:table-cell>
          <table:table-cell office:value-type="float" office:value="115917" calcext:value-type="float">
            <text:p>11591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28</text:p>
          </table:table-cell>
          <table:table-cell office:value-type="float" office:value="0.602212" calcext:value-type="float">
            <text:p>0.602212</text:p>
          </table:table-cell>
          <table:table-cell office:value-type="float" office:value="0.491468" calcext:value-type="float">
            <text:p>0.491468</text:p>
          </table:table-cell>
          <table:table-cell office:value-type="float" office:value="0" calcext:value-type="float">
            <text:p>0</text:p>
          </table:table-cell>
          <table:table-cell office:value-type="float" office:value="182277" calcext:value-type="float">
            <text:p>18227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29</text:p>
          </table:table-cell>
          <table:table-cell office:value-type="float" office:value="0.356638" calcext:value-type="float">
            <text:p>0.356638</text:p>
          </table:table-cell>
          <table:table-cell office:value-type="float" office:value="0.499189" calcext:value-type="float">
            <text:p>0.499189</text:p>
          </table:table-cell>
          <table:table-cell office:value-type="float" office:value="0" calcext:value-type="float">
            <text:p>0</text:p>
          </table:table-cell>
          <table:table-cell office:value-type="float" office:value="154427" calcext:value-type="float">
            <text:p>15442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0</text:p>
          </table:table-cell>
          <table:table-cell office:value-type="float" office:value="0.362233" calcext:value-type="float">
            <text:p>0.362233</text:p>
          </table:table-cell>
          <table:table-cell office:value-type="float" office:value="0.639992" calcext:value-type="float">
            <text:p>0.639992</text:p>
          </table:table-cell>
          <table:table-cell office:value-type="float" office:value="0" calcext:value-type="float">
            <text:p>0</text:p>
          </table:table-cell>
          <table:table-cell office:value-type="float" office:value="196243" calcext:value-type="float">
            <text:p>196243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1</text:p>
          </table:table-cell>
          <table:table-cell office:value-type="float" office:value="0.494701" calcext:value-type="float">
            <text:p>0.494701</text:p>
          </table:table-cell>
          <table:table-cell office:value-type="float" office:value="0.699205" calcext:value-type="float">
            <text:p>0.699205</text:p>
          </table:table-cell>
          <table:table-cell office:value-type="float" office:value="0" calcext:value-type="float">
            <text:p>0</text:p>
          </table:table-cell>
          <table:table-cell office:value-type="float" office:value="251150" calcext:value-type="float">
            <text:p>25115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2</text:p>
          </table:table-cell>
          <table:table-cell office:value-type="float" office:value="0.702799" calcext:value-type="float">
            <text:p>0.702799</text:p>
          </table:table-cell>
          <table:table-cell office:value-type="float" office:value="1.157104" calcext:value-type="float">
            <text:p>1.157104</text:p>
          </table:table-cell>
          <table:table-cell office:value-type="float" office:value="0" calcext:value-type="float">
            <text:p>0</text:p>
          </table:table-cell>
          <table:table-cell office:value-type="float" office:value="410545" calcext:value-type="float">
            <text:p>41054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3</text:p>
          </table:table-cell>
          <table:table-cell office:value-type="float" office:value="0.440432" calcext:value-type="float">
            <text:p>0.440432</text:p>
          </table:table-cell>
          <table:table-cell office:value-type="float" office:value="0.572629" calcext:value-type="float">
            <text:p>0.572629</text:p>
          </table:table-cell>
          <table:table-cell office:value-type="float" office:value="0" calcext:value-type="float">
            <text:p>0</text:p>
          </table:table-cell>
          <table:table-cell office:value-type="float" office:value="188933" calcext:value-type="float">
            <text:p>18893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4</text:p>
          </table:table-cell>
          <table:table-cell office:value-type="float" office:value="0.280794" calcext:value-type="float">
            <text:p>0.280794</text:p>
          </table:table-cell>
          <table:table-cell office:value-type="float" office:value="0.191479" calcext:value-type="float">
            <text:p>0.191479</text:p>
          </table:table-cell>
          <table:table-cell office:value-type="float" office:value="0" calcext:value-type="float">
            <text:p>0</text:p>
          </table:table-cell>
          <table:table-cell office:value-type="float" office:value="65620" calcext:value-type="float">
            <text:p>6562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5</text:p>
          </table:table-cell>
          <table:table-cell office:value-type="float" office:value="0.216225" calcext:value-type="float">
            <text:p>0.216225</text:p>
          </table:table-cell>
          <table:table-cell office:value-type="float" office:value="0.112805" calcext:value-type="float">
            <text:p>0.112805</text:p>
          </table:table-cell>
          <table:table-cell office:value-type="float" office:value="0" calcext:value-type="float">
            <text:p>0</text:p>
          </table:table-cell>
          <table:table-cell office:value-type="float" office:value="40017" calcext:value-type="float">
            <text:p>4001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6</text:p>
          </table:table-cell>
          <table:table-cell office:value-type="float" office:value="0.208328" calcext:value-type="float">
            <text:p>0.208328</text:p>
          </table:table-cell>
          <table:table-cell office:value-type="float" office:value="0.105723" calcext:value-type="float">
            <text:p>0.105723</text:p>
          </table:table-cell>
          <table:table-cell office:value-type="float" office:value="0" calcext:value-type="float">
            <text:p>0</text:p>
          </table:table-cell>
          <table:table-cell office:value-type="float" office:value="35297" calcext:value-type="float">
            <text:p>35297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7</text:p>
          </table:table-cell>
          <table:table-cell office:value-type="float" office:value="0.287159" calcext:value-type="float">
            <text:p>0.287159</text:p>
          </table:table-cell>
          <table:table-cell office:value-type="float" office:value="0.203752" calcext:value-type="float">
            <text:p>0.203752</text:p>
          </table:table-cell>
          <table:table-cell office:value-type="float" office:value="0" calcext:value-type="float">
            <text:p>0</text:p>
          </table:table-cell>
          <table:table-cell office:value-type="float" office:value="83201" calcext:value-type="float">
            <text:p>83201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8</text:p>
          </table:table-cell>
          <table:table-cell office:value-type="float" office:value="0.346695" calcext:value-type="float">
            <text:p>0.346695</text:p>
          </table:table-cell>
          <table:table-cell office:value-type="float" office:value="0.358956" calcext:value-type="float">
            <text:p>0.358956</text:p>
          </table:table-cell>
          <table:table-cell office:value-type="float" office:value="0" calcext:value-type="float">
            <text:p>0</text:p>
          </table:table-cell>
          <table:table-cell office:value-type="float" office:value="151365" calcext:value-type="float">
            <text:p>15136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39</text:p>
          </table:table-cell>
          <table:table-cell office:value-type="float" office:value="0.264433" calcext:value-type="float">
            <text:p>0.264433</text:p>
          </table:table-cell>
          <table:table-cell office:value-type="float" office:value="0.163546" calcext:value-type="float">
            <text:p>0.163546</text:p>
          </table:table-cell>
          <table:table-cell office:value-type="float" office:value="0" calcext:value-type="float">
            <text:p>0</text:p>
          </table:table-cell>
          <table:table-cell office:value-type="float" office:value="75097" calcext:value-type="float">
            <text:p>75097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0</text:p>
          </table:table-cell>
          <table:table-cell office:value-type="float" office:value="0.252887" calcext:value-type="float">
            <text:p>0.252887</text:p>
          </table:table-cell>
          <table:table-cell office:value-type="float" office:value="0.082086" calcext:value-type="float">
            <text:p>0.082086</text:p>
          </table:table-cell>
          <table:table-cell office:value-type="float" office:value="0" calcext:value-type="float">
            <text:p>0</text:p>
          </table:table-cell>
          <table:table-cell office:value-type="float" office:value="36117" calcext:value-type="float">
            <text:p>36117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1</text:p>
          </table:table-cell>
          <table:table-cell office:value-type="float" office:value="0.241252" calcext:value-type="float">
            <text:p>0.241252</text:p>
          </table:table-cell>
          <table:table-cell office:value-type="float" office:value="0.181096" calcext:value-type="float">
            <text:p>0.181096</text:p>
          </table:table-cell>
          <table:table-cell office:value-type="float" office:value="0" calcext:value-type="float">
            <text:p>0</text:p>
          </table:table-cell>
          <table:table-cell office:value-type="float" office:value="83862" calcext:value-type="float">
            <text:p>83862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2</text:p>
          </table:table-cell>
          <table:table-cell office:value-type="float" office:value="0.208503" calcext:value-type="float">
            <text:p>0.208503</text:p>
          </table:table-cell>
          <table:table-cell office:value-type="float" office:value="0.125793" calcext:value-type="float">
            <text:p>0.125793</text:p>
          </table:table-cell>
          <table:table-cell office:value-type="float" office:value="0" calcext:value-type="float">
            <text:p>0</text:p>
          </table:table-cell>
          <table:table-cell office:value-type="float" office:value="70898" calcext:value-type="float">
            <text:p>7089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3</text:p>
          </table:table-cell>
          <table:table-cell office:value-type="float" office:value="0.303591" calcext:value-type="float">
            <text:p>0.303591</text:p>
          </table:table-cell>
          <table:table-cell office:value-type="float" office:value="0.162193" calcext:value-type="float">
            <text:p>0.162193</text:p>
          </table:table-cell>
          <table:table-cell office:value-type="float" office:value="0" calcext:value-type="float">
            <text:p>0</text:p>
          </table:table-cell>
          <table:table-cell office:value-type="float" office:value="91134" calcext:value-type="float">
            <text:p>9113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4</text:p>
          </table:table-cell>
          <table:table-cell office:value-type="float" office:value="0.311569" calcext:value-type="float">
            <text:p>0.311569</text:p>
          </table:table-cell>
          <table:table-cell office:value-type="float" office:value="0.241607" calcext:value-type="float">
            <text:p>0.241607</text:p>
          </table:table-cell>
          <table:table-cell office:value-type="float" office:value="0" calcext:value-type="float">
            <text:p>0</text:p>
          </table:table-cell>
          <table:table-cell office:value-type="float" office:value="138944" calcext:value-type="float">
            <text:p>138944</text:p>
          </table:table-cell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5</text:p>
          </table:table-cell>
          <table:table-cell office:value-type="float" office:value="0.205354" calcext:value-type="float">
            <text:p>0.205354</text:p>
          </table:table-cell>
          <table:table-cell office:value-type="float" office:value="0.110757" calcext:value-type="float">
            <text:p>0.110757</text:p>
          </table:table-cell>
          <table:table-cell office:value-type="float" office:value="0" calcext:value-type="float">
            <text:p>0</text:p>
          </table:table-cell>
          <table:table-cell office:value-type="float" office:value="75975" calcext:value-type="float">
            <text:p>75975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6</text:p>
          </table:table-cell>
          <table:table-cell office:value-type="float" office:value="0.158276" calcext:value-type="float">
            <text:p>0.158276</text:p>
          </table:table-cell>
          <table:table-cell office:value-type="float" office:value="0.063062" calcext:value-type="float">
            <text:p>0.063062</text:p>
          </table:table-cell>
          <table:table-cell office:value-type="float" office:value="0" calcext:value-type="float">
            <text:p>0</text:p>
          </table:table-cell>
          <table:table-cell office:value-type="float" office:value="48055" calcext:value-type="float">
            <text:p>48055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7</text:p>
          </table:table-cell>
          <table:table-cell office:value-type="float" office:value="0.341825" calcext:value-type="float">
            <text:p>0.341825</text:p>
          </table:table-cell>
          <table:table-cell office:value-type="float" office:value="0.614663" calcext:value-type="float">
            <text:p>0.614663</text:p>
          </table:table-cell>
          <table:table-cell office:value-type="float" office:value="0" calcext:value-type="float">
            <text:p>0</text:p>
          </table:table-cell>
          <table:table-cell office:value-type="float" office:value="330333" calcext:value-type="float">
            <text:p>330333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8</text:p>
          </table:table-cell>
          <table:table-cell office:value-type="float" office:value="1.081412" calcext:value-type="float">
            <text:p>1.081412</text:p>
          </table:table-cell>
          <table:table-cell office:value-type="float" office:value="2.657307" calcext:value-type="float">
            <text:p>2.657307</text:p>
          </table:table-cell>
          <table:table-cell office:value-type="float" office:value="0" calcext:value-type="float">
            <text:p>0</text:p>
          </table:table-cell>
          <table:table-cell office:value-type="float" office:value="1382657" calcext:value-type="float">
            <text:p>1382657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49</text:p>
          </table:table-cell>
          <table:table-cell office:value-type="float" office:value="0.727452" calcext:value-type="float">
            <text:p>0.727452</text:p>
          </table:table-cell>
          <table:table-cell office:value-type="float" office:value="0.926675" calcext:value-type="float">
            <text:p>0.926675</text:p>
          </table:table-cell>
          <table:table-cell office:value-type="float" office:value="0" calcext:value-type="float">
            <text:p>0</text:p>
          </table:table-cell>
          <table:table-cell office:value-type="float" office:value="398653" calcext:value-type="float">
            <text:p>398653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0</text:p>
          </table:table-cell>
          <table:table-cell office:value-type="float" office:value="0.374196" calcext:value-type="float">
            <text:p>0.374196</text:p>
          </table:table-cell>
          <table:table-cell office:value-type="float" office:value="0.261681" calcext:value-type="float">
            <text:p>0.261681</text:p>
          </table:table-cell>
          <table:table-cell office:value-type="float" office:value="0" calcext:value-type="float">
            <text:p>0</text:p>
          </table:table-cell>
          <table:table-cell office:value-type="float" office:value="96055" calcext:value-type="float">
            <text:p>9605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1</text:p>
          </table:table-cell>
          <table:table-cell office:value-type="float" office:value="1.308727" calcext:value-type="float">
            <text:p>1.308727</text:p>
          </table:table-cell>
          <table:table-cell office:value-type="float" office:value="2.461328" calcext:value-type="float">
            <text:p>2.461328</text:p>
          </table:table-cell>
          <table:table-cell office:value-type="float" office:value="0" calcext:value-type="float">
            <text:p>0</text:p>
          </table:table-cell>
          <table:table-cell office:value-type="float" office:value="1116438" calcext:value-type="float">
            <text:p>1116438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2</text:p>
          </table:table-cell>
          <table:table-cell office:value-type="float" office:value="0.998159" calcext:value-type="float">
            <text:p>0.998159</text:p>
          </table:table-cell>
          <table:table-cell office:value-type="float" office:value="1.447353" calcext:value-type="float">
            <text:p>1.447353</text:p>
          </table:table-cell>
          <table:table-cell office:value-type="float" office:value="0" calcext:value-type="float">
            <text:p>0</text:p>
          </table:table-cell>
          <table:table-cell office:value-type="float" office:value="615264" calcext:value-type="float">
            <text:p>61526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3</text:p>
          </table:table-cell>
          <table:table-cell office:value-type="float" office:value="0.463819" calcext:value-type="float">
            <text:p>0.463819</text:p>
          </table:table-cell>
          <table:table-cell office:value-type="float" office:value="0.249142" calcext:value-type="float">
            <text:p>0.249142</text:p>
          </table:table-cell>
          <table:table-cell office:value-type="float" office:value="0" calcext:value-type="float">
            <text:p>0</text:p>
          </table:table-cell>
          <table:table-cell office:value-type="float" office:value="66795" calcext:value-type="float">
            <text:p>6679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4</text:p>
          </table:table-cell>
          <table:table-cell office:value-type="float" office:value="0.325712" calcext:value-type="float">
            <text:p>0.325712</text:p>
          </table:table-cell>
          <table:table-cell office:value-type="float" office:value="0.303424" calcext:value-type="float">
            <text:p>0.303424</text:p>
          </table:table-cell>
          <table:table-cell office:value-type="float" office:value="0" calcext:value-type="float">
            <text:p>0</text:p>
          </table:table-cell>
          <table:table-cell office:value-type="float" office:value="136438" calcext:value-type="float">
            <text:p>13643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5</text:p>
          </table:table-cell>
          <table:table-cell office:value-type="float" office:value="0.509205" calcext:value-type="float">
            <text:p>0.509205</text:p>
          </table:table-cell>
          <table:table-cell office:value-type="float" office:value="0.677984" calcext:value-type="float">
            <text:p>0.677984</text:p>
          </table:table-cell>
          <table:table-cell office:value-type="float" office:value="0" calcext:value-type="float">
            <text:p>0</text:p>
          </table:table-cell>
          <table:table-cell office:value-type="float" office:value="298289" calcext:value-type="float">
            <text:p>298289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6</text:p>
          </table:table-cell>
          <table:table-cell office:value-type="float" office:value="0.597285" calcext:value-type="float">
            <text:p>0.597285</text:p>
          </table:table-cell>
          <table:table-cell office:value-type="float" office:value="0.522749" calcext:value-type="float">
            <text:p>0.522749</text:p>
          </table:table-cell>
          <table:table-cell office:value-type="float" office:value="0" calcext:value-type="float">
            <text:p>0</text:p>
          </table:table-cell>
          <table:table-cell office:value-type="float" office:value="222822" calcext:value-type="float">
            <text:p>222822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7</text:p>
          </table:table-cell>
          <table:table-cell office:value-type="float" office:value="0.317845" calcext:value-type="float">
            <text:p>0.317845</text:p>
          </table:table-cell>
          <table:table-cell office:value-type="float" office:value="0.242361" calcext:value-type="float">
            <text:p>0.242361</text:p>
          </table:table-cell>
          <table:table-cell office:value-type="float" office:value="0" calcext:value-type="float">
            <text:p>0</text:p>
          </table:table-cell>
          <table:table-cell office:value-type="float" office:value="106123" calcext:value-type="float">
            <text:p>106123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8</text:p>
          </table:table-cell>
          <table:table-cell office:value-type="float" office:value="0.135218" calcext:value-type="float">
            <text:p>0.135218</text:p>
          </table:table-cell>
          <table:table-cell office:value-type="float" office:value="0.068603" calcext:value-type="float">
            <text:p>0.068603</text:p>
          </table:table-cell>
          <table:table-cell office:value-type="float" office:value="0" calcext:value-type="float">
            <text:p>0</text:p>
          </table:table-cell>
          <table:table-cell office:value-type="float" office:value="47600" calcext:value-type="float">
            <text:p>47600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8:59</text:p>
          </table:table-cell>
          <table:table-cell office:value-type="float" office:value="0.263001" calcext:value-type="float">
            <text:p>0.263001</text:p>
          </table:table-cell>
          <table:table-cell office:value-type="float" office:value="0.141892" calcext:value-type="float">
            <text:p>0.141892</text:p>
          </table:table-cell>
          <table:table-cell office:value-type="float" office:value="0" calcext:value-type="float">
            <text:p>0</text:p>
          </table:table-cell>
          <table:table-cell office:value-type="float" office:value="95344" calcext:value-type="float">
            <text:p>95344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9:00</text:p>
          </table:table-cell>
          <table:table-cell office:value-type="float" office:value="0.191687" calcext:value-type="float">
            <text:p>0.191687</text:p>
          </table:table-cell>
          <table:table-cell office:value-type="float" office:value="0.078043" calcext:value-type="float">
            <text:p>0.078043</text:p>
          </table:table-cell>
          <table:table-cell office:value-type="float" office:value="0" calcext:value-type="float">
            <text:p>0</text:p>
          </table:table-cell>
          <table:table-cell office:value-type="float" office:value="54367" calcext:value-type="float">
            <text:p>54367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7:19:01</text:p>
          </table:table-cell>
          <table:table-cell office:value-type="float" office:value="0.150323" calcext:value-type="float">
            <text:p>0.150323</text:p>
          </table:table-cell>
          <table:table-cell office:value-type="float" office:value="0.169368" calcext:value-type="float">
            <text:p>0.169368</text:p>
          </table:table-cell>
          <table:table-cell office:value-type="float" office:value="0" calcext:value-type="float">
            <text:p>0</text:p>
          </table:table-cell>
          <table:table-cell office:value-type="float" office:value="130122" calcext:value-type="float">
            <text:p>130122</text:p>
          </table:table-cell>
          <table:table-cell office:value-type="float" office:value="249" calcext:value-type="float">
            <text:p>2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7:24:40.699054526</dc:date>
    <meta:editing-duration>PT3M25S</meta:editing-duration>
    <meta:editing-cycles>1</meta:editing-cycles>
    <meta:document-statistic meta:table-count="1" meta:cell-count="2325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176.G1:test176.G332 test176.C1:test176.D332" chart:data-source-has-labels="row" svg:x="0.32cm" svg:y="0.18cm" svg:width="13.361cm" svg:height="8.64cm">
          <chartooo:coordinate-region svg:x="0.941cm" svg:y="0.353cm" svg:width="12.274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76.C2:test176.C332" chart:label-cell-address="test176.C1:test176.C1" chart:class="chart:scatter">
            <chart:domain table:cell-range-address="test176.G2:test176.G332"/>
            <chart:data-point chart:repeated="331"/>
          </chart:series>
          <chart:series chart:style-name="ch7" chart:values-cell-range-address="test176.D2:test176.D332" chart:label-cell-address="test176.D1:test176.D1" chart:class="chart:scatter">
            <chart:data-point chart:repeated="3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76.C1:test176.C1</svg:desc>
                </draw:g>
              </table:table-cell>
              <table:table-cell office:value-type="string">
                <text:p>xfertime</text:p>
                <draw:g>
                  <svg:desc>test176.D1:test17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">
                <text:p>113</text:p>
                <draw:g>
                  <svg:desc>test176.G2:test176.G332</svg:desc>
                </draw:g>
              </table:table-cell>
              <table:table-cell office:value-type="float" office:value="0.001586">
                <text:p>0.001586</text:p>
                <draw:g>
                  <svg:desc>test176.C2:test176.C332</svg:desc>
                </draw:g>
              </table:table-cell>
              <table:table-cell office:value-type="float" office:value="0.003415">
                <text:p>0.003415</text:p>
                <draw:g>
                  <svg:desc>test176.D2:test176.D3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1296">
                <text:p>0.001296</text:p>
              </table:table-cell>
              <table:table-cell office:value-type="float" office:value="0.001565">
                <text:p>0.001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1229">
                <text:p>0.001229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01948">
                <text:p>0.001948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01588">
                <text:p>0.001588</text:p>
              </table:table-cell>
              <table:table-cell office:value-type="float" office:value="0.002457">
                <text:p>0.002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01529">
                <text:p>0.001529</text:p>
              </table:table-cell>
              <table:table-cell office:value-type="float" office:value="0.003093">
                <text:p>0.003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01763">
                <text:p>0.001763</text:p>
              </table:table-cell>
              <table:table-cell office:value-type="float" office:value="0.00406">
                <text:p>0.00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01652">
                <text:p>0.001652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01358">
                <text:p>0.001358</text:p>
              </table:table-cell>
              <table:table-cell office:value-type="float" office:value="0.003201">
                <text:p>0.003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01356">
                <text:p>0.001356</text:p>
              </table:table-cell>
              <table:table-cell office:value-type="float" office:value="0.002309">
                <text:p>0.002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01216">
                <text:p>0.001216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01224">
                <text:p>0.001224</text:p>
              </table:table-cell>
              <table:table-cell office:value-type="float" office:value="0.001828">
                <text:p>0.001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01413">
                <text:p>0.001413</text:p>
              </table:table-cell>
              <table:table-cell office:value-type="float" office:value="0.002535">
                <text:p>0.002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0.001298">
                <text:p>0.001298</text:p>
              </table:table-cell>
              <table:table-cell office:value-type="float" office:value="0.002541">
                <text:p>0.002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01187">
                <text:p>0.001187</text:p>
              </table:table-cell>
              <table:table-cell office:value-type="float" office:value="0.001474">
                <text:p>0.001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01554">
                <text:p>0.001554</text:p>
              </table:table-cell>
              <table:table-cell office:value-type="float" office:value="0.002993">
                <text:p>0.002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01213">
                <text:p>0.001213</text:p>
              </table:table-cell>
              <table:table-cell office:value-type="float" office:value="0.001305">
                <text:p>0.001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01584">
                <text:p>0.001584</text:p>
              </table:table-cell>
              <table:table-cell office:value-type="float" office:value="0.002305">
                <text:p>0.002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01801">
                <text:p>0.001801</text:p>
              </table:table-cell>
              <table:table-cell office:value-type="float" office:value="0.002541">
                <text:p>0.0025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02115">
                <text:p>0.002115</text:p>
              </table:table-cell>
              <table:table-cell office:value-type="float" office:value="0.004408">
                <text:p>0.004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01349">
                <text:p>0.001349</text:p>
              </table:table-cell>
              <table:table-cell office:value-type="float" office:value="0.002316">
                <text:p>0.002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9">
                <text:p>399</text:p>
              </table:table-cell>
              <table:table-cell office:value-type="float" office:value="0.001709">
                <text:p>0.001709</text:p>
              </table:table-cell>
              <table:table-cell office:value-type="float" office:value="0.003496">
                <text:p>0.003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0.001385">
                <text:p>0.001385</text:p>
              </table:table-cell>
              <table:table-cell office:value-type="float" office:value="0.002383">
                <text:p>0.002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">
                <text:p>399</text:p>
              </table:table-cell>
              <table:table-cell office:value-type="float" office:value="0.002154">
                <text:p>0.002154</text:p>
              </table:table-cell>
              <table:table-cell office:value-type="float" office:value="0.004501">
                <text:p>0.004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01578">
                <text:p>0.001578</text:p>
              </table:table-cell>
              <table:table-cell office:value-type="float" office:value="0.003571">
                <text:p>0.003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">
                <text:p>399</text:p>
              </table:table-cell>
              <table:table-cell office:value-type="float" office:value="0.001464">
                <text:p>0.001464</text:p>
              </table:table-cell>
              <table:table-cell office:value-type="float" office:value="0.002044">
                <text:p>0.0020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">
                <text:p>399</text:p>
              </table:table-cell>
              <table:table-cell office:value-type="float" office:value="0.001934">
                <text:p>0.001934</text:p>
              </table:table-cell>
              <table:table-cell office:value-type="float" office:value="0.002623">
                <text:p>0.002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">
                <text:p>399</text:p>
              </table:table-cell>
              <table:table-cell office:value-type="float" office:value="0.002108">
                <text:p>0.002108</text:p>
              </table:table-cell>
              <table:table-cell office:value-type="float" office:value="0.004801">
                <text:p>0.004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9">
                <text:p>399</text:p>
              </table:table-cell>
              <table:table-cell office:value-type="float" office:value="0.001623">
                <text:p>0.001623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">
                <text:p>399</text:p>
              </table:table-cell>
              <table:table-cell office:value-type="float" office:value="0.001197">
                <text:p>0.001197</text:p>
              </table:table-cell>
              <table:table-cell office:value-type="float" office:value="0.002004">
                <text:p>0.002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01476">
                <text:p>0.001476</text:p>
              </table:table-cell>
              <table:table-cell office:value-type="float" office:value="0.003174">
                <text:p>0.003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02213">
                <text:p>0.002213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02679">
                <text:p>0.002679</text:p>
              </table:table-cell>
              <table:table-cell office:value-type="float" office:value="0.003789">
                <text:p>0.003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01602">
                <text:p>0.001602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02866">
                <text:p>0.002866</text:p>
              </table:table-cell>
              <table:table-cell office:value-type="float" office:value="0.008493">
                <text:p>0.0084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05464">
                <text:p>0.005464</text:p>
              </table:table-cell>
              <table:table-cell office:value-type="float" office:value="0.013103">
                <text:p>0.013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0138">
                <text:p>0.00138</text:p>
              </table:table-cell>
              <table:table-cell office:value-type="float" office:value="0.001962">
                <text:p>0.001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01402">
                <text:p>0.001402</text:p>
              </table:table-cell>
              <table:table-cell office:value-type="float" office:value="0.002907">
                <text:p>0.0029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01739">
                <text:p>0.001739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01653">
                <text:p>0.001653</text:p>
              </table:table-cell>
              <table:table-cell office:value-type="float" office:value="0.002586">
                <text:p>0.002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01094">
                <text:p>0.00109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0132">
                <text:p>0.00132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01606">
                <text:p>0.001606</text:p>
              </table:table-cell>
              <table:table-cell office:value-type="float" office:value="0.002377">
                <text:p>0.002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01467">
                <text:p>0.001467</text:p>
              </table:table-cell>
              <table:table-cell office:value-type="float" office:value="0.002414">
                <text:p>0.0024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01793">
                <text:p>0.001793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01805">
                <text:p>0.001805</text:p>
              </table:table-cell>
              <table:table-cell office:value-type="float" office:value="0.002796">
                <text:p>0.002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">
                <text:p>399</text:p>
              </table:table-cell>
              <table:table-cell office:value-type="float" office:value="0.001661">
                <text:p>0.001661</text:p>
              </table:table-cell>
              <table:table-cell office:value-type="float" office:value="0.002937">
                <text:p>0.0029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9">
                <text:p>399</text:p>
              </table:table-cell>
              <table:table-cell office:value-type="float" office:value="0.001415">
                <text:p>0.001415</text:p>
              </table:table-cell>
              <table:table-cell office:value-type="float" office:value="0.002596">
                <text:p>0.002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9">
                <text:p>399</text:p>
              </table:table-cell>
              <table:table-cell office:value-type="float" office:value="0.001398">
                <text:p>0.001398</text:p>
              </table:table-cell>
              <table:table-cell office:value-type="float" office:value="0.002618">
                <text:p>0.0026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9">
                <text:p>399</text:p>
              </table:table-cell>
              <table:table-cell office:value-type="float" office:value="0.001476">
                <text:p>0.001476</text:p>
              </table:table-cell>
              <table:table-cell office:value-type="float" office:value="0.002271">
                <text:p>0.002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">
                <text:p>399</text:p>
              </table:table-cell>
              <table:table-cell office:value-type="float" office:value="0.001452">
                <text:p>0.001452</text:p>
              </table:table-cell>
              <table:table-cell office:value-type="float" office:value="0.00339">
                <text:p>0.003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8">
                <text:p>398</text:p>
              </table:table-cell>
              <table:table-cell office:value-type="float" office:value="0.001624">
                <text:p>0.001624</text:p>
              </table:table-cell>
              <table:table-cell office:value-type="float" office:value="0.003015">
                <text:p>0.003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">
                <text:p>400</text:p>
              </table:table-cell>
              <table:table-cell office:value-type="float" office:value="0.001479">
                <text:p>0.001479</text:p>
              </table:table-cell>
              <table:table-cell office:value-type="float" office:value="0.003011">
                <text:p>0.003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01612">
                <text:p>0.001612</text:p>
              </table:table-cell>
              <table:table-cell office:value-type="float" office:value="0.002901">
                <text:p>0.0029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02013">
                <text:p>0.002013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01498">
                <text:p>0.001498</text:p>
              </table:table-cell>
              <table:table-cell office:value-type="float" office:value="0.003709">
                <text:p>0.0037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0151">
                <text:p>0.00151</text:p>
              </table:table-cell>
              <table:table-cell office:value-type="float" office:value="0.003919">
                <text:p>0.003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01562">
                <text:p>0.001562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01555">
                <text:p>0.001555</text:p>
              </table:table-cell>
              <table:table-cell office:value-type="float" office:value="0.002743">
                <text:p>0.002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01544">
                <text:p>0.001544</text:p>
              </table:table-cell>
              <table:table-cell office:value-type="float" office:value="0.003546">
                <text:p>0.003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03231">
                <text:p>0.003231</text:p>
              </table:table-cell>
              <table:table-cell office:value-type="float" office:value="0.008291">
                <text:p>0.0082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0184">
                <text:p>0.00184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01794">
                <text:p>0.001794</text:p>
              </table:table-cell>
              <table:table-cell office:value-type="float" office:value="0.003249">
                <text:p>0.003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  <table:table-cell office:value-type="float" office:value="0.001868">
                <text:p>0.001868</text:p>
              </table:table-cell>
              <table:table-cell office:value-type="float" office:value="0.003533">
                <text:p>0.0035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0.008018">
                <text:p>0.008018</text:p>
              </table:table-cell>
              <table:table-cell office:value-type="float" office:value="0.017588">
                <text:p>0.0175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  <table:table-cell office:value-type="float" office:value="0.001422">
                <text:p>0.001422</text:p>
              </table:table-cell>
              <table:table-cell office:value-type="float" office:value="0.00235">
                <text:p>0.00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.001936">
                <text:p>0.001936</text:p>
              </table:table-cell>
              <table:table-cell office:value-type="float" office:value="0.003141">
                <text:p>0.003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02014">
                <text:p>0.002014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8">
                <text:p>398</text:p>
              </table:table-cell>
              <table:table-cell office:value-type="float" office:value="0.001698">
                <text:p>0.001698</text:p>
              </table:table-cell>
              <table:table-cell office:value-type="float" office:value="0.002226">
                <text:p>0.0022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">
                <text:p>400</text:p>
              </table:table-cell>
              <table:table-cell office:value-type="float" office:value="0.001532">
                <text:p>0.001532</text:p>
              </table:table-cell>
              <table:table-cell office:value-type="float" office:value="0.002742">
                <text:p>0.0027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">
                <text:p>399</text:p>
              </table:table-cell>
              <table:table-cell office:value-type="float" office:value="0.02252">
                <text:p>0.02252</text:p>
              </table:table-cell>
              <table:table-cell office:value-type="float" office:value="0.048647">
                <text:p>0.0486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0.001668">
                <text:p>0.001668</text:p>
              </table:table-cell>
              <table:table-cell office:value-type="float" office:value="0.003036">
                <text:p>0.0030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0.002692">
                <text:p>0.002692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01589">
                <text:p>0.001589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01289">
                <text:p>0.001289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01741">
                <text:p>0.001741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025">
                <text:p>0.0025</text:p>
              </table:table-cell>
              <table:table-cell office:value-type="float" office:value="0.003774">
                <text:p>0.0037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02385">
                <text:p>0.002385</text:p>
              </table:table-cell>
              <table:table-cell office:value-type="float" office:value="0.003184">
                <text:p>0.003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01462">
                <text:p>0.001462</text:p>
              </table:table-cell>
              <table:table-cell office:value-type="float" office:value="0.002619">
                <text:p>0.0026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0.001313">
                <text:p>0.001313</text:p>
              </table:table-cell>
              <table:table-cell office:value-type="float" office:value="0.001862">
                <text:p>0.0018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02337">
                <text:p>0.002337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9">
                <text:p>399</text:p>
              </table:table-cell>
              <table:table-cell office:value-type="float" office:value="0.002055">
                <text:p>0.002055</text:p>
              </table:table-cell>
              <table:table-cell office:value-type="float" office:value="0.005088">
                <text:p>0.005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0.001456">
                <text:p>0.001456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01562">
                <text:p>0.001562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">
                <text:p>399</text:p>
              </table:table-cell>
              <table:table-cell office:value-type="float" office:value="0.001624">
                <text:p>0.001624</text:p>
              </table:table-cell>
              <table:table-cell office:value-type="float" office:value="0.003466">
                <text:p>0.003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01773">
                <text:p>0.001773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01415">
                <text:p>0.001415</text:p>
              </table:table-cell>
              <table:table-cell office:value-type="float" office:value="0.002688">
                <text:p>0.002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01809">
                <text:p>0.001809</text:p>
              </table:table-cell>
              <table:table-cell office:value-type="float" office:value="0.004612">
                <text:p>0.004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04475">
                <text:p>0.004475</text:p>
              </table:table-cell>
              <table:table-cell office:value-type="float" office:value="0.01265">
                <text:p>0.01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05014">
                <text:p>0.005014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01762">
                <text:p>0.001762</text:p>
              </table:table-cell>
              <table:table-cell office:value-type="float" office:value="0.003472">
                <text:p>0.0034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01582">
                <text:p>0.001582</text:p>
              </table:table-cell>
              <table:table-cell office:value-type="float" office:value="0.003006">
                <text:p>0.003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01424">
                <text:p>0.001424</text:p>
              </table:table-cell>
              <table:table-cell office:value-type="float" office:value="0.003733">
                <text:p>0.0037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7">
                <text:p>397</text:p>
              </table:table-cell>
              <table:table-cell office:value-type="float" office:value="0.001428">
                <text:p>0.001428</text:p>
              </table:table-cell>
              <table:table-cell office:value-type="float" office:value="0.002101">
                <text:p>0.002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1">
                <text:p>401</text:p>
              </table:table-cell>
              <table:table-cell office:value-type="float" office:value="0.004328">
                <text:p>0.004328</text:p>
              </table:table-cell>
              <table:table-cell office:value-type="float" office:value="0.004494">
                <text:p>0.004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01727">
                <text:p>0.001727</text:p>
              </table:table-cell>
              <table:table-cell office:value-type="float" office:value="0.002101">
                <text:p>0.0021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05626">
                <text:p>0.005626</text:p>
              </table:table-cell>
              <table:table-cell office:value-type="float" office:value="0.008331">
                <text:p>0.008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0295">
                <text:p>0.00295</text:p>
              </table:table-cell>
              <table:table-cell office:value-type="float" office:value="0.003166">
                <text:p>0.003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01708">
                <text:p>0.001708</text:p>
              </table:table-cell>
              <table:table-cell office:value-type="float" office:value="0.002823">
                <text:p>0.0028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01302">
                <text:p>0.001302</text:p>
              </table:table-cell>
              <table:table-cell office:value-type="float" office:value="0.001887">
                <text:p>0.0018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  <table:table-cell office:value-type="float" office:value="0.001993">
                <text:p>0.001993</text:p>
              </table:table-cell>
              <table:table-cell office:value-type="float" office:value="0.002739">
                <text:p>0.0027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  <table:table-cell office:value-type="float" office:value="0.035776">
                <text:p>0.035776</text:p>
              </table:table-cell>
              <table:table-cell office:value-type="float" office:value="0.123823">
                <text:p>0.1238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  <table:table-cell office:value-type="float" office:value="0.020232">
                <text:p>0.020232</text:p>
              </table:table-cell>
              <table:table-cell office:value-type="float" office:value="0.027557">
                <text:p>0.0275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9">
                <text:p>399</text:p>
              </table:table-cell>
              <table:table-cell office:value-type="float" office:value="0.002315">
                <text:p>0.002315</text:p>
              </table:table-cell>
              <table:table-cell office:value-type="float" office:value="0.004383">
                <text:p>0.004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">
                <text:p>399</text:p>
              </table:table-cell>
              <table:table-cell office:value-type="float" office:value="0.015827">
                <text:p>0.015827</text:p>
              </table:table-cell>
              <table:table-cell office:value-type="float" office:value="0.047349">
                <text:p>0.0473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  <table:table-cell office:value-type="float" office:value="0.004587">
                <text:p>0.004587</text:p>
              </table:table-cell>
              <table:table-cell office:value-type="float" office:value="0.010807">
                <text:p>0.0108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0.027595">
                <text:p>0.027595</text:p>
              </table:table-cell>
              <table:table-cell office:value-type="float" office:value="0.090966">
                <text:p>0.090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9">
                <text:p>399</text:p>
              </table:table-cell>
              <table:table-cell office:value-type="float" office:value="0.001263">
                <text:p>0.001263</text:p>
              </table:table-cell>
              <table:table-cell office:value-type="float" office:value="0.002122">
                <text:p>0.002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9">
                <text:p>399</text:p>
              </table:table-cell>
              <table:table-cell office:value-type="float" office:value="0.003148">
                <text:p>0.003148</text:p>
              </table:table-cell>
              <table:table-cell office:value-type="float" office:value="0.007561">
                <text:p>0.0075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0.001994">
                <text:p>0.001994</text:p>
              </table:table-cell>
              <table:table-cell office:value-type="float" office:value="0.003112">
                <text:p>0.003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0.001332">
                <text:p>0.001332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0.002105">
                <text:p>0.002105</text:p>
              </table:table-cell>
              <table:table-cell office:value-type="float" office:value="0.005361">
                <text:p>0.005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0.001782">
                <text:p>0.00178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8">
                <text:p>398</text:p>
              </table:table-cell>
              <table:table-cell office:value-type="float" office:value="0.001113">
                <text:p>0.001113</text:p>
              </table:table-cell>
              <table:table-cell office:value-type="float" office:value="0.001565">
                <text:p>0.0015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">
                <text:p>400</text:p>
              </table:table-cell>
              <table:table-cell office:value-type="float" office:value="0.00138">
                <text:p>0.00138</text:p>
              </table:table-cell>
              <table:table-cell office:value-type="float" office:value="0.001925">
                <text:p>0.001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0.001659">
                <text:p>0.001659</text:p>
              </table:table-cell>
              <table:table-cell office:value-type="float" office:value="0.002653">
                <text:p>0.002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0.001617">
                <text:p>0.001617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0.001663">
                <text:p>0.001663</text:p>
              </table:table-cell>
              <table:table-cell office:value-type="float" office:value="0.002739">
                <text:p>0.0027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  <table:table-cell office:value-type="float" office:value="0.004079">
                <text:p>0.004079</text:p>
              </table:table-cell>
              <table:table-cell office:value-type="float" office:value="0.006609">
                <text:p>0.0066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0.046202">
                <text:p>0.046202</text:p>
              </table:table-cell>
              <table:table-cell office:value-type="float" office:value="6.62162">
                <text:p>6.621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4">
                <text:p>294</text:p>
              </table:table-cell>
              <table:table-cell office:value-type="float" office:value="0.098315">
                <text:p>0.098315</text:p>
              </table:table-cell>
              <table:table-cell office:value-type="float" office:value="22.819346">
                <text:p>22.8193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">
                <text:p>47</text:p>
              </table:table-cell>
              <table:table-cell office:value-type="float" office:value="0.075929">
                <text:p>0.075929</text:p>
              </table:table-cell>
              <table:table-cell office:value-type="float" office:value="35.445478">
                <text:p>35.4454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">
                <text:p>34</text:p>
              </table:table-cell>
              <table:table-cell office:value-type="float" office:value="0.063487">
                <text:p>0.063487</text:p>
              </table:table-cell>
              <table:table-cell office:value-type="float" office:value="28.790175">
                <text:p>28.790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">
                <text:p>32</text:p>
              </table:table-cell>
              <table:table-cell office:value-type="float" office:value="0.029899">
                <text:p>0.029899</text:p>
              </table:table-cell>
              <table:table-cell office:value-type="float" office:value="27.385648">
                <text:p>27.3856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">
                <text:p>33</text:p>
              </table:table-cell>
              <table:table-cell office:value-type="float" office:value="0.025346">
                <text:p>0.025346</text:p>
              </table:table-cell>
              <table:table-cell office:value-type="float" office:value="10.010334">
                <text:p>10.0103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">
                <text:p>35</text:p>
              </table:table-cell>
              <table:table-cell office:value-type="float" office:value="0.041779">
                <text:p>0.041779</text:p>
              </table:table-cell>
              <table:table-cell office:value-type="float" office:value="15.028436">
                <text:p>15.0284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">
                <text:p>31</text:p>
              </table:table-cell>
              <table:table-cell office:value-type="float" office:value="0.069272">
                <text:p>0.069272</text:p>
              </table:table-cell>
              <table:table-cell office:value-type="float" office:value="25.982547">
                <text:p>25.982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">
                <text:p>19</text:p>
              </table:table-cell>
              <table:table-cell office:value-type="float" office:value="0.039209">
                <text:p>0.039209</text:p>
              </table:table-cell>
              <table:table-cell office:value-type="float" office:value="0.273666">
                <text:p>0.2736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0.049568">
                <text:p>0.049568</text:p>
              </table:table-cell>
              <table:table-cell office:value-type="float" office:value="0.212294">
                <text:p>0.212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0.047077">
                <text:p>0.047077</text:p>
              </table:table-cell>
              <table:table-cell office:value-type="float" office:value="0.451383">
                <text:p>0.451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">
                <text:p>29</text:p>
              </table:table-cell>
              <table:table-cell office:value-type="float" office:value="0.097472">
                <text:p>0.097472</text:p>
              </table:table-cell>
              <table:table-cell office:value-type="float" office:value="0.357098">
                <text:p>0.3570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0.027129">
                <text:p>0.027129</text:p>
              </table:table-cell>
              <table:table-cell office:value-type="float" office:value="0.430307">
                <text:p>0.4303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">
                <text:p>29</text:p>
              </table:table-cell>
              <table:table-cell office:value-type="float" office:value="0.045137">
                <text:p>0.045137</text:p>
              </table:table-cell>
              <table:table-cell office:value-type="float" office:value="0.255386">
                <text:p>0.2553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  <table:table-cell office:value-type="float" office:value="0.049303">
                <text:p>0.049303</text:p>
              </table:table-cell>
              <table:table-cell office:value-type="float" office:value="0.511441">
                <text:p>0.5114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0.024603">
                <text:p>0.024603</text:p>
              </table:table-cell>
              <table:table-cell office:value-type="float" office:value="0.359302">
                <text:p>0.3593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0.060219">
                <text:p>0.060219</text:p>
              </table:table-cell>
              <table:table-cell office:value-type="float" office:value="0.262773">
                <text:p>0.2627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">
                <text:p>39</text:p>
              </table:table-cell>
              <table:table-cell office:value-type="float" office:value="0.033858">
                <text:p>0.033858</text:p>
              </table:table-cell>
              <table:table-cell office:value-type="float" office:value="0.667912">
                <text:p>0.667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">
                <text:p>35</text:p>
              </table:table-cell>
              <table:table-cell office:value-type="float" office:value="0.049884">
                <text:p>0.049884</text:p>
              </table:table-cell>
              <table:table-cell office:value-type="float" office:value="0.316179">
                <text:p>0.3161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  <table:table-cell office:value-type="float" office:value="0.058844">
                <text:p>0.058844</text:p>
              </table:table-cell>
              <table:table-cell office:value-type="float" office:value="1.324169">
                <text:p>1.3241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">
                <text:p>41</text:p>
              </table:table-cell>
              <table:table-cell office:value-type="float" office:value="0.039655">
                <text:p>0.039655</text:p>
              </table:table-cell>
              <table:table-cell office:value-type="float" office:value="22.720982">
                <text:p>22.720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">
                <text:p>6</text:p>
              </table:table-cell>
              <table:table-cell office:value-type="float" office:value="0.033061">
                <text:p>0.033061</text:p>
              </table:table-cell>
              <table:table-cell office:value-type="float" office:value="26.961466">
                <text:p>26.9614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.029963">
                <text:p>0.029963</text:p>
              </table:table-cell>
              <table:table-cell office:value-type="float" office:value="22.995081">
                <text:p>22.9950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0.027954">
                <text:p>0.027954</text:p>
              </table:table-cell>
              <table:table-cell office:value-type="float" office:value="27.999263">
                <text:p>27.9992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  <table:table-cell office:value-type="float" office:value="0.132804">
                <text:p>0.132804</text:p>
              </table:table-cell>
              <table:table-cell office:value-type="float" office:value="23.814292">
                <text:p>23.8142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058362">
                <text:p>0.058362</text:p>
              </table:table-cell>
              <table:table-cell office:value-type="float" office:value="36.874614">
                <text:p>36.8746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0.11046">
                <text:p>0.11046</text:p>
              </table:table-cell>
              <table:table-cell office:value-type="float" office:value="21.920269">
                <text:p>21.9202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.034722">
                <text:p>0.034722</text:p>
              </table:table-cell>
              <table:table-cell office:value-type="float" office:value="30.925588">
                <text:p>30.9255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0.028361">
                <text:p>0.028361</text:p>
              </table:table-cell>
              <table:table-cell office:value-type="float" office:value="21.271707">
                <text:p>21.2717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">
                <text:p>6</text:p>
              </table:table-cell>
              <table:table-cell office:value-type="float" office:value="0.02708">
                <text:p>0.02708</text:p>
              </table:table-cell>
              <table:table-cell office:value-type="float" office:value="23.4889">
                <text:p>23.4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0.027121">
                <text:p>0.027121</text:p>
              </table:table-cell>
              <table:table-cell office:value-type="float" office:value="3.580553">
                <text:p>3.5805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">
                <text:p>22</text:p>
              </table:table-cell>
              <table:table-cell office:value-type="float" office:value="0.0255">
                <text:p>0.0255</text:p>
              </table:table-cell>
              <table:table-cell office:value-type="float" office:value="1.301705">
                <text:p>1.301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0.043969">
                <text:p>0.043969</text:p>
              </table:table-cell>
              <table:table-cell office:value-type="float" office:value="0.148583">
                <text:p>0.1485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">
                <text:p>42</text:p>
              </table:table-cell>
              <table:table-cell office:value-type="float" office:value="0.024659">
                <text:p>0.024659</text:p>
              </table:table-cell>
              <table:table-cell office:value-type="float" office:value="0.080688">
                <text:p>0.080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">
                <text:p>44</text:p>
              </table:table-cell>
              <table:table-cell office:value-type="float" office:value="0.039247">
                <text:p>0.039247</text:p>
              </table:table-cell>
              <table:table-cell office:value-type="float" office:value="0.245525">
                <text:p>0.2455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">
                <text:p>58</text:p>
              </table:table-cell>
              <table:table-cell office:value-type="float" office:value="0.039382">
                <text:p>0.039382</text:p>
              </table:table-cell>
              <table:table-cell office:value-type="float" office:value="0.30778">
                <text:p>0.30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">
                <text:p>78</text:p>
              </table:table-cell>
              <table:table-cell office:value-type="float" office:value="0.042529">
                <text:p>0.042529</text:p>
              </table:table-cell>
              <table:table-cell office:value-type="float" office:value="0.823544">
                <text:p>0.8235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6">
                <text:p>76</text:p>
              </table:table-cell>
              <table:table-cell office:value-type="float" office:value="0.070415">
                <text:p>0.070415</text:p>
              </table:table-cell>
              <table:table-cell office:value-type="float" office:value="2.136457">
                <text:p>2.1364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">
                <text:p>54</text:p>
              </table:table-cell>
              <table:table-cell office:value-type="float" office:value="0.034697">
                <text:p>0.034697</text:p>
              </table:table-cell>
              <table:table-cell office:value-type="float" office:value="0.085852">
                <text:p>0.085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">
                <text:p>89</text:p>
              </table:table-cell>
              <table:table-cell office:value-type="float" office:value="0.051637">
                <text:p>0.051637</text:p>
              </table:table-cell>
              <table:table-cell office:value-type="float" office:value="2.579703">
                <text:p>2.5797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0.053944">
                <text:p>0.053944</text:p>
              </table:table-cell>
              <table:table-cell office:value-type="float" office:value="1.592217">
                <text:p>1.5922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039307">
                <text:p>0.039307</text:p>
              </table:table-cell>
              <table:table-cell office:value-type="float" office:value="1.123154">
                <text:p>1.123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2">
                <text:p>152</text:p>
              </table:table-cell>
              <table:table-cell office:value-type="float" office:value="0.043234">
                <text:p>0.043234</text:p>
              </table:table-cell>
              <table:table-cell office:value-type="float" office:value="1.406244">
                <text:p>1.406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0.051326">
                <text:p>0.051326</text:p>
              </table:table-cell>
              <table:table-cell office:value-type="float" office:value="2.266093">
                <text:p>2.2660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8">
                <text:p>138</text:p>
              </table:table-cell>
              <table:table-cell office:value-type="float" office:value="0.047359">
                <text:p>0.047359</text:p>
              </table:table-cell>
              <table:table-cell office:value-type="float" office:value="0.392094">
                <text:p>0.3920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6">
                <text:p>226</text:p>
              </table:table-cell>
              <table:table-cell office:value-type="float" office:value="0.039738">
                <text:p>0.039738</text:p>
              </table:table-cell>
              <table:table-cell office:value-type="float" office:value="0.028525">
                <text:p>0.0285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5">
                <text:p>265</text:p>
              </table:table-cell>
              <table:table-cell office:value-type="float" office:value="0.051537">
                <text:p>0.051537</text:p>
              </table:table-cell>
              <table:table-cell office:value-type="float" office:value="0.090863">
                <text:p>0.0908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6">
                <text:p>296</text:p>
              </table:table-cell>
              <table:table-cell office:value-type="float" office:value="0.335567">
                <text:p>0.335567</text:p>
              </table:table-cell>
              <table:table-cell office:value-type="float" office:value="0.356468">
                <text:p>0.3564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0">
                <text:p>260</text:p>
              </table:table-cell>
              <table:table-cell office:value-type="float" office:value="0.307582">
                <text:p>0.307582</text:p>
              </table:table-cell>
              <table:table-cell office:value-type="float" office:value="0.207273">
                <text:p>0.2072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2">
                <text:p>312</text:p>
              </table:table-cell>
              <table:table-cell office:value-type="float" office:value="0.312437">
                <text:p>0.312437</text:p>
              </table:table-cell>
              <table:table-cell office:value-type="float" office:value="0.16118">
                <text:p>0.16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3">
                <text:p>313</text:p>
              </table:table-cell>
              <table:table-cell office:value-type="float" office:value="0.32719">
                <text:p>0.32719</text:p>
              </table:table-cell>
              <table:table-cell office:value-type="float" office:value="0.198846">
                <text:p>0.1988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4">
                <text:p>344</text:p>
              </table:table-cell>
              <table:table-cell office:value-type="float" office:value="0.183796">
                <text:p>0.183796</text:p>
              </table:table-cell>
              <table:table-cell office:value-type="float" office:value="0.064342">
                <text:p>0.064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">
                <text:p>358</text:p>
              </table:table-cell>
              <table:table-cell office:value-type="float" office:value="0.346436">
                <text:p>0.346436</text:p>
              </table:table-cell>
              <table:table-cell office:value-type="float" office:value="0.214416">
                <text:p>0.2144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3">
                <text:p>333</text:p>
              </table:table-cell>
              <table:table-cell office:value-type="float" office:value="0.418804">
                <text:p>0.418804</text:p>
              </table:table-cell>
              <table:table-cell office:value-type="float" office:value="0.199015">
                <text:p>0.199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7">
                <text:p>357</text:p>
              </table:table-cell>
              <table:table-cell office:value-type="float" office:value="0.120428">
                <text:p>0.120428</text:p>
              </table:table-cell>
              <table:table-cell office:value-type="float" office:value="0.033656">
                <text:p>0.033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1">
                <text:p>361</text:p>
              </table:table-cell>
              <table:table-cell office:value-type="float" office:value="0.114665">
                <text:p>0.114665</text:p>
              </table:table-cell>
              <table:table-cell office:value-type="float" office:value="0.025622">
                <text:p>0.025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8">
                <text:p>368</text:p>
              </table:table-cell>
              <table:table-cell office:value-type="float" office:value="0.146965">
                <text:p>0.146965</text:p>
              </table:table-cell>
              <table:table-cell office:value-type="float" office:value="0.045435">
                <text:p>0.0454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1">
                <text:p>371</text:p>
              </table:table-cell>
              <table:table-cell office:value-type="float" office:value="0.24044">
                <text:p>0.24044</text:p>
              </table:table-cell>
              <table:table-cell office:value-type="float" office:value="0.100319">
                <text:p>0.1003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5">
                <text:p>365</text:p>
              </table:table-cell>
              <table:table-cell office:value-type="float" office:value="0.100697">
                <text:p>0.100697</text:p>
              </table:table-cell>
              <table:table-cell office:value-type="float" office:value="0.027768">
                <text:p>0.0277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2">
                <text:p>382</text:p>
              </table:table-cell>
              <table:table-cell office:value-type="float" office:value="0.084907">
                <text:p>0.084907</text:p>
              </table:table-cell>
              <table:table-cell office:value-type="float" office:value="0.022232">
                <text:p>0.0222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5">
                <text:p>385</text:p>
              </table:table-cell>
              <table:table-cell office:value-type="float" office:value="0.14114">
                <text:p>0.14114</text:p>
              </table:table-cell>
              <table:table-cell office:value-type="float" office:value="0.070616">
                <text:p>0.0706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9">
                <text:p>389</text:p>
              </table:table-cell>
              <table:table-cell office:value-type="float" office:value="0.185195">
                <text:p>0.185195</text:p>
              </table:table-cell>
              <table:table-cell office:value-type="float" office:value="0.102568">
                <text:p>0.1025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2">
                <text:p>402</text:p>
              </table:table-cell>
              <table:table-cell office:value-type="float" office:value="0.086101">
                <text:p>0.086101</text:p>
              </table:table-cell>
              <table:table-cell office:value-type="float" office:value="0.012858">
                <text:p>0.0128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">
                <text:p>391</text:p>
              </table:table-cell>
              <table:table-cell office:value-type="float" office:value="0.017082">
                <text:p>0.017082</text:p>
              </table:table-cell>
              <table:table-cell office:value-type="float" office:value="0.002094">
                <text:p>0.0020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9">
                <text:p>399</text:p>
              </table:table-cell>
              <table:table-cell office:value-type="float" office:value="0.015345">
                <text:p>0.015345</text:p>
              </table:table-cell>
              <table:table-cell office:value-type="float" office:value="0.002181">
                <text:p>0.0021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6">
                <text:p>396</text:p>
              </table:table-cell>
              <table:table-cell office:value-type="float" office:value="0.038716">
                <text:p>0.038716</text:p>
              </table:table-cell>
              <table:table-cell office:value-type="float" office:value="0.007035">
                <text:p>0.007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6">
                <text:p>396</text:p>
              </table:table-cell>
              <table:table-cell office:value-type="float" office:value="0.017281">
                <text:p>0.017281</text:p>
              </table:table-cell>
              <table:table-cell office:value-type="float" office:value="0.003892">
                <text:p>0.003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8">
                <text:p>398</text:p>
              </table:table-cell>
              <table:table-cell office:value-type="float" office:value="0.020779">
                <text:p>0.020779</text:p>
              </table:table-cell>
              <table:table-cell office:value-type="float" office:value="0.004543">
                <text:p>0.0045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8">
                <text:p>398</text:p>
              </table:table-cell>
              <table:table-cell office:value-type="float" office:value="0.022692">
                <text:p>0.022692</text:p>
              </table:table-cell>
              <table:table-cell office:value-type="float" office:value="0.005262">
                <text:p>0.0052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8">
                <text:p>398</text:p>
              </table:table-cell>
              <table:table-cell office:value-type="float" office:value="0.030102">
                <text:p>0.030102</text:p>
              </table:table-cell>
              <table:table-cell office:value-type="float" office:value="0.004853">
                <text:p>0.0048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8">
                <text:p>398</text:p>
              </table:table-cell>
              <table:table-cell office:value-type="float" office:value="0.015995">
                <text:p>0.015995</text:p>
              </table:table-cell>
              <table:table-cell office:value-type="float" office:value="0.004138">
                <text:p>0.0041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8">
                <text:p>398</text:p>
              </table:table-cell>
              <table:table-cell office:value-type="float" office:value="0.013405">
                <text:p>0.013405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8">
                <text:p>398</text:p>
              </table:table-cell>
              <table:table-cell office:value-type="float" office:value="0.015164">
                <text:p>0.015164</text:p>
              </table:table-cell>
              <table:table-cell office:value-type="float" office:value="0.003465">
                <text:p>0.0034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8">
                <text:p>398</text:p>
              </table:table-cell>
              <table:table-cell office:value-type="float" office:value="0.013027">
                <text:p>0.013027</text:p>
              </table:table-cell>
              <table:table-cell office:value-type="float" office:value="0.001326">
                <text:p>0.0013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9">
                <text:p>399</text:p>
              </table:table-cell>
              <table:table-cell office:value-type="float" office:value="0.016554">
                <text:p>0.016554</text:p>
              </table:table-cell>
              <table:table-cell office:value-type="float" office:value="0.004305">
                <text:p>0.0043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9">
                <text:p>399</text:p>
              </table:table-cell>
              <table:table-cell office:value-type="float" office:value="0.017637">
                <text:p>0.017637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9">
                <text:p>399</text:p>
              </table:table-cell>
              <table:table-cell office:value-type="float" office:value="0.019208">
                <text:p>0.019208</text:p>
              </table:table-cell>
              <table:table-cell office:value-type="float" office:value="0.005649">
                <text:p>0.0056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9">
                <text:p>399</text:p>
              </table:table-cell>
              <table:table-cell office:value-type="float" office:value="0.017781">
                <text:p>0.01778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0.019775">
                <text:p>0.019775</text:p>
              </table:table-cell>
              <table:table-cell office:value-type="float" office:value="0.006458">
                <text:p>0.0064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">
                <text:p>399</text:p>
              </table:table-cell>
              <table:table-cell office:value-type="float" office:value="0.070924">
                <text:p>0.070924</text:p>
              </table:table-cell>
              <table:table-cell office:value-type="float" office:value="0.015965">
                <text:p>0.0159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7">
                <text:p>397</text:p>
              </table:table-cell>
              <table:table-cell office:value-type="float" office:value="0.043604">
                <text:p>0.043604</text:p>
              </table:table-cell>
              <table:table-cell office:value-type="float" office:value="0.012362">
                <text:p>0.012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6">
                <text:p>396</text:p>
              </table:table-cell>
              <table:table-cell office:value-type="float" office:value="0.020999">
                <text:p>0.020999</text:p>
              </table:table-cell>
              <table:table-cell office:value-type="float" office:value="0.004137">
                <text:p>0.0041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6">
                <text:p>396</text:p>
              </table:table-cell>
              <table:table-cell office:value-type="float" office:value="0.020652">
                <text:p>0.020652</text:p>
              </table:table-cell>
              <table:table-cell office:value-type="float" office:value="0.005814">
                <text:p>0.0058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6">
                <text:p>396</text:p>
              </table:table-cell>
              <table:table-cell office:value-type="float" office:value="0.023105">
                <text:p>0.023105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8">
                <text:p>398</text:p>
              </table:table-cell>
              <table:table-cell office:value-type="float" office:value="0.023257">
                <text:p>0.023257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9">
                <text:p>399</text:p>
              </table:table-cell>
              <table:table-cell office:value-type="float" office:value="0.033824">
                <text:p>0.033824</text:p>
              </table:table-cell>
              <table:table-cell office:value-type="float" office:value="0.006435">
                <text:p>0.0064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8">
                <text:p>398</text:p>
              </table:table-cell>
              <table:table-cell office:value-type="float" office:value="0.020609">
                <text:p>0.020609</text:p>
              </table:table-cell>
              <table:table-cell office:value-type="float" office:value="0.002708">
                <text:p>0.0027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7">
                <text:p>397</text:p>
              </table:table-cell>
              <table:table-cell office:value-type="float" office:value="0.036682">
                <text:p>0.036682</text:p>
              </table:table-cell>
              <table:table-cell office:value-type="float" office:value="0.006497">
                <text:p>0.0064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8">
                <text:p>398</text:p>
              </table:table-cell>
              <table:table-cell office:value-type="float" office:value="0.014151">
                <text:p>0.014151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7">
                <text:p>397</text:p>
              </table:table-cell>
              <table:table-cell office:value-type="float" office:value="0.01439">
                <text:p>0.01439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8">
                <text:p>398</text:p>
              </table:table-cell>
              <table:table-cell office:value-type="float" office:value="0.017776">
                <text:p>0.017776</text:p>
              </table:table-cell>
              <table:table-cell office:value-type="float" office:value="0.002571">
                <text:p>0.002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8">
                <text:p>398</text:p>
              </table:table-cell>
              <table:table-cell office:value-type="float" office:value="0.016585">
                <text:p>0.016585</text:p>
              </table:table-cell>
              <table:table-cell office:value-type="float" office:value="0.002657">
                <text:p>0.0026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9">
                <text:p>399</text:p>
              </table:table-cell>
              <table:table-cell office:value-type="float" office:value="0.016087">
                <text:p>0.016087</text:p>
              </table:table-cell>
              <table:table-cell office:value-type="float" office:value="0.002735">
                <text:p>0.0027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9">
                <text:p>399</text:p>
              </table:table-cell>
              <table:table-cell office:value-type="float" office:value="0.015282">
                <text:p>0.015282</text:p>
              </table:table-cell>
              <table:table-cell office:value-type="float" office:value="0.001332">
                <text:p>0.0013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9">
                <text:p>399</text:p>
              </table:table-cell>
              <table:table-cell office:value-type="float" office:value="0.019869">
                <text:p>0.019869</text:p>
              </table:table-cell>
              <table:table-cell office:value-type="float" office:value="0.005374">
                <text:p>0.0053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">
                <text:p>399</text:p>
              </table:table-cell>
              <table:table-cell office:value-type="float" office:value="0.014478">
                <text:p>0.014478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9">
                <text:p>399</text:p>
              </table:table-cell>
              <table:table-cell office:value-type="float" office:value="0.017613">
                <text:p>0.017613</text:p>
              </table:table-cell>
              <table:table-cell office:value-type="float" office:value="0.002997">
                <text:p>0.002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9">
                <text:p>399</text:p>
              </table:table-cell>
              <table:table-cell office:value-type="float" office:value="0.018893">
                <text:p>0.018893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">
                <text:p>399</text:p>
              </table:table-cell>
              <table:table-cell office:value-type="float" office:value="0.017067">
                <text:p>0.017067</text:p>
              </table:table-cell>
              <table:table-cell office:value-type="float" office:value="0.002764">
                <text:p>0.0027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9">
                <text:p>399</text:p>
              </table:table-cell>
              <table:table-cell office:value-type="float" office:value="0.016262">
                <text:p>0.016262</text:p>
              </table:table-cell>
              <table:table-cell office:value-type="float" office:value="0.002673">
                <text:p>0.0026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9">
                <text:p>399</text:p>
              </table:table-cell>
              <table:table-cell office:value-type="float" office:value="0.033119">
                <text:p>0.033119</text:p>
              </table:table-cell>
              <table:table-cell office:value-type="float" office:value="0.008881">
                <text:p>0.0088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8">
                <text:p>398</text:p>
              </table:table-cell>
              <table:table-cell office:value-type="float" office:value="0.231538">
                <text:p>0.231538</text:p>
              </table:table-cell>
              <table:table-cell office:value-type="float" office:value="0.145653">
                <text:p>0.1456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3">
                <text:p>363</text:p>
              </table:table-cell>
              <table:table-cell office:value-type="float" office:value="0.16977">
                <text:p>0.16977</text:p>
              </table:table-cell>
              <table:table-cell office:value-type="float" office:value="0.065455">
                <text:p>0.0654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4">
                <text:p>384</text:p>
              </table:table-cell>
              <table:table-cell office:value-type="float" office:value="0.1305">
                <text:p>0.1305</text:p>
              </table:table-cell>
              <table:table-cell office:value-type="float" office:value="0.046509">
                <text:p>0.0465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3">
                <text:p>403</text:p>
              </table:table-cell>
              <table:table-cell office:value-type="float" office:value="0.107462">
                <text:p>0.107462</text:p>
              </table:table-cell>
              <table:table-cell office:value-type="float" office:value="0.026295">
                <text:p>0.0262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9">
                <text:p>399</text:p>
              </table:table-cell>
              <table:table-cell office:value-type="float" office:value="0.071375">
                <text:p>0.071375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2">
                <text:p>392</text:p>
              </table:table-cell>
              <table:table-cell office:value-type="float" office:value="0.013657">
                <text:p>0.013657</text:p>
              </table:table-cell>
              <table:table-cell office:value-type="float" office:value="0.001044">
                <text:p>0.0010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1">
                <text:p>391</text:p>
              </table:table-cell>
              <table:table-cell office:value-type="float" office:value="0.015236">
                <text:p>0.015236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6">
                <text:p>396</text:p>
              </table:table-cell>
              <table:table-cell office:value-type="float" office:value="0.018802">
                <text:p>0.018802</text:p>
              </table:table-cell>
              <table:table-cell office:value-type="float" office:value="0.005167">
                <text:p>0.0051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8">
                <text:p>398</text:p>
              </table:table-cell>
              <table:table-cell office:value-type="float" office:value="0.016848">
                <text:p>0.016848</text:p>
              </table:table-cell>
              <table:table-cell office:value-type="float" office:value="0.002966">
                <text:p>0.0029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9">
                <text:p>399</text:p>
              </table:table-cell>
              <table:table-cell office:value-type="float" office:value="0.033366">
                <text:p>0.033366</text:p>
              </table:table-cell>
              <table:table-cell office:value-type="float" office:value="0.005363">
                <text:p>0.005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8">
                <text:p>398</text:p>
              </table:table-cell>
              <table:table-cell office:value-type="float" office:value="0.015313">
                <text:p>0.015313</text:p>
              </table:table-cell>
              <table:table-cell office:value-type="float" office:value="0.001141">
                <text:p>0.0011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8">
                <text:p>398</text:p>
              </table:table-cell>
              <table:table-cell office:value-type="float" office:value="0.034457">
                <text:p>0.034457</text:p>
              </table:table-cell>
              <table:table-cell office:value-type="float" office:value="0.006432">
                <text:p>0.0064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7">
                <text:p>397</text:p>
              </table:table-cell>
              <table:table-cell office:value-type="float" office:value="0.014559">
                <text:p>0.014559</text:p>
              </table:table-cell>
              <table:table-cell office:value-type="float" office:value="0.001329">
                <text:p>0.0013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7">
                <text:p>397</text:p>
              </table:table-cell>
              <table:table-cell office:value-type="float" office:value="0.016307">
                <text:p>0.016307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8">
                <text:p>398</text:p>
              </table:table-cell>
              <table:table-cell office:value-type="float" office:value="0.053726">
                <text:p>0.053726</text:p>
              </table:table-cell>
              <table:table-cell office:value-type="float" office:value="0.046154">
                <text:p>0.0461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8">
                <text:p>388</text:p>
              </table:table-cell>
              <table:table-cell office:value-type="float" office:value="0.105632">
                <text:p>0.105632</text:p>
              </table:table-cell>
              <table:table-cell office:value-type="float" office:value="0.029416">
                <text:p>0.0294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6">
                <text:p>396</text:p>
              </table:table-cell>
              <table:table-cell office:value-type="float" office:value="0.117914">
                <text:p>0.117914</text:p>
              </table:table-cell>
              <table:table-cell office:value-type="float" office:value="0.033511">
                <text:p>0.0335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9">
                <text:p>399</text:p>
              </table:table-cell>
              <table:table-cell office:value-type="float" office:value="0.034273">
                <text:p>0.034273</text:p>
              </table:table-cell>
              <table:table-cell office:value-type="float" office:value="0.004464">
                <text:p>0.004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3">
                <text:p>393</text:p>
              </table:table-cell>
              <table:table-cell office:value-type="float" office:value="0.027401">
                <text:p>0.027401</text:p>
              </table:table-cell>
              <table:table-cell office:value-type="float" office:value="0.010135">
                <text:p>0.0101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3">
                <text:p>393</text:p>
              </table:table-cell>
              <table:table-cell office:value-type="float" office:value="0.089884">
                <text:p>0.089884</text:p>
              </table:table-cell>
              <table:table-cell office:value-type="float" office:value="0.025335">
                <text:p>0.0253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0">
                <text:p>390</text:p>
              </table:table-cell>
              <table:table-cell office:value-type="float" office:value="0.032535">
                <text:p>0.032535</text:p>
              </table:table-cell>
              <table:table-cell office:value-type="float" office:value="0.007557">
                <text:p>0.0075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6">
                <text:p>396</text:p>
              </table:table-cell>
              <table:table-cell office:value-type="float" office:value="0.020807">
                <text:p>0.020807</text:p>
              </table:table-cell>
              <table:table-cell office:value-type="float" office:value="0.006158">
                <text:p>0.0061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7">
                <text:p>397</text:p>
              </table:table-cell>
              <table:table-cell office:value-type="float" office:value="0.035224">
                <text:p>0.035224</text:p>
              </table:table-cell>
              <table:table-cell office:value-type="float" office:value="0.006741">
                <text:p>0.0067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5">
                <text:p>395</text:p>
              </table:table-cell>
              <table:table-cell office:value-type="float" office:value="0.04055">
                <text:p>0.04055</text:p>
              </table:table-cell>
              <table:table-cell office:value-type="float" office:value="0.007195">
                <text:p>0.0071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5">
                <text:p>395</text:p>
              </table:table-cell>
              <table:table-cell office:value-type="float" office:value="0.01391">
                <text:p>0.01391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9">
                <text:p>399</text:p>
              </table:table-cell>
              <table:table-cell office:value-type="float" office:value="0.015784">
                <text:p>0.015784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7">
                <text:p>397</text:p>
              </table:table-cell>
              <table:table-cell office:value-type="float" office:value="0.06878">
                <text:p>0.06878</text:p>
              </table:table-cell>
              <table:table-cell office:value-type="float" office:value="0.019994">
                <text:p>0.0199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6">
                <text:p>396</text:p>
              </table:table-cell>
              <table:table-cell office:value-type="float" office:value="0.032323">
                <text:p>0.032323</text:p>
              </table:table-cell>
              <table:table-cell office:value-type="float" office:value="0.007273">
                <text:p>0.0072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0">
                <text:p>380</text:p>
              </table:table-cell>
              <table:table-cell office:value-type="float" office:value="0.338405">
                <text:p>0.338405</text:p>
              </table:table-cell>
              <table:table-cell office:value-type="float" office:value="1.782638">
                <text:p>1.7826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6">
                <text:p>366</text:p>
              </table:table-cell>
              <table:table-cell office:value-type="float" office:value="2.298744">
                <text:p>2.298744</text:p>
              </table:table-cell>
              <table:table-cell office:value-type="float" office:value="6.215826">
                <text:p>6.2158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1">
                <text:p>241</text:p>
              </table:table-cell>
              <table:table-cell office:value-type="float" office:value="0.377571">
                <text:p>0.377571</text:p>
              </table:table-cell>
              <table:table-cell office:value-type="float" office:value="0.02551">
                <text:p>0.025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6">
                <text:p>246</text:p>
              </table:table-cell>
              <table:table-cell office:value-type="float" office:value="0.695781">
                <text:p>0.695781</text:p>
              </table:table-cell>
              <table:table-cell office:value-type="float" office:value="0.171401">
                <text:p>0.1714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2">
                <text:p>222</text:p>
              </table:table-cell>
              <table:table-cell office:value-type="float" office:value="0.741963">
                <text:p>0.741963</text:p>
              </table:table-cell>
              <table:table-cell office:value-type="float" office:value="0.110777">
                <text:p>0.1107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1">
                <text:p>221</text:p>
              </table:table-cell>
              <table:table-cell office:value-type="float" office:value="0.789501">
                <text:p>0.789501</text:p>
              </table:table-cell>
              <table:table-cell office:value-type="float" office:value="0.893617">
                <text:p>0.8936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2">
                <text:p>142</text:p>
              </table:table-cell>
              <table:table-cell office:value-type="float" office:value="6.65604">
                <text:p>6.65604</text:p>
              </table:table-cell>
              <table:table-cell office:value-type="float" office:value="23.102848">
                <text:p>23.1028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6">
                <text:p>86</text:p>
              </table:table-cell>
              <table:table-cell office:value-type="float" office:value="12.408292">
                <text:p>12.408292</text:p>
              </table:table-cell>
              <table:table-cell office:value-type="float" office:value="27.762256">
                <text:p>27.762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5">
                <text:p>45</text:p>
              </table:table-cell>
              <table:table-cell office:value-type="float" office:value="7.603538">
                <text:p>7.603538</text:p>
              </table:table-cell>
              <table:table-cell office:value-type="float" office:value="24.786233">
                <text:p>24.7862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13.981556">
                <text:p>13.981556</text:p>
              </table:table-cell>
              <table:table-cell office:value-type="float" office:value="32.720964">
                <text:p>32.7209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">
                <text:p>31</text:p>
              </table:table-cell>
              <table:table-cell office:value-type="float" office:value="12.017968">
                <text:p>12.017968</text:p>
              </table:table-cell>
              <table:table-cell office:value-type="float" office:value="29.69212">
                <text:p>29.692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">
                <text:p>21</text:p>
              </table:table-cell>
              <table:table-cell office:value-type="float" office:value="6.276607">
                <text:p>6.276607</text:p>
              </table:table-cell>
              <table:table-cell office:value-type="float" office:value="26.68778">
                <text:p>26.687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">
                <text:p>18</text:p>
              </table:table-cell>
              <table:table-cell office:value-type="float" office:value="8.740692">
                <text:p>8.740692</text:p>
              </table:table-cell>
              <table:table-cell office:value-type="float" office:value="36.452425">
                <text:p>36.4524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">
                <text:p>18</text:p>
              </table:table-cell>
              <table:table-cell office:value-type="float" office:value="12.935334">
                <text:p>12.935334</text:p>
              </table:table-cell>
              <table:table-cell office:value-type="float" office:value="28.845724">
                <text:p>28.8457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">
                <text:p>15</text:p>
              </table:table-cell>
              <table:table-cell office:value-type="float" office:value="13.501097">
                <text:p>13.501097</text:p>
              </table:table-cell>
              <table:table-cell office:value-type="float" office:value="28.505665">
                <text:p>28.5056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">
                <text:p>26</text:p>
              </table:table-cell>
              <table:table-cell office:value-type="float" office:value="8.790267">
                <text:p>8.790267</text:p>
              </table:table-cell>
              <table:table-cell office:value-type="float" office:value="38.576414">
                <text:p>38.5764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">
                <text:p>14</text:p>
              </table:table-cell>
              <table:table-cell office:value-type="float" office:value="13.70745">
                <text:p>13.70745</text:p>
              </table:table-cell>
              <table:table-cell office:value-type="float" office:value="43.504314">
                <text:p>43.5043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">
                <text:p>11</text:p>
              </table:table-cell>
              <table:table-cell office:value-type="float" office:value="4.181777">
                <text:p>4.181777</text:p>
              </table:table-cell>
              <table:table-cell office:value-type="float" office:value="46.013086">
                <text:p>46.0130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">
                <text:p>12</text:p>
              </table:table-cell>
              <table:table-cell office:value-type="float" office:value="13.717484">
                <text:p>13.717484</text:p>
              </table:table-cell>
              <table:table-cell office:value-type="float" office:value="26.123438">
                <text:p>26.1234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">
                <text:p>13</text:p>
              </table:table-cell>
              <table:table-cell office:value-type="float" office:value="2.943883">
                <text:p>2.943883</text:p>
              </table:table-cell>
              <table:table-cell office:value-type="float" office:value="18.411581">
                <text:p>18.4115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">
                <text:p>13</text:p>
              </table:table-cell>
              <table:table-cell office:value-type="float" office:value="3.022517">
                <text:p>3.022517</text:p>
              </table:table-cell>
              <table:table-cell office:value-type="float" office:value="0.208291">
                <text:p>0.208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">
                <text:p>21</text:p>
              </table:table-cell>
              <table:table-cell office:value-type="float" office:value="0.644174">
                <text:p>0.644174</text:p>
              </table:table-cell>
              <table:table-cell office:value-type="float" office:value="0.063208">
                <text:p>0.0632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">
                <text:p>29</text:p>
              </table:table-cell>
              <table:table-cell office:value-type="float" office:value="3.17601">
                <text:p>3.17601</text:p>
              </table:table-cell>
              <table:table-cell office:value-type="float" office:value="5.704844">
                <text:p>5.7048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">
                <text:p>28</text:p>
              </table:table-cell>
              <table:table-cell office:value-type="float" office:value="19.304011">
                <text:p>19.304011</text:p>
              </table:table-cell>
              <table:table-cell office:value-type="float" office:value="55.328187">
                <text:p>55.3281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37.262627">
                <text:p>37.262627</text:p>
              </table:table-cell>
              <table:table-cell office:value-type="float" office:value="56.516572">
                <text:p>56.5165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16.822756">
                <text:p>16.822756</text:p>
              </table:table-cell>
              <table:table-cell office:value-type="float" office:value="125.490576">
                <text:p>125.4905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5.664003">
                <text:p>5.664003</text:p>
              </table:table-cell>
              <table:table-cell office:value-type="float" office:value="85.374421">
                <text:p>85.3744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10.949685">
                <text:p>10.949685</text:p>
              </table:table-cell>
              <table:table-cell office:value-type="float" office:value="96.511788">
                <text:p>96.5117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">
                <text:p>4</text:p>
              </table:table-cell>
              <table:table-cell office:value-type="float" office:value="26.048808">
                <text:p>26.048808</text:p>
              </table:table-cell>
              <table:table-cell office:value-type="float" office:value="63.818139">
                <text:p>63.8181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">
                <text:p>9</text:p>
              </table:table-cell>
              <table:table-cell office:value-type="float" office:value="20.373806">
                <text:p>20.373806</text:p>
              </table:table-cell>
              <table:table-cell office:value-type="float" office:value="49.987023">
                <text:p>49.9870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  <table:table-cell office:value-type="float" office:value="0.364601">
                <text:p>0.364601</text:p>
              </table:table-cell>
              <table:table-cell office:value-type="float" office:value="11.155694">
                <text:p>11.1556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  <table:table-cell office:value-type="float" office:value="0.788935">
                <text:p>0.788935</text:p>
              </table:table-cell>
              <table:table-cell office:value-type="float" office:value="1.109062">
                <text:p>1.1090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0.355945">
                <text:p>0.355945</text:p>
              </table:table-cell>
              <table:table-cell office:value-type="float" office:value="1.070261">
                <text:p>1.0702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">
                <text:p>14</text:p>
              </table:table-cell>
              <table:table-cell office:value-type="float" office:value="0.81287">
                <text:p>0.81287</text:p>
              </table:table-cell>
              <table:table-cell office:value-type="float" office:value="1.273985">
                <text:p>1.2739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">
                <text:p>15</text:p>
              </table:table-cell>
              <table:table-cell office:value-type="float" office:value="0.624778">
                <text:p>0.624778</text:p>
              </table:table-cell>
              <table:table-cell office:value-type="float" office:value="0.919193">
                <text:p>0.9191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">
                <text:p>21</text:p>
              </table:table-cell>
              <table:table-cell office:value-type="float" office:value="0.535828">
                <text:p>0.535828</text:p>
              </table:table-cell>
              <table:table-cell office:value-type="float" office:value="0.876402">
                <text:p>0.8764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">
                <text:p>28</text:p>
              </table:table-cell>
              <table:table-cell office:value-type="float" office:value="1.975162">
                <text:p>1.975162</text:p>
              </table:table-cell>
              <table:table-cell office:value-type="float" office:value="0.745545">
                <text:p>0.7455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">
                <text:p>31</text:p>
              </table:table-cell>
              <table:table-cell office:value-type="float" office:value="1.952927">
                <text:p>1.952927</text:p>
              </table:table-cell>
              <table:table-cell office:value-type="float" office:value="0.981328">
                <text:p>0.9813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">
                <text:p>35</text:p>
              </table:table-cell>
              <table:table-cell office:value-type="float" office:value="1.513104">
                <text:p>1.513104</text:p>
              </table:table-cell>
              <table:table-cell office:value-type="float" office:value="1.468612">
                <text:p>1.468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">
                <text:p>38</text:p>
              </table:table-cell>
              <table:table-cell office:value-type="float" office:value="0.505223">
                <text:p>0.505223</text:p>
              </table:table-cell>
              <table:table-cell office:value-type="float" office:value="2.083257">
                <text:p>2.0832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">
                <text:p>42</text:p>
              </table:table-cell>
              <table:table-cell office:value-type="float" office:value="1.7715">
                <text:p>1.7715</text:p>
              </table:table-cell>
              <table:table-cell office:value-type="float" office:value="0.34992">
                <text:p>0.349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">
                <text:p>56</text:p>
              </table:table-cell>
              <table:table-cell office:value-type="float" office:value="1.291405">
                <text:p>1.291405</text:p>
              </table:table-cell>
              <table:table-cell office:value-type="float" office:value="1.568052">
                <text:p>1.5680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">
                <text:p>71</text:p>
              </table:table-cell>
              <table:table-cell office:value-type="float" office:value="20.767071">
                <text:p>20.767071</text:p>
              </table:table-cell>
              <table:table-cell office:value-type="float" office:value="1.328855">
                <text:p>1.3288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">
                <text:p>20</text:p>
              </table:table-cell>
              <table:table-cell office:value-type="float" office:value="30.516259">
                <text:p>30.516259</text:p>
              </table:table-cell>
              <table:table-cell office:value-type="float" office:value="0.343343">
                <text:p>0.3433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">
                <text:p>45</text:p>
              </table:table-cell>
              <table:table-cell office:value-type="float" office:value="0.636704">
                <text:p>0.636704</text:p>
              </table:table-cell>
              <table:table-cell office:value-type="float" office:value="0.650965">
                <text:p>0.6509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">
                <text:p>74</text:p>
              </table:table-cell>
              <table:table-cell office:value-type="float" office:value="0.691588">
                <text:p>0.691588</text:p>
              </table:table-cell>
              <table:table-cell office:value-type="float" office:value="0.985122">
                <text:p>0.9851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5">
                <text:p>75</text:p>
              </table:table-cell>
              <table:table-cell office:value-type="float" office:value="1.109019">
                <text:p>1.109019</text:p>
              </table:table-cell>
              <table:table-cell office:value-type="float" office:value="0.450596">
                <text:p>0.4505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1">
                <text:p>81</text:p>
              </table:table-cell>
              <table:table-cell office:value-type="float" office:value="0.945546">
                <text:p>0.945546</text:p>
              </table:table-cell>
              <table:table-cell office:value-type="float" office:value="0.855669">
                <text:p>0.8556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8">
                <text:p>88</text:p>
              </table:table-cell>
              <table:table-cell office:value-type="float" office:value="0.401435">
                <text:p>0.401435</text:p>
              </table:table-cell>
              <table:table-cell office:value-type="float" office:value="0.385534">
                <text:p>0.3855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6">
                <text:p>96</text:p>
              </table:table-cell>
              <table:table-cell office:value-type="float" office:value="0.602212">
                <text:p>0.602212</text:p>
              </table:table-cell>
              <table:table-cell office:value-type="float" office:value="0.491468">
                <text:p>0.4914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5">
                <text:p>105</text:p>
              </table:table-cell>
              <table:table-cell office:value-type="float" office:value="0.356638">
                <text:p>0.356638</text:p>
              </table:table-cell>
              <table:table-cell office:value-type="float" office:value="0.499189">
                <text:p>0.4991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7">
                <text:p>107</text:p>
              </table:table-cell>
              <table:table-cell office:value-type="float" office:value="0.362233">
                <text:p>0.362233</text:p>
              </table:table-cell>
              <table:table-cell office:value-type="float" office:value="0.639992">
                <text:p>0.6399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5">
                <text:p>95</text:p>
              </table:table-cell>
              <table:table-cell office:value-type="float" office:value="0.494701">
                <text:p>0.494701</text:p>
              </table:table-cell>
              <table:table-cell office:value-type="float" office:value="0.699205">
                <text:p>0.6992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">
                <text:p>101</text:p>
              </table:table-cell>
              <table:table-cell office:value-type="float" office:value="0.702799">
                <text:p>0.702799</text:p>
              </table:table-cell>
              <table:table-cell office:value-type="float" office:value="1.157104">
                <text:p>1.1571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3">
                <text:p>83</text:p>
              </table:table-cell>
              <table:table-cell office:value-type="float" office:value="0.440432">
                <text:p>0.440432</text:p>
              </table:table-cell>
              <table:table-cell office:value-type="float" office:value="0.572629">
                <text:p>0.5726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0">
                <text:p>110</text:p>
              </table:table-cell>
              <table:table-cell office:value-type="float" office:value="0.280794">
                <text:p>0.280794</text:p>
              </table:table-cell>
              <table:table-cell office:value-type="float" office:value="0.191479">
                <text:p>0.1914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6">
                <text:p>166</text:p>
              </table:table-cell>
              <table:table-cell office:value-type="float" office:value="0.216225">
                <text:p>0.216225</text:p>
              </table:table-cell>
              <table:table-cell office:value-type="float" office:value="0.112805">
                <text:p>0.1128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8">
                <text:p>188</text:p>
              </table:table-cell>
              <table:table-cell office:value-type="float" office:value="0.208328">
                <text:p>0.208328</text:p>
              </table:table-cell>
              <table:table-cell office:value-type="float" office:value="0.105723">
                <text:p>0.1057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3">
                <text:p>203</text:p>
              </table:table-cell>
              <table:table-cell office:value-type="float" office:value="0.287159">
                <text:p>0.287159</text:p>
              </table:table-cell>
              <table:table-cell office:value-type="float" office:value="0.203752">
                <text:p>0.2037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2">
                <text:p>202</text:p>
              </table:table-cell>
              <table:table-cell office:value-type="float" office:value="0.346695">
                <text:p>0.346695</text:p>
              </table:table-cell>
              <table:table-cell office:value-type="float" office:value="0.358956">
                <text:p>0.3589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.264433">
                <text:p>0.264433</text:p>
              </table:table-cell>
              <table:table-cell office:value-type="float" office:value="0.163546">
                <text:p>0.1635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9">
                <text:p>239</text:p>
              </table:table-cell>
              <table:table-cell office:value-type="float" office:value="0.252887">
                <text:p>0.252887</text:p>
              </table:table-cell>
              <table:table-cell office:value-type="float" office:value="0.082086">
                <text:p>0.0820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9">
                <text:p>259</text:p>
              </table:table-cell>
              <table:table-cell office:value-type="float" office:value="0.241252">
                <text:p>0.241252</text:p>
              </table:table-cell>
              <table:table-cell office:value-type="float" office:value="0.181096">
                <text:p>0.1810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4">
                <text:p>254</text:p>
              </table:table-cell>
              <table:table-cell office:value-type="float" office:value="0.208503">
                <text:p>0.208503</text:p>
              </table:table-cell>
              <table:table-cell office:value-type="float" office:value="0.125793">
                <text:p>0.1257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2">
                <text:p>272</text:p>
              </table:table-cell>
              <table:table-cell office:value-type="float" office:value="0.303591">
                <text:p>0.303591</text:p>
              </table:table-cell>
              <table:table-cell office:value-type="float" office:value="0.162193">
                <text:p>0.162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3">
                <text:p>273</text:p>
              </table:table-cell>
              <table:table-cell office:value-type="float" office:value="0.311569">
                <text:p>0.311569</text:p>
              </table:table-cell>
              <table:table-cell office:value-type="float" office:value="0.241607">
                <text:p>0.2416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8">
                <text:p>278</text:p>
              </table:table-cell>
              <table:table-cell office:value-type="float" office:value="0.205354">
                <text:p>0.205354</text:p>
              </table:table-cell>
              <table:table-cell office:value-type="float" office:value="0.110757">
                <text:p>0.1107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4">
                <text:p>324</text:p>
              </table:table-cell>
              <table:table-cell office:value-type="float" office:value="0.158276">
                <text:p>0.158276</text:p>
              </table:table-cell>
              <table:table-cell office:value-type="float" office:value="0.063062">
                <text:p>0.0630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341825">
                <text:p>0.341825</text:p>
              </table:table-cell>
              <table:table-cell office:value-type="float" office:value="0.614663">
                <text:p>0.6146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2">
                <text:p>242</text:p>
              </table:table-cell>
              <table:table-cell office:value-type="float" office:value="1.081412">
                <text:p>1.081412</text:p>
              </table:table-cell>
              <table:table-cell office:value-type="float" office:value="2.657307">
                <text:p>2.6573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3">
                <text:p>153</text:p>
              </table:table-cell>
              <table:table-cell office:value-type="float" office:value="0.727452">
                <text:p>0.727452</text:p>
              </table:table-cell>
              <table:table-cell office:value-type="float" office:value="0.926675">
                <text:p>0.9266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3">
                <text:p>133</text:p>
              </table:table-cell>
              <table:table-cell office:value-type="float" office:value="0.374196">
                <text:p>0.374196</text:p>
              </table:table-cell>
              <table:table-cell office:value-type="float" office:value="0.261681">
                <text:p>0.261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3">
                <text:p>123</text:p>
              </table:table-cell>
              <table:table-cell office:value-type="float" office:value="1.308727">
                <text:p>1.308727</text:p>
              </table:table-cell>
              <table:table-cell office:value-type="float" office:value="2.461328">
                <text:p>2.4613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6">
                <text:p>56</text:p>
              </table:table-cell>
              <table:table-cell office:value-type="float" office:value="0.998159">
                <text:p>0.998159</text:p>
              </table:table-cell>
              <table:table-cell office:value-type="float" office:value="1.447353">
                <text:p>1.4473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9">
                <text:p>69</text:p>
              </table:table-cell>
              <table:table-cell office:value-type="float" office:value="0.463819">
                <text:p>0.463819</text:p>
              </table:table-cell>
              <table:table-cell office:value-type="float" office:value="0.249142">
                <text:p>0.2491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0">
                <text:p>120</text:p>
              </table:table-cell>
              <table:table-cell office:value-type="float" office:value="0.325712">
                <text:p>0.325712</text:p>
              </table:table-cell>
              <table:table-cell office:value-type="float" office:value="0.303424">
                <text:p>0.3034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1">
                <text:p>141</text:p>
              </table:table-cell>
              <table:table-cell office:value-type="float" office:value="0.509205">
                <text:p>0.509205</text:p>
              </table:table-cell>
              <table:table-cell office:value-type="float" office:value="0.677984">
                <text:p>0.6779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7">
                <text:p>117</text:p>
              </table:table-cell>
              <table:table-cell office:value-type="float" office:value="0.597285">
                <text:p>0.597285</text:p>
              </table:table-cell>
              <table:table-cell office:value-type="float" office:value="0.522749">
                <text:p>0.5227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3">
                <text:p>173</text:p>
              </table:table-cell>
              <table:table-cell office:value-type="float" office:value="0.317845">
                <text:p>0.317845</text:p>
              </table:table-cell>
              <table:table-cell office:value-type="float" office:value="0.242361">
                <text:p>0.2423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8">
                <text:p>228</text:p>
              </table:table-cell>
              <table:table-cell office:value-type="float" office:value="0.135218">
                <text:p>0.135218</text:p>
              </table:table-cell>
              <table:table-cell office:value-type="float" office:value="0.068603">
                <text:p>0.0686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6">
                <text:p>266</text:p>
              </table:table-cell>
              <table:table-cell office:value-type="float" office:value="0.263001">
                <text:p>0.263001</text:p>
              </table:table-cell>
              <table:table-cell office:value-type="float" office:value="0.141892">
                <text:p>0.1418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">
                <text:p>264</text:p>
              </table:table-cell>
              <table:table-cell office:value-type="float" office:value="0.191687">
                <text:p>0.191687</text:p>
              </table:table-cell>
              <table:table-cell office:value-type="float" office:value="0.078043">
                <text:p>0.0780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9">
                <text:p>249</text:p>
              </table:table-cell>
              <table:table-cell office:value-type="float" office:value="0.150323">
                <text:p>0.150323</text:p>
              </table:table-cell>
              <table:table-cell office:value-type="float" office:value="0.169368">
                <text:p>0.169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5cm" chart:style-name="ch2">
          <text:p>test176, 400 tps for a while</text:p>
        </chart:title>
        <chart:legend chart:legend-position="end" svg:x="14.398cm" svg:y="4.227cm" style:legend-expansion="high" chart:style-name="ch3"/>
        <chart:plot-area chart:style-name="ch4" table:cell-range-address="test176.B2:test176.B332 test176.F1:test176.F332" chart:data-source-has-labels="both" svg:x="0.32cm" svg:y="1.248cm" svg:width="13.758cm" svg:height="7.572cm">
          <chartooo:coordinate-region svg:x="2.053cm" svg:y="1.248cm" svg:width="12.025cm" svg:height="5.969cm"/>
          <chart:axis chart:dimension="x" chart:name="primary-x" chart:style-name="ch5" chartooo:axis-type="auto">
            <chartooo:date-scale/>
            <chart:categories table:cell-range-address="test176.B2:test176.B3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6.F2:test176.F332" chart:label-cell-address="test176.F1:test176.F1" chart:class="chart:bar">
            <chart:data-point chart:repeated="3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76.F1:test17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3:04</text:p>
                <draw:g>
                  <svg:desc>test176.B2:test176.B332</svg:desc>
                </draw:g>
              </table:table-cell>
              <table:table-cell office:value-type="float" office:value="71690">
                <text:p>71690</text:p>
                <draw:g>
                  <svg:desc>test176.F2:test176.F332</svg:desc>
                </draw:g>
              </table:table-cell>
            </table:table-row>
            <table:table-row>
              <table:table-cell office:value-type="string">
                <text:p>17:13:05</text:p>
              </table:table-cell>
              <table:table-cell office:value-type="float" office:value="34845">
                <text:p>34845</text:p>
              </table:table-cell>
            </table:table-row>
            <table:table-row>
              <table:table-cell office:value-type="string">
                <text:p>17:13:06</text:p>
              </table:table-cell>
              <table:table-cell office:value-type="float" office:value="40702">
                <text:p>40702</text:p>
              </table:table-cell>
            </table:table-row>
            <table:table-row>
              <table:table-cell office:value-type="string">
                <text:p>17:13:07</text:p>
              </table:table-cell>
              <table:table-cell office:value-type="float" office:value="80001">
                <text:p>80001</text:p>
              </table:table-cell>
            </table:table-row>
            <table:table-row>
              <table:table-cell office:value-type="string">
                <text:p>17:13:08</text:p>
              </table:table-cell>
              <table:table-cell office:value-type="float" office:value="62274">
                <text:p>62274</text:p>
              </table:table-cell>
            </table:table-row>
            <table:table-row>
              <table:table-cell office:value-type="string">
                <text:p>17:13:09</text:p>
              </table:table-cell>
              <table:table-cell office:value-type="float" office:value="73490">
                <text:p>73490</text:p>
              </table:table-cell>
            </table:table-row>
            <table:table-row>
              <table:table-cell office:value-type="string">
                <text:p>17:13:10</text:p>
              </table:table-cell>
              <table:table-cell office:value-type="float" office:value="97073">
                <text:p>97073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82640">
                <text:p>82640</text:p>
              </table:table-cell>
            </table:table-row>
            <table:table-row>
              <table:table-cell office:value-type="string">
                <text:p>17:13:12</text:p>
              </table:table-cell>
              <table:table-cell office:value-type="float" office:value="71755">
                <text:p>71755</text:p>
              </table:table-cell>
            </table:table-row>
            <table:table-row>
              <table:table-cell office:value-type="string">
                <text:p>17:13:13</text:p>
              </table:table-cell>
              <table:table-cell office:value-type="float" office:value="52987">
                <text:p>52987</text:p>
              </table:table-cell>
            </table:table-row>
            <table:table-row>
              <table:table-cell office:value-type="string">
                <text:p>17:13:14</text:p>
              </table:table-cell>
              <table:table-cell office:value-type="float" office:value="37510">
                <text:p>37510</text:p>
              </table:table-cell>
            </table:table-row>
            <table:table-row>
              <table:table-cell office:value-type="string">
                <text:p>17:13:15</text:p>
              </table:table-cell>
              <table:table-cell office:value-type="float" office:value="38665">
                <text:p>38665</text:p>
              </table:table-cell>
            </table:table-row>
            <table:table-row>
              <table:table-cell office:value-type="string">
                <text:p>17:13:16</text:p>
              </table:table-cell>
              <table:table-cell office:value-type="float" office:value="58812">
                <text:p>58812</text:p>
              </table:table-cell>
            </table:table-row>
            <table:table-row>
              <table:table-cell office:value-type="string">
                <text:p>17:13:17</text:p>
              </table:table-cell>
              <table:table-cell office:value-type="float" office:value="56095">
                <text:p>56095</text:p>
              </table:table-cell>
            </table:table-row>
            <table:table-row>
              <table:table-cell office:value-type="string">
                <text:p>17:13:18</text:p>
              </table:table-cell>
              <table:table-cell office:value-type="float" office:value="35551">
                <text:p>35551</text:p>
              </table:table-cell>
            </table:table-row>
            <table:table-row>
              <table:table-cell office:value-type="string">
                <text:p>17:13:19</text:p>
              </table:table-cell>
              <table:table-cell office:value-type="float" office:value="72737">
                <text:p>72737</text:p>
              </table:table-cell>
            </table:table-row>
            <table:table-row>
              <table:table-cell office:value-type="string">
                <text:p>17:13:20</text:p>
              </table:table-cell>
              <table:table-cell office:value-type="float" office:value="28966">
                <text:p>28966</text:p>
              </table:table-cell>
            </table:table-row>
            <table:table-row>
              <table:table-cell office:value-type="string">
                <text:p>17:13:21</text:p>
              </table:table-cell>
              <table:table-cell office:value-type="float" office:value="56714">
                <text:p>56714</text:p>
              </table:table-cell>
            </table:table-row>
            <table:table-row>
              <table:table-cell office:value-type="string">
                <text:p>17:13:22</text:p>
              </table:table-cell>
              <table:table-cell office:value-type="float" office:value="57705">
                <text:p>57705</text:p>
              </table:table-cell>
            </table:table-row>
            <table:table-row>
              <table:table-cell office:value-type="string">
                <text:p>17:13:23</text:p>
              </table:table-cell>
              <table:table-cell office:value-type="float" office:value="115138">
                <text:p>115138</text:p>
              </table:table-cell>
            </table:table-row>
            <table:table-row>
              <table:table-cell office:value-type="string">
                <text:p>17:13:24</text:p>
              </table:table-cell>
              <table:table-cell office:value-type="float" office:value="55463">
                <text:p>55463</text:p>
              </table:table-cell>
            </table:table-row>
            <table:table-row>
              <table:table-cell office:value-type="string">
                <text:p>17:13:25</text:p>
              </table:table-cell>
              <table:table-cell office:value-type="float" office:value="73625">
                <text:p>73625</text:p>
              </table:table-cell>
            </table:table-row>
            <table:table-row>
              <table:table-cell office:value-type="string">
                <text:p>17:13:26</text:p>
              </table:table-cell>
              <table:table-cell office:value-type="float" office:value="51030">
                <text:p>51030</text:p>
              </table:table-cell>
            </table:table-row>
            <table:table-row>
              <table:table-cell office:value-type="string">
                <text:p>17:13:27</text:p>
              </table:table-cell>
              <table:table-cell office:value-type="float" office:value="107878">
                <text:p>107878</text:p>
              </table:table-cell>
            </table:table-row>
            <table:table-row>
              <table:table-cell office:value-type="string">
                <text:p>17:13:28</text:p>
              </table:table-cell>
              <table:table-cell office:value-type="float" office:value="86617">
                <text:p>86617</text:p>
              </table:table-cell>
            </table:table-row>
            <table:table-row>
              <table:table-cell office:value-type="string">
                <text:p>17:13:29</text:p>
              </table:table-cell>
              <table:table-cell office:value-type="float" office:value="51755">
                <text:p>51755</text:p>
              </table:table-cell>
            </table:table-row>
            <table:table-row>
              <table:table-cell office:value-type="string">
                <text:p>17:13:30</text:p>
              </table:table-cell>
              <table:table-cell office:value-type="float" office:value="60974">
                <text:p>60974</text:p>
              </table:table-cell>
            </table:table-row>
            <table:table-row>
              <table:table-cell office:value-type="string">
                <text:p>17:13:31</text:p>
              </table:table-cell>
              <table:table-cell office:value-type="float" office:value="98240">
                <text:p>98240</text:p>
              </table:table-cell>
            </table:table-row>
            <table:table-row>
              <table:table-cell office:value-type="string">
                <text:p>17:13:32</text:p>
              </table:table-cell>
              <table:table-cell office:value-type="float" office:value="82221">
                <text:p>82221</text:p>
              </table:table-cell>
            </table:table-row>
            <table:table-row>
              <table:table-cell office:value-type="string">
                <text:p>17:13:33</text:p>
              </table:table-cell>
              <table:table-cell office:value-type="float" office:value="47995">
                <text:p>47995</text:p>
              </table:table-cell>
            </table:table-row>
            <table:table-row>
              <table:table-cell office:value-type="string">
                <text:p>17:13:34</text:p>
              </table:table-cell>
              <table:table-cell office:value-type="float" office:value="72048">
                <text:p>72048</text:p>
              </table:table-cell>
            </table:table-row>
            <table:table-row>
              <table:table-cell office:value-type="string">
                <text:p>17:13:35</text:p>
              </table:table-cell>
              <table:table-cell office:value-type="float" office:value="78574">
                <text:p>78574</text:p>
              </table:table-cell>
            </table:table-row>
            <table:table-row>
              <table:table-cell office:value-type="string">
                <text:p>17:13:36</text:p>
              </table:table-cell>
              <table:table-cell office:value-type="float" office:value="94538">
                <text:p>94538</text:p>
              </table:table-cell>
            </table:table-row>
            <table:table-row>
              <table:table-cell office:value-type="string">
                <text:p>17:13:37</text:p>
              </table:table-cell>
              <table:table-cell office:value-type="float" office:value="71534">
                <text:p>71534</text:p>
              </table:table-cell>
            </table:table-row>
            <table:table-row>
              <table:table-cell office:value-type="string">
                <text:p>17:13:38</text:p>
              </table:table-cell>
              <table:table-cell office:value-type="float" office:value="134171">
                <text:p>134171</text:p>
              </table:table-cell>
            </table:table-row>
            <table:table-row>
              <table:table-cell office:value-type="string">
                <text:p>17:13:39</text:p>
              </table:table-cell>
              <table:table-cell office:value-type="float" office:value="125015">
                <text:p>125015</text:p>
              </table:table-cell>
            </table:table-row>
            <table:table-row>
              <table:table-cell office:value-type="string">
                <text:p>17:13:40</text:p>
              </table:table-cell>
              <table:table-cell office:value-type="float" office:value="44263">
                <text:p>44263</text:p>
              </table:table-cell>
            </table:table-row>
            <table:table-row>
              <table:table-cell office:value-type="string">
                <text:p>17:13:41</text:p>
              </table:table-cell>
              <table:table-cell office:value-type="float" office:value="65101">
                <text:p>65101</text:p>
              </table:table-cell>
            </table:table-row>
            <table:table-row>
              <table:table-cell office:value-type="string">
                <text:p>17:13:42</text:p>
              </table:table-cell>
              <table:table-cell office:value-type="float" office:value="75933">
                <text:p>75933</text:p>
              </table:table-cell>
            </table:table-row>
            <table:table-row>
              <table:table-cell office:value-type="string">
                <text:p>17:13:43</text:p>
              </table:table-cell>
              <table:table-cell office:value-type="float" office:value="57765">
                <text:p>57765</text:p>
              </table:table-cell>
            </table:table-row>
            <table:table-row>
              <table:table-cell office:value-type="string">
                <text:p>17:13:44</text:p>
              </table:table-cell>
              <table:table-cell office:value-type="float" office:value="25322">
                <text:p>25322</text:p>
              </table:table-cell>
            </table:table-row>
            <table:table-row>
              <table:table-cell office:value-type="string">
                <text:p>17:13:45</text:p>
              </table:table-cell>
              <table:table-cell office:value-type="float" office:value="38466">
                <text:p>38466</text:p>
              </table:table-cell>
            </table:table-row>
            <table:table-row>
              <table:table-cell office:value-type="string">
                <text:p>17:13:46</text:p>
              </table:table-cell>
              <table:table-cell office:value-type="float" office:value="60385">
                <text:p>60385</text:p>
              </table:table-cell>
            </table:table-row>
            <table:table-row>
              <table:table-cell office:value-type="string">
                <text:p>17:13:47</text:p>
              </table:table-cell>
              <table:table-cell office:value-type="float" office:value="60120">
                <text:p>60120</text:p>
              </table:table-cell>
            </table:table-row>
            <table:table-row>
              <table:table-cell office:value-type="string">
                <text:p>17:13:48</text:p>
              </table:table-cell>
              <table:table-cell office:value-type="float" office:value="55928">
                <text:p>55928</text:p>
              </table:table-cell>
            </table:table-row>
            <table:table-row>
              <table:table-cell office:value-type="string">
                <text:p>17:13:49</text:p>
              </table:table-cell>
              <table:table-cell office:value-type="float" office:value="67469">
                <text:p>67469</text:p>
              </table:table-cell>
            </table:table-row>
            <table:table-row>
              <table:table-cell office:value-type="string">
                <text:p>17:13:50</text:p>
              </table:table-cell>
              <table:table-cell office:value-type="float" office:value="75871">
                <text:p>75871</text:p>
              </table:table-cell>
            </table:table-row>
            <table:table-row>
              <table:table-cell office:value-type="string">
                <text:p>17:13:51</text:p>
              </table:table-cell>
              <table:table-cell office:value-type="float" office:value="61610">
                <text:p>61610</text:p>
              </table:table-cell>
            </table:table-row>
            <table:table-row>
              <table:table-cell office:value-type="string">
                <text:p>17:13:52</text:p>
              </table:table-cell>
              <table:table-cell office:value-type="float" office:value="61331">
                <text:p>61331</text:p>
              </table:table-cell>
            </table:table-row>
            <table:table-row>
              <table:table-cell office:value-type="string">
                <text:p>17:13:53</text:p>
              </table:table-cell>
              <table:table-cell office:value-type="float" office:value="53075">
                <text:p>53075</text:p>
              </table:table-cell>
            </table:table-row>
            <table:table-row>
              <table:table-cell office:value-type="string">
                <text:p>17:13:54</text:p>
              </table:table-cell>
              <table:table-cell office:value-type="float" office:value="80780">
                <text:p>80780</text:p>
              </table:table-cell>
            </table:table-row>
            <table:table-row>
              <table:table-cell office:value-type="string">
                <text:p>17:13:55</text:p>
              </table:table-cell>
              <table:table-cell office:value-type="float" office:value="74304">
                <text:p>74304</text:p>
              </table:table-cell>
            </table:table-row>
            <table:table-row>
              <table:table-cell office:value-type="string">
                <text:p>17:13:56</text:p>
              </table:table-cell>
              <table:table-cell office:value-type="float" office:value="71656">
                <text:p>71656</text:p>
              </table:table-cell>
            </table:table-row>
            <table:table-row>
              <table:table-cell office:value-type="string">
                <text:p>17:13:57</text:p>
              </table:table-cell>
              <table:table-cell office:value-type="float" office:value="61518">
                <text:p>61518</text:p>
              </table:table-cell>
            </table:table-row>
            <table:table-row>
              <table:table-cell office:value-type="string">
                <text:p>17:13:58</text:p>
              </table:table-cell>
              <table:table-cell office:value-type="float" office:value="104448">
                <text:p>104448</text:p>
              </table:table-cell>
            </table:table-row>
            <table:table-row>
              <table:table-cell office:value-type="string">
                <text:p>17:13:59</text:p>
              </table:table-cell>
              <table:table-cell office:value-type="float" office:value="82530">
                <text:p>82530</text:p>
              </table:table-cell>
            </table:table-row>
            <table:table-row>
              <table:table-cell office:value-type="string">
                <text:p>17:14:00</text:p>
              </table:table-cell>
              <table:table-cell office:value-type="float" office:value="83287">
                <text:p>83287</text:p>
              </table:table-cell>
            </table:table-row>
            <table:table-row>
              <table:table-cell office:value-type="string">
                <text:p>17:14:01</text:p>
              </table:table-cell>
              <table:table-cell office:value-type="float" office:value="67101">
                <text:p>67101</text:p>
              </table:table-cell>
            </table:table-row>
            <table:table-row>
              <table:table-cell office:value-type="string">
                <text:p>17:14:02</text:p>
              </table:table-cell>
              <table:table-cell office:value-type="float" office:value="63546">
                <text:p>63546</text:p>
              </table:table-cell>
            </table:table-row>
            <table:table-row>
              <table:table-cell office:value-type="string">
                <text:p>17:14:03</text:p>
              </table:table-cell>
              <table:table-cell office:value-type="float" office:value="86067">
                <text:p>86067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99735">
                <text:p>99735</text:p>
              </table:table-cell>
            </table:table-row>
            <table:table-row>
              <table:table-cell office:value-type="string">
                <text:p>17:14:05</text:p>
              </table:table-cell>
              <table:table-cell office:value-type="float" office:value="96313">
                <text:p>96313</text:p>
              </table:table-cell>
            </table:table-row>
            <table:table-row>
              <table:table-cell office:value-type="string">
                <text:p>17:14:06</text:p>
              </table:table-cell>
              <table:table-cell office:value-type="float" office:value="74052">
                <text:p>74052</text:p>
              </table:table-cell>
            </table:table-row>
            <table:table-row>
              <table:table-cell office:value-type="string">
                <text:p>17:14:07</text:p>
              </table:table-cell>
              <table:table-cell office:value-type="float" office:value="83947">
                <text:p>83947</text:p>
              </table:table-cell>
            </table:table-row>
            <table:table-row>
              <table:table-cell office:value-type="string">
                <text:p>17:14:08</text:p>
              </table:table-cell>
              <table:table-cell office:value-type="float" office:value="168966">
                <text:p>168966</text:p>
              </table:table-cell>
            </table:table-row>
            <table:table-row>
              <table:table-cell office:value-type="string">
                <text:p>17:14:09</text:p>
              </table:table-cell>
              <table:table-cell office:value-type="float" office:value="55506">
                <text:p>55506</text:p>
              </table:table-cell>
            </table:table-row>
            <table:table-row>
              <table:table-cell office:value-type="string">
                <text:p>17:14:10</text:p>
              </table:table-cell>
              <table:table-cell office:value-type="float" office:value="78446">
                <text:p>78446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63378">
                <text:p>63378</text:p>
              </table:table-cell>
            </table:table-row>
            <table:table-row>
              <table:table-cell office:value-type="string">
                <text:p>17:14:12</text:p>
              </table:table-cell>
              <table:table-cell office:value-type="float" office:value="43858">
                <text:p>43858</text:p>
              </table:table-cell>
            </table:table-row>
            <table:table-row>
              <table:table-cell office:value-type="string">
                <text:p>17:14:13</text:p>
              </table:table-cell>
              <table:table-cell office:value-type="float" office:value="56409">
                <text:p>56409</text:p>
              </table:table-cell>
            </table:table-row>
            <table:table-row>
              <table:table-cell office:value-type="string">
                <text:p>17:14:14</text:p>
              </table:table-cell>
              <table:table-cell office:value-type="float" office:value="203201">
                <text:p>203201</text:p>
              </table:table-cell>
            </table:table-row>
            <table:table-row>
              <table:table-cell office:value-type="string">
                <text:p>17:14:15</text:p>
              </table:table-cell>
              <table:table-cell office:value-type="float" office:value="69287">
                <text:p>69287</text:p>
              </table:table-cell>
            </table:table-row>
            <table:table-row>
              <table:table-cell office:value-type="string">
                <text:p>17:14:16</text:p>
              </table:table-cell>
              <table:table-cell office:value-type="float" office:value="94683">
                <text:p>94683</text:p>
              </table:table-cell>
            </table:table-row>
            <table:table-row>
              <table:table-cell office:value-type="string">
                <text:p>17:14:17</text:p>
              </table:table-cell>
              <table:table-cell office:value-type="float" office:value="42016">
                <text:p>42016</text:p>
              </table:table-cell>
            </table:table-row>
            <table:table-row>
              <table:table-cell office:value-type="string">
                <text:p>17:14:18</text:p>
              </table:table-cell>
              <table:table-cell office:value-type="float" office:value="35427">
                <text:p>35427</text:p>
              </table:table-cell>
            </table:table-row>
            <table:table-row>
              <table:table-cell office:value-type="string">
                <text:p>17:14:19</text:p>
              </table:table-cell>
              <table:table-cell office:value-type="float" office:value="78194">
                <text:p>78194</text:p>
              </table:table-cell>
            </table:table-row>
            <table:table-row>
              <table:table-cell office:value-type="string">
                <text:p>17:14:20</text:p>
              </table:table-cell>
              <table:table-cell office:value-type="float" office:value="94252">
                <text:p>94252</text:p>
              </table:table-cell>
            </table:table-row>
            <table:table-row>
              <table:table-cell office:value-type="string">
                <text:p>17:14:21</text:p>
              </table:table-cell>
              <table:table-cell office:value-type="float" office:value="82650">
                <text:p>82650</text:p>
              </table:table-cell>
            </table:table-row>
            <table:table-row>
              <table:table-cell office:value-type="string">
                <text:p>17:14:22</text:p>
              </table:table-cell>
              <table:table-cell office:value-type="float" office:value="67344">
                <text:p>67344</text:p>
              </table:table-cell>
            </table:table-row>
            <table:table-row>
              <table:table-cell office:value-type="string">
                <text:p>17:14:23</text:p>
              </table:table-cell>
              <table:table-cell office:value-type="float" office:value="39715">
                <text:p>39715</text:p>
              </table:table-cell>
            </table:table-row>
            <table:table-row>
              <table:table-cell office:value-type="string">
                <text:p>17:14:24</text:p>
              </table:table-cell>
              <table:table-cell office:value-type="float" office:value="84222">
                <text:p>84222</text:p>
              </table:table-cell>
            </table:table-row>
            <table:table-row>
              <table:table-cell office:value-type="string">
                <text:p>17:14:25</text:p>
              </table:table-cell>
              <table:table-cell office:value-type="float" office:value="132092">
                <text:p>132092</text:p>
              </table:table-cell>
            </table:table-row>
            <table:table-row>
              <table:table-cell office:value-type="string">
                <text:p>17:14:26</text:p>
              </table:table-cell>
              <table:table-cell office:value-type="float" office:value="57502">
                <text:p>57502</text:p>
              </table:table-cell>
            </table:table-row>
            <table:table-row>
              <table:table-cell office:value-type="string">
                <text:p>17:14:27</text:p>
              </table:table-cell>
              <table:table-cell office:value-type="float" office:value="81666">
                <text:p>81666</text:p>
              </table:table-cell>
            </table:table-row>
            <table:table-row>
              <table:table-cell office:value-type="string">
                <text:p>17:14:28</text:p>
              </table:table-cell>
              <table:table-cell office:value-type="float" office:value="83129">
                <text:p>83129</text:p>
              </table:table-cell>
            </table:table-row>
            <table:table-row>
              <table:table-cell office:value-type="string">
                <text:p>17:14:29</text:p>
              </table:table-cell>
              <table:table-cell office:value-type="float" office:value="85801">
                <text:p>85801</text:p>
              </table:table-cell>
            </table:table-row>
            <table:table-row>
              <table:table-cell office:value-type="string">
                <text:p>17:14:30</text:p>
              </table:table-cell>
              <table:table-cell office:value-type="float" office:value="63920">
                <text:p>63920</text:p>
              </table:table-cell>
            </table:table-row>
            <table:table-row>
              <table:table-cell office:value-type="string">
                <text:p>17:14:31</text:p>
              </table:table-cell>
              <table:table-cell office:value-type="float" office:value="114550">
                <text:p>114550</text:p>
              </table:table-cell>
            </table:table-row>
            <table:table-row>
              <table:table-cell office:value-type="string">
                <text:p>17:14:32</text:p>
              </table:table-cell>
              <table:table-cell office:value-type="float" office:value="154367">
                <text:p>154367</text:p>
              </table:table-cell>
            </table:table-row>
            <table:table-row>
              <table:table-cell office:value-type="string">
                <text:p>17:14:33</text:p>
              </table:table-cell>
              <table:table-cell office:value-type="float" office:value="57399">
                <text:p>57399</text:p>
              </table:table-cell>
            </table:table-row>
            <table:table-row>
              <table:table-cell office:value-type="string">
                <text:p>17:14:34</text:p>
              </table:table-cell>
              <table:table-cell office:value-type="float" office:value="81027">
                <text:p>81027</text:p>
              </table:table-cell>
            </table:table-row>
            <table:table-row>
              <table:table-cell office:value-type="string">
                <text:p>17:14:35</text:p>
              </table:table-cell>
              <table:table-cell office:value-type="float" office:value="75718">
                <text:p>75718</text:p>
              </table:table-cell>
            </table:table-row>
            <table:table-row>
              <table:table-cell office:value-type="string">
                <text:p>17:14:36</text:p>
              </table:table-cell>
              <table:table-cell office:value-type="float" office:value="96620">
                <text:p>96620</text:p>
              </table:table-cell>
            </table:table-row>
            <table:table-row>
              <table:table-cell office:value-type="string">
                <text:p>17:14:37</text:p>
              </table:table-cell>
              <table:table-cell office:value-type="float" office:value="47128">
                <text:p>47128</text:p>
              </table:table-cell>
            </table:table-row>
            <table:table-row>
              <table:table-cell office:value-type="string">
                <text:p>17:14:38</text:p>
              </table:table-cell>
              <table:table-cell office:value-type="float" office:value="116726">
                <text:p>116726</text:p>
              </table:table-cell>
            </table:table-row>
            <table:table-row>
              <table:table-cell office:value-type="string">
                <text:p>17:14:39</text:p>
              </table:table-cell>
              <table:table-cell office:value-type="float" office:value="48281">
                <text:p>48281</text:p>
              </table:table-cell>
            </table:table-row>
            <table:table-row>
              <table:table-cell office:value-type="string">
                <text:p>17:14:40</text:p>
              </table:table-cell>
              <table:table-cell office:value-type="float" office:value="157964">
                <text:p>157964</text:p>
              </table:table-cell>
            </table:table-row>
            <table:table-row>
              <table:table-cell office:value-type="string">
                <text:p>17:14:41</text:p>
              </table:table-cell>
              <table:table-cell office:value-type="float" office:value="83902">
                <text:p>83902</text:p>
              </table:table-cell>
            </table:table-row>
            <table:table-row>
              <table:table-cell office:value-type="string">
                <text:p>17:14:42</text:p>
              </table:table-cell>
              <table:table-cell office:value-type="float" office:value="70500">
                <text:p>70500</text:p>
              </table:table-cell>
            </table:table-row>
            <table:table-row>
              <table:table-cell office:value-type="string">
                <text:p>17:14:43</text:p>
              </table:table-cell>
              <table:table-cell office:value-type="float" office:value="37759">
                <text:p>37759</text:p>
              </table:table-cell>
            </table:table-row>
            <table:table-row>
              <table:table-cell office:value-type="string">
                <text:p>17:14:44</text:p>
              </table:table-cell>
              <table:table-cell office:value-type="float" office:value="65399">
                <text:p>65399</text:p>
              </table:table-cell>
            </table:table-row>
            <table:table-row>
              <table:table-cell office:value-type="string">
                <text:p>17:14:45</text:p>
              </table:table-cell>
              <table:table-cell office:value-type="float" office:value="293070">
                <text:p>293070</text:p>
              </table:table-cell>
            </table:table-row>
            <table:table-row>
              <table:table-cell office:value-type="string">
                <text:p>17:14:46</text:p>
              </table:table-cell>
              <table:table-cell office:value-type="float" office:value="164354">
                <text:p>164354</text:p>
              </table:table-cell>
            </table:table-row>
            <table:table-row>
              <table:table-cell office:value-type="string">
                <text:p>17:14:47</text:p>
              </table:table-cell>
              <table:table-cell office:value-type="float" office:value="83511">
                <text:p>83511</text:p>
              </table:table-cell>
            </table:table-row>
            <table:table-row>
              <table:table-cell office:value-type="string">
                <text:p>17:14:48</text:p>
              </table:table-cell>
              <table:table-cell office:value-type="float" office:value="216975">
                <text:p>216975</text:p>
              </table:table-cell>
            </table:table-row>
            <table:table-row>
              <table:table-cell office:value-type="string">
                <text:p>17:14:49</text:p>
              </table:table-cell>
              <table:table-cell office:value-type="float" office:value="134655">
                <text:p>134655</text:p>
              </table:table-cell>
            </table:table-row>
            <table:table-row>
              <table:table-cell office:value-type="string">
                <text:p>17:14:50</text:p>
              </table:table-cell>
              <table:table-cell office:value-type="float" office:value="267265">
                <text:p>267265</text:p>
              </table:table-cell>
            </table:table-row>
            <table:table-row>
              <table:table-cell office:value-type="string">
                <text:p>17:14:51</text:p>
              </table:table-cell>
              <table:table-cell office:value-type="float" office:value="55978">
                <text:p>55978</text:p>
              </table:table-cell>
            </table:table-row>
            <table:table-row>
              <table:table-cell office:value-type="string">
                <text:p>17:14:52</text:p>
              </table:table-cell>
              <table:table-cell office:value-type="float" office:value="116044">
                <text:p>116044</text:p>
              </table:table-cell>
            </table:table-row>
            <table:table-row>
              <table:table-cell office:value-type="string">
                <text:p>17:14:53</text:p>
              </table:table-cell>
              <table:table-cell office:value-type="float" office:value="77280">
                <text:p>77280</text:p>
              </table:table-cell>
            </table:table-row>
            <table:table-row>
              <table:table-cell office:value-type="string">
                <text:p>17:14:54</text:p>
              </table:table-cell>
              <table:table-cell office:value-type="float" office:value="64581">
                <text:p>64581</text:p>
              </table:table-cell>
            </table:table-row>
            <table:table-row>
              <table:table-cell office:value-type="string">
                <text:p>17:14:55</text:p>
              </table:table-cell>
              <table:table-cell office:value-type="float" office:value="119443">
                <text:p>119443</text:p>
              </table:table-cell>
            </table:table-row>
            <table:table-row>
              <table:table-cell office:value-type="string">
                <text:p>17:14:56</text:p>
              </table:table-cell>
              <table:table-cell office:value-type="float" office:value="81121">
                <text:p>81121</text:p>
              </table:table-cell>
            </table:table-row>
            <table:table-row>
              <table:table-cell office:value-type="string">
                <text:p>17:14:57</text:p>
              </table:table-cell>
              <table:table-cell office:value-type="float" office:value="38104">
                <text:p>38104</text:p>
              </table:table-cell>
            </table:table-row>
            <table:table-row>
              <table:table-cell office:value-type="string">
                <text:p>17:14:58</text:p>
              </table:table-cell>
              <table:table-cell office:value-type="float" office:value="42462">
                <text:p>42462</text:p>
              </table:table-cell>
            </table:table-row>
            <table:table-row>
              <table:table-cell office:value-type="string">
                <text:p>17:14:59</text:p>
              </table:table-cell>
              <table:table-cell office:value-type="float" office:value="63004">
                <text:p>63004</text:p>
              </table:table-cell>
            </table:table-row>
            <table:table-row>
              <table:table-cell office:value-type="string">
                <text:p>17:15:00</text:p>
              </table:table-cell>
              <table:table-cell office:value-type="float" office:value="47341">
                <text:p>47341</text:p>
              </table:table-cell>
            </table:table-row>
            <table:table-row>
              <table:table-cell office:value-type="string">
                <text:p>17:15:01</text:p>
              </table:table-cell>
              <table:table-cell office:value-type="float" office:value="68857">
                <text:p>68857</text:p>
              </table:table-cell>
            </table:table-row>
            <table:table-row>
              <table:table-cell office:value-type="string">
                <text:p>17:15:02</text:p>
              </table:table-cell>
              <table:table-cell office:value-type="float" office:value="146432">
                <text:p>146432</text:p>
              </table:table-cell>
            </table:table-row>
            <table:table-row>
              <table:table-cell office:value-type="string">
                <text:p>17:15:03</text:p>
              </table:table-cell>
              <table:table-cell office:value-type="float" office:value="2320830">
                <text:p>2320830</text:p>
              </table:table-cell>
            </table:table-row>
            <table:table-row>
              <table:table-cell office:value-type="string">
                <text:p>17:15:04</text:p>
              </table:table-cell>
              <table:table-cell office:value-type="float" office:value="7729640">
                <text:p>7729640</text:p>
              </table:table-cell>
            </table:table-row>
            <table:table-row>
              <table:table-cell office:value-type="string">
                <text:p>17:15:05</text:p>
              </table:table-cell>
              <table:table-cell office:value-type="float" office:value="11830997">
                <text:p>11830997</text:p>
              </table:table-cell>
            </table:table-row>
            <table:table-row>
              <table:table-cell office:value-type="string">
                <text:p>17:15:06</text:p>
              </table:table-cell>
              <table:table-cell office:value-type="float" office:value="9827314">
                <text:p>9827314</text:p>
              </table:table-cell>
            </table:table-row>
            <table:table-row>
              <table:table-cell office:value-type="string">
                <text:p>17:15:07</text:p>
              </table:table-cell>
              <table:table-cell office:value-type="float" office:value="9060793">
                <text:p>9060793</text:p>
              </table:table-cell>
            </table:table-row>
            <table:table-row>
              <table:table-cell office:value-type="string">
                <text:p>17:15:08</text:p>
              </table:table-cell>
              <table:table-cell office:value-type="float" office:value="2969482">
                <text:p>2969482</text:p>
              </table:table-cell>
            </table:table-row>
            <table:table-row>
              <table:table-cell office:value-type="string">
                <text:p>17:15:09</text:p>
              </table:table-cell>
              <table:table-cell office:value-type="float" office:value="9268502">
                <text:p>9268502</text:p>
              </table:table-cell>
            </table:table-row>
            <table:table-row>
              <table:table-cell office:value-type="string">
                <text:p>17:15:10</text:p>
              </table:table-cell>
              <table:table-cell office:value-type="float" office:value="16015204">
                <text:p>16015204</text:p>
              </table:table-cell>
            </table:table-row>
            <table:table-row>
              <table:table-cell office:value-type="string">
                <text:p>17:15:11</text:p>
              </table:table-cell>
              <table:table-cell office:value-type="float" office:value="59268">
                <text:p>59268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85140">
                <text:p>85140</text:p>
              </table:table-cell>
            </table:table-row>
            <table:table-row>
              <table:table-cell office:value-type="string">
                <text:p>17:15:13</text:p>
              </table:table-cell>
              <table:table-cell office:value-type="float" office:value="135987">
                <text:p>135987</text:p>
              </table:table-cell>
            </table:table-row>
            <table:table-row>
              <table:table-cell office:value-type="string">
                <text:p>17:15:14</text:p>
              </table:table-cell>
              <table:table-cell office:value-type="float" office:value="82865">
                <text:p>82865</text:p>
              </table:table-cell>
            </table:table-row>
            <table:table-row>
              <table:table-cell office:value-type="string">
                <text:p>17:15:15</text:p>
              </table:table-cell>
              <table:table-cell office:value-type="float" office:value="64223">
                <text:p>64223</text:p>
              </table:table-cell>
            </table:table-row>
            <table:table-row>
              <table:table-cell office:value-type="string">
                <text:p>17:15:16</text:p>
              </table:table-cell>
              <table:table-cell office:value-type="float" office:value="65683">
                <text:p>65683</text:p>
              </table:table-cell>
            </table:table-row>
            <table:table-row>
              <table:table-cell office:value-type="string">
                <text:p>17:15:17</text:p>
              </table:table-cell>
              <table:table-cell office:value-type="float" office:value="121289">
                <text:p>121289</text:p>
              </table:table-cell>
            </table:table-row>
            <table:table-row>
              <table:table-cell office:value-type="string">
                <text:p>17:15:18</text:p>
              </table:table-cell>
              <table:table-cell office:value-type="float" office:value="105343">
                <text:p>105343</text:p>
              </table:table-cell>
            </table:table-row>
            <table:table-row>
              <table:table-cell office:value-type="string">
                <text:p>17:15:19</text:p>
              </table:table-cell>
              <table:table-cell office:value-type="float" office:value="61118">
                <text:p>61118</text:p>
              </table:table-cell>
            </table:table-row>
            <table:table-row>
              <table:table-cell office:value-type="string">
                <text:p>17:15:20</text:p>
              </table:table-cell>
              <table:table-cell office:value-type="float" office:value="223489">
                <text:p>223489</text:p>
              </table:table-cell>
            </table:table-row>
            <table:table-row>
              <table:table-cell office:value-type="string">
                <text:p>17:15:21</text:p>
              </table:table-cell>
              <table:table-cell office:value-type="float" office:value="95201">
                <text:p>95201</text:p>
              </table:table-cell>
            </table:table-row>
            <table:table-row>
              <table:table-cell office:value-type="string">
                <text:p>17:15:22</text:p>
              </table:table-cell>
              <table:table-cell office:value-type="float" office:value="372986">
                <text:p>372986</text:p>
              </table:table-cell>
            </table:table-row>
            <table:table-row>
              <table:table-cell office:value-type="string">
                <text:p>17:15:23</text:p>
              </table:table-cell>
              <table:table-cell office:value-type="float" office:value="7438747">
                <text:p>7438747</text:p>
              </table:table-cell>
            </table:table-row>
            <table:table-row>
              <table:table-cell office:value-type="string">
                <text:p>17:15:24</text:p>
              </table:table-cell>
              <table:table-cell office:value-type="float" office:value="8647689">
                <text:p>8647689</text:p>
              </table:table-cell>
            </table:table-row>
            <table:table-row>
              <table:table-cell office:value-type="string">
                <text:p>17:15:25</text:p>
              </table:table-cell>
              <table:table-cell office:value-type="float" office:value="7504279">
                <text:p>7504279</text:p>
              </table:table-cell>
            </table:table-row>
            <table:table-row>
              <table:table-cell office:value-type="string">
                <text:p>17:15:26</text:p>
              </table:table-cell>
              <table:table-cell office:value-type="float" office:value="9456075">
                <text:p>9456075</text:p>
              </table:table-cell>
            </table:table-row>
            <table:table-row>
              <table:table-cell office:value-type="string">
                <text:p>17:15:27</text:p>
              </table:table-cell>
              <table:table-cell office:value-type="float" office:value="8009166">
                <text:p>8009166</text:p>
              </table:table-cell>
            </table:table-row>
            <table:table-row>
              <table:table-cell office:value-type="string">
                <text:p>17:15:28</text:p>
              </table:table-cell>
              <table:table-cell office:value-type="float" office:value="11864748">
                <text:p>11864748</text:p>
              </table:table-cell>
            </table:table-row>
            <table:table-row>
              <table:table-cell office:value-type="string">
                <text:p>17:15:29</text:p>
              </table:table-cell>
              <table:table-cell office:value-type="float" office:value="8050153">
                <text:p>8050153</text:p>
              </table:table-cell>
            </table:table-row>
            <table:table-row>
              <table:table-cell office:value-type="string">
                <text:p>17:15:30</text:p>
              </table:table-cell>
              <table:table-cell office:value-type="float" office:value="11531393">
                <text:p>11531393</text:p>
              </table:table-cell>
            </table:table-row>
            <table:table-row>
              <table:table-cell office:value-type="string">
                <text:p>17:15:31</text:p>
              </table:table-cell>
              <table:table-cell office:value-type="float" office:value="8468173">
                <text:p>8468173</text:p>
              </table:table-cell>
            </table:table-row>
            <table:table-row>
              <table:table-cell office:value-type="string">
                <text:p>17:15:32</text:p>
              </table:table-cell>
              <table:table-cell office:value-type="float" office:value="9516838">
                <text:p>9516838</text:p>
              </table:table-cell>
            </table:table-row>
            <table:table-row>
              <table:table-cell office:value-type="string">
                <text:p>17:15:33</text:p>
              </table:table-cell>
              <table:table-cell office:value-type="float" office:value="1426948">
                <text:p>1426948</text:p>
              </table:table-cell>
            </table:table-row>
            <table:table-row>
              <table:table-cell office:value-type="string">
                <text:p>17:15:34</text:p>
              </table:table-cell>
              <table:table-cell office:value-type="float" office:value="450385">
                <text:p>450385</text:p>
              </table:table-cell>
            </table:table-row>
            <table:table-row>
              <table:table-cell office:value-type="string">
                <text:p>17:15:35</text:p>
              </table:table-cell>
              <table:table-cell office:value-type="float" office:value="46369">
                <text:p>46369</text:p>
              </table:table-cell>
            </table:table-row>
            <table:table-row>
              <table:table-cell office:value-type="string">
                <text:p>17:15:36</text:p>
              </table:table-cell>
              <table:table-cell office:value-type="float" office:value="33766">
                <text:p>33766</text:p>
              </table:table-cell>
            </table:table-row>
            <table:table-row>
              <table:table-cell office:value-type="string">
                <text:p>17:15:37</text:p>
              </table:table-cell>
              <table:table-cell office:value-type="float" office:value="60565">
                <text:p>60565</text:p>
              </table:table-cell>
            </table:table-row>
            <table:table-row>
              <table:table-cell office:value-type="string">
                <text:p>17:15:38</text:p>
              </table:table-cell>
              <table:table-cell office:value-type="float" office:value="89855">
                <text:p>89855</text:p>
              </table:table-cell>
            </table:table-row>
            <table:table-row>
              <table:table-cell office:value-type="string">
                <text:p>17:15:39</text:p>
              </table:table-cell>
              <table:table-cell office:value-type="float" office:value="248727">
                <text:p>248727</text:p>
              </table:table-cell>
            </table:table-row>
            <table:table-row>
              <table:table-cell office:value-type="string">
                <text:p>17:15:40</text:p>
              </table:table-cell>
              <table:table-cell office:value-type="float" office:value="613925">
                <text:p>613925</text:p>
              </table:table-cell>
            </table:table-row>
            <table:table-row>
              <table:table-cell office:value-type="string">
                <text:p>17:15:41</text:p>
              </table:table-cell>
              <table:table-cell office:value-type="float" office:value="40863">
                <text:p>40863</text:p>
              </table:table-cell>
            </table:table-row>
            <table:table-row>
              <table:table-cell office:value-type="string">
                <text:p>17:15:42</text:p>
              </table:table-cell>
              <table:table-cell office:value-type="float" office:value="725898">
                <text:p>725898</text:p>
              </table:table-cell>
            </table:table-row>
            <table:table-row>
              <table:table-cell office:value-type="string">
                <text:p>17:15:43</text:p>
              </table:table-cell>
              <table:table-cell office:value-type="float" office:value="479857">
                <text:p>479857</text:p>
              </table:table-cell>
            </table:table-row>
            <table:table-row>
              <table:table-cell office:value-type="string">
                <text:p>17:15:44</text:p>
              </table:table-cell>
              <table:table-cell office:value-type="float" office:value="350118">
                <text:p>350118</text:p>
              </table:table-cell>
            </table:table-row>
            <table:table-row>
              <table:table-cell office:value-type="string">
                <text:p>17:15:45</text:p>
              </table:table-cell>
              <table:table-cell office:value-type="float" office:value="458580">
                <text:p>458580</text:p>
              </table:table-cell>
            </table:table-row>
            <table:table-row>
              <table:table-cell office:value-type="string">
                <text:p>17:15:46</text:p>
              </table:table-cell>
              <table:table-cell office:value-type="float" office:value="945519">
                <text:p>945519</text:p>
              </table:table-cell>
            </table:table-row>
            <table:table-row>
              <table:table-cell office:value-type="string">
                <text:p>17:15:47</text:p>
              </table:table-cell>
              <table:table-cell office:value-type="float" office:value="161644">
                <text:p>161644</text:p>
              </table:table-cell>
            </table:table-row>
            <table:table-row>
              <table:table-cell office:value-type="string">
                <text:p>17:15:48</text:p>
              </table:table-cell>
              <table:table-cell office:value-type="float" office:value="12194">
                <text:p>12194</text:p>
              </table:table-cell>
            </table:table-row>
            <table:table-row>
              <table:table-cell office:value-type="string">
                <text:p>17:15:49</text:p>
              </table:table-cell>
              <table:table-cell office:value-type="float" office:value="49689">
                <text:p>49689</text:p>
              </table:table-cell>
            </table:table-row>
            <table:table-row>
              <table:table-cell office:value-type="string">
                <text:p>17:15:50</text:p>
              </table:table-cell>
              <table:table-cell office:value-type="float" office:value="216916">
                <text:p>216916</text:p>
              </table:table-cell>
            </table:table-row>
            <table:table-row>
              <table:table-cell office:value-type="string">
                <text:p>17:15:51</text:p>
              </table:table-cell>
              <table:table-cell office:value-type="float" office:value="129931">
                <text:p>129931</text:p>
              </table:table-cell>
            </table:table-row>
            <table:table-row>
              <table:table-cell office:value-type="string">
                <text:p>17:15:52</text:p>
              </table:table-cell>
              <table:table-cell office:value-type="float" office:value="116590">
                <text:p>116590</text:p>
              </table:table-cell>
            </table:table-row>
            <table:table-row>
              <table:table-cell office:value-type="string">
                <text:p>17:15:53</text:p>
              </table:table-cell>
              <table:table-cell office:value-type="float" office:value="157409">
                <text:p>157409</text:p>
              </table:table-cell>
            </table:table-row>
            <table:table-row>
              <table:table-cell office:value-type="string">
                <text:p>17:15:54</text:p>
              </table:table-cell>
              <table:table-cell office:value-type="float" office:value="73101">
                <text:p>73101</text:p>
              </table:table-cell>
            </table:table-row>
            <table:table-row>
              <table:table-cell office:value-type="string">
                <text:p>17:15:55</text:p>
              </table:table-cell>
              <table:table-cell office:value-type="float" office:value="230749">
                <text:p>230749</text:p>
              </table:table-cell>
            </table:table-row>
            <table:table-row>
              <table:table-cell office:value-type="string">
                <text:p>17:15:56</text:p>
              </table:table-cell>
              <table:table-cell office:value-type="float" office:value="211914">
                <text:p>211914</text:p>
              </table:table-cell>
            </table:table-row>
            <table:table-row>
              <table:table-cell office:value-type="string">
                <text:p>17:15:57</text:p>
              </table:table-cell>
              <table:table-cell office:value-type="float" office:value="51985">
                <text:p>51985</text:p>
              </table:table-cell>
            </table:table-row>
            <table:table-row>
              <table:table-cell office:value-type="string">
                <text:p>17:15:58</text:p>
              </table:table-cell>
              <table:table-cell office:value-type="float" office:value="60152">
                <text:p>60152</text:p>
              </table:table-cell>
            </table:table-row>
            <table:table-row>
              <table:table-cell office:value-type="string">
                <text:p>17:15:59</text:p>
              </table:table-cell>
              <table:table-cell office:value-type="float" office:value="105287">
                <text:p>105287</text:p>
              </table:table-cell>
            </table:table-row>
            <table:table-row>
              <table:table-cell office:value-type="string">
                <text:p>17:16:00</text:p>
              </table:table-cell>
              <table:table-cell office:value-type="float" office:value="206417">
                <text:p>206417</text:p>
              </table:table-cell>
            </table:table-row>
            <table:table-row>
              <table:table-cell office:value-type="string">
                <text:p>17:16:01</text:p>
              </table:table-cell>
              <table:table-cell office:value-type="float" office:value="70353">
                <text:p>70353</text:p>
              </table:table-cell>
            </table:table-row>
            <table:table-row>
              <table:table-cell office:value-type="string">
                <text:p>17:16:02</text:p>
              </table:table-cell>
              <table:table-cell office:value-type="float" office:value="72200">
                <text:p>72200</text:p>
              </table:table-cell>
            </table:table-row>
            <table:table-row>
              <table:table-cell office:value-type="string">
                <text:p>17:16:03</text:p>
              </table:table-cell>
              <table:table-cell office:value-type="float" office:value="162027">
                <text:p>162027</text:p>
              </table:table-cell>
            </table:table-row>
            <table:table-row>
              <table:table-cell office:value-type="string">
                <text:p>17:16:04</text:p>
              </table:table-cell>
              <table:table-cell office:value-type="float" office:value="236712">
                <text:p>236712</text:p>
              </table:table-cell>
            </table:table-row>
            <table:table-row>
              <table:table-cell office:value-type="string">
                <text:p>17:16:05</text:p>
              </table:table-cell>
              <table:table-cell office:value-type="float" office:value="89067">
                <text:p>89067</text:p>
              </table:table-cell>
            </table:table-row>
            <table:table-row>
              <table:table-cell office:value-type="string">
                <text:p>17:16:06</text:p>
              </table:table-cell>
              <table:table-cell office:value-type="float" office:value="45165">
                <text:p>45165</text:p>
              </table:table-cell>
            </table:table-row>
            <table:table-row>
              <table:table-cell office:value-type="string">
                <text:p>17:16:07</text:p>
              </table:table-cell>
              <table:table-cell office:value-type="float" office:value="54071">
                <text:p>54071</text:p>
              </table:table-cell>
            </table:table-row>
            <table:table-row>
              <table:table-cell office:value-type="string">
                <text:p>17:16:08</text:p>
              </table:table-cell>
              <table:table-cell office:value-type="float" office:value="122865">
                <text:p>122865</text:p>
              </table:table-cell>
            </table:table-row>
            <table:table-row>
              <table:table-cell office:value-type="string">
                <text:p>17:16:09</text:p>
              </table:table-cell>
              <table:table-cell office:value-type="float" office:value="83526">
                <text:p>83526</text:p>
              </table:table-cell>
            </table:table-row>
            <table:table-row>
              <table:table-cell office:value-type="string">
                <text:p>17:16:10</text:p>
              </table:table-cell>
              <table:table-cell office:value-type="float" office:value="100960">
                <text:p>100960</text:p>
              </table:table-cell>
            </table:table-row>
            <table:table-row>
              <table:table-cell office:value-type="string">
                <text:p>17:16:11</text:p>
              </table:table-cell>
              <table:table-cell office:value-type="float" office:value="90716">
                <text:p>90716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70919">
                <text:p>70919</text:p>
              </table:table-cell>
            </table:table-row>
            <table:table-row>
              <table:table-cell office:value-type="string">
                <text:p>17:16:13</text:p>
              </table:table-cell>
              <table:table-cell office:value-type="float" office:value="48571">
                <text:p>48571</text:p>
              </table:table-cell>
            </table:table-row>
            <table:table-row>
              <table:table-cell office:value-type="string">
                <text:p>17:16:14</text:p>
              </table:table-cell>
              <table:table-cell office:value-type="float" office:value="30234">
                <text:p>30234</text:p>
              </table:table-cell>
            </table:table-row>
            <table:table-row>
              <table:table-cell office:value-type="string">
                <text:p>17:16:15</text:p>
              </table:table-cell>
              <table:table-cell office:value-type="float" office:value="75649">
                <text:p>75649</text:p>
              </table:table-cell>
            </table:table-row>
            <table:table-row>
              <table:table-cell office:value-type="string">
                <text:p>17:16:16</text:p>
              </table:table-cell>
              <table:table-cell office:value-type="float" office:value="30550">
                <text:p>30550</text:p>
              </table:table-cell>
            </table:table-row>
            <table:table-row>
              <table:table-cell office:value-type="string">
                <text:p>17:16:17</text:p>
              </table:table-cell>
              <table:table-cell office:value-type="float" office:value="48576">
                <text:p>48576</text:p>
              </table:table-cell>
            </table:table-row>
            <table:table-row>
              <table:table-cell office:value-type="string">
                <text:p>17:16:18</text:p>
              </table:table-cell>
              <table:table-cell office:value-type="float" office:value="65099">
                <text:p>65099</text:p>
              </table:table-cell>
            </table:table-row>
            <table:table-row>
              <table:table-cell office:value-type="string">
                <text:p>17:16:19</text:p>
              </table:table-cell>
              <table:table-cell office:value-type="float" office:value="98319">
                <text:p>98319</text:p>
              </table:table-cell>
            </table:table-row>
            <table:table-row>
              <table:table-cell office:value-type="string">
                <text:p>17:16:20</text:p>
              </table:table-cell>
              <table:table-cell office:value-type="float" office:value="84953">
                <text:p>84953</text:p>
              </table:table-cell>
            </table:table-row>
            <table:table-row>
              <table:table-cell office:value-type="string">
                <text:p>17:16:21</text:p>
              </table:table-cell>
              <table:table-cell office:value-type="float" office:value="85940">
                <text:p>85940</text:p>
              </table:table-cell>
            </table:table-row>
            <table:table-row>
              <table:table-cell office:value-type="string">
                <text:p>17:16:22</text:p>
              </table:table-cell>
              <table:table-cell office:value-type="float" office:value="149349">
                <text:p>149349</text:p>
              </table:table-cell>
            </table:table-row>
            <table:table-row>
              <table:table-cell office:value-type="string">
                <text:p>17:16:23</text:p>
              </table:table-cell>
              <table:table-cell office:value-type="float" office:value="141127">
                <text:p>141127</text:p>
              </table:table-cell>
            </table:table-row>
            <table:table-row>
              <table:table-cell office:value-type="string">
                <text:p>17:16:24</text:p>
              </table:table-cell>
              <table:table-cell office:value-type="float" office:value="72858">
                <text:p>72858</text:p>
              </table:table-cell>
            </table:table-row>
            <table:table-row>
              <table:table-cell office:value-type="string">
                <text:p>17:16:25</text:p>
              </table:table-cell>
              <table:table-cell office:value-type="float" office:value="101801">
                <text:p>101801</text:p>
              </table:table-cell>
            </table:table-row>
            <table:table-row>
              <table:table-cell office:value-type="string">
                <text:p>17:16:26</text:p>
              </table:table-cell>
              <table:table-cell office:value-type="float" office:value="103209">
                <text:p>103209</text:p>
              </table:table-cell>
            </table:table-row>
            <table:table-row>
              <table:table-cell office:value-type="string">
                <text:p>17:16:27</text:p>
              </table:table-cell>
              <table:table-cell office:value-type="float" office:value="73257">
                <text:p>73257</text:p>
              </table:table-cell>
            </table:table-row>
            <table:table-row>
              <table:table-cell office:value-type="string">
                <text:p>17:16:28</text:p>
              </table:table-cell>
              <table:table-cell office:value-type="float" office:value="88790">
                <text:p>88790</text:p>
              </table:table-cell>
            </table:table-row>
            <table:table-row>
              <table:table-cell office:value-type="string">
                <text:p>17:16:29</text:p>
              </table:table-cell>
              <table:table-cell office:value-type="float" office:value="59619">
                <text:p>59619</text:p>
              </table:table-cell>
            </table:table-row>
            <table:table-row>
              <table:table-cell office:value-type="string">
                <text:p>17:16:30</text:p>
              </table:table-cell>
              <table:table-cell office:value-type="float" office:value="96364">
                <text:p>96364</text:p>
              </table:table-cell>
            </table:table-row>
            <table:table-row>
              <table:table-cell office:value-type="string">
                <text:p>17:16:31</text:p>
              </table:table-cell>
              <table:table-cell office:value-type="float" office:value="17553">
                <text:p>17553</text:p>
              </table:table-cell>
            </table:table-row>
            <table:table-row>
              <table:table-cell office:value-type="string">
                <text:p>17:16:32</text:p>
              </table:table-cell>
              <table:table-cell office:value-type="float" office:value="41679">
                <text:p>41679</text:p>
              </table:table-cell>
            </table:table-row>
            <table:table-row>
              <table:table-cell office:value-type="string">
                <text:p>17:16:33</text:p>
              </table:table-cell>
              <table:table-cell office:value-type="float" office:value="55778">
                <text:p>55778</text:p>
              </table:table-cell>
            </table:table-row>
            <table:table-row>
              <table:table-cell office:value-type="string">
                <text:p>17:16:34</text:p>
              </table:table-cell>
              <table:table-cell office:value-type="float" office:value="60431">
                <text:p>60431</text:p>
              </table:table-cell>
            </table:table-row>
            <table:table-row>
              <table:table-cell office:value-type="string">
                <text:p>17:16:35</text:p>
              </table:table-cell>
              <table:table-cell office:value-type="float" office:value="52966">
                <text:p>52966</text:p>
              </table:table-cell>
            </table:table-row>
            <table:table-row>
              <table:table-cell office:value-type="string">
                <text:p>17:16:36</text:p>
              </table:table-cell>
              <table:table-cell office:value-type="float" office:value="32165">
                <text:p>32165</text:p>
              </table:table-cell>
            </table:table-row>
            <table:table-row>
              <table:table-cell office:value-type="string">
                <text:p>17:16:37</text:p>
              </table:table-cell>
              <table:table-cell office:value-type="float" office:value="78283">
                <text:p>78283</text:p>
              </table:table-cell>
            </table:table-row>
            <table:table-row>
              <table:table-cell office:value-type="string">
                <text:p>17:16:38</text:p>
              </table:table-cell>
              <table:table-cell office:value-type="float" office:value="28109">
                <text:p>28109</text:p>
              </table:table-cell>
            </table:table-row>
            <table:table-row>
              <table:table-cell office:value-type="string">
                <text:p>17:16:39</text:p>
              </table:table-cell>
              <table:table-cell office:value-type="float" office:value="64090">
                <text:p>64090</text:p>
              </table:table-cell>
            </table:table-row>
            <table:table-row>
              <table:table-cell office:value-type="string">
                <text:p>17:16:40</text:p>
              </table:table-cell>
              <table:table-cell office:value-type="float" office:value="67196">
                <text:p>67196</text:p>
              </table:table-cell>
            </table:table-row>
            <table:table-row>
              <table:table-cell office:value-type="string">
                <text:p>17:16:41</text:p>
              </table:table-cell>
              <table:table-cell office:value-type="float" office:value="57282">
                <text:p>57282</text:p>
              </table:table-cell>
            </table:table-row>
            <table:table-row>
              <table:table-cell office:value-type="string">
                <text:p>17:16:42</text:p>
              </table:table-cell>
              <table:table-cell office:value-type="float" office:value="57034">
                <text:p>57034</text:p>
              </table:table-cell>
            </table:table-row>
            <table:table-row>
              <table:table-cell office:value-type="string">
                <text:p>17:16:43</text:p>
              </table:table-cell>
              <table:table-cell office:value-type="float" office:value="97655">
                <text:p>97655</text:p>
              </table:table-cell>
            </table:table-row>
            <table:table-row>
              <table:table-cell office:value-type="string">
                <text:p>17:16:44</text:p>
              </table:table-cell>
              <table:table-cell office:value-type="float" office:value="573451">
                <text:p>573451</text:p>
              </table:table-cell>
            </table:table-row>
            <table:table-row>
              <table:table-cell office:value-type="string">
                <text:p>17:16:45</text:p>
              </table:table-cell>
              <table:table-cell office:value-type="float" office:value="145069">
                <text:p>145069</text:p>
              </table:table-cell>
            </table:table-row>
            <table:table-row>
              <table:table-cell office:value-type="string">
                <text:p>17:16:46</text:p>
              </table:table-cell>
              <table:table-cell office:value-type="float" office:value="119399">
                <text:p>119399</text:p>
              </table:table-cell>
            </table:table-row>
            <table:table-row>
              <table:table-cell office:value-type="string">
                <text:p>17:16:47</text:p>
              </table:table-cell>
              <table:table-cell office:value-type="float" office:value="93465">
                <text:p>93465</text:p>
              </table:table-cell>
            </table:table-row>
            <table:table-row>
              <table:table-cell office:value-type="string">
                <text:p>17:16:48</text:p>
              </table:table-cell>
              <table:table-cell office:value-type="float" office:value="137644">
                <text:p>137644</text:p>
              </table:table-cell>
            </table:table-row>
            <table:table-row>
              <table:table-cell office:value-type="string">
                <text:p>17:16:49</text:p>
              </table:table-cell>
              <table:table-cell office:value-type="float" office:value="26672">
                <text:p>26672</text:p>
              </table:table-cell>
            </table:table-row>
            <table:table-row>
              <table:table-cell office:value-type="string">
                <text:p>17:16:50</text:p>
              </table:table-cell>
              <table:table-cell office:value-type="float" office:value="20291">
                <text:p>20291</text:p>
              </table:table-cell>
            </table:table-row>
            <table:table-row>
              <table:table-cell office:value-type="string">
                <text:p>17:16:51</text:p>
              </table:table-cell>
              <table:table-cell office:value-type="float" office:value="69378">
                <text:p>69378</text:p>
              </table:table-cell>
            </table:table-row>
            <table:table-row>
              <table:table-cell office:value-type="string">
                <text:p>17:16:52</text:p>
              </table:table-cell>
              <table:table-cell office:value-type="float" office:value="47712">
                <text:p>47712</text:p>
              </table:table-cell>
            </table:table-row>
            <table:table-row>
              <table:table-cell office:value-type="string">
                <text:p>17:16:53</text:p>
              </table:table-cell>
              <table:table-cell office:value-type="float" office:value="93891">
                <text:p>93891</text:p>
              </table:table-cell>
            </table:table-row>
            <table:table-row>
              <table:table-cell office:value-type="string">
                <text:p>17:16:54</text:p>
              </table:table-cell>
              <table:table-cell office:value-type="float" office:value="26156">
                <text:p>26156</text:p>
              </table:table-cell>
            </table:table-row>
            <table:table-row>
              <table:table-cell office:value-type="string">
                <text:p>17:16:55</text:p>
              </table:table-cell>
              <table:table-cell office:value-type="float" office:value="78453">
                <text:p>78453</text:p>
              </table:table-cell>
            </table:table-row>
            <table:table-row>
              <table:table-cell office:value-type="string">
                <text:p>17:16:56</text:p>
              </table:table-cell>
              <table:table-cell office:value-type="float" office:value="29489">
                <text:p>29489</text:p>
              </table:table-cell>
            </table:table-row>
            <table:table-row>
              <table:table-cell office:value-type="string">
                <text:p>17:16:57</text:p>
              </table:table-cell>
              <table:table-cell office:value-type="float" office:value="57502">
                <text:p>57502</text:p>
              </table:table-cell>
            </table:table-row>
            <table:table-row>
              <table:table-cell office:value-type="string">
                <text:p>17:16:58</text:p>
              </table:table-cell>
              <table:table-cell office:value-type="float" office:value="330920">
                <text:p>330920</text:p>
              </table:table-cell>
            </table:table-row>
            <table:table-row>
              <table:table-cell office:value-type="string">
                <text:p>17:16:59</text:p>
              </table:table-cell>
              <table:table-cell office:value-type="float" office:value="89480">
                <text:p>89480</text:p>
              </table:table-cell>
            </table:table-row>
            <table:table-row>
              <table:table-cell office:value-type="string">
                <text:p>17:17:00</text:p>
              </table:table-cell>
              <table:table-cell office:value-type="float" office:value="133781">
                <text:p>133781</text:p>
              </table:table-cell>
            </table:table-row>
            <table:table-row>
              <table:table-cell office:value-type="string">
                <text:p>17:17:01</text:p>
              </table:table-cell>
              <table:table-cell office:value-type="float" office:value="82124">
                <text:p>82124</text:p>
              </table:table-cell>
            </table:table-row>
            <table:table-row>
              <table:table-cell office:value-type="string">
                <text:p>17:17:02</text:p>
              </table:table-cell>
              <table:table-cell office:value-type="float" office:value="137564">
                <text:p>137564</text:p>
              </table:table-cell>
            </table:table-row>
            <table:table-row>
              <table:table-cell office:value-type="string">
                <text:p>17:17:03</text:p>
              </table:table-cell>
              <table:table-cell office:value-type="float" office:value="203173">
                <text:p>203173</text:p>
              </table:table-cell>
            </table:table-row>
            <table:table-row>
              <table:table-cell office:value-type="string">
                <text:p>17:17:04</text:p>
              </table:table-cell>
              <table:table-cell office:value-type="float" office:value="75628">
                <text:p>75628</text:p>
              </table:table-cell>
            </table:table-row>
            <table:table-row>
              <table:table-cell office:value-type="string">
                <text:p>17:17:05</text:p>
              </table:table-cell>
              <table:table-cell office:value-type="float" office:value="83652">
                <text:p>83652</text:p>
              </table:table-cell>
            </table:table-row>
            <table:table-row>
              <table:table-cell office:value-type="string">
                <text:p>17:17:06</text:p>
              </table:table-cell>
              <table:table-cell office:value-type="float" office:value="90182">
                <text:p>90182</text:p>
              </table:table-cell>
            </table:table-row>
            <table:table-row>
              <table:table-cell office:value-type="string">
                <text:p>17:17:07</text:p>
              </table:table-cell>
              <table:table-cell office:value-type="float" office:value="100091">
                <text:p>100091</text:p>
              </table:table-cell>
            </table:table-row>
            <table:table-row>
              <table:table-cell office:value-type="string">
                <text:p>17:17:08</text:p>
              </table:table-cell>
              <table:table-cell office:value-type="float" office:value="26689">
                <text:p>26689</text:p>
              </table:table-cell>
            </table:table-row>
            <table:table-row>
              <table:table-cell office:value-type="string">
                <text:p>17:17:09</text:p>
              </table:table-cell>
              <table:table-cell office:value-type="float" office:value="27302">
                <text:p>27302</text:p>
              </table:table-cell>
            </table:table-row>
            <table:table-row>
              <table:table-cell office:value-type="string">
                <text:p>17:17:10</text:p>
              </table:table-cell>
              <table:table-cell office:value-type="float" office:value="128214">
                <text:p>128214</text:p>
              </table:table-cell>
            </table:table-row>
            <table:table-row>
              <table:table-cell office:value-type="string">
                <text:p>17:17:11</text:p>
              </table:table-cell>
              <table:table-cell office:value-type="float" office:value="76262">
                <text:p>76262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815458">
                <text:p>815458</text:p>
              </table:table-cell>
            </table:table-row>
            <table:table-row>
              <table:table-cell office:value-type="string">
                <text:p>17:17:13</text:p>
              </table:table-cell>
              <table:table-cell office:value-type="float" office:value="2270880">
                <text:p>2270880</text:p>
              </table:table-cell>
            </table:table-row>
            <table:table-row>
              <table:table-cell office:value-type="string">
                <text:p>17:17:14</text:p>
              </table:table-cell>
              <table:table-cell office:value-type="float" office:value="37169">
                <text:p>37169</text:p>
              </table:table-cell>
            </table:table-row>
            <table:table-row>
              <table:table-cell office:value-type="string">
                <text:p>17:17:15</text:p>
              </table:table-cell>
              <table:table-cell office:value-type="float" office:value="162525">
                <text:p>162525</text:p>
              </table:table-cell>
            </table:table-row>
            <table:table-row>
              <table:table-cell office:value-type="string">
                <text:p>17:17:16</text:p>
              </table:table-cell>
              <table:table-cell office:value-type="float" office:value="42779">
                <text:p>42779</text:p>
              </table:table-cell>
            </table:table-row>
            <table:table-row>
              <table:table-cell office:value-type="string">
                <text:p>17:17:17</text:p>
              </table:table-cell>
              <table:table-cell office:value-type="float" office:value="477004">
                <text:p>477004</text:p>
              </table:table-cell>
            </table:table-row>
            <table:table-row>
              <table:table-cell office:value-type="string">
                <text:p>17:17:18</text:p>
              </table:table-cell>
              <table:table-cell office:value-type="float" office:value="5332287">
                <text:p>5332287</text:p>
              </table:table-cell>
            </table:table-row>
            <table:table-row>
              <table:table-cell office:value-type="string">
                <text:p>17:17:19</text:p>
              </table:table-cell>
              <table:table-cell office:value-type="float" office:value="6689975">
                <text:p>6689975</text:p>
              </table:table-cell>
            </table:table-row>
            <table:table-row>
              <table:table-cell office:value-type="string">
                <text:p>17:17:20</text:p>
              </table:table-cell>
              <table:table-cell office:value-type="float" office:value="5694157">
                <text:p>5694157</text:p>
              </table:table-cell>
            </table:table-row>
            <table:table-row>
              <table:table-cell office:value-type="string">
                <text:p>17:17:21</text:p>
              </table:table-cell>
              <table:table-cell office:value-type="float" office:value="7625093">
                <text:p>7625093</text:p>
              </table:table-cell>
            </table:table-row>
            <table:table-row>
              <table:table-cell office:value-type="string">
                <text:p>17:17:22</text:p>
              </table:table-cell>
              <table:table-cell office:value-type="float" office:value="7445699">
                <text:p>7445699</text:p>
              </table:table-cell>
            </table:table-row>
            <table:table-row>
              <table:table-cell office:value-type="string">
                <text:p>17:17:23</text:p>
              </table:table-cell>
              <table:table-cell office:value-type="float" office:value="5426390">
                <text:p>5426390</text:p>
              </table:table-cell>
            </table:table-row>
            <table:table-row>
              <table:table-cell office:value-type="string">
                <text:p>17:17:24</text:p>
              </table:table-cell>
              <table:table-cell office:value-type="float" office:value="7423220">
                <text:p>7423220</text:p>
              </table:table-cell>
            </table:table-row>
            <table:table-row>
              <table:table-cell office:value-type="string">
                <text:p>17:17:25</text:p>
              </table:table-cell>
              <table:table-cell office:value-type="float" office:value="7248599">
                <text:p>7248599</text:p>
              </table:table-cell>
            </table:table-row>
            <table:table-row>
              <table:table-cell office:value-type="string">
                <text:p>17:17:26</text:p>
              </table:table-cell>
              <table:table-cell office:value-type="float" office:value="6950650">
                <text:p>6950650</text:p>
              </table:table-cell>
            </table:table-row>
            <table:table-row>
              <table:table-cell office:value-type="string">
                <text:p>17:17:27</text:p>
              </table:table-cell>
              <table:table-cell office:value-type="float" office:value="8538928">
                <text:p>8538928</text:p>
              </table:table-cell>
            </table:table-row>
            <table:table-row>
              <table:table-cell office:value-type="string">
                <text:p>17:17:28</text:p>
              </table:table-cell>
              <table:table-cell office:value-type="float" office:value="9390810">
                <text:p>9390810</text:p>
              </table:table-cell>
            </table:table-row>
            <table:table-row>
              <table:table-cell office:value-type="string">
                <text:p>17:17:29</text:p>
              </table:table-cell>
              <table:table-cell office:value-type="float" office:value="8598430">
                <text:p>8598430</text:p>
              </table:table-cell>
            </table:table-row>
            <table:table-row>
              <table:table-cell office:value-type="string">
                <text:p>17:17:30</text:p>
              </table:table-cell>
              <table:table-cell office:value-type="float" office:value="6651937">
                <text:p>6651937</text:p>
              </table:table-cell>
            </table:table-row>
            <table:table-row>
              <table:table-cell office:value-type="string">
                <text:p>17:17:31</text:p>
              </table:table-cell>
              <table:table-cell office:value-type="float" office:value="3431894">
                <text:p>3431894</text:p>
              </table:table-cell>
            </table:table-row>
            <table:table-row>
              <table:table-cell office:value-type="string">
                <text:p>17:17:32</text:p>
              </table:table-cell>
              <table:table-cell office:value-type="float" office:value="69797">
                <text:p>69797</text:p>
              </table:table-cell>
            </table:table-row>
            <table:table-row>
              <table:table-cell office:value-type="string">
                <text:p>17:17:33</text:p>
              </table:table-cell>
              <table:table-cell office:value-type="float" office:value="27126">
                <text:p>27126</text:p>
              </table:table-cell>
            </table:table-row>
            <table:table-row>
              <table:table-cell office:value-type="string">
                <text:p>17:17:34</text:p>
              </table:table-cell>
              <table:table-cell office:value-type="float" office:value="1803697">
                <text:p>1803697</text:p>
              </table:table-cell>
            </table:table-row>
            <table:table-row>
              <table:table-cell office:value-type="string">
                <text:p>17:17:35</text:p>
              </table:table-cell>
              <table:table-cell office:value-type="float" office:value="15345538">
                <text:p>15345538</text:p>
              </table:table-cell>
            </table:table-row>
            <table:table-row>
              <table:table-cell office:value-type="string">
                <text:p>17:17:36</text:p>
              </table:table-cell>
              <table:table-cell office:value-type="float" office:value="19880896">
                <text:p>19880896</text:p>
              </table:table-cell>
            </table:table-row>
            <table:table-row>
              <table:table-cell office:value-type="string">
                <text:p>17:17:37</text:p>
              </table:table-cell>
              <table:table-cell office:value-type="float" office:value="29675689">
                <text:p>29675689</text:p>
              </table:table-cell>
            </table:table-row>
            <table:table-row>
              <table:table-cell office:value-type="string">
                <text:p>17:17:38</text:p>
              </table:table-cell>
              <table:table-cell office:value-type="float" office:value="19504747">
                <text:p>19504747</text:p>
              </table:table-cell>
            </table:table-row>
            <table:table-row>
              <table:table-cell office:value-type="string">
                <text:p>17:17:39</text:p>
              </table:table-cell>
              <table:table-cell office:value-type="float" office:value="23716262">
                <text:p>23716262</text:p>
              </table:table-cell>
            </table:table-row>
            <table:table-row>
              <table:table-cell office:value-type="string">
                <text:p>17:17:40</text:p>
              </table:table-cell>
              <table:table-cell office:value-type="float" office:value="18906714">
                <text:p>18906714</text:p>
              </table:table-cell>
            </table:table-row>
            <table:table-row>
              <table:table-cell office:value-type="string">
                <text:p>17:17:41</text:p>
              </table:table-cell>
              <table:table-cell office:value-type="float" office:value="14282790">
                <text:p>14282790</text:p>
              </table:table-cell>
            </table:table-row>
            <table:table-row>
              <table:table-cell office:value-type="string">
                <text:p>17:17:42</text:p>
              </table:table-cell>
              <table:table-cell office:value-type="float" office:value="2568584">
                <text:p>2568584</text:p>
              </table:table-cell>
            </table:table-row>
            <table:table-row>
              <table:table-cell office:value-type="string">
                <text:p>17:17:43</text:p>
              </table:table-cell>
              <table:table-cell office:value-type="float" office:value="353498">
                <text:p>353498</text:p>
              </table:table-cell>
            </table:table-row>
            <table:table-row>
              <table:table-cell office:value-type="string">
                <text:p>17:17:44</text:p>
              </table:table-cell>
              <table:table-cell office:value-type="float" office:value="299455">
                <text:p>299455</text:p>
              </table:table-cell>
            </table:table-row>
            <table:table-row>
              <table:table-cell office:value-type="string">
                <text:p>17:17:45</text:p>
              </table:table-cell>
              <table:table-cell office:value-type="float" office:value="366881">
                <text:p>366881</text:p>
              </table:table-cell>
            </table:table-row>
            <table:table-row>
              <table:table-cell office:value-type="string">
                <text:p>17:17:46</text:p>
              </table:table-cell>
              <table:table-cell office:value-type="float" office:value="282195">
                <text:p>282195</text:p>
              </table:table-cell>
            </table:table-row>
            <table:table-row>
              <table:table-cell office:value-type="string">
                <text:p>17:17:47</text:p>
              </table:table-cell>
              <table:table-cell office:value-type="float" office:value="289585">
                <text:p>289585</text:p>
              </table:table-cell>
            </table:table-row>
            <table:table-row>
              <table:table-cell office:value-type="string">
                <text:p>17:17:48</text:p>
              </table:table-cell>
              <table:table-cell office:value-type="float" office:value="246325">
                <text:p>246325</text:p>
              </table:table-cell>
            </table:table-row>
            <table:table-row>
              <table:table-cell office:value-type="string">
                <text:p>17:17:49</text:p>
              </table:table-cell>
              <table:table-cell office:value-type="float" office:value="321640">
                <text:p>321640</text:p>
              </table:table-cell>
            </table:table-row>
            <table:table-row>
              <table:table-cell office:value-type="string">
                <text:p>17:17:50</text:p>
              </table:table-cell>
              <table:table-cell office:value-type="float" office:value="223744">
                <text:p>223744</text:p>
              </table:table-cell>
            </table:table-row>
            <table:table-row>
              <table:table-cell office:value-type="string">
                <text:p>17:17:51</text:p>
              </table:table-cell>
              <table:table-cell office:value-type="float" office:value="183195">
                <text:p>183195</text:p>
              </table:table-cell>
            </table:table-row>
            <table:table-row>
              <table:table-cell office:value-type="string">
                <text:p>17:17:52</text:p>
              </table:table-cell>
              <table:table-cell office:value-type="float" office:value="90960">
                <text:p>90960</text:p>
              </table:table-cell>
            </table:table-row>
            <table:table-row>
              <table:table-cell office:value-type="string">
                <text:p>17:17:53</text:p>
              </table:table-cell>
              <table:table-cell office:value-type="float" office:value="162456">
                <text:p>162456</text:p>
              </table:table-cell>
            </table:table-row>
            <table:table-row>
              <table:table-cell office:value-type="string">
                <text:p>17:17:54</text:p>
              </table:table-cell>
              <table:table-cell office:value-type="float" office:value="178477">
                <text:p>178477</text:p>
              </table:table-cell>
            </table:table-row>
            <table:table-row>
              <table:table-cell office:value-type="string">
                <text:p>17:17:55</text:p>
              </table:table-cell>
              <table:table-cell office:value-type="float" office:value="100086">
                <text:p>100086</text:p>
              </table:table-cell>
            </table:table-row>
            <table:table-row>
              <table:table-cell office:value-type="string">
                <text:p>17:18:23</text:p>
              </table:table-cell>
              <table:table-cell office:value-type="float" office:value="225707">
                <text:p>225707</text:p>
              </table:table-cell>
            </table:table-row>
            <table:table-row>
              <table:table-cell office:value-type="string">
                <text:p>17:18:24</text:p>
              </table:table-cell>
              <table:table-cell office:value-type="float" office:value="255252">
                <text:p>255252</text:p>
              </table:table-cell>
            </table:table-row>
            <table:table-row>
              <table:table-cell office:value-type="string">
                <text:p>17:18:25</text:p>
              </table:table-cell>
              <table:table-cell office:value-type="float" office:value="237056">
                <text:p>237056</text:p>
              </table:table-cell>
            </table:table-row>
            <table:table-row>
              <table:table-cell office:value-type="string">
                <text:p>17:18:26</text:p>
              </table:table-cell>
              <table:table-cell office:value-type="float" office:value="354415">
                <text:p>354415</text:p>
              </table:table-cell>
            </table:table-row>
            <table:table-row>
              <table:table-cell office:value-type="string">
                <text:p>17:18:27</text:p>
              </table:table-cell>
              <table:table-cell office:value-type="float" office:value="115917">
                <text:p>115917</text:p>
              </table:table-cell>
            </table:table-row>
            <table:table-row>
              <table:table-cell office:value-type="string">
                <text:p>17:18:28</text:p>
              </table:table-cell>
              <table:table-cell office:value-type="float" office:value="182277">
                <text:p>182277</text:p>
              </table:table-cell>
            </table:table-row>
            <table:table-row>
              <table:table-cell office:value-type="string">
                <text:p>17:18:29</text:p>
              </table:table-cell>
              <table:table-cell office:value-type="float" office:value="154427">
                <text:p>154427</text:p>
              </table:table-cell>
            </table:table-row>
            <table:table-row>
              <table:table-cell office:value-type="string">
                <text:p>17:18:30</text:p>
              </table:table-cell>
              <table:table-cell office:value-type="float" office:value="196243">
                <text:p>196243</text:p>
              </table:table-cell>
            </table:table-row>
            <table:table-row>
              <table:table-cell office:value-type="string">
                <text:p>17:18:31</text:p>
              </table:table-cell>
              <table:table-cell office:value-type="float" office:value="251150">
                <text:p>251150</text:p>
              </table:table-cell>
            </table:table-row>
            <table:table-row>
              <table:table-cell office:value-type="string">
                <text:p>17:18:32</text:p>
              </table:table-cell>
              <table:table-cell office:value-type="float" office:value="410545">
                <text:p>410545</text:p>
              </table:table-cell>
            </table:table-row>
            <table:table-row>
              <table:table-cell office:value-type="string">
                <text:p>17:18:33</text:p>
              </table:table-cell>
              <table:table-cell office:value-type="float" office:value="188933">
                <text:p>188933</text:p>
              </table:table-cell>
            </table:table-row>
            <table:table-row>
              <table:table-cell office:value-type="string">
                <text:p>17:18:34</text:p>
              </table:table-cell>
              <table:table-cell office:value-type="float" office:value="65620">
                <text:p>65620</text:p>
              </table:table-cell>
            </table:table-row>
            <table:table-row>
              <table:table-cell office:value-type="string">
                <text:p>17:18:35</text:p>
              </table:table-cell>
              <table:table-cell office:value-type="float" office:value="40017">
                <text:p>40017</text:p>
              </table:table-cell>
            </table:table-row>
            <table:table-row>
              <table:table-cell office:value-type="string">
                <text:p>17:18:36</text:p>
              </table:table-cell>
              <table:table-cell office:value-type="float" office:value="35297">
                <text:p>35297</text:p>
              </table:table-cell>
            </table:table-row>
            <table:table-row>
              <table:table-cell office:value-type="string">
                <text:p>17:18:37</text:p>
              </table:table-cell>
              <table:table-cell office:value-type="float" office:value="83201">
                <text:p>83201</text:p>
              </table:table-cell>
            </table:table-row>
            <table:table-row>
              <table:table-cell office:value-type="string">
                <text:p>17:18:38</text:p>
              </table:table-cell>
              <table:table-cell office:value-type="float" office:value="151365">
                <text:p>151365</text:p>
              </table:table-cell>
            </table:table-row>
            <table:table-row>
              <table:table-cell office:value-type="string">
                <text:p>17:18:39</text:p>
              </table:table-cell>
              <table:table-cell office:value-type="float" office:value="75097">
                <text:p>75097</text:p>
              </table:table-cell>
            </table:table-row>
            <table:table-row>
              <table:table-cell office:value-type="string">
                <text:p>17:18:40</text:p>
              </table:table-cell>
              <table:table-cell office:value-type="float" office:value="36117">
                <text:p>36117</text:p>
              </table:table-cell>
            </table:table-row>
            <table:table-row>
              <table:table-cell office:value-type="string">
                <text:p>17:18:41</text:p>
              </table:table-cell>
              <table:table-cell office:value-type="float" office:value="83862">
                <text:p>83862</text:p>
              </table:table-cell>
            </table:table-row>
            <table:table-row>
              <table:table-cell office:value-type="string">
                <text:p>17:18:42</text:p>
              </table:table-cell>
              <table:table-cell office:value-type="float" office:value="70898">
                <text:p>70898</text:p>
              </table:table-cell>
            </table:table-row>
            <table:table-row>
              <table:table-cell office:value-type="string">
                <text:p>17:18:43</text:p>
              </table:table-cell>
              <table:table-cell office:value-type="float" office:value="91134">
                <text:p>91134</text:p>
              </table:table-cell>
            </table:table-row>
            <table:table-row>
              <table:table-cell office:value-type="string">
                <text:p>17:18:44</text:p>
              </table:table-cell>
              <table:table-cell office:value-type="float" office:value="138944">
                <text:p>138944</text:p>
              </table:table-cell>
            </table:table-row>
            <table:table-row>
              <table:table-cell office:value-type="string">
                <text:p>17:18:45</text:p>
              </table:table-cell>
              <table:table-cell office:value-type="float" office:value="75975">
                <text:p>75975</text:p>
              </table:table-cell>
            </table:table-row>
            <table:table-row>
              <table:table-cell office:value-type="string">
                <text:p>17:18:46</text:p>
              </table:table-cell>
              <table:table-cell office:value-type="float" office:value="48055">
                <text:p>48055</text:p>
              </table:table-cell>
            </table:table-row>
            <table:table-row>
              <table:table-cell office:value-type="string">
                <text:p>17:18:47</text:p>
              </table:table-cell>
              <table:table-cell office:value-type="float" office:value="330333">
                <text:p>330333</text:p>
              </table:table-cell>
            </table:table-row>
            <table:table-row>
              <table:table-cell office:value-type="string">
                <text:p>17:18:48</text:p>
              </table:table-cell>
              <table:table-cell office:value-type="float" office:value="1382657">
                <text:p>1382657</text:p>
              </table:table-cell>
            </table:table-row>
            <table:table-row>
              <table:table-cell office:value-type="string">
                <text:p>17:18:49</text:p>
              </table:table-cell>
              <table:table-cell office:value-type="float" office:value="398653">
                <text:p>398653</text:p>
              </table:table-cell>
            </table:table-row>
            <table:table-row>
              <table:table-cell office:value-type="string">
                <text:p>17:18:50</text:p>
              </table:table-cell>
              <table:table-cell office:value-type="float" office:value="96055">
                <text:p>96055</text:p>
              </table:table-cell>
            </table:table-row>
            <table:table-row>
              <table:table-cell office:value-type="string">
                <text:p>17:18:51</text:p>
              </table:table-cell>
              <table:table-cell office:value-type="float" office:value="1116438">
                <text:p>1116438</text:p>
              </table:table-cell>
            </table:table-row>
            <table:table-row>
              <table:table-cell office:value-type="string">
                <text:p>17:18:52</text:p>
              </table:table-cell>
              <table:table-cell office:value-type="float" office:value="615264">
                <text:p>615264</text:p>
              </table:table-cell>
            </table:table-row>
            <table:table-row>
              <table:table-cell office:value-type="string">
                <text:p>17:18:53</text:p>
              </table:table-cell>
              <table:table-cell office:value-type="float" office:value="66795">
                <text:p>66795</text:p>
              </table:table-cell>
            </table:table-row>
            <table:table-row>
              <table:table-cell office:value-type="string">
                <text:p>17:18:54</text:p>
              </table:table-cell>
              <table:table-cell office:value-type="float" office:value="136438">
                <text:p>136438</text:p>
              </table:table-cell>
            </table:table-row>
            <table:table-row>
              <table:table-cell office:value-type="string">
                <text:p>17:18:55</text:p>
              </table:table-cell>
              <table:table-cell office:value-type="float" office:value="298289">
                <text:p>298289</text:p>
              </table:table-cell>
            </table:table-row>
            <table:table-row>
              <table:table-cell office:value-type="string">
                <text:p>17:18:56</text:p>
              </table:table-cell>
              <table:table-cell office:value-type="float" office:value="222822">
                <text:p>222822</text:p>
              </table:table-cell>
            </table:table-row>
            <table:table-row>
              <table:table-cell office:value-type="string">
                <text:p>17:18:57</text:p>
              </table:table-cell>
              <table:table-cell office:value-type="float" office:value="106123">
                <text:p>106123</text:p>
              </table:table-cell>
            </table:table-row>
            <table:table-row>
              <table:table-cell office:value-type="string">
                <text:p>17:18:58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string">
                <text:p>17:18:59</text:p>
              </table:table-cell>
              <table:table-cell office:value-type="float" office:value="95344">
                <text:p>95344</text:p>
              </table:table-cell>
            </table:table-row>
            <table:table-row>
              <table:table-cell office:value-type="string">
                <text:p>17:19:00</text:p>
              </table:table-cell>
              <table:table-cell office:value-type="float" office:value="54367">
                <text:p>54367</text:p>
              </table:table-cell>
            </table:table-row>
            <table:table-row>
              <table:table-cell office:value-type="string">
                <text:p>17:19:01</text:p>
              </table:table-cell>
              <table:table-cell office:value-type="float" office:value="130122">
                <text:p>130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5cm" chart:style-name="ch2">
          <text:p>test176, 400 tps for a while</text:p>
        </chart:title>
        <chart:legend chart:legend-position="end" svg:x="14.001cm" svg:y="4.005cm" style:legend-expansion="high" chart:style-name="ch3"/>
        <chart:plot-area chart:style-name="ch4" table:cell-range-address="test176.B1:test176.D332" chart:data-source-has-labels="both" svg:x="0.32cm" svg:y="1.248cm" svg:width="13.361cm" svg:height="7.572cm">
          <chartooo:coordinate-region svg:x="1.359cm" svg:y="1.248cm" svg:width="12.322cm" svg:height="5.969cm"/>
          <chart:axis chart:dimension="x" chart:name="primary-x" chart:style-name="ch5" chartooo:axis-type="auto">
            <chartooo:date-scale/>
            <chart:categories table:cell-range-address="test176.B2:test176.B3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6.C2:test176.C332" chart:label-cell-address="test176.C1:test176.C1" chart:class="chart:bar">
            <chart:data-point chart:repeated="331"/>
          </chart:series>
          <chart:series chart:style-name="ch9" chart:values-cell-range-address="test176.D2:test176.D332" chart:label-cell-address="test176.D1:test176.D1" chart:class="chart:bar">
            <chart:data-point chart:repeated="3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76.C1:test176.C1</svg:desc>
                </draw:g>
              </table:table-cell>
              <table:table-cell office:value-type="string">
                <text:p>xfertime</text:p>
                <draw:g>
                  <svg:desc>test176.D1:test17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3:04</text:p>
                <draw:g>
                  <svg:desc>test176.B2:test176.B332</svg:desc>
                </draw:g>
              </table:table-cell>
              <table:table-cell office:value-type="float" office:value="0.001586">
                <text:p>0.001586</text:p>
                <draw:g>
                  <svg:desc>test176.C2:test176.C332</svg:desc>
                </draw:g>
              </table:table-cell>
              <table:table-cell office:value-type="float" office:value="0.003415">
                <text:p>0.003415</text:p>
                <draw:g>
                  <svg:desc>test176.D2:test176.D332</svg:desc>
                </draw:g>
              </table:table-cell>
            </table:table-row>
            <table:table-row>
              <table:table-cell office:value-type="string">
                <text:p>17:13:05</text:p>
              </table:table-cell>
              <table:table-cell office:value-type="float" office:value="0.001296">
                <text:p>0.001296</text:p>
              </table:table-cell>
              <table:table-cell office:value-type="float" office:value="0.001565">
                <text:p>0.001565</text:p>
              </table:table-cell>
            </table:table-row>
            <table:table-row>
              <table:table-cell office:value-type="string">
                <text:p>17:13:06</text:p>
              </table:table-cell>
              <table:table-cell office:value-type="float" office:value="0.001229">
                <text:p>0.001229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string">
                <text:p>17:13:07</text:p>
              </table:table-cell>
              <table:table-cell office:value-type="float" office:value="0.001948">
                <text:p>0.001948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string">
                <text:p>17:13:08</text:p>
              </table:table-cell>
              <table:table-cell office:value-type="float" office:value="0.001588">
                <text:p>0.001588</text:p>
              </table:table-cell>
              <table:table-cell office:value-type="float" office:value="0.002457">
                <text:p>0.002457</text:p>
              </table:table-cell>
            </table:table-row>
            <table:table-row>
              <table:table-cell office:value-type="string">
                <text:p>17:13:09</text:p>
              </table:table-cell>
              <table:table-cell office:value-type="float" office:value="0.001529">
                <text:p>0.001529</text:p>
              </table:table-cell>
              <table:table-cell office:value-type="float" office:value="0.003093">
                <text:p>0.003093</text:p>
              </table:table-cell>
            </table:table-row>
            <table:table-row>
              <table:table-cell office:value-type="string">
                <text:p>17:13:10</text:p>
              </table:table-cell>
              <table:table-cell office:value-type="float" office:value="0.001763">
                <text:p>0.001763</text:p>
              </table:table-cell>
              <table:table-cell office:value-type="float" office:value="0.00406">
                <text:p>0.00406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0.001652">
                <text:p>0.001652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17:13:12</text:p>
              </table:table-cell>
              <table:table-cell office:value-type="float" office:value="0.001358">
                <text:p>0.001358</text:p>
              </table:table-cell>
              <table:table-cell office:value-type="float" office:value="0.003201">
                <text:p>0.003201</text:p>
              </table:table-cell>
            </table:table-row>
            <table:table-row>
              <table:table-cell office:value-type="string">
                <text:p>17:13:13</text:p>
              </table:table-cell>
              <table:table-cell office:value-type="float" office:value="0.001356">
                <text:p>0.001356</text:p>
              </table:table-cell>
              <table:table-cell office:value-type="float" office:value="0.002309">
                <text:p>0.002309</text:p>
              </table:table-cell>
            </table:table-row>
            <table:table-row>
              <table:table-cell office:value-type="string">
                <text:p>17:13:14</text:p>
              </table:table-cell>
              <table:table-cell office:value-type="float" office:value="0.001216">
                <text:p>0.001216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7:13:15</text:p>
              </table:table-cell>
              <table:table-cell office:value-type="float" office:value="0.001224">
                <text:p>0.001224</text:p>
              </table:table-cell>
              <table:table-cell office:value-type="float" office:value="0.001828">
                <text:p>0.001828</text:p>
              </table:table-cell>
            </table:table-row>
            <table:table-row>
              <table:table-cell office:value-type="string">
                <text:p>17:13:16</text:p>
              </table:table-cell>
              <table:table-cell office:value-type="float" office:value="0.001413">
                <text:p>0.001413</text:p>
              </table:table-cell>
              <table:table-cell office:value-type="float" office:value="0.002535">
                <text:p>0.002535</text:p>
              </table:table-cell>
            </table:table-row>
            <table:table-row>
              <table:table-cell office:value-type="string">
                <text:p>17:13:17</text:p>
              </table:table-cell>
              <table:table-cell office:value-type="float" office:value="0.001298">
                <text:p>0.001298</text:p>
              </table:table-cell>
              <table:table-cell office:value-type="float" office:value="0.002541">
                <text:p>0.002541</text:p>
              </table:table-cell>
            </table:table-row>
            <table:table-row>
              <table:table-cell office:value-type="string">
                <text:p>17:13:18</text:p>
              </table:table-cell>
              <table:table-cell office:value-type="float" office:value="0.001187">
                <text:p>0.001187</text:p>
              </table:table-cell>
              <table:table-cell office:value-type="float" office:value="0.001474">
                <text:p>0.001474</text:p>
              </table:table-cell>
            </table:table-row>
            <table:table-row>
              <table:table-cell office:value-type="string">
                <text:p>17:13:19</text:p>
              </table:table-cell>
              <table:table-cell office:value-type="float" office:value="0.001554">
                <text:p>0.001554</text:p>
              </table:table-cell>
              <table:table-cell office:value-type="float" office:value="0.002993">
                <text:p>0.002993</text:p>
              </table:table-cell>
            </table:table-row>
            <table:table-row>
              <table:table-cell office:value-type="string">
                <text:p>17:13:20</text:p>
              </table:table-cell>
              <table:table-cell office:value-type="float" office:value="0.001213">
                <text:p>0.001213</text:p>
              </table:table-cell>
              <table:table-cell office:value-type="float" office:value="0.001305">
                <text:p>0.001305</text:p>
              </table:table-cell>
            </table:table-row>
            <table:table-row>
              <table:table-cell office:value-type="string">
                <text:p>17:13:21</text:p>
              </table:table-cell>
              <table:table-cell office:value-type="float" office:value="0.001584">
                <text:p>0.001584</text:p>
              </table:table-cell>
              <table:table-cell office:value-type="float" office:value="0.002305">
                <text:p>0.002305</text:p>
              </table:table-cell>
            </table:table-row>
            <table:table-row>
              <table:table-cell office:value-type="string">
                <text:p>17:13:22</text:p>
              </table:table-cell>
              <table:table-cell office:value-type="float" office:value="0.001801">
                <text:p>0.001801</text:p>
              </table:table-cell>
              <table:table-cell office:value-type="float" office:value="0.002541">
                <text:p>0.002541</text:p>
              </table:table-cell>
            </table:table-row>
            <table:table-row>
              <table:table-cell office:value-type="string">
                <text:p>17:13:23</text:p>
              </table:table-cell>
              <table:table-cell office:value-type="float" office:value="0.002115">
                <text:p>0.002115</text:p>
              </table:table-cell>
              <table:table-cell office:value-type="float" office:value="0.004408">
                <text:p>0.004408</text:p>
              </table:table-cell>
            </table:table-row>
            <table:table-row>
              <table:table-cell office:value-type="string">
                <text:p>17:13:24</text:p>
              </table:table-cell>
              <table:table-cell office:value-type="float" office:value="0.001349">
                <text:p>0.001349</text:p>
              </table:table-cell>
              <table:table-cell office:value-type="float" office:value="0.002316">
                <text:p>0.002316</text:p>
              </table:table-cell>
            </table:table-row>
            <table:table-row>
              <table:table-cell office:value-type="string">
                <text:p>17:13:25</text:p>
              </table:table-cell>
              <table:table-cell office:value-type="float" office:value="0.001709">
                <text:p>0.001709</text:p>
              </table:table-cell>
              <table:table-cell office:value-type="float" office:value="0.003496">
                <text:p>0.003496</text:p>
              </table:table-cell>
            </table:table-row>
            <table:table-row>
              <table:table-cell office:value-type="string">
                <text:p>17:13:26</text:p>
              </table:table-cell>
              <table:table-cell office:value-type="float" office:value="0.001385">
                <text:p>0.001385</text:p>
              </table:table-cell>
              <table:table-cell office:value-type="float" office:value="0.002383">
                <text:p>0.002383</text:p>
              </table:table-cell>
            </table:table-row>
            <table:table-row>
              <table:table-cell office:value-type="string">
                <text:p>17:13:27</text:p>
              </table:table-cell>
              <table:table-cell office:value-type="float" office:value="0.002154">
                <text:p>0.002154</text:p>
              </table:table-cell>
              <table:table-cell office:value-type="float" office:value="0.004501">
                <text:p>0.004501</text:p>
              </table:table-cell>
            </table:table-row>
            <table:table-row>
              <table:table-cell office:value-type="string">
                <text:p>17:13:28</text:p>
              </table:table-cell>
              <table:table-cell office:value-type="float" office:value="0.001578">
                <text:p>0.001578</text:p>
              </table:table-cell>
              <table:table-cell office:value-type="float" office:value="0.003571">
                <text:p>0.003571</text:p>
              </table:table-cell>
            </table:table-row>
            <table:table-row>
              <table:table-cell office:value-type="string">
                <text:p>17:13:29</text:p>
              </table:table-cell>
              <table:table-cell office:value-type="float" office:value="0.001464">
                <text:p>0.001464</text:p>
              </table:table-cell>
              <table:table-cell office:value-type="float" office:value="0.002044">
                <text:p>0.002044</text:p>
              </table:table-cell>
            </table:table-row>
            <table:table-row>
              <table:table-cell office:value-type="string">
                <text:p>17:13:30</text:p>
              </table:table-cell>
              <table:table-cell office:value-type="float" office:value="0.001934">
                <text:p>0.001934</text:p>
              </table:table-cell>
              <table:table-cell office:value-type="float" office:value="0.002623">
                <text:p>0.002623</text:p>
              </table:table-cell>
            </table:table-row>
            <table:table-row>
              <table:table-cell office:value-type="string">
                <text:p>17:13:31</text:p>
              </table:table-cell>
              <table:table-cell office:value-type="float" office:value="0.002108">
                <text:p>0.002108</text:p>
              </table:table-cell>
              <table:table-cell office:value-type="float" office:value="0.004801">
                <text:p>0.004801</text:p>
              </table:table-cell>
            </table:table-row>
            <table:table-row>
              <table:table-cell office:value-type="string">
                <text:p>17:13:32</text:p>
              </table:table-cell>
              <table:table-cell office:value-type="float" office:value="0.001623">
                <text:p>0.001623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17:13:33</text:p>
              </table:table-cell>
              <table:table-cell office:value-type="float" office:value="0.001197">
                <text:p>0.001197</text:p>
              </table:table-cell>
              <table:table-cell office:value-type="float" office:value="0.002004">
                <text:p>0.002004</text:p>
              </table:table-cell>
            </table:table-row>
            <table:table-row>
              <table:table-cell office:value-type="string">
                <text:p>17:13:34</text:p>
              </table:table-cell>
              <table:table-cell office:value-type="float" office:value="0.001476">
                <text:p>0.001476</text:p>
              </table:table-cell>
              <table:table-cell office:value-type="float" office:value="0.003174">
                <text:p>0.003174</text:p>
              </table:table-cell>
            </table:table-row>
            <table:table-row>
              <table:table-cell office:value-type="string">
                <text:p>17:13:35</text:p>
              </table:table-cell>
              <table:table-cell office:value-type="float" office:value="0.002213">
                <text:p>0.002213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17:13:36</text:p>
              </table:table-cell>
              <table:table-cell office:value-type="float" office:value="0.002679">
                <text:p>0.002679</text:p>
              </table:table-cell>
              <table:table-cell office:value-type="float" office:value="0.003789">
                <text:p>0.003789</text:p>
              </table:table-cell>
            </table:table-row>
            <table:table-row>
              <table:table-cell office:value-type="string">
                <text:p>17:13:37</text:p>
              </table:table-cell>
              <table:table-cell office:value-type="float" office:value="0.001602">
                <text:p>0.001602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17:13:38</text:p>
              </table:table-cell>
              <table:table-cell office:value-type="float" office:value="0.002866">
                <text:p>0.002866</text:p>
              </table:table-cell>
              <table:table-cell office:value-type="float" office:value="0.008493">
                <text:p>0.008493</text:p>
              </table:table-cell>
            </table:table-row>
            <table:table-row>
              <table:table-cell office:value-type="string">
                <text:p>17:13:39</text:p>
              </table:table-cell>
              <table:table-cell office:value-type="float" office:value="0.005464">
                <text:p>0.005464</text:p>
              </table:table-cell>
              <table:table-cell office:value-type="float" office:value="0.013103">
                <text:p>0.013103</text:p>
              </table:table-cell>
            </table:table-row>
            <table:table-row>
              <table:table-cell office:value-type="string">
                <text:p>17:13:40</text:p>
              </table:table-cell>
              <table:table-cell office:value-type="float" office:value="0.00138">
                <text:p>0.00138</text:p>
              </table:table-cell>
              <table:table-cell office:value-type="float" office:value="0.001962">
                <text:p>0.001962</text:p>
              </table:table-cell>
            </table:table-row>
            <table:table-row>
              <table:table-cell office:value-type="string">
                <text:p>17:13:41</text:p>
              </table:table-cell>
              <table:table-cell office:value-type="float" office:value="0.001402">
                <text:p>0.001402</text:p>
              </table:table-cell>
              <table:table-cell office:value-type="float" office:value="0.002907">
                <text:p>0.002907</text:p>
              </table:table-cell>
            </table:table-row>
            <table:table-row>
              <table:table-cell office:value-type="string">
                <text:p>17:13:42</text:p>
              </table:table-cell>
              <table:table-cell office:value-type="float" office:value="0.001739">
                <text:p>0.001739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17:13:43</text:p>
              </table:table-cell>
              <table:table-cell office:value-type="float" office:value="0.001653">
                <text:p>0.001653</text:p>
              </table:table-cell>
              <table:table-cell office:value-type="float" office:value="0.002586">
                <text:p>0.002586</text:p>
              </table:table-cell>
            </table:table-row>
            <table:table-row>
              <table:table-cell office:value-type="string">
                <text:p>17:13:44</text:p>
              </table:table-cell>
              <table:table-cell office:value-type="float" office:value="0.001094">
                <text:p>0.00109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7:13:45</text:p>
              </table:table-cell>
              <table:table-cell office:value-type="float" office:value="0.00132">
                <text:p>0.00132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17:13:46</text:p>
              </table:table-cell>
              <table:table-cell office:value-type="float" office:value="0.001606">
                <text:p>0.001606</text:p>
              </table:table-cell>
              <table:table-cell office:value-type="float" office:value="0.002377">
                <text:p>0.002377</text:p>
              </table:table-cell>
            </table:table-row>
            <table:table-row>
              <table:table-cell office:value-type="string">
                <text:p>17:13:47</text:p>
              </table:table-cell>
              <table:table-cell office:value-type="float" office:value="0.001467">
                <text:p>0.001467</text:p>
              </table:table-cell>
              <table:table-cell office:value-type="float" office:value="0.002414">
                <text:p>0.002414</text:p>
              </table:table-cell>
            </table:table-row>
            <table:table-row>
              <table:table-cell office:value-type="string">
                <text:p>17:13:48</text:p>
              </table:table-cell>
              <table:table-cell office:value-type="float" office:value="0.001793">
                <text:p>0.001793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string">
                <text:p>17:13:49</text:p>
              </table:table-cell>
              <table:table-cell office:value-type="float" office:value="0.001805">
                <text:p>0.001805</text:p>
              </table:table-cell>
              <table:table-cell office:value-type="float" office:value="0.002796">
                <text:p>0.002796</text:p>
              </table:table-cell>
            </table:table-row>
            <table:table-row>
              <table:table-cell office:value-type="string">
                <text:p>17:13:50</text:p>
              </table:table-cell>
              <table:table-cell office:value-type="float" office:value="0.001661">
                <text:p>0.001661</text:p>
              </table:table-cell>
              <table:table-cell office:value-type="float" office:value="0.002937">
                <text:p>0.002937</text:p>
              </table:table-cell>
            </table:table-row>
            <table:table-row>
              <table:table-cell office:value-type="string">
                <text:p>17:13:51</text:p>
              </table:table-cell>
              <table:table-cell office:value-type="float" office:value="0.001415">
                <text:p>0.001415</text:p>
              </table:table-cell>
              <table:table-cell office:value-type="float" office:value="0.002596">
                <text:p>0.002596</text:p>
              </table:table-cell>
            </table:table-row>
            <table:table-row>
              <table:table-cell office:value-type="string">
                <text:p>17:13:52</text:p>
              </table:table-cell>
              <table:table-cell office:value-type="float" office:value="0.001398">
                <text:p>0.001398</text:p>
              </table:table-cell>
              <table:table-cell office:value-type="float" office:value="0.002618">
                <text:p>0.002618</text:p>
              </table:table-cell>
            </table:table-row>
            <table:table-row>
              <table:table-cell office:value-type="string">
                <text:p>17:13:53</text:p>
              </table:table-cell>
              <table:table-cell office:value-type="float" office:value="0.001476">
                <text:p>0.001476</text:p>
              </table:table-cell>
              <table:table-cell office:value-type="float" office:value="0.002271">
                <text:p>0.002271</text:p>
              </table:table-cell>
            </table:table-row>
            <table:table-row>
              <table:table-cell office:value-type="string">
                <text:p>17:13:54</text:p>
              </table:table-cell>
              <table:table-cell office:value-type="float" office:value="0.001452">
                <text:p>0.001452</text:p>
              </table:table-cell>
              <table:table-cell office:value-type="float" office:value="0.00339">
                <text:p>0.00339</text:p>
              </table:table-cell>
            </table:table-row>
            <table:table-row>
              <table:table-cell office:value-type="string">
                <text:p>17:13:55</text:p>
              </table:table-cell>
              <table:table-cell office:value-type="float" office:value="0.001624">
                <text:p>0.001624</text:p>
              </table:table-cell>
              <table:table-cell office:value-type="float" office:value="0.003015">
                <text:p>0.003015</text:p>
              </table:table-cell>
            </table:table-row>
            <table:table-row>
              <table:table-cell office:value-type="string">
                <text:p>17:13:56</text:p>
              </table:table-cell>
              <table:table-cell office:value-type="float" office:value="0.001479">
                <text:p>0.001479</text:p>
              </table:table-cell>
              <table:table-cell office:value-type="float" office:value="0.003011">
                <text:p>0.003011</text:p>
              </table:table-cell>
            </table:table-row>
            <table:table-row>
              <table:table-cell office:value-type="string">
                <text:p>17:13:57</text:p>
              </table:table-cell>
              <table:table-cell office:value-type="float" office:value="0.001612">
                <text:p>0.001612</text:p>
              </table:table-cell>
              <table:table-cell office:value-type="float" office:value="0.002901">
                <text:p>0.002901</text:p>
              </table:table-cell>
            </table:table-row>
            <table:table-row>
              <table:table-cell office:value-type="string">
                <text:p>17:13:58</text:p>
              </table:table-cell>
              <table:table-cell office:value-type="float" office:value="0.002013">
                <text:p>0.002013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17:13:59</text:p>
              </table:table-cell>
              <table:table-cell office:value-type="float" office:value="0.001498">
                <text:p>0.001498</text:p>
              </table:table-cell>
              <table:table-cell office:value-type="float" office:value="0.003709">
                <text:p>0.003709</text:p>
              </table:table-cell>
            </table:table-row>
            <table:table-row>
              <table:table-cell office:value-type="string">
                <text:p>17:14:00</text:p>
              </table:table-cell>
              <table:table-cell office:value-type="float" office:value="0.00151">
                <text:p>0.00151</text:p>
              </table:table-cell>
              <table:table-cell office:value-type="float" office:value="0.003919">
                <text:p>0.003919</text:p>
              </table:table-cell>
            </table:table-row>
            <table:table-row>
              <table:table-cell office:value-type="string">
                <text:p>17:14:01</text:p>
              </table:table-cell>
              <table:table-cell office:value-type="float" office:value="0.001562">
                <text:p>0.001562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17:14:02</text:p>
              </table:table-cell>
              <table:table-cell office:value-type="float" office:value="0.001555">
                <text:p>0.001555</text:p>
              </table:table-cell>
              <table:table-cell office:value-type="float" office:value="0.002743">
                <text:p>0.002743</text:p>
              </table:table-cell>
            </table:table-row>
            <table:table-row>
              <table:table-cell office:value-type="string">
                <text:p>17:14:03</text:p>
              </table:table-cell>
              <table:table-cell office:value-type="float" office:value="0.001544">
                <text:p>0.001544</text:p>
              </table:table-cell>
              <table:table-cell office:value-type="float" office:value="0.003546">
                <text:p>0.003546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0.003231">
                <text:p>0.003231</text:p>
              </table:table-cell>
              <table:table-cell office:value-type="float" office:value="0.008291">
                <text:p>0.008291</text:p>
              </table:table-cell>
            </table:table-row>
            <table:table-row>
              <table:table-cell office:value-type="string">
                <text:p>17:14:05</text:p>
              </table:table-cell>
              <table:table-cell office:value-type="float" office:value="0.00184">
                <text:p>0.00184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string">
                <text:p>17:14:06</text:p>
              </table:table-cell>
              <table:table-cell office:value-type="float" office:value="0.001794">
                <text:p>0.001794</text:p>
              </table:table-cell>
              <table:table-cell office:value-type="float" office:value="0.003249">
                <text:p>0.003249</text:p>
              </table:table-cell>
            </table:table-row>
            <table:table-row>
              <table:table-cell office:value-type="string">
                <text:p>17:14:07</text:p>
              </table:table-cell>
              <table:table-cell office:value-type="float" office:value="0.001868">
                <text:p>0.001868</text:p>
              </table:table-cell>
              <table:table-cell office:value-type="float" office:value="0.003533">
                <text:p>0.003533</text:p>
              </table:table-cell>
            </table:table-row>
            <table:table-row>
              <table:table-cell office:value-type="string">
                <text:p>17:14:08</text:p>
              </table:table-cell>
              <table:table-cell office:value-type="float" office:value="0.008018">
                <text:p>0.008018</text:p>
              </table:table-cell>
              <table:table-cell office:value-type="float" office:value="0.017588">
                <text:p>0.017588</text:p>
              </table:table-cell>
            </table:table-row>
            <table:table-row>
              <table:table-cell office:value-type="string">
                <text:p>17:14:09</text:p>
              </table:table-cell>
              <table:table-cell office:value-type="float" office:value="0.001422">
                <text:p>0.001422</text:p>
              </table:table-cell>
              <table:table-cell office:value-type="float" office:value="0.00235">
                <text:p>0.00235</text:p>
              </table:table-cell>
            </table:table-row>
            <table:table-row>
              <table:table-cell office:value-type="string">
                <text:p>17:14:10</text:p>
              </table:table-cell>
              <table:table-cell office:value-type="float" office:value="0.001936">
                <text:p>0.001936</text:p>
              </table:table-cell>
              <table:table-cell office:value-type="float" office:value="0.003141">
                <text:p>0.003141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0.002014">
                <text:p>0.002014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17:14:12</text:p>
              </table:table-cell>
              <table:table-cell office:value-type="float" office:value="0.001698">
                <text:p>0.001698</text:p>
              </table:table-cell>
              <table:table-cell office:value-type="float" office:value="0.002226">
                <text:p>0.002226</text:p>
              </table:table-cell>
            </table:table-row>
            <table:table-row>
              <table:table-cell office:value-type="string">
                <text:p>17:14:13</text:p>
              </table:table-cell>
              <table:table-cell office:value-type="float" office:value="0.001532">
                <text:p>0.001532</text:p>
              </table:table-cell>
              <table:table-cell office:value-type="float" office:value="0.002742">
                <text:p>0.002742</text:p>
              </table:table-cell>
            </table:table-row>
            <table:table-row>
              <table:table-cell office:value-type="string">
                <text:p>17:14:14</text:p>
              </table:table-cell>
              <table:table-cell office:value-type="float" office:value="0.02252">
                <text:p>0.02252</text:p>
              </table:table-cell>
              <table:table-cell office:value-type="float" office:value="0.048647">
                <text:p>0.048647</text:p>
              </table:table-cell>
            </table:table-row>
            <table:table-row>
              <table:table-cell office:value-type="string">
                <text:p>17:14:15</text:p>
              </table:table-cell>
              <table:table-cell office:value-type="float" office:value="0.001668">
                <text:p>0.001668</text:p>
              </table:table-cell>
              <table:table-cell office:value-type="float" office:value="0.003036">
                <text:p>0.003036</text:p>
              </table:table-cell>
            </table:table-row>
            <table:table-row>
              <table:table-cell office:value-type="string">
                <text:p>17:14:16</text:p>
              </table:table-cell>
              <table:table-cell office:value-type="float" office:value="0.002692">
                <text:p>0.002692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7:14:17</text:p>
              </table:table-cell>
              <table:table-cell office:value-type="float" office:value="0.001589">
                <text:p>0.001589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17:14:18</text:p>
              </table:table-cell>
              <table:table-cell office:value-type="float" office:value="0.001289">
                <text:p>0.001289</text:p>
              </table:table-cell>
              <table:table-cell office:value-type="float" office:value="0.001572">
                <text:p>0.001572</text:p>
              </table:table-cell>
            </table:table-row>
            <table:table-row>
              <table:table-cell office:value-type="string">
                <text:p>17:14:19</text:p>
              </table:table-cell>
              <table:table-cell office:value-type="float" office:value="0.001741">
                <text:p>0.001741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17:14:20</text:p>
              </table:table-cell>
              <table:table-cell office:value-type="float" office:value="0.0025">
                <text:p>0.0025</text:p>
              </table:table-cell>
              <table:table-cell office:value-type="float" office:value="0.003774">
                <text:p>0.003774</text:p>
              </table:table-cell>
            </table:table-row>
            <table:table-row>
              <table:table-cell office:value-type="string">
                <text:p>17:14:21</text:p>
              </table:table-cell>
              <table:table-cell office:value-type="float" office:value="0.002385">
                <text:p>0.002385</text:p>
              </table:table-cell>
              <table:table-cell office:value-type="float" office:value="0.003184">
                <text:p>0.003184</text:p>
              </table:table-cell>
            </table:table-row>
            <table:table-row>
              <table:table-cell office:value-type="string">
                <text:p>17:14:22</text:p>
              </table:table-cell>
              <table:table-cell office:value-type="float" office:value="0.001462">
                <text:p>0.001462</text:p>
              </table:table-cell>
              <table:table-cell office:value-type="float" office:value="0.002619">
                <text:p>0.002619</text:p>
              </table:table-cell>
            </table:table-row>
            <table:table-row>
              <table:table-cell office:value-type="string">
                <text:p>17:14:23</text:p>
              </table:table-cell>
              <table:table-cell office:value-type="float" office:value="0.001313">
                <text:p>0.001313</text:p>
              </table:table-cell>
              <table:table-cell office:value-type="float" office:value="0.001862">
                <text:p>0.001862</text:p>
              </table:table-cell>
            </table:table-row>
            <table:table-row>
              <table:table-cell office:value-type="string">
                <text:p>17:14:24</text:p>
              </table:table-cell>
              <table:table-cell office:value-type="float" office:value="0.002337">
                <text:p>0.002337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string">
                <text:p>17:14:25</text:p>
              </table:table-cell>
              <table:table-cell office:value-type="float" office:value="0.002055">
                <text:p>0.002055</text:p>
              </table:table-cell>
              <table:table-cell office:value-type="float" office:value="0.005088">
                <text:p>0.005088</text:p>
              </table:table-cell>
            </table:table-row>
            <table:table-row>
              <table:table-cell office:value-type="string">
                <text:p>17:14:26</text:p>
              </table:table-cell>
              <table:table-cell office:value-type="float" office:value="0.001456">
                <text:p>0.001456</text:p>
              </table:table-cell>
              <table:table-cell office:value-type="float" office:value="0.002575">
                <text:p>0.002575</text:p>
              </table:table-cell>
            </table:table-row>
            <table:table-row>
              <table:table-cell office:value-type="string">
                <text:p>17:14:27</text:p>
              </table:table-cell>
              <table:table-cell office:value-type="float" office:value="0.001562">
                <text:p>0.001562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17:14:28</text:p>
              </table:table-cell>
              <table:table-cell office:value-type="float" office:value="0.001624">
                <text:p>0.001624</text:p>
              </table:table-cell>
              <table:table-cell office:value-type="float" office:value="0.003466">
                <text:p>0.003466</text:p>
              </table:table-cell>
            </table:table-row>
            <table:table-row>
              <table:table-cell office:value-type="string">
                <text:p>17:14:29</text:p>
              </table:table-cell>
              <table:table-cell office:value-type="float" office:value="0.001773">
                <text:p>0.001773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string">
                <text:p>17:14:30</text:p>
              </table:table-cell>
              <table:table-cell office:value-type="float" office:value="0.001415">
                <text:p>0.001415</text:p>
              </table:table-cell>
              <table:table-cell office:value-type="float" office:value="0.002688">
                <text:p>0.002688</text:p>
              </table:table-cell>
            </table:table-row>
            <table:table-row>
              <table:table-cell office:value-type="string">
                <text:p>17:14:31</text:p>
              </table:table-cell>
              <table:table-cell office:value-type="float" office:value="0.001809">
                <text:p>0.001809</text:p>
              </table:table-cell>
              <table:table-cell office:value-type="float" office:value="0.004612">
                <text:p>0.004612</text:p>
              </table:table-cell>
            </table:table-row>
            <table:table-row>
              <table:table-cell office:value-type="string">
                <text:p>17:14:32</text:p>
              </table:table-cell>
              <table:table-cell office:value-type="float" office:value="0.004475">
                <text:p>0.004475</text:p>
              </table:table-cell>
              <table:table-cell office:value-type="float" office:value="0.01265">
                <text:p>0.01265</text:p>
              </table:table-cell>
            </table:table-row>
            <table:table-row>
              <table:table-cell office:value-type="string">
                <text:p>17:14:33</text:p>
              </table:table-cell>
              <table:table-cell office:value-type="float" office:value="0.005014">
                <text:p>0.005014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17:14:34</text:p>
              </table:table-cell>
              <table:table-cell office:value-type="float" office:value="0.001762">
                <text:p>0.001762</text:p>
              </table:table-cell>
              <table:table-cell office:value-type="float" office:value="0.003472">
                <text:p>0.003472</text:p>
              </table:table-cell>
            </table:table-row>
            <table:table-row>
              <table:table-cell office:value-type="string">
                <text:p>17:14:35</text:p>
              </table:table-cell>
              <table:table-cell office:value-type="float" office:value="0.001582">
                <text:p>0.001582</text:p>
              </table:table-cell>
              <table:table-cell office:value-type="float" office:value="0.003006">
                <text:p>0.003006</text:p>
              </table:table-cell>
            </table:table-row>
            <table:table-row>
              <table:table-cell office:value-type="string">
                <text:p>17:14:36</text:p>
              </table:table-cell>
              <table:table-cell office:value-type="float" office:value="0.001424">
                <text:p>0.001424</text:p>
              </table:table-cell>
              <table:table-cell office:value-type="float" office:value="0.003733">
                <text:p>0.003733</text:p>
              </table:table-cell>
            </table:table-row>
            <table:table-row>
              <table:table-cell office:value-type="string">
                <text:p>17:14:37</text:p>
              </table:table-cell>
              <table:table-cell office:value-type="float" office:value="0.001428">
                <text:p>0.001428</text:p>
              </table:table-cell>
              <table:table-cell office:value-type="float" office:value="0.002101">
                <text:p>0.002101</text:p>
              </table:table-cell>
            </table:table-row>
            <table:table-row>
              <table:table-cell office:value-type="string">
                <text:p>17:14:38</text:p>
              </table:table-cell>
              <table:table-cell office:value-type="float" office:value="0.004328">
                <text:p>0.004328</text:p>
              </table:table-cell>
              <table:table-cell office:value-type="float" office:value="0.004494">
                <text:p>0.004494</text:p>
              </table:table-cell>
            </table:table-row>
            <table:table-row>
              <table:table-cell office:value-type="string">
                <text:p>17:14:39</text:p>
              </table:table-cell>
              <table:table-cell office:value-type="float" office:value="0.001727">
                <text:p>0.001727</text:p>
              </table:table-cell>
              <table:table-cell office:value-type="float" office:value="0.002101">
                <text:p>0.002101</text:p>
              </table:table-cell>
            </table:table-row>
            <table:table-row>
              <table:table-cell office:value-type="string">
                <text:p>17:14:40</text:p>
              </table:table-cell>
              <table:table-cell office:value-type="float" office:value="0.005626">
                <text:p>0.005626</text:p>
              </table:table-cell>
              <table:table-cell office:value-type="float" office:value="0.008331">
                <text:p>0.008331</text:p>
              </table:table-cell>
            </table:table-row>
            <table:table-row>
              <table:table-cell office:value-type="string">
                <text:p>17:14:41</text:p>
              </table:table-cell>
              <table:table-cell office:value-type="float" office:value="0.00295">
                <text:p>0.00295</text:p>
              </table:table-cell>
              <table:table-cell office:value-type="float" office:value="0.003166">
                <text:p>0.003166</text:p>
              </table:table-cell>
            </table:table-row>
            <table:table-row>
              <table:table-cell office:value-type="string">
                <text:p>17:14:42</text:p>
              </table:table-cell>
              <table:table-cell office:value-type="float" office:value="0.001708">
                <text:p>0.001708</text:p>
              </table:table-cell>
              <table:table-cell office:value-type="float" office:value="0.002823">
                <text:p>0.002823</text:p>
              </table:table-cell>
            </table:table-row>
            <table:table-row>
              <table:table-cell office:value-type="string">
                <text:p>17:14:43</text:p>
              </table:table-cell>
              <table:table-cell office:value-type="float" office:value="0.001302">
                <text:p>0.001302</text:p>
              </table:table-cell>
              <table:table-cell office:value-type="float" office:value="0.001887">
                <text:p>0.001887</text:p>
              </table:table-cell>
            </table:table-row>
            <table:table-row>
              <table:table-cell office:value-type="string">
                <text:p>17:14:44</text:p>
              </table:table-cell>
              <table:table-cell office:value-type="float" office:value="0.001993">
                <text:p>0.001993</text:p>
              </table:table-cell>
              <table:table-cell office:value-type="float" office:value="0.002739">
                <text:p>0.002739</text:p>
              </table:table-cell>
            </table:table-row>
            <table:table-row>
              <table:table-cell office:value-type="string">
                <text:p>17:14:45</text:p>
              </table:table-cell>
              <table:table-cell office:value-type="float" office:value="0.035776">
                <text:p>0.035776</text:p>
              </table:table-cell>
              <table:table-cell office:value-type="float" office:value="0.123823">
                <text:p>0.123823</text:p>
              </table:table-cell>
            </table:table-row>
            <table:table-row>
              <table:table-cell office:value-type="string">
                <text:p>17:14:46</text:p>
              </table:table-cell>
              <table:table-cell office:value-type="float" office:value="0.020232">
                <text:p>0.020232</text:p>
              </table:table-cell>
              <table:table-cell office:value-type="float" office:value="0.027557">
                <text:p>0.027557</text:p>
              </table:table-cell>
            </table:table-row>
            <table:table-row>
              <table:table-cell office:value-type="string">
                <text:p>17:14:47</text:p>
              </table:table-cell>
              <table:table-cell office:value-type="float" office:value="0.002315">
                <text:p>0.002315</text:p>
              </table:table-cell>
              <table:table-cell office:value-type="float" office:value="0.004383">
                <text:p>0.004383</text:p>
              </table:table-cell>
            </table:table-row>
            <table:table-row>
              <table:table-cell office:value-type="string">
                <text:p>17:14:48</text:p>
              </table:table-cell>
              <table:table-cell office:value-type="float" office:value="0.015827">
                <text:p>0.015827</text:p>
              </table:table-cell>
              <table:table-cell office:value-type="float" office:value="0.047349">
                <text:p>0.047349</text:p>
              </table:table-cell>
            </table:table-row>
            <table:table-row>
              <table:table-cell office:value-type="string">
                <text:p>17:14:49</text:p>
              </table:table-cell>
              <table:table-cell office:value-type="float" office:value="0.004587">
                <text:p>0.004587</text:p>
              </table:table-cell>
              <table:table-cell office:value-type="float" office:value="0.010807">
                <text:p>0.010807</text:p>
              </table:table-cell>
            </table:table-row>
            <table:table-row>
              <table:table-cell office:value-type="string">
                <text:p>17:14:50</text:p>
              </table:table-cell>
              <table:table-cell office:value-type="float" office:value="0.027595">
                <text:p>0.027595</text:p>
              </table:table-cell>
              <table:table-cell office:value-type="float" office:value="0.090966">
                <text:p>0.090966</text:p>
              </table:table-cell>
            </table:table-row>
            <table:table-row>
              <table:table-cell office:value-type="string">
                <text:p>17:14:51</text:p>
              </table:table-cell>
              <table:table-cell office:value-type="float" office:value="0.001263">
                <text:p>0.001263</text:p>
              </table:table-cell>
              <table:table-cell office:value-type="float" office:value="0.002122">
                <text:p>0.002122</text:p>
              </table:table-cell>
            </table:table-row>
            <table:table-row>
              <table:table-cell office:value-type="string">
                <text:p>17:14:52</text:p>
              </table:table-cell>
              <table:table-cell office:value-type="float" office:value="0.003148">
                <text:p>0.003148</text:p>
              </table:table-cell>
              <table:table-cell office:value-type="float" office:value="0.007561">
                <text:p>0.007561</text:p>
              </table:table-cell>
            </table:table-row>
            <table:table-row>
              <table:table-cell office:value-type="string">
                <text:p>17:14:53</text:p>
              </table:table-cell>
              <table:table-cell office:value-type="float" office:value="0.001994">
                <text:p>0.001994</text:p>
              </table:table-cell>
              <table:table-cell office:value-type="float" office:value="0.003112">
                <text:p>0.003112</text:p>
              </table:table-cell>
            </table:table-row>
            <table:table-row>
              <table:table-cell office:value-type="string">
                <text:p>17:14:54</text:p>
              </table:table-cell>
              <table:table-cell office:value-type="float" office:value="0.001332">
                <text:p>0.001332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string">
                <text:p>17:14:55</text:p>
              </table:table-cell>
              <table:table-cell office:value-type="float" office:value="0.002105">
                <text:p>0.002105</text:p>
              </table:table-cell>
              <table:table-cell office:value-type="float" office:value="0.005361">
                <text:p>0.005361</text:p>
              </table:table-cell>
            </table:table-row>
            <table:table-row>
              <table:table-cell office:value-type="string">
                <text:p>17:14:56</text:p>
              </table:table-cell>
              <table:table-cell office:value-type="float" office:value="0.001782">
                <text:p>0.00178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7:14:57</text:p>
              </table:table-cell>
              <table:table-cell office:value-type="float" office:value="0.001113">
                <text:p>0.001113</text:p>
              </table:table-cell>
              <table:table-cell office:value-type="float" office:value="0.001565">
                <text:p>0.001565</text:p>
              </table:table-cell>
            </table:table-row>
            <table:table-row>
              <table:table-cell office:value-type="string">
                <text:p>17:14:58</text:p>
              </table:table-cell>
              <table:table-cell office:value-type="float" office:value="0.00138">
                <text:p>0.00138</text:p>
              </table:table-cell>
              <table:table-cell office:value-type="float" office:value="0.001925">
                <text:p>0.001925</text:p>
              </table:table-cell>
            </table:table-row>
            <table:table-row>
              <table:table-cell office:value-type="string">
                <text:p>17:14:59</text:p>
              </table:table-cell>
              <table:table-cell office:value-type="float" office:value="0.001659">
                <text:p>0.001659</text:p>
              </table:table-cell>
              <table:table-cell office:value-type="float" office:value="0.002653">
                <text:p>0.002653</text:p>
              </table:table-cell>
            </table:table-row>
            <table:table-row>
              <table:table-cell office:value-type="string">
                <text:p>17:15:00</text:p>
              </table:table-cell>
              <table:table-cell office:value-type="float" office:value="0.001617">
                <text:p>0.001617</text:p>
              </table:table-cell>
              <table:table-cell office:value-type="float" office:value="0.002087">
                <text:p>0.002087</text:p>
              </table:table-cell>
            </table:table-row>
            <table:table-row>
              <table:table-cell office:value-type="string">
                <text:p>17:15:01</text:p>
              </table:table-cell>
              <table:table-cell office:value-type="float" office:value="0.001663">
                <text:p>0.001663</text:p>
              </table:table-cell>
              <table:table-cell office:value-type="float" office:value="0.002739">
                <text:p>0.002739</text:p>
              </table:table-cell>
            </table:table-row>
            <table:table-row>
              <table:table-cell office:value-type="string">
                <text:p>17:15:02</text:p>
              </table:table-cell>
              <table:table-cell office:value-type="float" office:value="0.004079">
                <text:p>0.004079</text:p>
              </table:table-cell>
              <table:table-cell office:value-type="float" office:value="0.006609">
                <text:p>0.006609</text:p>
              </table:table-cell>
            </table:table-row>
            <table:table-row>
              <table:table-cell office:value-type="string">
                <text:p>17:15:03</text:p>
              </table:table-cell>
              <table:table-cell office:value-type="float" office:value="0.046202">
                <text:p>0.046202</text:p>
              </table:table-cell>
              <table:table-cell office:value-type="float" office:value="6.62162">
                <text:p>6.62162</text:p>
              </table:table-cell>
            </table:table-row>
            <table:table-row>
              <table:table-cell office:value-type="string">
                <text:p>17:15:04</text:p>
              </table:table-cell>
              <table:table-cell office:value-type="float" office:value="0.098315">
                <text:p>0.098315</text:p>
              </table:table-cell>
              <table:table-cell office:value-type="float" office:value="22.819346">
                <text:p>22.819346</text:p>
              </table:table-cell>
            </table:table-row>
            <table:table-row>
              <table:table-cell office:value-type="string">
                <text:p>17:15:05</text:p>
              </table:table-cell>
              <table:table-cell office:value-type="float" office:value="0.075929">
                <text:p>0.075929</text:p>
              </table:table-cell>
              <table:table-cell office:value-type="float" office:value="35.445478">
                <text:p>35.445478</text:p>
              </table:table-cell>
            </table:table-row>
            <table:table-row>
              <table:table-cell office:value-type="string">
                <text:p>17:15:06</text:p>
              </table:table-cell>
              <table:table-cell office:value-type="float" office:value="0.063487">
                <text:p>0.063487</text:p>
              </table:table-cell>
              <table:table-cell office:value-type="float" office:value="28.790175">
                <text:p>28.790175</text:p>
              </table:table-cell>
            </table:table-row>
            <table:table-row>
              <table:table-cell office:value-type="string">
                <text:p>17:15:07</text:p>
              </table:table-cell>
              <table:table-cell office:value-type="float" office:value="0.029899">
                <text:p>0.029899</text:p>
              </table:table-cell>
              <table:table-cell office:value-type="float" office:value="27.385648">
                <text:p>27.385648</text:p>
              </table:table-cell>
            </table:table-row>
            <table:table-row>
              <table:table-cell office:value-type="string">
                <text:p>17:15:08</text:p>
              </table:table-cell>
              <table:table-cell office:value-type="float" office:value="0.025346">
                <text:p>0.025346</text:p>
              </table:table-cell>
              <table:table-cell office:value-type="float" office:value="10.010334">
                <text:p>10.010334</text:p>
              </table:table-cell>
            </table:table-row>
            <table:table-row>
              <table:table-cell office:value-type="string">
                <text:p>17:15:09</text:p>
              </table:table-cell>
              <table:table-cell office:value-type="float" office:value="0.041779">
                <text:p>0.041779</text:p>
              </table:table-cell>
              <table:table-cell office:value-type="float" office:value="15.028436">
                <text:p>15.028436</text:p>
              </table:table-cell>
            </table:table-row>
            <table:table-row>
              <table:table-cell office:value-type="string">
                <text:p>17:15:10</text:p>
              </table:table-cell>
              <table:table-cell office:value-type="float" office:value="0.069272">
                <text:p>0.069272</text:p>
              </table:table-cell>
              <table:table-cell office:value-type="float" office:value="25.982547">
                <text:p>25.982547</text:p>
              </table:table-cell>
            </table:table-row>
            <table:table-row>
              <table:table-cell office:value-type="string">
                <text:p>17:15:11</text:p>
              </table:table-cell>
              <table:table-cell office:value-type="float" office:value="0.039209">
                <text:p>0.039209</text:p>
              </table:table-cell>
              <table:table-cell office:value-type="float" office:value="0.273666">
                <text:p>0.273666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0.049568">
                <text:p>0.049568</text:p>
              </table:table-cell>
              <table:table-cell office:value-type="float" office:value="0.212294">
                <text:p>0.212294</text:p>
              </table:table-cell>
            </table:table-row>
            <table:table-row>
              <table:table-cell office:value-type="string">
                <text:p>17:15:13</text:p>
              </table:table-cell>
              <table:table-cell office:value-type="float" office:value="0.047077">
                <text:p>0.047077</text:p>
              </table:table-cell>
              <table:table-cell office:value-type="float" office:value="0.451383">
                <text:p>0.451383</text:p>
              </table:table-cell>
            </table:table-row>
            <table:table-row>
              <table:table-cell office:value-type="string">
                <text:p>17:15:14</text:p>
              </table:table-cell>
              <table:table-cell office:value-type="float" office:value="0.097472">
                <text:p>0.097472</text:p>
              </table:table-cell>
              <table:table-cell office:value-type="float" office:value="0.357098">
                <text:p>0.357098</text:p>
              </table:table-cell>
            </table:table-row>
            <table:table-row>
              <table:table-cell office:value-type="string">
                <text:p>17:15:15</text:p>
              </table:table-cell>
              <table:table-cell office:value-type="float" office:value="0.027129">
                <text:p>0.027129</text:p>
              </table:table-cell>
              <table:table-cell office:value-type="float" office:value="0.430307">
                <text:p>0.430307</text:p>
              </table:table-cell>
            </table:table-row>
            <table:table-row>
              <table:table-cell office:value-type="string">
                <text:p>17:15:16</text:p>
              </table:table-cell>
              <table:table-cell office:value-type="float" office:value="0.045137">
                <text:p>0.045137</text:p>
              </table:table-cell>
              <table:table-cell office:value-type="float" office:value="0.255386">
                <text:p>0.255386</text:p>
              </table:table-cell>
            </table:table-row>
            <table:table-row>
              <table:table-cell office:value-type="string">
                <text:p>17:15:17</text:p>
              </table:table-cell>
              <table:table-cell office:value-type="float" office:value="0.049303">
                <text:p>0.049303</text:p>
              </table:table-cell>
              <table:table-cell office:value-type="float" office:value="0.511441">
                <text:p>0.511441</text:p>
              </table:table-cell>
            </table:table-row>
            <table:table-row>
              <table:table-cell office:value-type="string">
                <text:p>17:15:18</text:p>
              </table:table-cell>
              <table:table-cell office:value-type="float" office:value="0.024603">
                <text:p>0.024603</text:p>
              </table:table-cell>
              <table:table-cell office:value-type="float" office:value="0.359302">
                <text:p>0.359302</text:p>
              </table:table-cell>
            </table:table-row>
            <table:table-row>
              <table:table-cell office:value-type="string">
                <text:p>17:15:19</text:p>
              </table:table-cell>
              <table:table-cell office:value-type="float" office:value="0.060219">
                <text:p>0.060219</text:p>
              </table:table-cell>
              <table:table-cell office:value-type="float" office:value="0.262773">
                <text:p>0.262773</text:p>
              </table:table-cell>
            </table:table-row>
            <table:table-row>
              <table:table-cell office:value-type="string">
                <text:p>17:15:20</text:p>
              </table:table-cell>
              <table:table-cell office:value-type="float" office:value="0.033858">
                <text:p>0.033858</text:p>
              </table:table-cell>
              <table:table-cell office:value-type="float" office:value="0.667912">
                <text:p>0.667912</text:p>
              </table:table-cell>
            </table:table-row>
            <table:table-row>
              <table:table-cell office:value-type="string">
                <text:p>17:15:21</text:p>
              </table:table-cell>
              <table:table-cell office:value-type="float" office:value="0.049884">
                <text:p>0.049884</text:p>
              </table:table-cell>
              <table:table-cell office:value-type="float" office:value="0.316179">
                <text:p>0.316179</text:p>
              </table:table-cell>
            </table:table-row>
            <table:table-row>
              <table:table-cell office:value-type="string">
                <text:p>17:15:22</text:p>
              </table:table-cell>
              <table:table-cell office:value-type="float" office:value="0.058844">
                <text:p>0.058844</text:p>
              </table:table-cell>
              <table:table-cell office:value-type="float" office:value="1.324169">
                <text:p>1.324169</text:p>
              </table:table-cell>
            </table:table-row>
            <table:table-row>
              <table:table-cell office:value-type="string">
                <text:p>17:15:23</text:p>
              </table:table-cell>
              <table:table-cell office:value-type="float" office:value="0.039655">
                <text:p>0.039655</text:p>
              </table:table-cell>
              <table:table-cell office:value-type="float" office:value="22.720982">
                <text:p>22.720982</text:p>
              </table:table-cell>
            </table:table-row>
            <table:table-row>
              <table:table-cell office:value-type="string">
                <text:p>17:15:24</text:p>
              </table:table-cell>
              <table:table-cell office:value-type="float" office:value="0.033061">
                <text:p>0.033061</text:p>
              </table:table-cell>
              <table:table-cell office:value-type="float" office:value="26.961466">
                <text:p>26.961466</text:p>
              </table:table-cell>
            </table:table-row>
            <table:table-row>
              <table:table-cell office:value-type="string">
                <text:p>17:15:25</text:p>
              </table:table-cell>
              <table:table-cell office:value-type="float" office:value="0.029963">
                <text:p>0.029963</text:p>
              </table:table-cell>
              <table:table-cell office:value-type="float" office:value="22.995081">
                <text:p>22.995081</text:p>
              </table:table-cell>
            </table:table-row>
            <table:table-row>
              <table:table-cell office:value-type="string">
                <text:p>17:15:26</text:p>
              </table:table-cell>
              <table:table-cell office:value-type="float" office:value="0.027954">
                <text:p>0.027954</text:p>
              </table:table-cell>
              <table:table-cell office:value-type="float" office:value="27.999263">
                <text:p>27.999263</text:p>
              </table:table-cell>
            </table:table-row>
            <table:table-row>
              <table:table-cell office:value-type="string">
                <text:p>17:15:27</text:p>
              </table:table-cell>
              <table:table-cell office:value-type="float" office:value="0.132804">
                <text:p>0.132804</text:p>
              </table:table-cell>
              <table:table-cell office:value-type="float" office:value="23.814292">
                <text:p>23.814292</text:p>
              </table:table-cell>
            </table:table-row>
            <table:table-row>
              <table:table-cell office:value-type="string">
                <text:p>17:15:28</text:p>
              </table:table-cell>
              <table:table-cell office:value-type="float" office:value="0.058362">
                <text:p>0.058362</text:p>
              </table:table-cell>
              <table:table-cell office:value-type="float" office:value="36.874614">
                <text:p>36.874614</text:p>
              </table:table-cell>
            </table:table-row>
            <table:table-row>
              <table:table-cell office:value-type="string">
                <text:p>17:15:29</text:p>
              </table:table-cell>
              <table:table-cell office:value-type="float" office:value="0.11046">
                <text:p>0.11046</text:p>
              </table:table-cell>
              <table:table-cell office:value-type="float" office:value="21.920269">
                <text:p>21.920269</text:p>
              </table:table-cell>
            </table:table-row>
            <table:table-row>
              <table:table-cell office:value-type="string">
                <text:p>17:15:30</text:p>
              </table:table-cell>
              <table:table-cell office:value-type="float" office:value="0.034722">
                <text:p>0.034722</text:p>
              </table:table-cell>
              <table:table-cell office:value-type="float" office:value="30.925588">
                <text:p>30.925588</text:p>
              </table:table-cell>
            </table:table-row>
            <table:table-row>
              <table:table-cell office:value-type="string">
                <text:p>17:15:31</text:p>
              </table:table-cell>
              <table:table-cell office:value-type="float" office:value="0.028361">
                <text:p>0.028361</text:p>
              </table:table-cell>
              <table:table-cell office:value-type="float" office:value="21.271707">
                <text:p>21.271707</text:p>
              </table:table-cell>
            </table:table-row>
            <table:table-row>
              <table:table-cell office:value-type="string">
                <text:p>17:15:32</text:p>
              </table:table-cell>
              <table:table-cell office:value-type="float" office:value="0.02708">
                <text:p>0.02708</text:p>
              </table:table-cell>
              <table:table-cell office:value-type="float" office:value="23.4889">
                <text:p>23.4889</text:p>
              </table:table-cell>
            </table:table-row>
            <table:table-row>
              <table:table-cell office:value-type="string">
                <text:p>17:15:33</text:p>
              </table:table-cell>
              <table:table-cell office:value-type="float" office:value="0.027121">
                <text:p>0.027121</text:p>
              </table:table-cell>
              <table:table-cell office:value-type="float" office:value="3.580553">
                <text:p>3.580553</text:p>
              </table:table-cell>
            </table:table-row>
            <table:table-row>
              <table:table-cell office:value-type="string">
                <text:p>17:15:34</text:p>
              </table:table-cell>
              <table:table-cell office:value-type="float" office:value="0.0255">
                <text:p>0.0255</text:p>
              </table:table-cell>
              <table:table-cell office:value-type="float" office:value="1.301705">
                <text:p>1.301705</text:p>
              </table:table-cell>
            </table:table-row>
            <table:table-row>
              <table:table-cell office:value-type="string">
                <text:p>17:15:35</text:p>
              </table:table-cell>
              <table:table-cell office:value-type="float" office:value="0.043969">
                <text:p>0.043969</text:p>
              </table:table-cell>
              <table:table-cell office:value-type="float" office:value="0.148583">
                <text:p>0.148583</text:p>
              </table:table-cell>
            </table:table-row>
            <table:table-row>
              <table:table-cell office:value-type="string">
                <text:p>17:15:36</text:p>
              </table:table-cell>
              <table:table-cell office:value-type="float" office:value="0.024659">
                <text:p>0.024659</text:p>
              </table:table-cell>
              <table:table-cell office:value-type="float" office:value="0.080688">
                <text:p>0.080688</text:p>
              </table:table-cell>
            </table:table-row>
            <table:table-row>
              <table:table-cell office:value-type="string">
                <text:p>17:15:37</text:p>
              </table:table-cell>
              <table:table-cell office:value-type="float" office:value="0.039247">
                <text:p>0.039247</text:p>
              </table:table-cell>
              <table:table-cell office:value-type="float" office:value="0.245525">
                <text:p>0.245525</text:p>
              </table:table-cell>
            </table:table-row>
            <table:table-row>
              <table:table-cell office:value-type="string">
                <text:p>17:15:38</text:p>
              </table:table-cell>
              <table:table-cell office:value-type="float" office:value="0.039382">
                <text:p>0.039382</text:p>
              </table:table-cell>
              <table:table-cell office:value-type="float" office:value="0.30778">
                <text:p>0.30778</text:p>
              </table:table-cell>
            </table:table-row>
            <table:table-row>
              <table:table-cell office:value-type="string">
                <text:p>17:15:39</text:p>
              </table:table-cell>
              <table:table-cell office:value-type="float" office:value="0.042529">
                <text:p>0.042529</text:p>
              </table:table-cell>
              <table:table-cell office:value-type="float" office:value="0.823544">
                <text:p>0.823544</text:p>
              </table:table-cell>
            </table:table-row>
            <table:table-row>
              <table:table-cell office:value-type="string">
                <text:p>17:15:40</text:p>
              </table:table-cell>
              <table:table-cell office:value-type="float" office:value="0.070415">
                <text:p>0.070415</text:p>
              </table:table-cell>
              <table:table-cell office:value-type="float" office:value="2.136457">
                <text:p>2.136457</text:p>
              </table:table-cell>
            </table:table-row>
            <table:table-row>
              <table:table-cell office:value-type="string">
                <text:p>17:15:41</text:p>
              </table:table-cell>
              <table:table-cell office:value-type="float" office:value="0.034697">
                <text:p>0.034697</text:p>
              </table:table-cell>
              <table:table-cell office:value-type="float" office:value="0.085852">
                <text:p>0.085852</text:p>
              </table:table-cell>
            </table:table-row>
            <table:table-row>
              <table:table-cell office:value-type="string">
                <text:p>17:15:42</text:p>
              </table:table-cell>
              <table:table-cell office:value-type="float" office:value="0.051637">
                <text:p>0.051637</text:p>
              </table:table-cell>
              <table:table-cell office:value-type="float" office:value="2.579703">
                <text:p>2.579703</text:p>
              </table:table-cell>
            </table:table-row>
            <table:table-row>
              <table:table-cell office:value-type="string">
                <text:p>17:15:43</text:p>
              </table:table-cell>
              <table:table-cell office:value-type="float" office:value="0.053944">
                <text:p>0.053944</text:p>
              </table:table-cell>
              <table:table-cell office:value-type="float" office:value="1.592217">
                <text:p>1.592217</text:p>
              </table:table-cell>
            </table:table-row>
            <table:table-row>
              <table:table-cell office:value-type="string">
                <text:p>17:15:44</text:p>
              </table:table-cell>
              <table:table-cell office:value-type="float" office:value="0.039307">
                <text:p>0.039307</text:p>
              </table:table-cell>
              <table:table-cell office:value-type="float" office:value="1.123154">
                <text:p>1.123154</text:p>
              </table:table-cell>
            </table:table-row>
            <table:table-row>
              <table:table-cell office:value-type="string">
                <text:p>17:15:45</text:p>
              </table:table-cell>
              <table:table-cell office:value-type="float" office:value="0.043234">
                <text:p>0.043234</text:p>
              </table:table-cell>
              <table:table-cell office:value-type="float" office:value="1.406244">
                <text:p>1.406244</text:p>
              </table:table-cell>
            </table:table-row>
            <table:table-row>
              <table:table-cell office:value-type="string">
                <text:p>17:15:46</text:p>
              </table:table-cell>
              <table:table-cell office:value-type="float" office:value="0.051326">
                <text:p>0.051326</text:p>
              </table:table-cell>
              <table:table-cell office:value-type="float" office:value="2.266093">
                <text:p>2.266093</text:p>
              </table:table-cell>
            </table:table-row>
            <table:table-row>
              <table:table-cell office:value-type="string">
                <text:p>17:15:47</text:p>
              </table:table-cell>
              <table:table-cell office:value-type="float" office:value="0.047359">
                <text:p>0.047359</text:p>
              </table:table-cell>
              <table:table-cell office:value-type="float" office:value="0.392094">
                <text:p>0.392094</text:p>
              </table:table-cell>
            </table:table-row>
            <table:table-row>
              <table:table-cell office:value-type="string">
                <text:p>17:15:48</text:p>
              </table:table-cell>
              <table:table-cell office:value-type="float" office:value="0.039738">
                <text:p>0.039738</text:p>
              </table:table-cell>
              <table:table-cell office:value-type="float" office:value="0.028525">
                <text:p>0.028525</text:p>
              </table:table-cell>
            </table:table-row>
            <table:table-row>
              <table:table-cell office:value-type="string">
                <text:p>17:15:49</text:p>
              </table:table-cell>
              <table:table-cell office:value-type="float" office:value="0.051537">
                <text:p>0.051537</text:p>
              </table:table-cell>
              <table:table-cell office:value-type="float" office:value="0.090863">
                <text:p>0.090863</text:p>
              </table:table-cell>
            </table:table-row>
            <table:table-row>
              <table:table-cell office:value-type="string">
                <text:p>17:15:50</text:p>
              </table:table-cell>
              <table:table-cell office:value-type="float" office:value="0.335567">
                <text:p>0.335567</text:p>
              </table:table-cell>
              <table:table-cell office:value-type="float" office:value="0.356468">
                <text:p>0.356468</text:p>
              </table:table-cell>
            </table:table-row>
            <table:table-row>
              <table:table-cell office:value-type="string">
                <text:p>17:15:51</text:p>
              </table:table-cell>
              <table:table-cell office:value-type="float" office:value="0.307582">
                <text:p>0.307582</text:p>
              </table:table-cell>
              <table:table-cell office:value-type="float" office:value="0.207273">
                <text:p>0.207273</text:p>
              </table:table-cell>
            </table:table-row>
            <table:table-row>
              <table:table-cell office:value-type="string">
                <text:p>17:15:52</text:p>
              </table:table-cell>
              <table:table-cell office:value-type="float" office:value="0.312437">
                <text:p>0.312437</text:p>
              </table:table-cell>
              <table:table-cell office:value-type="float" office:value="0.16118">
                <text:p>0.16118</text:p>
              </table:table-cell>
            </table:table-row>
            <table:table-row>
              <table:table-cell office:value-type="string">
                <text:p>17:15:53</text:p>
              </table:table-cell>
              <table:table-cell office:value-type="float" office:value="0.32719">
                <text:p>0.32719</text:p>
              </table:table-cell>
              <table:table-cell office:value-type="float" office:value="0.198846">
                <text:p>0.198846</text:p>
              </table:table-cell>
            </table:table-row>
            <table:table-row>
              <table:table-cell office:value-type="string">
                <text:p>17:15:54</text:p>
              </table:table-cell>
              <table:table-cell office:value-type="float" office:value="0.183796">
                <text:p>0.183796</text:p>
              </table:table-cell>
              <table:table-cell office:value-type="float" office:value="0.064342">
                <text:p>0.064342</text:p>
              </table:table-cell>
            </table:table-row>
            <table:table-row>
              <table:table-cell office:value-type="string">
                <text:p>17:15:55</text:p>
              </table:table-cell>
              <table:table-cell office:value-type="float" office:value="0.346436">
                <text:p>0.346436</text:p>
              </table:table-cell>
              <table:table-cell office:value-type="float" office:value="0.214416">
                <text:p>0.214416</text:p>
              </table:table-cell>
            </table:table-row>
            <table:table-row>
              <table:table-cell office:value-type="string">
                <text:p>17:15:56</text:p>
              </table:table-cell>
              <table:table-cell office:value-type="float" office:value="0.418804">
                <text:p>0.418804</text:p>
              </table:table-cell>
              <table:table-cell office:value-type="float" office:value="0.199015">
                <text:p>0.199015</text:p>
              </table:table-cell>
            </table:table-row>
            <table:table-row>
              <table:table-cell office:value-type="string">
                <text:p>17:15:57</text:p>
              </table:table-cell>
              <table:table-cell office:value-type="float" office:value="0.120428">
                <text:p>0.120428</text:p>
              </table:table-cell>
              <table:table-cell office:value-type="float" office:value="0.033656">
                <text:p>0.033656</text:p>
              </table:table-cell>
            </table:table-row>
            <table:table-row>
              <table:table-cell office:value-type="string">
                <text:p>17:15:58</text:p>
              </table:table-cell>
              <table:table-cell office:value-type="float" office:value="0.114665">
                <text:p>0.114665</text:p>
              </table:table-cell>
              <table:table-cell office:value-type="float" office:value="0.025622">
                <text:p>0.025622</text:p>
              </table:table-cell>
            </table:table-row>
            <table:table-row>
              <table:table-cell office:value-type="string">
                <text:p>17:15:59</text:p>
              </table:table-cell>
              <table:table-cell office:value-type="float" office:value="0.146965">
                <text:p>0.146965</text:p>
              </table:table-cell>
              <table:table-cell office:value-type="float" office:value="0.045435">
                <text:p>0.045435</text:p>
              </table:table-cell>
            </table:table-row>
            <table:table-row>
              <table:table-cell office:value-type="string">
                <text:p>17:16:00</text:p>
              </table:table-cell>
              <table:table-cell office:value-type="float" office:value="0.24044">
                <text:p>0.24044</text:p>
              </table:table-cell>
              <table:table-cell office:value-type="float" office:value="0.100319">
                <text:p>0.100319</text:p>
              </table:table-cell>
            </table:table-row>
            <table:table-row>
              <table:table-cell office:value-type="string">
                <text:p>17:16:01</text:p>
              </table:table-cell>
              <table:table-cell office:value-type="float" office:value="0.100697">
                <text:p>0.100697</text:p>
              </table:table-cell>
              <table:table-cell office:value-type="float" office:value="0.027768">
                <text:p>0.027768</text:p>
              </table:table-cell>
            </table:table-row>
            <table:table-row>
              <table:table-cell office:value-type="string">
                <text:p>17:16:02</text:p>
              </table:table-cell>
              <table:table-cell office:value-type="float" office:value="0.084907">
                <text:p>0.084907</text:p>
              </table:table-cell>
              <table:table-cell office:value-type="float" office:value="0.022232">
                <text:p>0.022232</text:p>
              </table:table-cell>
            </table:table-row>
            <table:table-row>
              <table:table-cell office:value-type="string">
                <text:p>17:16:03</text:p>
              </table:table-cell>
              <table:table-cell office:value-type="float" office:value="0.14114">
                <text:p>0.14114</text:p>
              </table:table-cell>
              <table:table-cell office:value-type="float" office:value="0.070616">
                <text:p>0.070616</text:p>
              </table:table-cell>
            </table:table-row>
            <table:table-row>
              <table:table-cell office:value-type="string">
                <text:p>17:16:04</text:p>
              </table:table-cell>
              <table:table-cell office:value-type="float" office:value="0.185195">
                <text:p>0.185195</text:p>
              </table:table-cell>
              <table:table-cell office:value-type="float" office:value="0.102568">
                <text:p>0.102568</text:p>
              </table:table-cell>
            </table:table-row>
            <table:table-row>
              <table:table-cell office:value-type="string">
                <text:p>17:16:05</text:p>
              </table:table-cell>
              <table:table-cell office:value-type="float" office:value="0.086101">
                <text:p>0.086101</text:p>
              </table:table-cell>
              <table:table-cell office:value-type="float" office:value="0.012858">
                <text:p>0.012858</text:p>
              </table:table-cell>
            </table:table-row>
            <table:table-row>
              <table:table-cell office:value-type="string">
                <text:p>17:16:06</text:p>
              </table:table-cell>
              <table:table-cell office:value-type="float" office:value="0.017082">
                <text:p>0.017082</text:p>
              </table:table-cell>
              <table:table-cell office:value-type="float" office:value="0.002094">
                <text:p>0.002094</text:p>
              </table:table-cell>
            </table:table-row>
            <table:table-row>
              <table:table-cell office:value-type="string">
                <text:p>17:16:07</text:p>
              </table:table-cell>
              <table:table-cell office:value-type="float" office:value="0.015345">
                <text:p>0.015345</text:p>
              </table:table-cell>
              <table:table-cell office:value-type="float" office:value="0.002181">
                <text:p>0.002181</text:p>
              </table:table-cell>
            </table:table-row>
            <table:table-row>
              <table:table-cell office:value-type="string">
                <text:p>17:16:08</text:p>
              </table:table-cell>
              <table:table-cell office:value-type="float" office:value="0.038716">
                <text:p>0.038716</text:p>
              </table:table-cell>
              <table:table-cell office:value-type="float" office:value="0.007035">
                <text:p>0.007035</text:p>
              </table:table-cell>
            </table:table-row>
            <table:table-row>
              <table:table-cell office:value-type="string">
                <text:p>17:16:09</text:p>
              </table:table-cell>
              <table:table-cell office:value-type="float" office:value="0.017281">
                <text:p>0.017281</text:p>
              </table:table-cell>
              <table:table-cell office:value-type="float" office:value="0.003892">
                <text:p>0.003892</text:p>
              </table:table-cell>
            </table:table-row>
            <table:table-row>
              <table:table-cell office:value-type="string">
                <text:p>17:16:10</text:p>
              </table:table-cell>
              <table:table-cell office:value-type="float" office:value="0.020779">
                <text:p>0.020779</text:p>
              </table:table-cell>
              <table:table-cell office:value-type="float" office:value="0.004543">
                <text:p>0.004543</text:p>
              </table:table-cell>
            </table:table-row>
            <table:table-row>
              <table:table-cell office:value-type="string">
                <text:p>17:16:11</text:p>
              </table:table-cell>
              <table:table-cell office:value-type="float" office:value="0.022692">
                <text:p>0.022692</text:p>
              </table:table-cell>
              <table:table-cell office:value-type="float" office:value="0.005262">
                <text:p>0.005262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0.030102">
                <text:p>0.030102</text:p>
              </table:table-cell>
              <table:table-cell office:value-type="float" office:value="0.004853">
                <text:p>0.004853</text:p>
              </table:table-cell>
            </table:table-row>
            <table:table-row>
              <table:table-cell office:value-type="string">
                <text:p>17:16:13</text:p>
              </table:table-cell>
              <table:table-cell office:value-type="float" office:value="0.015995">
                <text:p>0.015995</text:p>
              </table:table-cell>
              <table:table-cell office:value-type="float" office:value="0.004138">
                <text:p>0.004138</text:p>
              </table:table-cell>
            </table:table-row>
            <table:table-row>
              <table:table-cell office:value-type="string">
                <text:p>17:16:14</text:p>
              </table:table-cell>
              <table:table-cell office:value-type="float" office:value="0.013405">
                <text:p>0.013405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7:16:15</text:p>
              </table:table-cell>
              <table:table-cell office:value-type="float" office:value="0.015164">
                <text:p>0.015164</text:p>
              </table:table-cell>
              <table:table-cell office:value-type="float" office:value="0.003465">
                <text:p>0.003465</text:p>
              </table:table-cell>
            </table:table-row>
            <table:table-row>
              <table:table-cell office:value-type="string">
                <text:p>17:16:16</text:p>
              </table:table-cell>
              <table:table-cell office:value-type="float" office:value="0.013027">
                <text:p>0.013027</text:p>
              </table:table-cell>
              <table:table-cell office:value-type="float" office:value="0.001326">
                <text:p>0.001326</text:p>
              </table:table-cell>
            </table:table-row>
            <table:table-row>
              <table:table-cell office:value-type="string">
                <text:p>17:16:17</text:p>
              </table:table-cell>
              <table:table-cell office:value-type="float" office:value="0.016554">
                <text:p>0.016554</text:p>
              </table:table-cell>
              <table:table-cell office:value-type="float" office:value="0.004305">
                <text:p>0.004305</text:p>
              </table:table-cell>
            </table:table-row>
            <table:table-row>
              <table:table-cell office:value-type="string">
                <text:p>17:16:18</text:p>
              </table:table-cell>
              <table:table-cell office:value-type="float" office:value="0.017637">
                <text:p>0.017637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17:16:19</text:p>
              </table:table-cell>
              <table:table-cell office:value-type="float" office:value="0.019208">
                <text:p>0.019208</text:p>
              </table:table-cell>
              <table:table-cell office:value-type="float" office:value="0.005649">
                <text:p>0.005649</text:p>
              </table:table-cell>
            </table:table-row>
            <table:table-row>
              <table:table-cell office:value-type="string">
                <text:p>17:16:20</text:p>
              </table:table-cell>
              <table:table-cell office:value-type="float" office:value="0.017781">
                <text:p>0.017781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7:16:21</text:p>
              </table:table-cell>
              <table:table-cell office:value-type="float" office:value="0.019775">
                <text:p>0.019775</text:p>
              </table:table-cell>
              <table:table-cell office:value-type="float" office:value="0.006458">
                <text:p>0.006458</text:p>
              </table:table-cell>
            </table:table-row>
            <table:table-row>
              <table:table-cell office:value-type="string">
                <text:p>17:16:22</text:p>
              </table:table-cell>
              <table:table-cell office:value-type="float" office:value="0.070924">
                <text:p>0.070924</text:p>
              </table:table-cell>
              <table:table-cell office:value-type="float" office:value="0.015965">
                <text:p>0.015965</text:p>
              </table:table-cell>
            </table:table-row>
            <table:table-row>
              <table:table-cell office:value-type="string">
                <text:p>17:16:23</text:p>
              </table:table-cell>
              <table:table-cell office:value-type="float" office:value="0.043604">
                <text:p>0.043604</text:p>
              </table:table-cell>
              <table:table-cell office:value-type="float" office:value="0.012362">
                <text:p>0.012362</text:p>
              </table:table-cell>
            </table:table-row>
            <table:table-row>
              <table:table-cell office:value-type="string">
                <text:p>17:16:24</text:p>
              </table:table-cell>
              <table:table-cell office:value-type="float" office:value="0.020999">
                <text:p>0.020999</text:p>
              </table:table-cell>
              <table:table-cell office:value-type="float" office:value="0.004137">
                <text:p>0.004137</text:p>
              </table:table-cell>
            </table:table-row>
            <table:table-row>
              <table:table-cell office:value-type="string">
                <text:p>17:16:25</text:p>
              </table:table-cell>
              <table:table-cell office:value-type="float" office:value="0.020652">
                <text:p>0.020652</text:p>
              </table:table-cell>
              <table:table-cell office:value-type="float" office:value="0.005814">
                <text:p>0.005814</text:p>
              </table:table-cell>
            </table:table-row>
            <table:table-row>
              <table:table-cell office:value-type="string">
                <text:p>17:16:26</text:p>
              </table:table-cell>
              <table:table-cell office:value-type="float" office:value="0.023105">
                <text:p>0.023105</text:p>
              </table:table-cell>
              <table:table-cell office:value-type="float" office:value="0.006149">
                <text:p>0.006149</text:p>
              </table:table-cell>
            </table:table-row>
            <table:table-row>
              <table:table-cell office:value-type="string">
                <text:p>17:16:27</text:p>
              </table:table-cell>
              <table:table-cell office:value-type="float" office:value="0.023257">
                <text:p>0.023257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17:16:28</text:p>
              </table:table-cell>
              <table:table-cell office:value-type="float" office:value="0.033824">
                <text:p>0.033824</text:p>
              </table:table-cell>
              <table:table-cell office:value-type="float" office:value="0.006435">
                <text:p>0.006435</text:p>
              </table:table-cell>
            </table:table-row>
            <table:table-row>
              <table:table-cell office:value-type="string">
                <text:p>17:16:29</text:p>
              </table:table-cell>
              <table:table-cell office:value-type="float" office:value="0.020609">
                <text:p>0.020609</text:p>
              </table:table-cell>
              <table:table-cell office:value-type="float" office:value="0.002708">
                <text:p>0.002708</text:p>
              </table:table-cell>
            </table:table-row>
            <table:table-row>
              <table:table-cell office:value-type="string">
                <text:p>17:16:30</text:p>
              </table:table-cell>
              <table:table-cell office:value-type="float" office:value="0.036682">
                <text:p>0.036682</text:p>
              </table:table-cell>
              <table:table-cell office:value-type="float" office:value="0.006497">
                <text:p>0.006497</text:p>
              </table:table-cell>
            </table:table-row>
            <table:table-row>
              <table:table-cell office:value-type="string">
                <text:p>17:16:31</text:p>
              </table:table-cell>
              <table:table-cell office:value-type="float" office:value="0.014151">
                <text:p>0.014151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17:16:32</text:p>
              </table:table-cell>
              <table:table-cell office:value-type="float" office:value="0.01439">
                <text:p>0.01439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17:16:33</text:p>
              </table:table-cell>
              <table:table-cell office:value-type="float" office:value="0.017776">
                <text:p>0.017776</text:p>
              </table:table-cell>
              <table:table-cell office:value-type="float" office:value="0.002571">
                <text:p>0.002571</text:p>
              </table:table-cell>
            </table:table-row>
            <table:table-row>
              <table:table-cell office:value-type="string">
                <text:p>17:16:34</text:p>
              </table:table-cell>
              <table:table-cell office:value-type="float" office:value="0.016585">
                <text:p>0.016585</text:p>
              </table:table-cell>
              <table:table-cell office:value-type="float" office:value="0.002657">
                <text:p>0.002657</text:p>
              </table:table-cell>
            </table:table-row>
            <table:table-row>
              <table:table-cell office:value-type="string">
                <text:p>17:16:35</text:p>
              </table:table-cell>
              <table:table-cell office:value-type="float" office:value="0.016087">
                <text:p>0.016087</text:p>
              </table:table-cell>
              <table:table-cell office:value-type="float" office:value="0.002735">
                <text:p>0.002735</text:p>
              </table:table-cell>
            </table:table-row>
            <table:table-row>
              <table:table-cell office:value-type="string">
                <text:p>17:16:36</text:p>
              </table:table-cell>
              <table:table-cell office:value-type="float" office:value="0.015282">
                <text:p>0.015282</text:p>
              </table:table-cell>
              <table:table-cell office:value-type="float" office:value="0.001332">
                <text:p>0.001332</text:p>
              </table:table-cell>
            </table:table-row>
            <table:table-row>
              <table:table-cell office:value-type="string">
                <text:p>17:16:37</text:p>
              </table:table-cell>
              <table:table-cell office:value-type="float" office:value="0.019869">
                <text:p>0.019869</text:p>
              </table:table-cell>
              <table:table-cell office:value-type="float" office:value="0.005374">
                <text:p>0.005374</text:p>
              </table:table-cell>
            </table:table-row>
            <table:table-row>
              <table:table-cell office:value-type="string">
                <text:p>17:16:38</text:p>
              </table:table-cell>
              <table:table-cell office:value-type="float" office:value="0.014478">
                <text:p>0.014478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17:16:39</text:p>
              </table:table-cell>
              <table:table-cell office:value-type="float" office:value="0.017613">
                <text:p>0.017613</text:p>
              </table:table-cell>
              <table:table-cell office:value-type="float" office:value="0.002997">
                <text:p>0.002997</text:p>
              </table:table-cell>
            </table:table-row>
            <table:table-row>
              <table:table-cell office:value-type="string">
                <text:p>17:16:40</text:p>
              </table:table-cell>
              <table:table-cell office:value-type="float" office:value="0.018893">
                <text:p>0.018893</text:p>
              </table:table-cell>
              <table:table-cell office:value-type="float" office:value="0.003134">
                <text:p>0.003134</text:p>
              </table:table-cell>
            </table:table-row>
            <table:table-row>
              <table:table-cell office:value-type="string">
                <text:p>17:16:41</text:p>
              </table:table-cell>
              <table:table-cell office:value-type="float" office:value="0.017067">
                <text:p>0.017067</text:p>
              </table:table-cell>
              <table:table-cell office:value-type="float" office:value="0.002764">
                <text:p>0.002764</text:p>
              </table:table-cell>
            </table:table-row>
            <table:table-row>
              <table:table-cell office:value-type="string">
                <text:p>17:16:42</text:p>
              </table:table-cell>
              <table:table-cell office:value-type="float" office:value="0.016262">
                <text:p>0.016262</text:p>
              </table:table-cell>
              <table:table-cell office:value-type="float" office:value="0.002673">
                <text:p>0.002673</text:p>
              </table:table-cell>
            </table:table-row>
            <table:table-row>
              <table:table-cell office:value-type="string">
                <text:p>17:16:43</text:p>
              </table:table-cell>
              <table:table-cell office:value-type="float" office:value="0.033119">
                <text:p>0.033119</text:p>
              </table:table-cell>
              <table:table-cell office:value-type="float" office:value="0.008881">
                <text:p>0.008881</text:p>
              </table:table-cell>
            </table:table-row>
            <table:table-row>
              <table:table-cell office:value-type="string">
                <text:p>17:16:44</text:p>
              </table:table-cell>
              <table:table-cell office:value-type="float" office:value="0.231538">
                <text:p>0.231538</text:p>
              </table:table-cell>
              <table:table-cell office:value-type="float" office:value="0.145653">
                <text:p>0.145653</text:p>
              </table:table-cell>
            </table:table-row>
            <table:table-row>
              <table:table-cell office:value-type="string">
                <text:p>17:16:45</text:p>
              </table:table-cell>
              <table:table-cell office:value-type="float" office:value="0.16977">
                <text:p>0.16977</text:p>
              </table:table-cell>
              <table:table-cell office:value-type="float" office:value="0.065455">
                <text:p>0.065455</text:p>
              </table:table-cell>
            </table:table-row>
            <table:table-row>
              <table:table-cell office:value-type="string">
                <text:p>17:16:46</text:p>
              </table:table-cell>
              <table:table-cell office:value-type="float" office:value="0.1305">
                <text:p>0.1305</text:p>
              </table:table-cell>
              <table:table-cell office:value-type="float" office:value="0.046509">
                <text:p>0.046509</text:p>
              </table:table-cell>
            </table:table-row>
            <table:table-row>
              <table:table-cell office:value-type="string">
                <text:p>17:16:47</text:p>
              </table:table-cell>
              <table:table-cell office:value-type="float" office:value="0.107462">
                <text:p>0.107462</text:p>
              </table:table-cell>
              <table:table-cell office:value-type="float" office:value="0.026295">
                <text:p>0.026295</text:p>
              </table:table-cell>
            </table:table-row>
            <table:table-row>
              <table:table-cell office:value-type="string">
                <text:p>17:16:48</text:p>
              </table:table-cell>
              <table:table-cell office:value-type="float" office:value="0.071375">
                <text:p>0.071375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7:16:49</text:p>
              </table:table-cell>
              <table:table-cell office:value-type="float" office:value="0.013657">
                <text:p>0.013657</text:p>
              </table:table-cell>
              <table:table-cell office:value-type="float" office:value="0.001044">
                <text:p>0.001044</text:p>
              </table:table-cell>
            </table:table-row>
            <table:table-row>
              <table:table-cell office:value-type="string">
                <text:p>17:16:50</text:p>
              </table:table-cell>
              <table:table-cell office:value-type="float" office:value="0.015236">
                <text:p>0.015236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17:16:51</text:p>
              </table:table-cell>
              <table:table-cell office:value-type="float" office:value="0.018802">
                <text:p>0.018802</text:p>
              </table:table-cell>
              <table:table-cell office:value-type="float" office:value="0.005167">
                <text:p>0.005167</text:p>
              </table:table-cell>
            </table:table-row>
            <table:table-row>
              <table:table-cell office:value-type="string">
                <text:p>17:16:52</text:p>
              </table:table-cell>
              <table:table-cell office:value-type="float" office:value="0.016848">
                <text:p>0.016848</text:p>
              </table:table-cell>
              <table:table-cell office:value-type="float" office:value="0.002966">
                <text:p>0.002966</text:p>
              </table:table-cell>
            </table:table-row>
            <table:table-row>
              <table:table-cell office:value-type="string">
                <text:p>17:16:53</text:p>
              </table:table-cell>
              <table:table-cell office:value-type="float" office:value="0.033366">
                <text:p>0.033366</text:p>
              </table:table-cell>
              <table:table-cell office:value-type="float" office:value="0.005363">
                <text:p>0.005363</text:p>
              </table:table-cell>
            </table:table-row>
            <table:table-row>
              <table:table-cell office:value-type="string">
                <text:p>17:16:54</text:p>
              </table:table-cell>
              <table:table-cell office:value-type="float" office:value="0.015313">
                <text:p>0.015313</text:p>
              </table:table-cell>
              <table:table-cell office:value-type="float" office:value="0.001141">
                <text:p>0.001141</text:p>
              </table:table-cell>
            </table:table-row>
            <table:table-row>
              <table:table-cell office:value-type="string">
                <text:p>17:16:55</text:p>
              </table:table-cell>
              <table:table-cell office:value-type="float" office:value="0.034457">
                <text:p>0.034457</text:p>
              </table:table-cell>
              <table:table-cell office:value-type="float" office:value="0.006432">
                <text:p>0.006432</text:p>
              </table:table-cell>
            </table:table-row>
            <table:table-row>
              <table:table-cell office:value-type="string">
                <text:p>17:16:56</text:p>
              </table:table-cell>
              <table:table-cell office:value-type="float" office:value="0.014559">
                <text:p>0.014559</text:p>
              </table:table-cell>
              <table:table-cell office:value-type="float" office:value="0.001329">
                <text:p>0.001329</text:p>
              </table:table-cell>
            </table:table-row>
            <table:table-row>
              <table:table-cell office:value-type="string">
                <text:p>17:16:57</text:p>
              </table:table-cell>
              <table:table-cell office:value-type="float" office:value="0.016307">
                <text:p>0.016307</text:p>
              </table:table-cell>
              <table:table-cell office:value-type="float" office:value="0.002379">
                <text:p>0.002379</text:p>
              </table:table-cell>
            </table:table-row>
            <table:table-row>
              <table:table-cell office:value-type="string">
                <text:p>17:16:58</text:p>
              </table:table-cell>
              <table:table-cell office:value-type="float" office:value="0.053726">
                <text:p>0.053726</text:p>
              </table:table-cell>
              <table:table-cell office:value-type="float" office:value="0.046154">
                <text:p>0.046154</text:p>
              </table:table-cell>
            </table:table-row>
            <table:table-row>
              <table:table-cell office:value-type="string">
                <text:p>17:16:59</text:p>
              </table:table-cell>
              <table:table-cell office:value-type="float" office:value="0.105632">
                <text:p>0.105632</text:p>
              </table:table-cell>
              <table:table-cell office:value-type="float" office:value="0.029416">
                <text:p>0.029416</text:p>
              </table:table-cell>
            </table:table-row>
            <table:table-row>
              <table:table-cell office:value-type="string">
                <text:p>17:17:00</text:p>
              </table:table-cell>
              <table:table-cell office:value-type="float" office:value="0.117914">
                <text:p>0.117914</text:p>
              </table:table-cell>
              <table:table-cell office:value-type="float" office:value="0.033511">
                <text:p>0.033511</text:p>
              </table:table-cell>
            </table:table-row>
            <table:table-row>
              <table:table-cell office:value-type="string">
                <text:p>17:17:01</text:p>
              </table:table-cell>
              <table:table-cell office:value-type="float" office:value="0.034273">
                <text:p>0.034273</text:p>
              </table:table-cell>
              <table:table-cell office:value-type="float" office:value="0.004464">
                <text:p>0.004464</text:p>
              </table:table-cell>
            </table:table-row>
            <table:table-row>
              <table:table-cell office:value-type="string">
                <text:p>17:17:02</text:p>
              </table:table-cell>
              <table:table-cell office:value-type="float" office:value="0.027401">
                <text:p>0.027401</text:p>
              </table:table-cell>
              <table:table-cell office:value-type="float" office:value="0.010135">
                <text:p>0.010135</text:p>
              </table:table-cell>
            </table:table-row>
            <table:table-row>
              <table:table-cell office:value-type="string">
                <text:p>17:17:03</text:p>
              </table:table-cell>
              <table:table-cell office:value-type="float" office:value="0.089884">
                <text:p>0.089884</text:p>
              </table:table-cell>
              <table:table-cell office:value-type="float" office:value="0.025335">
                <text:p>0.025335</text:p>
              </table:table-cell>
            </table:table-row>
            <table:table-row>
              <table:table-cell office:value-type="string">
                <text:p>17:17:04</text:p>
              </table:table-cell>
              <table:table-cell office:value-type="float" office:value="0.032535">
                <text:p>0.032535</text:p>
              </table:table-cell>
              <table:table-cell office:value-type="float" office:value="0.007557">
                <text:p>0.007557</text:p>
              </table:table-cell>
            </table:table-row>
            <table:table-row>
              <table:table-cell office:value-type="string">
                <text:p>17:17:05</text:p>
              </table:table-cell>
              <table:table-cell office:value-type="float" office:value="0.020807">
                <text:p>0.020807</text:p>
              </table:table-cell>
              <table:table-cell office:value-type="float" office:value="0.006158">
                <text:p>0.006158</text:p>
              </table:table-cell>
            </table:table-row>
            <table:table-row>
              <table:table-cell office:value-type="string">
                <text:p>17:17:06</text:p>
              </table:table-cell>
              <table:table-cell office:value-type="float" office:value="0.035224">
                <text:p>0.035224</text:p>
              </table:table-cell>
              <table:table-cell office:value-type="float" office:value="0.006741">
                <text:p>0.006741</text:p>
              </table:table-cell>
            </table:table-row>
            <table:table-row>
              <table:table-cell office:value-type="string">
                <text:p>17:17:07</text:p>
              </table:table-cell>
              <table:table-cell office:value-type="float" office:value="0.04055">
                <text:p>0.04055</text:p>
              </table:table-cell>
              <table:table-cell office:value-type="float" office:value="0.007195">
                <text:p>0.007195</text:p>
              </table:table-cell>
            </table:table-row>
            <table:table-row>
              <table:table-cell office:value-type="string">
                <text:p>17:17:08</text:p>
              </table:table-cell>
              <table:table-cell office:value-type="float" office:value="0.01391">
                <text:p>0.01391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17:17:09</text:p>
              </table:table-cell>
              <table:table-cell office:value-type="float" office:value="0.015784">
                <text:p>0.015784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7:17:10</text:p>
              </table:table-cell>
              <table:table-cell office:value-type="float" office:value="0.06878">
                <text:p>0.06878</text:p>
              </table:table-cell>
              <table:table-cell office:value-type="float" office:value="0.019994">
                <text:p>0.019994</text:p>
              </table:table-cell>
            </table:table-row>
            <table:table-row>
              <table:table-cell office:value-type="string">
                <text:p>17:17:11</text:p>
              </table:table-cell>
              <table:table-cell office:value-type="float" office:value="0.032323">
                <text:p>0.032323</text:p>
              </table:table-cell>
              <table:table-cell office:value-type="float" office:value="0.007273">
                <text:p>0.007273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0.338405">
                <text:p>0.338405</text:p>
              </table:table-cell>
              <table:table-cell office:value-type="float" office:value="1.782638">
                <text:p>1.782638</text:p>
              </table:table-cell>
            </table:table-row>
            <table:table-row>
              <table:table-cell office:value-type="string">
                <text:p>17:17:13</text:p>
              </table:table-cell>
              <table:table-cell office:value-type="float" office:value="2.298744">
                <text:p>2.298744</text:p>
              </table:table-cell>
              <table:table-cell office:value-type="float" office:value="6.215826">
                <text:p>6.215826</text:p>
              </table:table-cell>
            </table:table-row>
            <table:table-row>
              <table:table-cell office:value-type="string">
                <text:p>17:17:14</text:p>
              </table:table-cell>
              <table:table-cell office:value-type="float" office:value="0.377571">
                <text:p>0.377571</text:p>
              </table:table-cell>
              <table:table-cell office:value-type="float" office:value="0.02551">
                <text:p>0.02551</text:p>
              </table:table-cell>
            </table:table-row>
            <table:table-row>
              <table:table-cell office:value-type="string">
                <text:p>17:17:15</text:p>
              </table:table-cell>
              <table:table-cell office:value-type="float" office:value="0.695781">
                <text:p>0.695781</text:p>
              </table:table-cell>
              <table:table-cell office:value-type="float" office:value="0.171401">
                <text:p>0.171401</text:p>
              </table:table-cell>
            </table:table-row>
            <table:table-row>
              <table:table-cell office:value-type="string">
                <text:p>17:17:16</text:p>
              </table:table-cell>
              <table:table-cell office:value-type="float" office:value="0.741963">
                <text:p>0.741963</text:p>
              </table:table-cell>
              <table:table-cell office:value-type="float" office:value="0.110777">
                <text:p>0.110777</text:p>
              </table:table-cell>
            </table:table-row>
            <table:table-row>
              <table:table-cell office:value-type="string">
                <text:p>17:17:17</text:p>
              </table:table-cell>
              <table:table-cell office:value-type="float" office:value="0.789501">
                <text:p>0.789501</text:p>
              </table:table-cell>
              <table:table-cell office:value-type="float" office:value="0.893617">
                <text:p>0.893617</text:p>
              </table:table-cell>
            </table:table-row>
            <table:table-row>
              <table:table-cell office:value-type="string">
                <text:p>17:17:18</text:p>
              </table:table-cell>
              <table:table-cell office:value-type="float" office:value="6.65604">
                <text:p>6.65604</text:p>
              </table:table-cell>
              <table:table-cell office:value-type="float" office:value="23.102848">
                <text:p>23.102848</text:p>
              </table:table-cell>
            </table:table-row>
            <table:table-row>
              <table:table-cell office:value-type="string">
                <text:p>17:17:19</text:p>
              </table:table-cell>
              <table:table-cell office:value-type="float" office:value="12.408292">
                <text:p>12.408292</text:p>
              </table:table-cell>
              <table:table-cell office:value-type="float" office:value="27.762256">
                <text:p>27.762256</text:p>
              </table:table-cell>
            </table:table-row>
            <table:table-row>
              <table:table-cell office:value-type="string">
                <text:p>17:17:20</text:p>
              </table:table-cell>
              <table:table-cell office:value-type="float" office:value="7.603538">
                <text:p>7.603538</text:p>
              </table:table-cell>
              <table:table-cell office:value-type="float" office:value="24.786233">
                <text:p>24.786233</text:p>
              </table:table-cell>
            </table:table-row>
            <table:table-row>
              <table:table-cell office:value-type="string">
                <text:p>17:17:21</text:p>
              </table:table-cell>
              <table:table-cell office:value-type="float" office:value="13.981556">
                <text:p>13.981556</text:p>
              </table:table-cell>
              <table:table-cell office:value-type="float" office:value="32.720964">
                <text:p>32.720964</text:p>
              </table:table-cell>
            </table:table-row>
            <table:table-row>
              <table:table-cell office:value-type="string">
                <text:p>17:17:22</text:p>
              </table:table-cell>
              <table:table-cell office:value-type="float" office:value="12.017968">
                <text:p>12.017968</text:p>
              </table:table-cell>
              <table:table-cell office:value-type="float" office:value="29.69212">
                <text:p>29.69212</text:p>
              </table:table-cell>
            </table:table-row>
            <table:table-row>
              <table:table-cell office:value-type="string">
                <text:p>17:17:23</text:p>
              </table:table-cell>
              <table:table-cell office:value-type="float" office:value="6.276607">
                <text:p>6.276607</text:p>
              </table:table-cell>
              <table:table-cell office:value-type="float" office:value="26.68778">
                <text:p>26.68778</text:p>
              </table:table-cell>
            </table:table-row>
            <table:table-row>
              <table:table-cell office:value-type="string">
                <text:p>17:17:24</text:p>
              </table:table-cell>
              <table:table-cell office:value-type="float" office:value="8.740692">
                <text:p>8.740692</text:p>
              </table:table-cell>
              <table:table-cell office:value-type="float" office:value="36.452425">
                <text:p>36.452425</text:p>
              </table:table-cell>
            </table:table-row>
            <table:table-row>
              <table:table-cell office:value-type="string">
                <text:p>17:17:25</text:p>
              </table:table-cell>
              <table:table-cell office:value-type="float" office:value="12.935334">
                <text:p>12.935334</text:p>
              </table:table-cell>
              <table:table-cell office:value-type="float" office:value="28.845724">
                <text:p>28.845724</text:p>
              </table:table-cell>
            </table:table-row>
            <table:table-row>
              <table:table-cell office:value-type="string">
                <text:p>17:17:26</text:p>
              </table:table-cell>
              <table:table-cell office:value-type="float" office:value="13.501097">
                <text:p>13.501097</text:p>
              </table:table-cell>
              <table:table-cell office:value-type="float" office:value="28.505665">
                <text:p>28.505665</text:p>
              </table:table-cell>
            </table:table-row>
            <table:table-row>
              <table:table-cell office:value-type="string">
                <text:p>17:17:27</text:p>
              </table:table-cell>
              <table:table-cell office:value-type="float" office:value="8.790267">
                <text:p>8.790267</text:p>
              </table:table-cell>
              <table:table-cell office:value-type="float" office:value="38.576414">
                <text:p>38.576414</text:p>
              </table:table-cell>
            </table:table-row>
            <table:table-row>
              <table:table-cell office:value-type="string">
                <text:p>17:17:28</text:p>
              </table:table-cell>
              <table:table-cell office:value-type="float" office:value="13.70745">
                <text:p>13.70745</text:p>
              </table:table-cell>
              <table:table-cell office:value-type="float" office:value="43.504314">
                <text:p>43.504314</text:p>
              </table:table-cell>
            </table:table-row>
            <table:table-row>
              <table:table-cell office:value-type="string">
                <text:p>17:17:29</text:p>
              </table:table-cell>
              <table:table-cell office:value-type="float" office:value="4.181777">
                <text:p>4.181777</text:p>
              </table:table-cell>
              <table:table-cell office:value-type="float" office:value="46.013086">
                <text:p>46.013086</text:p>
              </table:table-cell>
            </table:table-row>
            <table:table-row>
              <table:table-cell office:value-type="string">
                <text:p>17:17:30</text:p>
              </table:table-cell>
              <table:table-cell office:value-type="float" office:value="13.717484">
                <text:p>13.717484</text:p>
              </table:table-cell>
              <table:table-cell office:value-type="float" office:value="26.123438">
                <text:p>26.123438</text:p>
              </table:table-cell>
            </table:table-row>
            <table:table-row>
              <table:table-cell office:value-type="string">
                <text:p>17:17:31</text:p>
              </table:table-cell>
              <table:table-cell office:value-type="float" office:value="2.943883">
                <text:p>2.943883</text:p>
              </table:table-cell>
              <table:table-cell office:value-type="float" office:value="18.411581">
                <text:p>18.411581</text:p>
              </table:table-cell>
            </table:table-row>
            <table:table-row>
              <table:table-cell office:value-type="string">
                <text:p>17:17:32</text:p>
              </table:table-cell>
              <table:table-cell office:value-type="float" office:value="3.022517">
                <text:p>3.022517</text:p>
              </table:table-cell>
              <table:table-cell office:value-type="float" office:value="0.208291">
                <text:p>0.208291</text:p>
              </table:table-cell>
            </table:table-row>
            <table:table-row>
              <table:table-cell office:value-type="string">
                <text:p>17:17:33</text:p>
              </table:table-cell>
              <table:table-cell office:value-type="float" office:value="0.644174">
                <text:p>0.644174</text:p>
              </table:table-cell>
              <table:table-cell office:value-type="float" office:value="0.063208">
                <text:p>0.063208</text:p>
              </table:table-cell>
            </table:table-row>
            <table:table-row>
              <table:table-cell office:value-type="string">
                <text:p>17:17:34</text:p>
              </table:table-cell>
              <table:table-cell office:value-type="float" office:value="3.17601">
                <text:p>3.17601</text:p>
              </table:table-cell>
              <table:table-cell office:value-type="float" office:value="5.704844">
                <text:p>5.704844</text:p>
              </table:table-cell>
            </table:table-row>
            <table:table-row>
              <table:table-cell office:value-type="string">
                <text:p>17:17:35</text:p>
              </table:table-cell>
              <table:table-cell office:value-type="float" office:value="19.304011">
                <text:p>19.304011</text:p>
              </table:table-cell>
              <table:table-cell office:value-type="float" office:value="55.328187">
                <text:p>55.328187</text:p>
              </table:table-cell>
            </table:table-row>
            <table:table-row>
              <table:table-cell office:value-type="string">
                <text:p>17:17:36</text:p>
              </table:table-cell>
              <table:table-cell office:value-type="float" office:value="37.262627">
                <text:p>37.262627</text:p>
              </table:table-cell>
              <table:table-cell office:value-type="float" office:value="56.516572">
                <text:p>56.516572</text:p>
              </table:table-cell>
            </table:table-row>
            <table:table-row>
              <table:table-cell office:value-type="string">
                <text:p>17:17:37</text:p>
              </table:table-cell>
              <table:table-cell office:value-type="float" office:value="16.822756">
                <text:p>16.822756</text:p>
              </table:table-cell>
              <table:table-cell office:value-type="float" office:value="125.490576">
                <text:p>125.490576</text:p>
              </table:table-cell>
            </table:table-row>
            <table:table-row>
              <table:table-cell office:value-type="string">
                <text:p>17:17:38</text:p>
              </table:table-cell>
              <table:table-cell office:value-type="float" office:value="5.664003">
                <text:p>5.664003</text:p>
              </table:table-cell>
              <table:table-cell office:value-type="float" office:value="85.374421">
                <text:p>85.374421</text:p>
              </table:table-cell>
            </table:table-row>
            <table:table-row>
              <table:table-cell office:value-type="string">
                <text:p>17:17:39</text:p>
              </table:table-cell>
              <table:table-cell office:value-type="float" office:value="10.949685">
                <text:p>10.949685</text:p>
              </table:table-cell>
              <table:table-cell office:value-type="float" office:value="96.511788">
                <text:p>96.511788</text:p>
              </table:table-cell>
            </table:table-row>
            <table:table-row>
              <table:table-cell office:value-type="string">
                <text:p>17:17:40</text:p>
              </table:table-cell>
              <table:table-cell office:value-type="float" office:value="26.048808">
                <text:p>26.048808</text:p>
              </table:table-cell>
              <table:table-cell office:value-type="float" office:value="63.818139">
                <text:p>63.818139</text:p>
              </table:table-cell>
            </table:table-row>
            <table:table-row>
              <table:table-cell office:value-type="string">
                <text:p>17:17:41</text:p>
              </table:table-cell>
              <table:table-cell office:value-type="float" office:value="20.373806">
                <text:p>20.373806</text:p>
              </table:table-cell>
              <table:table-cell office:value-type="float" office:value="49.987023">
                <text:p>49.987023</text:p>
              </table:table-cell>
            </table:table-row>
            <table:table-row>
              <table:table-cell office:value-type="string">
                <text:p>17:17:42</text:p>
              </table:table-cell>
              <table:table-cell office:value-type="float" office:value="0.364601">
                <text:p>0.364601</text:p>
              </table:table-cell>
              <table:table-cell office:value-type="float" office:value="11.155694">
                <text:p>11.155694</text:p>
              </table:table-cell>
            </table:table-row>
            <table:table-row>
              <table:table-cell office:value-type="string">
                <text:p>17:17:43</text:p>
              </table:table-cell>
              <table:table-cell office:value-type="float" office:value="0.788935">
                <text:p>0.788935</text:p>
              </table:table-cell>
              <table:table-cell office:value-type="float" office:value="1.109062">
                <text:p>1.109062</text:p>
              </table:table-cell>
            </table:table-row>
            <table:table-row>
              <table:table-cell office:value-type="string">
                <text:p>17:17:44</text:p>
              </table:table-cell>
              <table:table-cell office:value-type="float" office:value="0.355945">
                <text:p>0.355945</text:p>
              </table:table-cell>
              <table:table-cell office:value-type="float" office:value="1.070261">
                <text:p>1.070261</text:p>
              </table:table-cell>
            </table:table-row>
            <table:table-row>
              <table:table-cell office:value-type="string">
                <text:p>17:17:45</text:p>
              </table:table-cell>
              <table:table-cell office:value-type="float" office:value="0.81287">
                <text:p>0.81287</text:p>
              </table:table-cell>
              <table:table-cell office:value-type="float" office:value="1.273985">
                <text:p>1.273985</text:p>
              </table:table-cell>
            </table:table-row>
            <table:table-row>
              <table:table-cell office:value-type="string">
                <text:p>17:17:46</text:p>
              </table:table-cell>
              <table:table-cell office:value-type="float" office:value="0.624778">
                <text:p>0.624778</text:p>
              </table:table-cell>
              <table:table-cell office:value-type="float" office:value="0.919193">
                <text:p>0.919193</text:p>
              </table:table-cell>
            </table:table-row>
            <table:table-row>
              <table:table-cell office:value-type="string">
                <text:p>17:17:47</text:p>
              </table:table-cell>
              <table:table-cell office:value-type="float" office:value="0.535828">
                <text:p>0.535828</text:p>
              </table:table-cell>
              <table:table-cell office:value-type="float" office:value="0.876402">
                <text:p>0.876402</text:p>
              </table:table-cell>
            </table:table-row>
            <table:table-row>
              <table:table-cell office:value-type="string">
                <text:p>17:17:48</text:p>
              </table:table-cell>
              <table:table-cell office:value-type="float" office:value="1.975162">
                <text:p>1.975162</text:p>
              </table:table-cell>
              <table:table-cell office:value-type="float" office:value="0.745545">
                <text:p>0.745545</text:p>
              </table:table-cell>
            </table:table-row>
            <table:table-row>
              <table:table-cell office:value-type="string">
                <text:p>17:17:49</text:p>
              </table:table-cell>
              <table:table-cell office:value-type="float" office:value="1.952927">
                <text:p>1.952927</text:p>
              </table:table-cell>
              <table:table-cell office:value-type="float" office:value="0.981328">
                <text:p>0.981328</text:p>
              </table:table-cell>
            </table:table-row>
            <table:table-row>
              <table:table-cell office:value-type="string">
                <text:p>17:17:50</text:p>
              </table:table-cell>
              <table:table-cell office:value-type="float" office:value="1.513104">
                <text:p>1.513104</text:p>
              </table:table-cell>
              <table:table-cell office:value-type="float" office:value="1.468612">
                <text:p>1.468612</text:p>
              </table:table-cell>
            </table:table-row>
            <table:table-row>
              <table:table-cell office:value-type="string">
                <text:p>17:17:51</text:p>
              </table:table-cell>
              <table:table-cell office:value-type="float" office:value="0.505223">
                <text:p>0.505223</text:p>
              </table:table-cell>
              <table:table-cell office:value-type="float" office:value="2.083257">
                <text:p>2.083257</text:p>
              </table:table-cell>
            </table:table-row>
            <table:table-row>
              <table:table-cell office:value-type="string">
                <text:p>17:17:52</text:p>
              </table:table-cell>
              <table:table-cell office:value-type="float" office:value="1.7715">
                <text:p>1.7715</text:p>
              </table:table-cell>
              <table:table-cell office:value-type="float" office:value="0.34992">
                <text:p>0.34992</text:p>
              </table:table-cell>
            </table:table-row>
            <table:table-row>
              <table:table-cell office:value-type="string">
                <text:p>17:17:53</text:p>
              </table:table-cell>
              <table:table-cell office:value-type="float" office:value="1.291405">
                <text:p>1.291405</text:p>
              </table:table-cell>
              <table:table-cell office:value-type="float" office:value="1.568052">
                <text:p>1.568052</text:p>
              </table:table-cell>
            </table:table-row>
            <table:table-row>
              <table:table-cell office:value-type="string">
                <text:p>17:17:54</text:p>
              </table:table-cell>
              <table:table-cell office:value-type="float" office:value="20.767071">
                <text:p>20.767071</text:p>
              </table:table-cell>
              <table:table-cell office:value-type="float" office:value="1.328855">
                <text:p>1.328855</text:p>
              </table:table-cell>
            </table:table-row>
            <table:table-row>
              <table:table-cell office:value-type="string">
                <text:p>17:17:55</text:p>
              </table:table-cell>
              <table:table-cell office:value-type="float" office:value="30.516259">
                <text:p>30.516259</text:p>
              </table:table-cell>
              <table:table-cell office:value-type="float" office:value="0.343343">
                <text:p>0.343343</text:p>
              </table:table-cell>
            </table:table-row>
            <table:table-row>
              <table:table-cell office:value-type="string">
                <text:p>17:18:23</text:p>
              </table:table-cell>
              <table:table-cell office:value-type="float" office:value="0.636704">
                <text:p>0.636704</text:p>
              </table:table-cell>
              <table:table-cell office:value-type="float" office:value="0.650965">
                <text:p>0.650965</text:p>
              </table:table-cell>
            </table:table-row>
            <table:table-row>
              <table:table-cell office:value-type="string">
                <text:p>17:18:24</text:p>
              </table:table-cell>
              <table:table-cell office:value-type="float" office:value="0.691588">
                <text:p>0.691588</text:p>
              </table:table-cell>
              <table:table-cell office:value-type="float" office:value="0.985122">
                <text:p>0.985122</text:p>
              </table:table-cell>
            </table:table-row>
            <table:table-row>
              <table:table-cell office:value-type="string">
                <text:p>17:18:25</text:p>
              </table:table-cell>
              <table:table-cell office:value-type="float" office:value="1.109019">
                <text:p>1.109019</text:p>
              </table:table-cell>
              <table:table-cell office:value-type="float" office:value="0.450596">
                <text:p>0.450596</text:p>
              </table:table-cell>
            </table:table-row>
            <table:table-row>
              <table:table-cell office:value-type="string">
                <text:p>17:18:26</text:p>
              </table:table-cell>
              <table:table-cell office:value-type="float" office:value="0.945546">
                <text:p>0.945546</text:p>
              </table:table-cell>
              <table:table-cell office:value-type="float" office:value="0.855669">
                <text:p>0.855669</text:p>
              </table:table-cell>
            </table:table-row>
            <table:table-row>
              <table:table-cell office:value-type="string">
                <text:p>17:18:27</text:p>
              </table:table-cell>
              <table:table-cell office:value-type="float" office:value="0.401435">
                <text:p>0.401435</text:p>
              </table:table-cell>
              <table:table-cell office:value-type="float" office:value="0.385534">
                <text:p>0.385534</text:p>
              </table:table-cell>
            </table:table-row>
            <table:table-row>
              <table:table-cell office:value-type="string">
                <text:p>17:18:28</text:p>
              </table:table-cell>
              <table:table-cell office:value-type="float" office:value="0.602212">
                <text:p>0.602212</text:p>
              </table:table-cell>
              <table:table-cell office:value-type="float" office:value="0.491468">
                <text:p>0.491468</text:p>
              </table:table-cell>
            </table:table-row>
            <table:table-row>
              <table:table-cell office:value-type="string">
                <text:p>17:18:29</text:p>
              </table:table-cell>
              <table:table-cell office:value-type="float" office:value="0.356638">
                <text:p>0.356638</text:p>
              </table:table-cell>
              <table:table-cell office:value-type="float" office:value="0.499189">
                <text:p>0.499189</text:p>
              </table:table-cell>
            </table:table-row>
            <table:table-row>
              <table:table-cell office:value-type="string">
                <text:p>17:18:30</text:p>
              </table:table-cell>
              <table:table-cell office:value-type="float" office:value="0.362233">
                <text:p>0.362233</text:p>
              </table:table-cell>
              <table:table-cell office:value-type="float" office:value="0.639992">
                <text:p>0.639992</text:p>
              </table:table-cell>
            </table:table-row>
            <table:table-row>
              <table:table-cell office:value-type="string">
                <text:p>17:18:31</text:p>
              </table:table-cell>
              <table:table-cell office:value-type="float" office:value="0.494701">
                <text:p>0.494701</text:p>
              </table:table-cell>
              <table:table-cell office:value-type="float" office:value="0.699205">
                <text:p>0.699205</text:p>
              </table:table-cell>
            </table:table-row>
            <table:table-row>
              <table:table-cell office:value-type="string">
                <text:p>17:18:32</text:p>
              </table:table-cell>
              <table:table-cell office:value-type="float" office:value="0.702799">
                <text:p>0.702799</text:p>
              </table:table-cell>
              <table:table-cell office:value-type="float" office:value="1.157104">
                <text:p>1.157104</text:p>
              </table:table-cell>
            </table:table-row>
            <table:table-row>
              <table:table-cell office:value-type="string">
                <text:p>17:18:33</text:p>
              </table:table-cell>
              <table:table-cell office:value-type="float" office:value="0.440432">
                <text:p>0.440432</text:p>
              </table:table-cell>
              <table:table-cell office:value-type="float" office:value="0.572629">
                <text:p>0.572629</text:p>
              </table:table-cell>
            </table:table-row>
            <table:table-row>
              <table:table-cell office:value-type="string">
                <text:p>17:18:34</text:p>
              </table:table-cell>
              <table:table-cell office:value-type="float" office:value="0.280794">
                <text:p>0.280794</text:p>
              </table:table-cell>
              <table:table-cell office:value-type="float" office:value="0.191479">
                <text:p>0.191479</text:p>
              </table:table-cell>
            </table:table-row>
            <table:table-row>
              <table:table-cell office:value-type="string">
                <text:p>17:18:35</text:p>
              </table:table-cell>
              <table:table-cell office:value-type="float" office:value="0.216225">
                <text:p>0.216225</text:p>
              </table:table-cell>
              <table:table-cell office:value-type="float" office:value="0.112805">
                <text:p>0.112805</text:p>
              </table:table-cell>
            </table:table-row>
            <table:table-row>
              <table:table-cell office:value-type="string">
                <text:p>17:18:36</text:p>
              </table:table-cell>
              <table:table-cell office:value-type="float" office:value="0.208328">
                <text:p>0.208328</text:p>
              </table:table-cell>
              <table:table-cell office:value-type="float" office:value="0.105723">
                <text:p>0.105723</text:p>
              </table:table-cell>
            </table:table-row>
            <table:table-row>
              <table:table-cell office:value-type="string">
                <text:p>17:18:37</text:p>
              </table:table-cell>
              <table:table-cell office:value-type="float" office:value="0.287159">
                <text:p>0.287159</text:p>
              </table:table-cell>
              <table:table-cell office:value-type="float" office:value="0.203752">
                <text:p>0.203752</text:p>
              </table:table-cell>
            </table:table-row>
            <table:table-row>
              <table:table-cell office:value-type="string">
                <text:p>17:18:38</text:p>
              </table:table-cell>
              <table:table-cell office:value-type="float" office:value="0.346695">
                <text:p>0.346695</text:p>
              </table:table-cell>
              <table:table-cell office:value-type="float" office:value="0.358956">
                <text:p>0.358956</text:p>
              </table:table-cell>
            </table:table-row>
            <table:table-row>
              <table:table-cell office:value-type="string">
                <text:p>17:18:39</text:p>
              </table:table-cell>
              <table:table-cell office:value-type="float" office:value="0.264433">
                <text:p>0.264433</text:p>
              </table:table-cell>
              <table:table-cell office:value-type="float" office:value="0.163546">
                <text:p>0.163546</text:p>
              </table:table-cell>
            </table:table-row>
            <table:table-row>
              <table:table-cell office:value-type="string">
                <text:p>17:18:40</text:p>
              </table:table-cell>
              <table:table-cell office:value-type="float" office:value="0.252887">
                <text:p>0.252887</text:p>
              </table:table-cell>
              <table:table-cell office:value-type="float" office:value="0.082086">
                <text:p>0.082086</text:p>
              </table:table-cell>
            </table:table-row>
            <table:table-row>
              <table:table-cell office:value-type="string">
                <text:p>17:18:41</text:p>
              </table:table-cell>
              <table:table-cell office:value-type="float" office:value="0.241252">
                <text:p>0.241252</text:p>
              </table:table-cell>
              <table:table-cell office:value-type="float" office:value="0.181096">
                <text:p>0.181096</text:p>
              </table:table-cell>
            </table:table-row>
            <table:table-row>
              <table:table-cell office:value-type="string">
                <text:p>17:18:42</text:p>
              </table:table-cell>
              <table:table-cell office:value-type="float" office:value="0.208503">
                <text:p>0.208503</text:p>
              </table:table-cell>
              <table:table-cell office:value-type="float" office:value="0.125793">
                <text:p>0.125793</text:p>
              </table:table-cell>
            </table:table-row>
            <table:table-row>
              <table:table-cell office:value-type="string">
                <text:p>17:18:43</text:p>
              </table:table-cell>
              <table:table-cell office:value-type="float" office:value="0.303591">
                <text:p>0.303591</text:p>
              </table:table-cell>
              <table:table-cell office:value-type="float" office:value="0.162193">
                <text:p>0.162193</text:p>
              </table:table-cell>
            </table:table-row>
            <table:table-row>
              <table:table-cell office:value-type="string">
                <text:p>17:18:44</text:p>
              </table:table-cell>
              <table:table-cell office:value-type="float" office:value="0.311569">
                <text:p>0.311569</text:p>
              </table:table-cell>
              <table:table-cell office:value-type="float" office:value="0.241607">
                <text:p>0.241607</text:p>
              </table:table-cell>
            </table:table-row>
            <table:table-row>
              <table:table-cell office:value-type="string">
                <text:p>17:18:45</text:p>
              </table:table-cell>
              <table:table-cell office:value-type="float" office:value="0.205354">
                <text:p>0.205354</text:p>
              </table:table-cell>
              <table:table-cell office:value-type="float" office:value="0.110757">
                <text:p>0.110757</text:p>
              </table:table-cell>
            </table:table-row>
            <table:table-row>
              <table:table-cell office:value-type="string">
                <text:p>17:18:46</text:p>
              </table:table-cell>
              <table:table-cell office:value-type="float" office:value="0.158276">
                <text:p>0.158276</text:p>
              </table:table-cell>
              <table:table-cell office:value-type="float" office:value="0.063062">
                <text:p>0.063062</text:p>
              </table:table-cell>
            </table:table-row>
            <table:table-row>
              <table:table-cell office:value-type="string">
                <text:p>17:18:47</text:p>
              </table:table-cell>
              <table:table-cell office:value-type="float" office:value="0.341825">
                <text:p>0.341825</text:p>
              </table:table-cell>
              <table:table-cell office:value-type="float" office:value="0.614663">
                <text:p>0.614663</text:p>
              </table:table-cell>
            </table:table-row>
            <table:table-row>
              <table:table-cell office:value-type="string">
                <text:p>17:18:48</text:p>
              </table:table-cell>
              <table:table-cell office:value-type="float" office:value="1.081412">
                <text:p>1.081412</text:p>
              </table:table-cell>
              <table:table-cell office:value-type="float" office:value="2.657307">
                <text:p>2.657307</text:p>
              </table:table-cell>
            </table:table-row>
            <table:table-row>
              <table:table-cell office:value-type="string">
                <text:p>17:18:49</text:p>
              </table:table-cell>
              <table:table-cell office:value-type="float" office:value="0.727452">
                <text:p>0.727452</text:p>
              </table:table-cell>
              <table:table-cell office:value-type="float" office:value="0.926675">
                <text:p>0.926675</text:p>
              </table:table-cell>
            </table:table-row>
            <table:table-row>
              <table:table-cell office:value-type="string">
                <text:p>17:18:50</text:p>
              </table:table-cell>
              <table:table-cell office:value-type="float" office:value="0.374196">
                <text:p>0.374196</text:p>
              </table:table-cell>
              <table:table-cell office:value-type="float" office:value="0.261681">
                <text:p>0.261681</text:p>
              </table:table-cell>
            </table:table-row>
            <table:table-row>
              <table:table-cell office:value-type="string">
                <text:p>17:18:51</text:p>
              </table:table-cell>
              <table:table-cell office:value-type="float" office:value="1.308727">
                <text:p>1.308727</text:p>
              </table:table-cell>
              <table:table-cell office:value-type="float" office:value="2.461328">
                <text:p>2.461328</text:p>
              </table:table-cell>
            </table:table-row>
            <table:table-row>
              <table:table-cell office:value-type="string">
                <text:p>17:18:52</text:p>
              </table:table-cell>
              <table:table-cell office:value-type="float" office:value="0.998159">
                <text:p>0.998159</text:p>
              </table:table-cell>
              <table:table-cell office:value-type="float" office:value="1.447353">
                <text:p>1.447353</text:p>
              </table:table-cell>
            </table:table-row>
            <table:table-row>
              <table:table-cell office:value-type="string">
                <text:p>17:18:53</text:p>
              </table:table-cell>
              <table:table-cell office:value-type="float" office:value="0.463819">
                <text:p>0.463819</text:p>
              </table:table-cell>
              <table:table-cell office:value-type="float" office:value="0.249142">
                <text:p>0.249142</text:p>
              </table:table-cell>
            </table:table-row>
            <table:table-row>
              <table:table-cell office:value-type="string">
                <text:p>17:18:54</text:p>
              </table:table-cell>
              <table:table-cell office:value-type="float" office:value="0.325712">
                <text:p>0.325712</text:p>
              </table:table-cell>
              <table:table-cell office:value-type="float" office:value="0.303424">
                <text:p>0.303424</text:p>
              </table:table-cell>
            </table:table-row>
            <table:table-row>
              <table:table-cell office:value-type="string">
                <text:p>17:18:55</text:p>
              </table:table-cell>
              <table:table-cell office:value-type="float" office:value="0.509205">
                <text:p>0.509205</text:p>
              </table:table-cell>
              <table:table-cell office:value-type="float" office:value="0.677984">
                <text:p>0.677984</text:p>
              </table:table-cell>
            </table:table-row>
            <table:table-row>
              <table:table-cell office:value-type="string">
                <text:p>17:18:56</text:p>
              </table:table-cell>
              <table:table-cell office:value-type="float" office:value="0.597285">
                <text:p>0.597285</text:p>
              </table:table-cell>
              <table:table-cell office:value-type="float" office:value="0.522749">
                <text:p>0.522749</text:p>
              </table:table-cell>
            </table:table-row>
            <table:table-row>
              <table:table-cell office:value-type="string">
                <text:p>17:18:57</text:p>
              </table:table-cell>
              <table:table-cell office:value-type="float" office:value="0.317845">
                <text:p>0.317845</text:p>
              </table:table-cell>
              <table:table-cell office:value-type="float" office:value="0.242361">
                <text:p>0.242361</text:p>
              </table:table-cell>
            </table:table-row>
            <table:table-row>
              <table:table-cell office:value-type="string">
                <text:p>17:18:58</text:p>
              </table:table-cell>
              <table:table-cell office:value-type="float" office:value="0.135218">
                <text:p>0.135218</text:p>
              </table:table-cell>
              <table:table-cell office:value-type="float" office:value="0.068603">
                <text:p>0.068603</text:p>
              </table:table-cell>
            </table:table-row>
            <table:table-row>
              <table:table-cell office:value-type="string">
                <text:p>17:18:59</text:p>
              </table:table-cell>
              <table:table-cell office:value-type="float" office:value="0.263001">
                <text:p>0.263001</text:p>
              </table:table-cell>
              <table:table-cell office:value-type="float" office:value="0.141892">
                <text:p>0.141892</text:p>
              </table:table-cell>
            </table:table-row>
            <table:table-row>
              <table:table-cell office:value-type="string">
                <text:p>17:19:00</text:p>
              </table:table-cell>
              <table:table-cell office:value-type="float" office:value="0.191687">
                <text:p>0.191687</text:p>
              </table:table-cell>
              <table:table-cell office:value-type="float" office:value="0.078043">
                <text:p>0.078043</text:p>
              </table:table-cell>
            </table:table-row>
            <table:table-row>
              <table:table-cell office:value-type="string">
                <text:p>17:19:01</text:p>
              </table:table-cell>
              <table:table-cell office:value-type="float" office:value="0.150323">
                <text:p>0.150323</text:p>
              </table:table-cell>
              <table:table-cell office:value-type="float" office:value="0.169368">
                <text:p>0.1693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44cm" svg:y="0.315cm" chart:style-name="ch2">
          <text:p>test176, 400 tps for a while</text:p>
        </chart:title>
        <chart:legend chart:legend-position="end" svg:x="13.366cm" svg:y="4.227cm" style:legend-expansion="high" chart:style-name="ch3"/>
        <chart:plot-area chart:style-name="ch4" table:cell-range-address="test176.B2:test176.B332 test176.G1:test176.G332" chart:data-source-has-labels="both" svg:x="0.32cm" svg:y="1.248cm" svg:width="12.726cm" svg:height="7.572cm">
          <chartooo:coordinate-region svg:x="1.361cm" svg:y="1.248cm" svg:width="11.685cm" svg:height="5.97cm"/>
          <chart:axis chart:dimension="x" chart:name="primary-x" chart:style-name="ch5" chartooo:axis-type="auto">
            <chartooo:date-scale/>
            <chart:categories table:cell-range-address="test176.B2:test176.B3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76.G2:test176.G332" chart:label-cell-address="test176.G1:test176.G1" chart:class="chart:bar">
            <chart:data-point chart:repeated="3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76.G1:test17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3:04</text:p>
                <draw:g>
                  <svg:desc>test176.B2:test176.B332</svg:desc>
                </draw:g>
              </table:table-cell>
              <table:table-cell office:value-type="float" office:value="113">
                <text:p>113</text:p>
                <draw:g>
                  <svg:desc>test176.G2:test176.G332</svg:desc>
                </draw:g>
              </table:table-cell>
            </table:table-row>
            <table:table-row>
              <table:table-cell office:value-type="string">
                <text:p>17:13: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0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5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3:5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3: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3: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1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4: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4: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3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:14: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:14: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4:5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4: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:14: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5: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5: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5: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5: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5:0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7:15: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:15: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:15: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:15: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:15: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:15: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:15: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:15: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:15: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:15: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:15: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:15: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:15: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:15: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:15: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:15: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:15: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:15: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:15: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:15: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:15: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15: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:15: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:15: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:15: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:15: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15: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:15: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:15: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:15: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:15: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:15: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:15: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:15: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:15: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:15: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:15: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:15: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:15: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:15: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:15:4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:15: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:15: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:15: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:15:4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:15: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7:15: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:15: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:15:5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7:15:5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:15:5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7:15:5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7:15: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:15: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7:15:5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7:16:0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7:16:0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7:16:0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7:16:0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7:16:0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7:16:0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7:16:0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7:16: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0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6:0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6: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1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1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1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1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1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2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:16:2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6: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6:2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6: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2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:16:3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3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:16: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3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4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4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7:16:4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7:16:4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7:16: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4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7:16:5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7:16:5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6:5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6:5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5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5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:16:5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:16:5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7:16:5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7:17: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7: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7:0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7:17:0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7:17:0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:17:0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7:0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:17:0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7:17:0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7:17: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:17:1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7:17:1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:17:1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7:17:1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7:17:1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:17:1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:17:1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:17:1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7:17: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:17: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:17: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:17: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:17: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:17: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:17: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:17: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:17: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:17: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:17: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:17: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:17: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:17: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:17: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:17: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:17: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:17: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:17: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17: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:17: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17: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:17: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17: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:17: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:17: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17: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:17: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:17: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:17: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:17: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:17: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:17: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:17: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:17: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:17: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:17: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:17: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:18: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:18: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:18: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:18: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:18: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:18: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:18: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:18: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:18: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:18: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:18: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:18: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:18:3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:18: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:18:3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:18: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:18:3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7:18: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7:18: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:18: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:18:4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:18:4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7:18:4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:18:4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:18:4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:18:4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:18:4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:18: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:18: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:18: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:18: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:18: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:18:5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:18: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:18:5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:18:5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:18:5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:19: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:19:01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